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75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28.65pt" svg:height="466.07pt" svg:x="0pt" svg:y="0pt">
            <draw:object draw:notify-on-update-of-ranges="Sheet1.A1:Sheet1.A1 Sheet1.A2:Sheet1.A1154 Sheet1.B1:Sheet1.B1 Sheet1.B2:Sheet1.B11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 e4 ha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e4 han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 e4 hand</text:p>
          </table:table-cell>
        </table:table-row>
        <table:table-row table:style-name="ro1">
          <table:table-cell office:value-type="float" office:value="0.08448084" calcext:value-type="float">
            <text:p>0.08448084</text:p>
          </table:table-cell>
          <table:table-cell office:value-type="float" office:value="0.057794172" calcext:value-type="float">
            <text:p>0.057794172</text:p>
          </table:table-cell>
          <table:table-cell office:value-type="float" office:value="0.07775566" calcext:value-type="float">
            <text:p>0.07775566</text:p>
          </table:table-cell>
          <table:table-cell office:value-type="float" office:value="0.07857642" calcext:value-type="float">
            <text:p>0.07857642</text:p>
          </table:table-cell>
          <table:table-cell office:value-type="float" office:value="-0.02532525" calcext:value-type="float">
            <text:p>-0.02532525</text:p>
          </table:table-cell>
          <table:table-cell office:value-type="float" office:value="0.013713289" calcext:value-type="float">
            <text:p>0.013713289</text:p>
          </table:table-cell>
        </table:table-row>
        <table:table-row table:style-name="ro1">
          <table:table-cell office:value-type="float" office:value="0.06394776" calcext:value-type="float">
            <text:p>0.06394776</text:p>
          </table:table-cell>
          <table:table-cell office:value-type="float" office:value="0.057947386" calcext:value-type="float">
            <text:p>0.057947386</text:p>
          </table:table-cell>
          <table:table-cell office:value-type="float" office:value="0.07437462" calcext:value-type="float">
            <text:p>0.07437462</text:p>
          </table:table-cell>
          <table:table-cell office:value-type="float" office:value="0.03424418" calcext:value-type="float">
            <text:p>0.03424418</text:p>
          </table:table-cell>
          <table:table-cell office:value-type="float" office:value="-0.014662865" calcext:value-type="float">
            <text:p>-0.014662865</text:p>
          </table:table-cell>
          <table:table-cell office:value-type="float" office:value="-0.0017205066" calcext:value-type="float">
            <text:p>-0.0017205066</text:p>
          </table:table-cell>
        </table:table-row>
        <table:table-row table:style-name="ro1">
          <table:table-cell office:value-type="float" office:value="0.047445554" calcext:value-type="float">
            <text:p>0.047445554</text:p>
          </table:table-cell>
          <table:table-cell office:value-type="float" office:value="0.060502227" calcext:value-type="float">
            <text:p>0.060502227</text:p>
          </table:table-cell>
          <table:table-cell office:value-type="float" office:value="0.060345363" calcext:value-type="float">
            <text:p>0.060345363</text:p>
          </table:table-cell>
          <table:table-cell office:value-type="float" office:value="0.025766037" calcext:value-type="float">
            <text:p>0.025766037</text:p>
          </table:table-cell>
          <table:table-cell office:value-type="float" office:value="-0.016272752" calcext:value-type="float">
            <text:p>-0.016272752</text:p>
          </table:table-cell>
          <table:table-cell office:value-type="float" office:value="0.014271831" calcext:value-type="float">
            <text:p>0.014271831</text:p>
          </table:table-cell>
        </table:table-row>
        <table:table-row table:style-name="ro1">
          <table:table-cell office:value-type="float" office:value="0.06335533" calcext:value-type="float">
            <text:p>0.06335533</text:p>
          </table:table-cell>
          <table:table-cell office:value-type="float" office:value="0.042586766" calcext:value-type="float">
            <text:p>0.042586766</text:p>
          </table:table-cell>
          <table:table-cell office:value-type="float" office:value="0.04266532" calcext:value-type="float">
            <text:p>0.04266532</text:p>
          </table:table-cell>
          <table:table-cell office:value-type="float" office:value="0.0633994" calcext:value-type="float">
            <text:p>0.0633994</text:p>
          </table:table-cell>
          <table:table-cell office:value-type="float" office:value="-0.038815357" calcext:value-type="float">
            <text:p>-0.038815357</text:p>
          </table:table-cell>
          <table:table-cell office:value-type="float" office:value="0.04031049" calcext:value-type="float">
            <text:p>0.04031049</text:p>
          </table:table-cell>
        </table:table-row>
        <table:table-row table:style-name="ro1">
          <table:table-cell office:value-type="float" office:value="0.050867412" calcext:value-type="float">
            <text:p>0.050867412</text:p>
          </table:table-cell>
          <table:table-cell office:value-type="float" office:value="0.035032175" calcext:value-type="float">
            <text:p>0.035032175</text:p>
          </table:table-cell>
          <table:table-cell office:value-type="float" office:value="0.050703477" calcext:value-type="float">
            <text:p>0.050703477</text:p>
          </table:table-cell>
          <table:table-cell office:value-type="float" office:value="0.024979375" calcext:value-type="float">
            <text:p>0.024979375</text:p>
          </table:table-cell>
          <table:table-cell office:value-type="float" office:value="-0.032077402" calcext:value-type="float">
            <text:p>-0.032077402</text:p>
          </table:table-cell>
          <table:table-cell office:value-type="float" office:value="0.0081544155" calcext:value-type="float">
            <text:p>0.0081544155</text:p>
          </table:table-cell>
        </table:table-row>
        <table:table-row table:style-name="ro1">
          <table:table-cell office:value-type="float" office:value="0.05017525" calcext:value-type="float">
            <text:p>0.05017525</text:p>
          </table:table-cell>
          <table:table-cell office:value-type="float" office:value="0.03284731" calcext:value-type="float">
            <text:p>0.03284731</text:p>
          </table:table-cell>
          <table:table-cell office:value-type="float" office:value="0.044534493" calcext:value-type="float">
            <text:p>0.044534493</text:p>
          </table:table-cell>
          <table:table-cell office:value-type="float" office:value="0.020943353" calcext:value-type="float">
            <text:p>0.020943353</text:p>
          </table:table-cell>
          <table:table-cell office:value-type="float" office:value="-0.022058165" calcext:value-type="float">
            <text:p>-0.022058165</text:p>
          </table:table-cell>
          <table:table-cell office:value-type="float" office:value="0.006020606" calcext:value-type="float">
            <text:p>0.006020606</text:p>
          </table:table-cell>
        </table:table-row>
        <table:table-row table:style-name="ro1">
          <table:table-cell office:value-type="float" office:value="0.039005328" calcext:value-type="float">
            <text:p>0.039005328</text:p>
          </table:table-cell>
          <table:table-cell office:value-type="float" office:value="0.022751054" calcext:value-type="float">
            <text:p>0.022751054</text:p>
          </table:table-cell>
          <table:table-cell office:value-type="float" office:value="0.034148425" calcext:value-type="float">
            <text:p>0.034148425</text:p>
          </table:table-cell>
          <table:table-cell office:value-type="float" office:value="0.035767954" calcext:value-type="float">
            <text:p>0.035767954</text:p>
          </table:table-cell>
          <table:table-cell office:value-type="float" office:value="-0.0227088" calcext:value-type="float">
            <text:p>-0.0227088</text:p>
          </table:table-cell>
          <table:table-cell office:value-type="float" office:value="-0.0033705086" calcext:value-type="float">
            <text:p>-0.0033705086</text:p>
          </table:table-cell>
        </table:table-row>
        <table:table-row table:style-name="ro1">
          <table:table-cell office:value-type="float" office:value="0.03664289" calcext:value-type="float">
            <text:p>0.03664289</text:p>
          </table:table-cell>
          <table:table-cell office:value-type="float" office:value="0.033439793" calcext:value-type="float">
            <text:p>0.033439793</text:p>
          </table:table-cell>
          <table:table-cell office:value-type="float" office:value="0.034029484" calcext:value-type="float">
            <text:p>0.034029484</text:p>
          </table:table-cell>
          <table:table-cell office:value-type="float" office:value="-0.01109498" calcext:value-type="float">
            <text:p>-0.01109498</text:p>
          </table:table-cell>
          <table:table-cell office:value-type="float" office:value="-0.014505323" calcext:value-type="float">
            <text:p>-0.014505323</text:p>
          </table:table-cell>
          <table:table-cell office:value-type="float" office:value="0.03739622" calcext:value-type="float">
            <text:p>0.03739622</text:p>
          </table:table-cell>
        </table:table-row>
        <table:table-row table:style-name="ro1">
          <table:table-cell office:value-type="float" office:value="0.030122139" calcext:value-type="float">
            <text:p>0.030122139</text:p>
          </table:table-cell>
          <table:table-cell office:value-type="float" office:value="0.016033327" calcext:value-type="float">
            <text:p>0.016033327</text:p>
          </table:table-cell>
          <table:table-cell office:value-type="float" office:value="0.040294506" calcext:value-type="float">
            <text:p>0.040294506</text:p>
          </table:table-cell>
          <table:table-cell office:value-type="float" office:value="0.055273317" calcext:value-type="float">
            <text:p>0.055273317</text:p>
          </table:table-cell>
          <table:table-cell office:value-type="float" office:value="-0.013054776" calcext:value-type="float">
            <text:p>-0.013054776</text:p>
          </table:table-cell>
          <table:table-cell office:value-type="float" office:value="0.020033564" calcext:value-type="float">
            <text:p>0.020033564</text:p>
          </table:table-cell>
        </table:table-row>
        <table:table-row table:style-name="ro1">
          <table:table-cell office:value-type="float" office:value="0.032603074" calcext:value-type="float">
            <text:p>0.032603074</text:p>
          </table:table-cell>
          <table:table-cell office:value-type="float" office:value="0.012012961" calcext:value-type="float">
            <text:p>0.012012961</text:p>
          </table:table-cell>
          <table:table-cell office:value-type="float" office:value="0.024180092" calcext:value-type="float">
            <text:p>0.024180092</text:p>
          </table:table-cell>
          <table:table-cell office:value-type="float" office:value="0.02293935" calcext:value-type="float">
            <text:p>0.02293935</text:p>
          </table:table-cell>
          <table:table-cell office:value-type="float" office:value="-0.017681919" calcext:value-type="float">
            <text:p>-0.017681919</text:p>
          </table:table-cell>
          <table:table-cell office:value-type="float" office:value="0.022205008" calcext:value-type="float">
            <text:p>0.022205008</text:p>
          </table:table-cell>
        </table:table-row>
        <table:table-row table:style-name="ro1">
          <table:table-cell office:value-type="float" office:value="0.020773424" calcext:value-type="float">
            <text:p>0.020773424</text:p>
          </table:table-cell>
          <table:table-cell office:value-type="float" office:value="0.01081166" calcext:value-type="float">
            <text:p>0.01081166</text:p>
          </table:table-cell>
          <table:table-cell office:value-type="float" office:value="0.02395935" calcext:value-type="float">
            <text:p>0.02395935</text:p>
          </table:table-cell>
          <table:table-cell office:value-type="float" office:value="0.04481533" calcext:value-type="float">
            <text:p>0.04481533</text:p>
          </table:table-cell>
          <table:table-cell office:value-type="float" office:value="-0.014595374" calcext:value-type="float">
            <text:p>-0.014595374</text:p>
          </table:table-cell>
          <table:table-cell office:value-type="float" office:value="0.018666163" calcext:value-type="float">
            <text:p>0.018666163</text:p>
          </table:table-cell>
        </table:table-row>
        <table:table-row table:style-name="ro1">
          <table:table-cell office:value-type="float" office:value="-0.0039357124" calcext:value-type="float">
            <text:p>-0.0039357124</text:p>
          </table:table-cell>
          <table:table-cell office:value-type="float" office:value="0.03148346" calcext:value-type="float">
            <text:p>0.03148346</text:p>
          </table:table-cell>
          <table:table-cell office:value-type="float" office:value="0.027715757" calcext:value-type="float">
            <text:p>0.027715757</text:p>
          </table:table-cell>
          <table:table-cell office:value-type="float" office:value="0.029347476" calcext:value-type="float">
            <text:p>0.029347476</text:p>
          </table:table-cell>
          <table:table-cell office:value-type="float" office:value="-0.006763773" calcext:value-type="float">
            <text:p>-0.006763773</text:p>
          </table:table-cell>
          <table:table-cell office:value-type="float" office:value="0.015481204" calcext:value-type="float">
            <text:p>0.015481204</text:p>
          </table:table-cell>
        </table:table-row>
        <table:table-row table:style-name="ro1">
          <table:table-cell office:value-type="float" office:value="0.017112145" calcext:value-type="float">
            <text:p>0.017112145</text:p>
          </table:table-cell>
          <table:table-cell office:value-type="float" office:value="0.0010889799" calcext:value-type="float">
            <text:p>0.0010889799</text:p>
          </table:table-cell>
          <table:table-cell office:value-type="float" office:value="0.020989105" calcext:value-type="float">
            <text:p>0.020989105</text:p>
          </table:table-cell>
          <table:table-cell office:value-type="float" office:value="0.07211585" calcext:value-type="float">
            <text:p>0.07211585</text:p>
          </table:table-cell>
          <table:table-cell office:value-type="float" office:value="-0.016194807" calcext:value-type="float">
            <text:p>-0.016194807</text:p>
          </table:table-cell>
          <table:table-cell office:value-type="float" office:value="0.020085447" calcext:value-type="float">
            <text:p>0.020085447</text:p>
          </table:table-cell>
        </table:table-row>
        <table:table-row table:style-name="ro1">
          <table:table-cell office:value-type="float" office:value="0.0439654" calcext:value-type="float">
            <text:p>0.0439654</text:p>
          </table:table-cell>
          <table:table-cell office:value-type="float" office:value="0.011087553" calcext:value-type="float">
            <text:p>0.011087553</text:p>
          </table:table-cell>
          <table:table-cell office:value-type="float" office:value="0.018011287" calcext:value-type="float">
            <text:p>0.018011287</text:p>
          </table:table-cell>
          <table:table-cell office:value-type="float" office:value="0.023156213" calcext:value-type="float">
            <text:p>0.023156213</text:p>
          </table:table-cell>
          <table:table-cell office:value-type="float" office:value="-0.021386864" calcext:value-type="float">
            <text:p>-0.021386864</text:p>
          </table:table-cell>
          <table:table-cell office:value-type="float" office:value="0.031480204" calcext:value-type="float">
            <text:p>0.031480204</text:p>
          </table:table-cell>
        </table:table-row>
        <table:table-row table:style-name="ro1">
          <table:table-cell office:value-type="float" office:value="0.032537628" calcext:value-type="float">
            <text:p>0.032537628</text:p>
          </table:table-cell>
          <table:table-cell office:value-type="float" office:value="-0.008697981" calcext:value-type="float">
            <text:p>-0.008697981</text:p>
          </table:table-cell>
          <table:table-cell office:value-type="float" office:value="0.012255083" calcext:value-type="float">
            <text:p>0.012255083</text:p>
          </table:table-cell>
          <table:table-cell office:value-type="float" office:value="0.07533278" calcext:value-type="float">
            <text:p>0.07533278</text:p>
          </table:table-cell>
          <table:table-cell office:value-type="float" office:value="-0.018588997" calcext:value-type="float">
            <text:p>-0.018588997</text:p>
          </table:table-cell>
          <table:table-cell office:value-type="float" office:value="0.016686687" calcext:value-type="float">
            <text:p>0.016686687</text:p>
          </table:table-cell>
        </table:table-row>
        <table:table-row table:style-name="ro1">
          <table:table-cell office:value-type="float" office:value="0.03829265" calcext:value-type="float">
            <text:p>0.03829265</text:p>
          </table:table-cell>
          <table:table-cell office:value-type="float" office:value="-0.008926805" calcext:value-type="float">
            <text:p>-0.008926805</text:p>
          </table:table-cell>
          <table:table-cell office:value-type="float" office:value="0.025311802" calcext:value-type="float">
            <text:p>0.025311802</text:p>
          </table:table-cell>
          <table:table-cell office:value-type="float" office:value="0.026051465" calcext:value-type="float">
            <text:p>0.026051465</text:p>
          </table:table-cell>
          <table:table-cell office:value-type="float" office:value="-0.010797462" calcext:value-type="float">
            <text:p>-0.010797462</text:p>
          </table:table-cell>
          <table:table-cell office:value-type="float" office:value="0.011502411" calcext:value-type="float">
            <text:p>0.011502411</text:p>
          </table:table-cell>
        </table:table-row>
        <table:table-row table:style-name="ro1">
          <table:table-cell office:value-type="float" office:value="-0.00047315875" calcext:value-type="float">
            <text:p>-0.00047315875</text:p>
          </table:table-cell>
          <table:table-cell office:value-type="float" office:value="0.0005352028" calcext:value-type="float">
            <text:p>0.0005352028</text:p>
          </table:table-cell>
          <table:table-cell office:value-type="float" office:value="0.016848002" calcext:value-type="float">
            <text:p>0.016848002</text:p>
          </table:table-cell>
          <table:table-cell office:value-type="float" office:value="0.035531282" calcext:value-type="float">
            <text:p>0.035531282</text:p>
          </table:table-cell>
          <table:table-cell office:value-type="float" office:value="0.026976613" calcext:value-type="float">
            <text:p>0.026976613</text:p>
          </table:table-cell>
          <table:table-cell office:value-type="float" office:value="0.018701756" calcext:value-type="float">
            <text:p>0.018701756</text:p>
          </table:table-cell>
        </table:table-row>
        <table:table-row table:style-name="ro1">
          <table:table-cell office:value-type="float" office:value="0.019349573" calcext:value-type="float">
            <text:p>0.019349573</text:p>
          </table:table-cell>
          <table:table-cell office:value-type="float" office:value="0.009929964" calcext:value-type="float">
            <text:p>0.009929964</text:p>
          </table:table-cell>
          <table:table-cell office:value-type="float" office:value="-0.041745972" calcext:value-type="float">
            <text:p>-0.041745972</text:p>
          </table:table-cell>
          <table:table-cell office:value-type="float" office:value="0.059663698" calcext:value-type="float">
            <text:p>0.059663698</text:p>
          </table:table-cell>
          <table:table-cell office:value-type="float" office:value="-0.04779137" calcext:value-type="float">
            <text:p>-0.04779137</text:p>
          </table:table-cell>
          <table:table-cell office:value-type="float" office:value="0.038804222" calcext:value-type="float">
            <text:p>0.038804222</text:p>
          </table:table-cell>
        </table:table-row>
        <table:table-row table:style-name="ro1">
          <table:table-cell office:value-type="float" office:value="0.028840365" calcext:value-type="float">
            <text:p>0.028840365</text:p>
          </table:table-cell>
          <table:table-cell office:value-type="float" office:value="-0.006004463" calcext:value-type="float">
            <text:p>-0.006004463</text:p>
          </table:table-cell>
          <table:table-cell office:value-type="float" office:value="-0.016697356" calcext:value-type="float">
            <text:p>-0.016697356</text:p>
          </table:table-cell>
          <table:table-cell office:value-type="float" office:value="0.054136783" calcext:value-type="float">
            <text:p>0.054136783</text:p>
          </table:table-cell>
          <table:table-cell office:value-type="float" office:value="0.009282683" calcext:value-type="float">
            <text:p>0.009282683</text:p>
          </table:table-cell>
          <table:table-cell office:value-type="float" office:value="0.011632821" calcext:value-type="float">
            <text:p>0.011632821</text:p>
          </table:table-cell>
        </table:table-row>
        <table:table-row table:style-name="ro1">
          <table:table-cell office:value-type="float" office:value="0.025956338" calcext:value-type="float">
            <text:p>0.025956338</text:p>
          </table:table-cell>
          <table:table-cell office:value-type="float" office:value="-0.01243526" calcext:value-type="float">
            <text:p>-0.01243526</text:p>
          </table:table-cell>
          <table:table-cell office:value-type="float" office:value="-0.04205399" calcext:value-type="float">
            <text:p>-0.04205399</text:p>
          </table:table-cell>
          <table:table-cell office:value-type="float" office:value="0.06783931" calcext:value-type="float">
            <text:p>0.06783931</text:p>
          </table:table-cell>
          <table:table-cell office:value-type="float" office:value="0.026591755" calcext:value-type="float">
            <text:p>0.026591755</text:p>
          </table:table-cell>
          <table:table-cell office:value-type="float" office:value="0.010249812" calcext:value-type="float">
            <text:p>0.010249812</text:p>
          </table:table-cell>
        </table:table-row>
        <table:table-row table:style-name="ro1">
          <table:table-cell office:value-type="float" office:value="0.029513028" calcext:value-type="float">
            <text:p>0.029513028</text:p>
          </table:table-cell>
          <table:table-cell office:value-type="float" office:value="0.0055074785" calcext:value-type="float">
            <text:p>0.0055074785</text:p>
          </table:table-cell>
          <table:table-cell office:value-type="float" office:value="-0.055866167" calcext:value-type="float">
            <text:p>-0.055866167</text:p>
          </table:table-cell>
          <table:table-cell office:value-type="float" office:value="0.023482144" calcext:value-type="float">
            <text:p>0.023482144</text:p>
          </table:table-cell>
          <table:table-cell office:value-type="float" office:value="-0.028142614" calcext:value-type="float">
            <text:p>-0.028142614</text:p>
          </table:table-cell>
          <table:table-cell office:value-type="float" office:value="0.022408402" calcext:value-type="float">
            <text:p>0.022408402</text:p>
          </table:table-cell>
        </table:table-row>
        <table:table-row table:style-name="ro1">
          <table:table-cell office:value-type="float" office:value="-0.03188553" calcext:value-type="float">
            <text:p>-0.03188553</text:p>
          </table:table-cell>
          <table:table-cell office:value-type="float" office:value="-0.011742467" calcext:value-type="float">
            <text:p>-0.011742467</text:p>
          </table:table-cell>
          <table:table-cell office:value-type="float" office:value="0.012122794" calcext:value-type="float">
            <text:p>0.012122794</text:p>
          </table:table-cell>
          <table:table-cell office:value-type="float" office:value="0.057388812" calcext:value-type="float">
            <text:p>0.057388812</text:p>
          </table:table-cell>
          <table:table-cell office:value-type="float" office:value="0.016859107" calcext:value-type="float">
            <text:p>0.016859107</text:p>
          </table:table-cell>
          <table:table-cell office:value-type="float" office:value="0.012916587" calcext:value-type="float">
            <text:p>0.012916587</text:p>
          </table:table-cell>
        </table:table-row>
        <table:table-row table:style-name="ro1">
          <table:table-cell office:value-type="float" office:value="0.024257129" calcext:value-type="float">
            <text:p>0.024257129</text:p>
          </table:table-cell>
          <table:table-cell office:value-type="float" office:value="0.021511875" calcext:value-type="float">
            <text:p>0.021511875</text:p>
          </table:table-cell>
          <table:table-cell office:value-type="float" office:value="-0.09280043" calcext:value-type="float">
            <text:p>-0.09280043</text:p>
          </table:table-cell>
          <table:table-cell office:value-type="float" office:value="0.01649368" calcext:value-type="float">
            <text:p>0.01649368</text:p>
          </table:table-cell>
          <table:table-cell office:value-type="float" office:value="-0.01756605" calcext:value-type="float">
            <text:p>-0.01756605</text:p>
          </table:table-cell>
          <table:table-cell office:value-type="float" office:value="0.017118078" calcext:value-type="float">
            <text:p>0.017118078</text:p>
          </table:table-cell>
        </table:table-row>
        <table:table-row table:style-name="ro1">
          <table:table-cell office:value-type="float" office:value="0.026445689" calcext:value-type="float">
            <text:p>0.026445689</text:p>
          </table:table-cell>
          <table:table-cell office:value-type="float" office:value="-0.005688165" calcext:value-type="float">
            <text:p>-0.005688165</text:p>
          </table:table-cell>
          <table:table-cell office:value-type="float" office:value="-0.011010617" calcext:value-type="float">
            <text:p>-0.011010617</text:p>
          </table:table-cell>
          <table:table-cell office:value-type="float" office:value="0.05505427" calcext:value-type="float">
            <text:p>0.05505427</text:p>
          </table:table-cell>
          <table:table-cell office:value-type="float" office:value="0.00088976795" calcext:value-type="float">
            <text:p>0.00088976795</text:p>
          </table:table-cell>
          <table:table-cell office:value-type="float" office:value="0.028589856" calcext:value-type="float">
            <text:p>0.028589856</text:p>
          </table:table-cell>
        </table:table-row>
        <table:table-row table:style-name="ro1">
          <table:table-cell office:value-type="float" office:value="-0.018166652" calcext:value-type="float">
            <text:p>-0.018166652</text:p>
          </table:table-cell>
          <table:table-cell office:value-type="float" office:value="0.0019118901" calcext:value-type="float">
            <text:p>0.0019118901</text:p>
          </table:table-cell>
          <table:table-cell office:value-type="float" office:value="0.04326427" calcext:value-type="float">
            <text:p>0.04326427</text:p>
          </table:table-cell>
          <table:table-cell office:value-type="float" office:value="0.026477557" calcext:value-type="float">
            <text:p>0.026477557</text:p>
          </table:table-cell>
          <table:table-cell office:value-type="float" office:value="-0.030620145" calcext:value-type="float">
            <text:p>-0.030620145</text:p>
          </table:table-cell>
          <table:table-cell office:value-type="float" office:value="0.028147914" calcext:value-type="float">
            <text:p>0.028147914</text:p>
          </table:table-cell>
        </table:table-row>
        <table:table-row table:style-name="ro1">
          <table:table-cell office:value-type="float" office:value="0.05154552" calcext:value-type="float">
            <text:p>0.05154552</text:p>
          </table:table-cell>
          <table:table-cell office:value-type="float" office:value="0.0047968896" calcext:value-type="float">
            <text:p>0.0047968896</text:p>
          </table:table-cell>
          <table:table-cell office:value-type="float" office:value="-0.15288346" calcext:value-type="float">
            <text:p>-0.15288346</text:p>
          </table:table-cell>
          <table:table-cell office:value-type="float" office:value="0.008448943" calcext:value-type="float">
            <text:p>0.008448943</text:p>
          </table:table-cell>
          <table:table-cell office:value-type="float" office:value="0.030010255" calcext:value-type="float">
            <text:p>0.030010255</text:p>
          </table:table-cell>
          <table:table-cell office:value-type="float" office:value="0.0033604435" calcext:value-type="float">
            <text:p>0.0033604435</text:p>
          </table:table-cell>
        </table:table-row>
        <table:table-row table:style-name="ro1">
          <table:table-cell office:value-type="float" office:value="-0.03424865" calcext:value-type="float">
            <text:p>-0.03424865</text:p>
          </table:table-cell>
          <table:table-cell office:value-type="float" office:value="-0.01765542" calcext:value-type="float">
            <text:p>-0.01765542</text:p>
          </table:table-cell>
          <table:table-cell office:value-type="float" office:value="0.010061145" calcext:value-type="float">
            <text:p>0.010061145</text:p>
          </table:table-cell>
          <table:table-cell office:value-type="float" office:value="0.05572417" calcext:value-type="float">
            <text:p>0.05572417</text:p>
          </table:table-cell>
          <table:table-cell office:value-type="float" office:value="-0.046159744" calcext:value-type="float">
            <text:p>-0.046159744</text:p>
          </table:table-cell>
          <table:table-cell office:value-type="float" office:value="0.03378614" calcext:value-type="float">
            <text:p>0.03378614</text:p>
          </table:table-cell>
        </table:table-row>
        <table:table-row table:style-name="ro1">
          <table:table-cell office:value-type="float" office:value="-0.026209524" calcext:value-type="float">
            <text:p>-0.026209524</text:p>
          </table:table-cell>
          <table:table-cell office:value-type="float" office:value="-0.013472893" calcext:value-type="float">
            <text:p>-0.013472893</text:p>
          </table:table-cell>
          <table:table-cell office:value-type="float" office:value="0.0134495655" calcext:value-type="float">
            <text:p>0.0134495655</text:p>
          </table:table-cell>
          <table:table-cell office:value-type="float" office:value="0.03433144" calcext:value-type="float">
            <text:p>0.03433144</text:p>
          </table:table-cell>
          <table:table-cell office:value-type="float" office:value="-0.048135575" calcext:value-type="float">
            <text:p>-0.048135575</text:p>
          </table:table-cell>
          <table:table-cell office:value-type="float" office:value="0.017223883" calcext:value-type="float">
            <text:p>0.017223883</text:p>
          </table:table-cell>
        </table:table-row>
        <table:table-row table:style-name="ro1">
          <table:table-cell office:value-type="float" office:value="0.016621385" calcext:value-type="float">
            <text:p>0.016621385</text:p>
          </table:table-cell>
          <table:table-cell office:value-type="float" office:value="-0.0061929775" calcext:value-type="float">
            <text:p>-0.0061929775</text:p>
          </table:table-cell>
          <table:table-cell office:value-type="float" office:value="-0.019096559" calcext:value-type="float">
            <text:p>-0.019096559</text:p>
          </table:table-cell>
          <table:table-cell office:value-type="float" office:value="0.034633648" calcext:value-type="float">
            <text:p>0.034633648</text:p>
          </table:table-cell>
          <table:table-cell office:value-type="float" office:value="0.023914283" calcext:value-type="float">
            <text:p>0.023914283</text:p>
          </table:table-cell>
          <table:table-cell office:value-type="float" office:value="-0.0051527675" calcext:value-type="float">
            <text:p>-0.0051527675</text:p>
          </table:table-cell>
        </table:table-row>
        <table:table-row table:style-name="ro1">
          <table:table-cell office:value-type="float" office:value="-0.027667705" calcext:value-type="float">
            <text:p>-0.027667705</text:p>
          </table:table-cell>
          <table:table-cell office:value-type="float" office:value="-0.0049145105" calcext:value-type="float">
            <text:p>-0.0049145105</text:p>
          </table:table-cell>
          <table:table-cell office:value-type="float" office:value="-0.03498475" calcext:value-type="float">
            <text:p>-0.03498475</text:p>
          </table:table-cell>
          <table:table-cell office:value-type="float" office:value="0.042815793" calcext:value-type="float">
            <text:p>0.042815793</text:p>
          </table:table-cell>
          <table:table-cell office:value-type="float" office:value="-0.040659755" calcext:value-type="float">
            <text:p>-0.040659755</text:p>
          </table:table-cell>
          <table:table-cell office:value-type="float" office:value="0.020631103" calcext:value-type="float">
            <text:p>0.020631103</text:p>
          </table:table-cell>
        </table:table-row>
        <table:table-row table:style-name="ro1">
          <table:table-cell office:value-type="float" office:value="0.023438888" calcext:value-type="float">
            <text:p>0.023438888</text:p>
          </table:table-cell>
          <table:table-cell office:value-type="float" office:value="-0.0044230693" calcext:value-type="float">
            <text:p>-0.0044230693</text:p>
          </table:table-cell>
          <table:table-cell office:value-type="float" office:value="-0.07631049" calcext:value-type="float">
            <text:p>-0.07631049</text:p>
          </table:table-cell>
          <table:table-cell office:value-type="float" office:value="0.039632846" calcext:value-type="float">
            <text:p>0.039632846</text:p>
          </table:table-cell>
          <table:table-cell office:value-type="float" office:value="-0.008249037" calcext:value-type="float">
            <text:p>-0.008249037</text:p>
          </table:table-cell>
          <table:table-cell office:value-type="float" office:value="0.009339428" calcext:value-type="float">
            <text:p>0.009339428</text:p>
          </table:table-cell>
        </table:table-row>
        <table:table-row table:style-name="ro1">
          <table:table-cell office:value-type="float" office:value="0.01582157" calcext:value-type="float">
            <text:p>0.01582157</text:p>
          </table:table-cell>
          <table:table-cell office:value-type="float" office:value="0.0050279987" calcext:value-type="float">
            <text:p>0.0050279987</text:p>
          </table:table-cell>
          <table:table-cell office:value-type="float" office:value="-0.022097416" calcext:value-type="float">
            <text:p>-0.022097416</text:p>
          </table:table-cell>
          <table:table-cell office:value-type="float" office:value="0.038086552" calcext:value-type="float">
            <text:p>0.038086552</text:p>
          </table:table-cell>
          <table:table-cell office:value-type="float" office:value="-0.00017314956" calcext:value-type="float">
            <text:p>-0.00017314956</text:p>
          </table:table-cell>
          <table:table-cell office:value-type="float" office:value="0.022248283" calcext:value-type="float">
            <text:p>0.022248283</text:p>
          </table:table-cell>
        </table:table-row>
        <table:table-row table:style-name="ro1">
          <table:table-cell office:value-type="float" office:value="-0.023773273" calcext:value-type="float">
            <text:p>-0.023773273</text:p>
          </table:table-cell>
          <table:table-cell office:value-type="float" office:value="-0.017667139" calcext:value-type="float">
            <text:p>-0.017667139</text:p>
          </table:table-cell>
          <table:table-cell office:value-type="float" office:value="-0.027578108" calcext:value-type="float">
            <text:p>-0.027578108</text:p>
          </table:table-cell>
          <table:table-cell office:value-type="float" office:value="0.040869694" calcext:value-type="float">
            <text:p>0.040869694</text:p>
          </table:table-cell>
          <table:table-cell office:value-type="float" office:value="0.0018216928" calcext:value-type="float">
            <text:p>0.0018216928</text:p>
          </table:table-cell>
          <table:table-cell office:value-type="float" office:value="0.0057412134" calcext:value-type="float">
            <text:p>0.0057412134</text:p>
          </table:table-cell>
        </table:table-row>
        <table:table-row table:style-name="ro1">
          <table:table-cell office:value-type="float" office:value="0.0047514746" calcext:value-type="float">
            <text:p>0.0047514746</text:p>
          </table:table-cell>
          <table:table-cell office:value-type="float" office:value="-0.01414259" calcext:value-type="float">
            <text:p>-0.01414259</text:p>
          </table:table-cell>
          <table:table-cell office:value-type="float" office:value="-0.05975682" calcext:value-type="float">
            <text:p>-0.05975682</text:p>
          </table:table-cell>
          <table:table-cell office:value-type="float" office:value="0.026675303" calcext:value-type="float">
            <text:p>0.026675303</text:p>
          </table:table-cell>
          <table:table-cell office:value-type="float" office:value="0.0148231285" calcext:value-type="float">
            <text:p>0.0148231285</text:p>
          </table:table-cell>
          <table:table-cell office:value-type="float" office:value="0.0075840577" calcext:value-type="float">
            <text:p>0.0075840577</text:p>
          </table:table-cell>
        </table:table-row>
        <table:table-row table:style-name="ro1">
          <table:table-cell office:value-type="float" office:value="-0.04691998" calcext:value-type="float">
            <text:p>-0.04691998</text:p>
          </table:table-cell>
          <table:table-cell office:value-type="float" office:value="-0.01844123" calcext:value-type="float">
            <text:p>-0.01844123</text:p>
          </table:table-cell>
          <table:table-cell office:value-type="float" office:value="-0.05773621" calcext:value-type="float">
            <text:p>-0.05773621</text:p>
          </table:table-cell>
          <table:table-cell office:value-type="float" office:value="0.018294882" calcext:value-type="float">
            <text:p>0.018294882</text:p>
          </table:table-cell>
          <table:table-cell office:value-type="float" office:value="-0.001380869" calcext:value-type="float">
            <text:p>-0.001380869</text:p>
          </table:table-cell>
          <table:table-cell office:value-type="float" office:value="0.018690914" calcext:value-type="float">
            <text:p>0.018690914</text:p>
          </table:table-cell>
        </table:table-row>
        <table:table-row table:style-name="ro1">
          <table:table-cell office:value-type="float" office:value="-0.042227972" calcext:value-type="float">
            <text:p>-0.042227972</text:p>
          </table:table-cell>
          <table:table-cell office:value-type="float" office:value="-0.0040726857" calcext:value-type="float">
            <text:p>-0.0040726857</text:p>
          </table:table-cell>
          <table:table-cell office:value-type="float" office:value="-0.05196259" calcext:value-type="float">
            <text:p>-0.05196259</text:p>
          </table:table-cell>
          <table:table-cell office:value-type="float" office:value="0.02701227" calcext:value-type="float">
            <text:p>0.02701227</text:p>
          </table:table-cell>
          <table:table-cell office:value-type="float" office:value="-0.0012427772" calcext:value-type="float">
            <text:p>-0.0012427772</text:p>
          </table:table-cell>
          <table:table-cell office:value-type="float" office:value="0.01660208" calcext:value-type="float">
            <text:p>0.01660208</text:p>
          </table:table-cell>
        </table:table-row>
        <table:table-row table:style-name="ro1">
          <table:table-cell office:value-type="float" office:value="-0.038005184" calcext:value-type="float">
            <text:p>-0.038005184</text:p>
          </table:table-cell>
          <table:table-cell office:value-type="float" office:value="-0.0043246057" calcext:value-type="float">
            <text:p>-0.0043246057</text:p>
          </table:table-cell>
          <table:table-cell office:value-type="float" office:value="-0.04676633" calcext:value-type="float">
            <text:p>-0.04676633</text:p>
          </table:table-cell>
          <table:table-cell office:value-type="float" office:value="-0.00227587" calcext:value-type="float">
            <text:p>-0.00227587</text:p>
          </table:table-cell>
          <table:table-cell office:value-type="float" office:value="-0.0011184945" calcext:value-type="float">
            <text:p>-0.0011184945</text:p>
          </table:table-cell>
          <table:table-cell office:value-type="float" office:value="0.006372497" calcext:value-type="float">
            <text:p>0.006372497</text:p>
          </table:table-cell>
        </table:table-row>
        <table:table-row table:style-name="ro1">
          <table:table-cell office:value-type="float" office:value="-0.034204647" calcext:value-type="float">
            <text:p>-0.034204647</text:p>
          </table:table-cell>
          <table:table-cell office:value-type="float" office:value="-0.0023540754" calcext:value-type="float">
            <text:p>-0.0023540754</text:p>
          </table:table-cell>
          <table:table-cell office:value-type="float" office:value="-0.042089697" calcext:value-type="float">
            <text:p>-0.042089697</text:p>
          </table:table-cell>
          <table:table-cell office:value-type="float" office:value="-0.0011693764" calcext:value-type="float">
            <text:p>-0.0011693764</text:p>
          </table:table-cell>
          <table:table-cell office:value-type="float" office:value="-0.0010066597" calcext:value-type="float">
            <text:p>-0.0010066597</text:p>
          </table:table-cell>
          <table:table-cell office:value-type="float" office:value="0.011228465" calcext:value-type="float">
            <text:p>0.011228465</text:p>
          </table:table-cell>
        </table:table-row>
        <table:table-row table:style-name="ro1">
          <table:table-cell office:value-type="float" office:value="-0.024192411" calcext:value-type="float">
            <text:p>-0.024192411</text:p>
          </table:table-cell>
          <table:table-cell office:value-type="float" office:value="-0.012885273" calcext:value-type="float">
            <text:p>-0.012885273</text:p>
          </table:table-cell>
          <table:table-cell office:value-type="float" office:value="0.04056165" calcext:value-type="float">
            <text:p>0.04056165</text:p>
          </table:table-cell>
          <table:table-cell office:value-type="float" office:value="-0.002590524" calcext:value-type="float">
            <text:p>-0.002590524</text:p>
          </table:table-cell>
          <table:table-cell office:value-type="float" office:value="0.042380117" calcext:value-type="float">
            <text:p>0.042380117</text:p>
          </table:table-cell>
          <table:table-cell office:value-type="float" office:value="-0.004616106" calcext:value-type="float">
            <text:p>-0.004616106</text:p>
          </table:table-cell>
        </table:table-row>
        <table:table-row table:style-name="ro1">
          <table:table-cell office:value-type="float" office:value="-0.0114460075" calcext:value-type="float">
            <text:p>-0.0114460075</text:p>
          </table:table-cell>
          <table:table-cell office:value-type="float" office:value="0.00070791476" calcext:value-type="float">
            <text:p>0.00070791476</text:p>
          </table:table-cell>
          <table:table-cell office:value-type="float" office:value="0.043976188" calcext:value-type="float">
            <text:p>0.043976188</text:p>
          </table:table-cell>
          <table:table-cell office:value-type="float" office:value="-0.011120537" calcext:value-type="float">
            <text:p>-0.011120537</text:p>
          </table:table-cell>
          <table:table-cell office:value-type="float" office:value="0.03220951" calcext:value-type="float">
            <text:p>0.03220951</text:p>
          </table:table-cell>
          <table:table-cell office:value-type="float" office:value="0.022652153" calcext:value-type="float">
            <text:p>0.022652153</text:p>
          </table:table-cell>
        </table:table-row>
        <table:table-row table:style-name="ro1">
          <table:table-cell office:value-type="float" office:value="-0.0021715416" calcext:value-type="float">
            <text:p>-0.0021715416</text:p>
          </table:table-cell>
          <table:table-cell office:value-type="float" office:value="0.0021751882" calcext:value-type="float">
            <text:p>0.0021751882</text:p>
          </table:table-cell>
          <table:table-cell office:value-type="float" office:value="0.03188814" calcext:value-type="float">
            <text:p>0.03188814</text:p>
          </table:table-cell>
          <table:table-cell office:value-type="float" office:value="0.0029553855" calcext:value-type="float">
            <text:p>0.0029553855</text:p>
          </table:table-cell>
          <table:table-cell office:value-type="float" office:value="0.023275657" calcext:value-type="float">
            <text:p>0.023275657</text:p>
          </table:table-cell>
          <table:table-cell office:value-type="float" office:value="0.010499252" calcext:value-type="float">
            <text:p>0.010499252</text:p>
          </table:table-cell>
        </table:table-row>
        <table:table-row table:style-name="ro1">
          <table:table-cell office:value-type="float" office:value="-0.0021741185" calcext:value-type="float">
            <text:p>-0.0021741185</text:p>
          </table:table-cell>
          <table:table-cell office:value-type="float" office:value="-0.00089876336" calcext:value-type="float">
            <text:p>-0.00089876336</text:p>
          </table:table-cell>
          <table:table-cell office:value-type="float" office:value="0.03067687" calcext:value-type="float">
            <text:p>0.03067687</text:p>
          </table:table-cell>
          <table:table-cell office:value-type="float" office:value="0.022435237" calcext:value-type="float">
            <text:p>0.022435237</text:p>
          </table:table-cell>
          <table:table-cell office:value-type="float" office:value="0.03215413" calcext:value-type="float">
            <text:p>0.03215413</text:p>
          </table:table-cell>
          <table:table-cell office:value-type="float" office:value="-0.009447178" calcext:value-type="float">
            <text:p>-0.009447178</text:p>
          </table:table-cell>
        </table:table-row>
        <table:table-row table:style-name="ro1">
          <table:table-cell office:value-type="float" office:value="0.011886054" calcext:value-type="float">
            <text:p>0.011886054</text:p>
          </table:table-cell>
          <table:table-cell office:value-type="float" office:value="0.011935261" calcext:value-type="float">
            <text:p>0.011935261</text:p>
          </table:table-cell>
          <table:table-cell office:value-type="float" office:value="0.029147267" calcext:value-type="float">
            <text:p>0.029147267</text:p>
          </table:table-cell>
          <table:table-cell office:value-type="float" office:value="-0.0099108275" calcext:value-type="float">
            <text:p>-0.0099108275</text:p>
          </table:table-cell>
          <table:table-cell office:value-type="float" office:value="0.015095908" calcext:value-type="float">
            <text:p>0.015095908</text:p>
          </table:table-cell>
          <table:table-cell office:value-type="float" office:value="-0.008282734" calcext:value-type="float">
            <text:p>-0.008282734</text:p>
          </table:table-cell>
        </table:table-row>
        <table:table-row table:style-name="ro1">
          <table:table-cell office:value-type="float" office:value="-0.036983207" calcext:value-type="float">
            <text:p>-0.036983207</text:p>
          </table:table-cell>
          <table:table-cell office:value-type="float" office:value="-0.056714285" calcext:value-type="float">
            <text:p>-0.056714285</text:p>
          </table:table-cell>
          <table:table-cell office:value-type="float" office:value="0.038097776" calcext:value-type="float">
            <text:p>0.038097776</text:p>
          </table:table-cell>
          <table:table-cell office:value-type="float" office:value="0.037882015" calcext:value-type="float">
            <text:p>0.037882015</text:p>
          </table:table-cell>
          <table:table-cell office:value-type="float" office:value="0.030505296" calcext:value-type="float">
            <text:p>0.030505296</text:p>
          </table:table-cell>
          <table:table-cell office:value-type="float" office:value="-0.015364604" calcext:value-type="float">
            <text:p>-0.015364604</text:p>
          </table:table-cell>
        </table:table-row>
        <table:table-row table:style-name="ro1">
          <table:table-cell office:value-type="float" office:value="0.004727795" calcext:value-type="float">
            <text:p>0.004727795</text:p>
          </table:table-cell>
          <table:table-cell office:value-type="float" office:value="0.057282306" calcext:value-type="float">
            <text:p>0.057282306</text:p>
          </table:table-cell>
          <table:table-cell office:value-type="float" office:value="0.02176359" calcext:value-type="float">
            <text:p>0.02176359</text:p>
          </table:table-cell>
          <table:table-cell office:value-type="float" office:value="-0.006555599" calcext:value-type="float">
            <text:p>-0.006555599</text:p>
          </table:table-cell>
          <table:table-cell office:value-type="float" office:value="0.025257517" calcext:value-type="float">
            <text:p>0.025257517</text:p>
          </table:table-cell>
          <table:table-cell office:value-type="float" office:value="-0.0039404775" calcext:value-type="float">
            <text:p>-0.0039404775</text:p>
          </table:table-cell>
        </table:table-row>
        <table:table-row table:style-name="ro1">
          <table:table-cell office:value-type="float" office:value="0.0062325574" calcext:value-type="float">
            <text:p>0.0062325574</text:p>
          </table:table-cell>
          <table:table-cell office:value-type="float" office:value="0.02606584" calcext:value-type="float">
            <text:p>0.02606584</text:p>
          </table:table-cell>
          <table:table-cell office:value-type="float" office:value="0.025959298" calcext:value-type="float">
            <text:p>0.025959298</text:p>
          </table:table-cell>
          <table:table-cell office:value-type="float" office:value="-0.07533363" calcext:value-type="float">
            <text:p>-0.07533363</text:p>
          </table:table-cell>
          <table:table-cell office:value-type="float" office:value="-0.0020973415" calcext:value-type="float">
            <text:p>-0.0020973415</text:p>
          </table:table-cell>
          <table:table-cell office:value-type="float" office:value="0.035784632" calcext:value-type="float">
            <text:p>0.035784632</text:p>
          </table:table-cell>
        </table:table-row>
        <table:table-row table:style-name="ro1">
          <table:table-cell office:value-type="float" office:value="0.0045106895" calcext:value-type="float">
            <text:p>0.0045106895</text:p>
          </table:table-cell>
          <table:table-cell office:value-type="float" office:value="-0.01279566" calcext:value-type="float">
            <text:p>-0.01279566</text:p>
          </table:table-cell>
          <table:table-cell office:value-type="float" office:value="0.017650478" calcext:value-type="float">
            <text:p>0.017650478</text:p>
          </table:table-cell>
          <table:table-cell office:value-type="float" office:value="0.037229024" calcext:value-type="float">
            <text:p>0.037229024</text:p>
          </table:table-cell>
          <table:table-cell office:value-type="float" office:value="0.012174928" calcext:value-type="float">
            <text:p>0.012174928</text:p>
          </table:table-cell>
          <table:table-cell office:value-type="float" office:value="-0.0009725744" calcext:value-type="float">
            <text:p>-0.0009725744</text:p>
          </table:table-cell>
        </table:table-row>
        <table:table-row table:style-name="ro1">
          <table:table-cell office:value-type="float" office:value="0.0027412672" calcext:value-type="float">
            <text:p>0.0027412672</text:p>
          </table:table-cell>
          <table:table-cell office:value-type="float" office:value="0.008039566" calcext:value-type="float">
            <text:p>0.008039566</text:p>
          </table:table-cell>
          <table:table-cell office:value-type="float" office:value="0.04730633" calcext:value-type="float">
            <text:p>0.04730633</text:p>
          </table:table-cell>
          <table:table-cell office:value-type="float" office:value="0.004502217" calcext:value-type="float">
            <text:p>0.004502217</text:p>
          </table:table-cell>
          <table:table-cell office:value-type="float" office:value="0.019526757" calcext:value-type="float">
            <text:p>0.019526757</text:p>
          </table:table-cell>
          <table:table-cell office:value-type="float" office:value="-0.015157515" calcext:value-type="float">
            <text:p>-0.015157515</text:p>
          </table:table-cell>
        </table:table-row>
        <table:table-row table:style-name="ro1">
          <table:table-cell office:value-type="float" office:value="-0.0030260086" calcext:value-type="float">
            <text:p>-0.0030260086</text:p>
          </table:table-cell>
          <table:table-cell office:value-type="float" office:value="0.024154581" calcext:value-type="float">
            <text:p>0.024154581</text:p>
          </table:table-cell>
          <table:table-cell office:value-type="float" office:value="0.01752687" calcext:value-type="float">
            <text:p>0.01752687</text:p>
          </table:table-cell>
          <table:table-cell office:value-type="float" office:value="-0.013965583" calcext:value-type="float">
            <text:p>-0.013965583</text:p>
          </table:table-cell>
          <table:table-cell office:value-type="float" office:value="0.030977385" calcext:value-type="float">
            <text:p>0.030977385</text:p>
          </table:table-cell>
          <table:table-cell office:value-type="float" office:value="-0.0002384514" calcext:value-type="float">
            <text:p>-0.0002384514</text:p>
          </table:table-cell>
        </table:table-row>
        <table:table-row table:style-name="ro1">
          <table:table-cell office:value-type="float" office:value="-0.018543681" calcext:value-type="float">
            <text:p>-0.018543681</text:p>
          </table:table-cell>
          <table:table-cell office:value-type="float" office:value="0.0032820618" calcext:value-type="float">
            <text:p>0.0032820618</text:p>
          </table:table-cell>
          <table:table-cell office:value-type="float" office:value="0.0012722311" calcext:value-type="float">
            <text:p>0.0012722311</text:p>
          </table:table-cell>
          <table:table-cell office:value-type="float" office:value="0.013138983" calcext:value-type="float">
            <text:p>0.013138983</text:p>
          </table:table-cell>
          <table:table-cell office:value-type="float" office:value="0.0023913214" calcext:value-type="float">
            <text:p>0.0023913214</text:p>
          </table:table-cell>
          <table:table-cell office:value-type="float" office:value="-0.016034884" calcext:value-type="float">
            <text:p>-0.016034884</text:p>
          </table:table-cell>
        </table:table-row>
        <table:table-row table:style-name="ro1">
          <table:table-cell office:value-type="float" office:value="0.03428726" calcext:value-type="float">
            <text:p>0.03428726</text:p>
          </table:table-cell>
          <table:table-cell office:value-type="float" office:value="-0.0060549346" calcext:value-type="float">
            <text:p>-0.0060549346</text:p>
          </table:table-cell>
          <table:table-cell office:value-type="float" office:value="0.018283682" calcext:value-type="float">
            <text:p>0.018283682</text:p>
          </table:table-cell>
          <table:table-cell office:value-type="float" office:value="0.015560437" calcext:value-type="float">
            <text:p>0.015560437</text:p>
          </table:table-cell>
          <table:table-cell office:value-type="float" office:value="0.0021521891" calcext:value-type="float">
            <text:p>0.0021521891</text:p>
          </table:table-cell>
          <table:table-cell office:value-type="float" office:value="-0.0021267103" calcext:value-type="float">
            <text:p>-0.0021267103</text:p>
          </table:table-cell>
        </table:table-row>
        <table:table-row table:style-name="ro1">
          <table:table-cell office:value-type="float" office:value="0.06865149" calcext:value-type="float">
            <text:p>0.06865149</text:p>
          </table:table-cell>
          <table:table-cell office:value-type="float" office:value="-0.039067615" calcext:value-type="float">
            <text:p>-0.039067615</text:p>
          </table:table-cell>
          <table:table-cell office:value-type="float" office:value="-0.025073007" calcext:value-type="float">
            <text:p>-0.025073007</text:p>
          </table:table-cell>
          <table:table-cell office:value-type="float" office:value="0.04498584" calcext:value-type="float">
            <text:p>0.04498584</text:p>
          </table:table-cell>
          <table:table-cell office:value-type="float" office:value="0.008528819" calcext:value-type="float">
            <text:p>0.008528819</text:p>
          </table:table-cell>
          <table:table-cell office:value-type="float" office:value="-0.038608365" calcext:value-type="float">
            <text:p>-0.038608365</text:p>
          </table:table-cell>
        </table:table-row>
        <table:table-row table:style-name="ro1">
          <table:table-cell office:value-type="float" office:value="0.08551677" calcext:value-type="float">
            <text:p>0.08551677</text:p>
          </table:table-cell>
          <table:table-cell office:value-type="float" office:value="-0.033403035" calcext:value-type="float">
            <text:p>-0.033403035</text:p>
          </table:table-cell>
          <table:table-cell office:value-type="float" office:value="-0.033552036" calcext:value-type="float">
            <text:p>-0.033552036</text:p>
          </table:table-cell>
          <table:table-cell office:value-type="float" office:value="0.05718647" calcext:value-type="float">
            <text:p>0.05718647</text:p>
          </table:table-cell>
          <table:table-cell office:value-type="float" office:value="-0.0052879415" calcext:value-type="float">
            <text:p>-0.0052879415</text:p>
          </table:table-cell>
          <table:table-cell office:value-type="float" office:value="-0.01299458" calcext:value-type="float">
            <text:p>-0.01299458</text:p>
          </table:table-cell>
        </table:table-row>
        <table:table-row table:style-name="ro1">
          <table:table-cell office:value-type="float" office:value="-0.11221949" calcext:value-type="float">
            <text:p>-0.11221949</text:p>
          </table:table-cell>
          <table:table-cell office:value-type="float" office:value="0.1369295" calcext:value-type="float">
            <text:p>0.1369295</text:p>
          </table:table-cell>
          <table:table-cell office:value-type="float" office:value="0.017703563" calcext:value-type="float">
            <text:p>0.017703563</text:p>
          </table:table-cell>
          <table:table-cell office:value-type="float" office:value="-0.18254097" calcext:value-type="float">
            <text:p>-0.18254097</text:p>
          </table:table-cell>
          <table:table-cell office:value-type="float" office:value="0.008424472" calcext:value-type="float">
            <text:p>0.008424472</text:p>
          </table:table-cell>
          <table:table-cell office:value-type="float" office:value="0.013133985" calcext:value-type="float">
            <text:p>0.013133985</text:p>
          </table:table-cell>
        </table:table-row>
        <table:table-row table:style-name="ro1">
          <table:table-cell office:value-type="float" office:value="-0.10033835" calcext:value-type="float">
            <text:p>-0.10033835</text:p>
          </table:table-cell>
          <table:table-cell office:value-type="float" office:value="0.026776575" calcext:value-type="float">
            <text:p>0.026776575</text:p>
          </table:table-cell>
          <table:table-cell office:value-type="float" office:value="0.034829687" calcext:value-type="float">
            <text:p>0.034829687</text:p>
          </table:table-cell>
          <table:table-cell office:value-type="float" office:value="-0.03926245" calcext:value-type="float">
            <text:p>-0.03926245</text:p>
          </table:table-cell>
          <table:table-cell office:value-type="float" office:value="-0.045152407" calcext:value-type="float">
            <text:p>-0.045152407</text:p>
          </table:table-cell>
          <table:table-cell office:value-type="float" office:value="0.0091838315" calcext:value-type="float">
            <text:p>0.0091838315</text:p>
          </table:table-cell>
        </table:table-row>
        <table:table-row table:style-name="ro1">
          <table:table-cell office:value-type="float" office:value="0.020877091" calcext:value-type="float">
            <text:p>0.020877091</text:p>
          </table:table-cell>
          <table:table-cell office:value-type="float" office:value="-0.0020485718" calcext:value-type="float">
            <text:p>-0.0020485718</text:p>
          </table:table-cell>
          <table:table-cell office:value-type="float" office:value="0.0142080495" calcext:value-type="float">
            <text:p>0.0142080495</text:p>
          </table:table-cell>
          <table:table-cell office:value-type="float" office:value="0.009488013" calcext:value-type="float">
            <text:p>0.009488013</text:p>
          </table:table-cell>
          <table:table-cell office:value-type="float" office:value="0.0017700542" calcext:value-type="float">
            <text:p>0.0017700542</text:p>
          </table:table-cell>
          <table:table-cell office:value-type="float" office:value="-0.015904475" calcext:value-type="float">
            <text:p>-0.015904475</text:p>
          </table:table-cell>
        </table:table-row>
        <table:table-row table:style-name="ro1">
          <table:table-cell office:value-type="float" office:value="-0.00076626334" calcext:value-type="float">
            <text:p>-0.00076626334</text:p>
          </table:table-cell>
          <table:table-cell office:value-type="float" office:value="0.0043086573" calcext:value-type="float">
            <text:p>0.0043086573</text:p>
          </table:table-cell>
          <table:table-cell office:value-type="float" office:value="0.025311662" calcext:value-type="float">
            <text:p>0.025311662</text:p>
          </table:table-cell>
          <table:table-cell office:value-type="float" office:value="-0.050127782" calcext:value-type="float">
            <text:p>-0.050127782</text:p>
          </table:table-cell>
          <table:table-cell office:value-type="float" office:value="0.052789368" calcext:value-type="float">
            <text:p>0.052789368</text:p>
          </table:table-cell>
          <table:table-cell office:value-type="float" office:value="-0.01629157" calcext:value-type="float">
            <text:p>-0.01629157</text:p>
          </table:table-cell>
        </table:table-row>
        <table:table-row table:style-name="ro1">
          <table:table-cell office:value-type="float" office:value="-1.0243957" calcext:value-type="float">
            <text:p>-1.0243957</text:p>
          </table:table-cell>
          <table:table-cell office:value-type="float" office:value="-0.001175968" calcext:value-type="float">
            <text:p>-0.001175968</text:p>
          </table:table-cell>
          <table:table-cell office:value-type="float" office:value="0.7641379" calcext:value-type="float">
            <text:p>0.7641379</text:p>
          </table:table-cell>
          <table:table-cell office:value-type="float" office:value="0.025197497" calcext:value-type="float">
            <text:p>0.025197497</text:p>
          </table:table-cell>
          <table:table-cell office:value-type="float" office:value="-0.073119484" calcext:value-type="float">
            <text:p>-0.073119484</text:p>
          </table:table-cell>
          <table:table-cell office:value-type="float" office:value="-0.032679997" calcext:value-type="float">
            <text:p>-0.032679997</text:p>
          </table:table-cell>
        </table:table-row>
        <table:table-row table:style-name="ro1">
          <table:table-cell office:value-type="float" office:value="-0.8213213" calcext:value-type="float">
            <text:p>-0.8213213</text:p>
          </table:table-cell>
          <table:table-cell office:value-type="float" office:value="0.004434836" calcext:value-type="float">
            <text:p>0.004434836</text:p>
          </table:table-cell>
          <table:table-cell office:value-type="float" office:value="0.18828565" calcext:value-type="float">
            <text:p>0.18828565</text:p>
          </table:table-cell>
          <table:table-cell office:value-type="float" office:value="0.021579117" calcext:value-type="float">
            <text:p>0.021579117</text:p>
          </table:table-cell>
          <table:table-cell office:value-type="float" office:value="-0.056798745" calcext:value-type="float">
            <text:p>-0.056798745</text:p>
          </table:table-cell>
          <table:table-cell office:value-type="float" office:value="-0.015129751" calcext:value-type="float">
            <text:p>-0.015129751</text:p>
          </table:table-cell>
        </table:table-row>
        <table:table-row table:style-name="ro1">
          <table:table-cell office:value-type="float" office:value="-0.61262673" calcext:value-type="float">
            <text:p>-0.61262673</text:p>
          </table:table-cell>
          <table:table-cell office:value-type="float" office:value="-0.007873904" calcext:value-type="float">
            <text:p>-0.007873904</text:p>
          </table:table-cell>
          <table:table-cell office:value-type="float" office:value="-0.38601166" calcext:value-type="float">
            <text:p>-0.38601166</text:p>
          </table:table-cell>
          <table:table-cell office:value-type="float" office:value="0.05435773" calcext:value-type="float">
            <text:p>0.05435773</text:p>
          </table:table-cell>
          <table:table-cell office:value-type="float" office:value="0.38569757" calcext:value-type="float">
            <text:p>0.38569757</text:p>
          </table:table-cell>
          <table:table-cell office:value-type="float" office:value="-0.013177308" calcext:value-type="float">
            <text:p>-0.013177308</text:p>
          </table:table-cell>
        </table:table-row>
        <table:table-row table:style-name="ro1">
          <table:table-cell office:value-type="float" office:value="-0.37734058" calcext:value-type="float">
            <text:p>-0.37734058</text:p>
          </table:table-cell>
          <table:table-cell office:value-type="float" office:value="-0.0026920112" calcext:value-type="float">
            <text:p>-0.0026920112</text:p>
          </table:table-cell>
          <table:table-cell office:value-type="float" office:value="-0.5436263" calcext:value-type="float">
            <text:p>-0.5436263</text:p>
          </table:table-cell>
          <table:table-cell office:value-type="float" office:value="0.029805744" calcext:value-type="float">
            <text:p>0.029805744</text:p>
          </table:table-cell>
          <table:table-cell office:value-type="float" office:value="0.27373913" calcext:value-type="float">
            <text:p>0.27373913</text:p>
          </table:table-cell>
          <table:table-cell office:value-type="float" office:value="-0.02789964" calcext:value-type="float">
            <text:p>-0.02789964</text:p>
          </table:table-cell>
        </table:table-row>
        <table:table-row table:style-name="ro1">
          <table:table-cell office:value-type="float" office:value="-0.33960652" calcext:value-type="float">
            <text:p>-0.33960652</text:p>
          </table:table-cell>
          <table:table-cell office:value-type="float" office:value="0.01735259" calcext:value-type="float">
            <text:p>0.01735259</text:p>
          </table:table-cell>
          <table:table-cell office:value-type="float" office:value="-0.4892637" calcext:value-type="float">
            <text:p>-0.4892637</text:p>
          </table:table-cell>
          <table:table-cell office:value-type="float" office:value="0.0013368856" calcext:value-type="float">
            <text:p>0.0013368856</text:p>
          </table:table-cell>
          <table:table-cell office:value-type="float" office:value="0.24636522" calcext:value-type="float">
            <text:p>0.24636522</text:p>
          </table:table-cell>
          <table:table-cell office:value-type="float" office:value="-0.020275662" calcext:value-type="float">
            <text:p>-0.020275662</text:p>
          </table:table-cell>
        </table:table-row>
        <table:table-row table:style-name="ro1">
          <table:table-cell office:value-type="float" office:value="-0.30564588" calcext:value-type="float">
            <text:p>-0.30564588</text:p>
          </table:table-cell>
          <table:table-cell office:value-type="float" office:value="0.0136397695" calcext:value-type="float">
            <text:p>0.0136397695</text:p>
          </table:table-cell>
          <table:table-cell office:value-type="float" office:value="-0.4403373" calcext:value-type="float">
            <text:p>-0.4403373</text:p>
          </table:table-cell>
          <table:table-cell office:value-type="float" office:value="-0.021208912" calcext:value-type="float">
            <text:p>-0.021208912</text:p>
          </table:table-cell>
          <table:table-cell office:value-type="float" office:value="0.22172868" calcext:value-type="float">
            <text:p>0.22172868</text:p>
          </table:table-cell>
          <table:table-cell office:value-type="float" office:value="-0.0153916385" calcext:value-type="float">
            <text:p>-0.0153916385</text:p>
          </table:table-cell>
        </table:table-row>
        <table:table-row table:style-name="ro1">
          <table:table-cell office:value-type="float" office:value="0.057584725" calcext:value-type="float">
            <text:p>0.057584725</text:p>
          </table:table-cell>
          <table:table-cell office:value-type="float" office:value="0.018867563" calcext:value-type="float">
            <text:p>0.018867563</text:p>
          </table:table-cell>
          <table:table-cell office:value-type="float" office:value="-0.34862292" calcext:value-type="float">
            <text:p>-0.34862292</text:p>
          </table:table-cell>
          <table:table-cell office:value-type="float" office:value="-0.029195445" calcext:value-type="float">
            <text:p>-0.029195445</text:p>
          </table:table-cell>
          <table:table-cell office:value-type="float" office:value="0.049922016" calcext:value-type="float">
            <text:p>0.049922016</text:p>
          </table:table-cell>
          <table:table-cell office:value-type="float" office:value="0.013613319" calcext:value-type="float">
            <text:p>0.013613319</text:p>
          </table:table-cell>
        </table:table-row>
        <table:table-row table:style-name="ro1">
          <table:table-cell office:value-type="float" office:value="0.15421885" calcext:value-type="float">
            <text:p>0.15421885</text:p>
          </table:table-cell>
          <table:table-cell office:value-type="float" office:value="0.0024788443" calcext:value-type="float">
            <text:p>0.0024788443</text:p>
          </table:table-cell>
          <table:table-cell office:value-type="float" office:value="-0.1704989" calcext:value-type="float">
            <text:p>-0.1704989</text:p>
          </table:table-cell>
          <table:table-cell office:value-type="float" office:value="-0.014850118" calcext:value-type="float">
            <text:p>-0.014850118</text:p>
          </table:table-cell>
          <table:table-cell office:value-type="float" office:value="0.09458804" calcext:value-type="float">
            <text:p>0.09458804</text:p>
          </table:table-cell>
          <table:table-cell office:value-type="float" office:value="0.00038675417" calcext:value-type="float">
            <text:p>0.00038675417</text:p>
          </table:table-cell>
        </table:table-row>
        <table:table-row table:style-name="ro1">
          <table:table-cell office:value-type="float" office:value="0.27041316" calcext:value-type="float">
            <text:p>0.27041316</text:p>
          </table:table-cell>
          <table:table-cell office:value-type="float" office:value="0.005087417" calcext:value-type="float">
            <text:p>0.005087417</text:p>
          </table:table-cell>
          <table:table-cell office:value-type="float" office:value="-0.09038749" calcext:value-type="float">
            <text:p>-0.09038749</text:p>
          </table:table-cell>
          <table:table-cell office:value-type="float" office:value="-0.034898303" calcext:value-type="float">
            <text:p>-0.034898303</text:p>
          </table:table-cell>
          <table:table-cell office:value-type="float" office:value="0.060739562" calcext:value-type="float">
            <text:p>0.060739562</text:p>
          </table:table-cell>
          <table:table-cell office:value-type="float" office:value="0.0067201573" calcext:value-type="float">
            <text:p>0.0067201573</text:p>
          </table:table-cell>
        </table:table-row>
        <table:table-row table:style-name="ro1">
          <table:table-cell office:value-type="float" office:value="0.37147245" calcext:value-type="float">
            <text:p>0.37147245</text:p>
          </table:table-cell>
          <table:table-cell office:value-type="float" office:value="0.013587451" calcext:value-type="float">
            <text:p>0.013587451</text:p>
          </table:table-cell>
          <table:table-cell office:value-type="float" office:value="-0.016749144" calcext:value-type="float">
            <text:p>-0.016749144</text:p>
          </table:table-cell>
          <table:table-cell office:value-type="float" office:value="-0.012072538" calcext:value-type="float">
            <text:p>-0.012072538</text:p>
          </table:table-cell>
          <table:table-cell office:value-type="float" office:value="0.06719005" calcext:value-type="float">
            <text:p>0.06719005</text:p>
          </table:table-cell>
          <table:table-cell office:value-type="float" office:value="-0.020758497" calcext:value-type="float">
            <text:p>-0.020758497</text:p>
          </table:table-cell>
        </table:table-row>
        <table:table-row table:style-name="ro1">
          <table:table-cell office:value-type="float" office:value="0.48659572" calcext:value-type="float">
            <text:p>0.48659572</text:p>
          </table:table-cell>
          <table:table-cell office:value-type="float" office:value="-0.007986177" calcext:value-type="float">
            <text:p>-0.007986177</text:p>
          </table:table-cell>
          <table:table-cell office:value-type="float" office:value="-0.15789649" calcext:value-type="float">
            <text:p>-0.15789649</text:p>
          </table:table-cell>
          <table:table-cell office:value-type="float" office:value="-0.014161182" calcext:value-type="float">
            <text:p>-0.014161182</text:p>
          </table:table-cell>
          <table:table-cell office:value-type="float" office:value="0.059152674" calcext:value-type="float">
            <text:p>0.059152674</text:p>
          </table:table-cell>
          <table:table-cell office:value-type="float" office:value="-0.012969782" calcext:value-type="float">
            <text:p>-0.012969782</text:p>
          </table:table-cell>
        </table:table-row>
        <table:table-row table:style-name="ro1">
          <table:table-cell office:value-type="float" office:value="0.4392545" calcext:value-type="float">
            <text:p>0.4392545</text:p>
          </table:table-cell>
          <table:table-cell office:value-type="float" office:value="0.013686498" calcext:value-type="float">
            <text:p>0.013686498</text:p>
          </table:table-cell>
          <table:table-cell office:value-type="float" office:value="-0.31744865" calcext:value-type="float">
            <text:p>-0.31744865</text:p>
          </table:table-cell>
          <table:table-cell office:value-type="float" office:value="-0.0035165504" calcext:value-type="float">
            <text:p>-0.0035165504</text:p>
          </table:table-cell>
          <table:table-cell office:value-type="float" office:value="0.19452155" calcext:value-type="float">
            <text:p>0.19452155</text:p>
          </table:table-cell>
          <table:table-cell office:value-type="float" office:value="-0.009036063" calcext:value-type="float">
            <text:p>-0.009036063</text:p>
          </table:table-cell>
        </table:table-row>
        <table:table-row table:style-name="ro1">
          <table:table-cell office:value-type="float" office:value="0.2601972" calcext:value-type="float">
            <text:p>0.2601972</text:p>
          </table:table-cell>
          <table:table-cell office:value-type="float" office:value="-0.011632383" calcext:value-type="float">
            <text:p>-0.011632383</text:p>
          </table:table-cell>
          <table:table-cell office:value-type="float" office:value="0.14715753" calcext:value-type="float">
            <text:p>0.14715753</text:p>
          </table:table-cell>
          <table:table-cell office:value-type="float" office:value="0.001888818" calcext:value-type="float">
            <text:p>0.001888818</text:p>
          </table:table-cell>
          <table:table-cell office:value-type="float" office:value="-0.13716201" calcext:value-type="float">
            <text:p>-0.13716201</text:p>
          </table:table-cell>
          <table:table-cell office:value-type="float" office:value="-0.00549576" calcext:value-type="float">
            <text:p>-0.00549576</text:p>
          </table:table-cell>
        </table:table-row>
        <table:table-row table:style-name="ro1">
          <table:table-cell office:value-type="float" office:value="0.14584741" calcext:value-type="float">
            <text:p>0.14584741</text:p>
          </table:table-cell>
          <table:table-cell office:value-type="float" office:value="-0.0018997827" calcext:value-type="float">
            <text:p>-0.0018997827</text:p>
          </table:table-cell>
          <table:table-cell office:value-type="float" office:value="0.13112344" calcext:value-type="float">
            <text:p>0.13112344</text:p>
          </table:table-cell>
          <table:table-cell office:value-type="float" office:value="0.008731188" calcext:value-type="float">
            <text:p>0.008731188</text:p>
          </table:table-cell>
          <table:table-cell office:value-type="float" office:value="-0.21353371" calcext:value-type="float">
            <text:p>-0.21353371</text:p>
          </table:table-cell>
          <table:table-cell office:value-type="float" office:value="-0.006923697" calcext:value-type="float">
            <text:p>-0.006923697</text:p>
          </table:table-cell>
        </table:table-row>
        <table:table-row table:style-name="ro1">
          <table:table-cell office:value-type="float" office:value="0.13697554" calcext:value-type="float">
            <text:p>0.13697554</text:p>
          </table:table-cell>
          <table:table-cell office:value-type="float" office:value="-0.0074227233" calcext:value-type="float">
            <text:p>-0.0074227233</text:p>
          </table:table-cell>
          <table:table-cell office:value-type="float" office:value="-0.16411784" calcext:value-type="float">
            <text:p>-0.16411784</text:p>
          </table:table-cell>
          <table:table-cell office:value-type="float" office:value="0.004781898" calcext:value-type="float">
            <text:p>0.004781898</text:p>
          </table:table-cell>
          <table:table-cell office:value-type="float" office:value="-0.13966571" calcext:value-type="float">
            <text:p>-0.13966571</text:p>
          </table:table-cell>
          <table:table-cell office:value-type="float" office:value="-0.0108456" calcext:value-type="float">
            <text:p>-0.0108456</text:p>
          </table:table-cell>
        </table:table-row>
        <table:table-row table:style-name="ro1">
          <table:table-cell office:value-type="float" office:value="0.1351432" calcext:value-type="float">
            <text:p>0.1351432</text:p>
          </table:table-cell>
          <table:table-cell office:value-type="float" office:value="0.009139875" calcext:value-type="float">
            <text:p>0.009139875</text:p>
          </table:table-cell>
          <table:table-cell office:value-type="float" office:value="-0.18330173" calcext:value-type="float">
            <text:p>-0.18330173</text:p>
          </table:table-cell>
          <table:table-cell office:value-type="float" office:value="-0.0025078119" calcext:value-type="float">
            <text:p>-0.0025078119</text:p>
          </table:table-cell>
          <table:table-cell office:value-type="float" office:value="-0.061319254" calcext:value-type="float">
            <text:p>-0.061319254</text:p>
          </table:table-cell>
          <table:table-cell office:value-type="float" office:value="-0.024263013" calcext:value-type="float">
            <text:p>-0.024263013</text:p>
          </table:table-cell>
        </table:table-row>
        <table:table-row table:style-name="ro1">
          <table:table-cell office:value-type="float" office:value="0.09526172" calcext:value-type="float">
            <text:p>0.09526172</text:p>
          </table:table-cell>
          <table:table-cell office:value-type="float" office:value="0.015037414" calcext:value-type="float">
            <text:p>0.015037414</text:p>
          </table:table-cell>
          <table:table-cell office:value-type="float" office:value="-0.09927334" calcext:value-type="float">
            <text:p>-0.09927334</text:p>
          </table:table-cell>
          <table:table-cell office:value-type="float" office:value="-0.03565547" calcext:value-type="float">
            <text:p>-0.03565547</text:p>
          </table:table-cell>
          <table:table-cell office:value-type="float" office:value="0.017542174" calcext:value-type="float">
            <text:p>0.017542174</text:p>
          </table:table-cell>
          <table:table-cell office:value-type="float" office:value="0.00035568353" calcext:value-type="float">
            <text:p>0.00035568353</text:p>
          </table:table-cell>
        </table:table-row>
        <table:table-row table:style-name="ro1">
          <table:table-cell office:value-type="float" office:value="0.11979314" calcext:value-type="float">
            <text:p>0.11979314</text:p>
          </table:table-cell>
          <table:table-cell office:value-type="float" office:value="0.019026807" calcext:value-type="float">
            <text:p>0.019026807</text:p>
          </table:table-cell>
          <table:table-cell office:value-type="float" office:value="-0.03814972" calcext:value-type="float">
            <text:p>-0.03814972</text:p>
          </table:table-cell>
          <table:table-cell office:value-type="float" office:value="-0.025937576" calcext:value-type="float">
            <text:p>-0.025937576</text:p>
          </table:table-cell>
          <table:table-cell office:value-type="float" office:value="-0.0639728" calcext:value-type="float">
            <text:p>-0.0639728</text:p>
          </table:table-cell>
          <table:table-cell office:value-type="float" office:value="0.0033962792" calcext:value-type="float">
            <text:p>0.0033962792</text:p>
          </table:table-cell>
        </table:table-row>
        <table:table-row table:style-name="ro1">
          <table:table-cell office:value-type="float" office:value="0.119019926" calcext:value-type="float">
            <text:p>0.119019926</text:p>
          </table:table-cell>
          <table:table-cell office:value-type="float" office:value="0.007895639" calcext:value-type="float">
            <text:p>0.007895639</text:p>
          </table:table-cell>
          <table:table-cell office:value-type="float" office:value="0.0753088" calcext:value-type="float">
            <text:p>0.0753088</text:p>
          </table:table-cell>
          <table:table-cell office:value-type="float" office:value="-0.02839753" calcext:value-type="float">
            <text:p>-0.02839753</text:p>
          </table:table-cell>
          <table:table-cell office:value-type="float" office:value="-0.16040753" calcext:value-type="float">
            <text:p>-0.16040753</text:p>
          </table:table-cell>
          <table:table-cell office:value-type="float" office:value="-0.016059585" calcext:value-type="float">
            <text:p>-0.016059585</text:p>
          </table:table-cell>
        </table:table-row>
        <table:table-row table:style-name="ro1">
          <table:table-cell office:value-type="float" office:value="0.09415402" calcext:value-type="float">
            <text:p>0.09415402</text:p>
          </table:table-cell>
          <table:table-cell office:value-type="float" office:value="-0.00080409274" calcext:value-type="float">
            <text:p>-0.00080409274</text:p>
          </table:table-cell>
          <table:table-cell office:value-type="float" office:value="0.10688926" calcext:value-type="float">
            <text:p>0.10688926</text:p>
          </table:table-cell>
          <table:table-cell office:value-type="float" office:value="-0.04775016" calcext:value-type="float">
            <text:p>-0.04775016</text:p>
          </table:table-cell>
          <table:table-cell office:value-type="float" office:value="-0.1968814" calcext:value-type="float">
            <text:p>-0.1968814</text:p>
          </table:table-cell>
          <table:table-cell office:value-type="float" office:value="0.011034698" calcext:value-type="float">
            <text:p>0.011034698</text:p>
          </table:table-cell>
        </table:table-row>
        <table:table-row table:style-name="ro1">
          <table:table-cell office:value-type="float" office:value="0.09924061" calcext:value-type="float">
            <text:p>0.09924061</text:p>
          </table:table-cell>
          <table:table-cell office:value-type="float" office:value="-0.005997121" calcext:value-type="float">
            <text:p>-0.005997121</text:p>
          </table:table-cell>
          <table:table-cell office:value-type="float" office:value="0.10740639" calcext:value-type="float">
            <text:p>0.10740639</text:p>
          </table:table-cell>
          <table:table-cell office:value-type="float" office:value="-0.00935698" calcext:value-type="float">
            <text:p>-0.00935698</text:p>
          </table:table-cell>
          <table:table-cell office:value-type="float" office:value="-0.18686125" calcext:value-type="float">
            <text:p>-0.18686125</text:p>
          </table:table-cell>
          <table:table-cell office:value-type="float" office:value="-0.012041407" calcext:value-type="float">
            <text:p>-0.012041407</text:p>
          </table:table-cell>
        </table:table-row>
        <table:table-row table:style-name="ro1">
          <table:table-cell office:value-type="float" office:value="0.03504409" calcext:value-type="float">
            <text:p>0.03504409</text:p>
          </table:table-cell>
          <table:table-cell office:value-type="float" office:value="0.011301789" calcext:value-type="float">
            <text:p>0.011301789</text:p>
          </table:table-cell>
          <table:table-cell office:value-type="float" office:value="0.18235911" calcext:value-type="float">
            <text:p>0.18235911</text:p>
          </table:table-cell>
          <table:table-cell office:value-type="float" office:value="-0.015452534" calcext:value-type="float">
            <text:p>-0.015452534</text:p>
          </table:table-cell>
          <table:table-cell office:value-type="float" office:value="-0.09962046" calcext:value-type="float">
            <text:p>-0.09962046</text:p>
          </table:table-cell>
          <table:table-cell office:value-type="float" office:value="-0.0018285002" calcext:value-type="float">
            <text:p>-0.0018285002</text:p>
          </table:table-cell>
        </table:table-row>
        <table:table-row table:style-name="ro1">
          <table:table-cell office:value-type="float" office:value="0.084274046" calcext:value-type="float">
            <text:p>0.084274046</text:p>
          </table:table-cell>
          <table:table-cell office:value-type="float" office:value="0.0086335065" calcext:value-type="float">
            <text:p>0.0086335065</text:p>
          </table:table-cell>
          <table:table-cell office:value-type="float" office:value="0.046349768" calcext:value-type="float">
            <text:p>0.046349768</text:p>
          </table:table-cell>
          <table:table-cell office:value-type="float" office:value="0.01465717" calcext:value-type="float">
            <text:p>0.01465717</text:p>
          </table:table-cell>
          <table:table-cell office:value-type="float" office:value="-0.0573586" calcext:value-type="float">
            <text:p>-0.0573586</text:p>
          </table:table-cell>
          <table:table-cell office:value-type="float" office:value="-0.009995266" calcext:value-type="float">
            <text:p>-0.009995266</text:p>
          </table:table-cell>
        </table:table-row>
        <table:table-row table:style-name="ro1">
          <table:table-cell office:value-type="float" office:value="0.038273394" calcext:value-type="float">
            <text:p>0.038273394</text:p>
          </table:table-cell>
          <table:table-cell office:value-type="float" office:value="-0.0003597193" calcext:value-type="float">
            <text:p>-0.0003597193</text:p>
          </table:table-cell>
          <table:table-cell office:value-type="float" office:value="0.09818451" calcext:value-type="float">
            <text:p>0.09818451</text:p>
          </table:table-cell>
          <table:table-cell office:value-type="float" office:value="0.014070358" calcext:value-type="float">
            <text:p>0.014070358</text:p>
          </table:table-cell>
          <table:table-cell office:value-type="float" office:value="-0.02833176" calcext:value-type="float">
            <text:p>-0.02833176</text:p>
          </table:table-cell>
          <table:table-cell office:value-type="float" office:value="0.0048470204" calcext:value-type="float">
            <text:p>0.0048470204</text:p>
          </table:table-cell>
        </table:table-row>
        <table:table-row table:style-name="ro1">
          <table:table-cell office:value-type="float" office:value="0.0711404" calcext:value-type="float">
            <text:p>0.0711404</text:p>
          </table:table-cell>
          <table:table-cell office:value-type="float" office:value="0.005389128" calcext:value-type="float">
            <text:p>0.005389128</text:p>
          </table:table-cell>
          <table:table-cell office:value-type="float" office:value="0.07166685" calcext:value-type="float">
            <text:p>0.07166685</text:p>
          </table:table-cell>
          <table:table-cell office:value-type="float" office:value="0.026066642" calcext:value-type="float">
            <text:p>0.026066642</text:p>
          </table:table-cell>
          <table:table-cell office:value-type="float" office:value="-0.05735889" calcext:value-type="float">
            <text:p>-0.05735889</text:p>
          </table:table-cell>
          <table:table-cell office:value-type="float" office:value="-0.013875012" calcext:value-type="float">
            <text:p>-0.013875012</text:p>
          </table:table-cell>
        </table:table-row>
        <table:table-row table:style-name="ro1">
          <table:table-cell office:value-type="float" office:value="0.056995135" calcext:value-type="float">
            <text:p>0.056995135</text:p>
          </table:table-cell>
          <table:table-cell office:value-type="float" office:value="0.0070474935" calcext:value-type="float">
            <text:p>0.0070474935</text:p>
          </table:table-cell>
          <table:table-cell office:value-type="float" office:value="0.053513825" calcext:value-type="float">
            <text:p>0.053513825</text:p>
          </table:table-cell>
          <table:table-cell office:value-type="float" office:value="0.015110372" calcext:value-type="float">
            <text:p>0.015110372</text:p>
          </table:table-cell>
          <table:table-cell office:value-type="float" office:value="-0.06063181" calcext:value-type="float">
            <text:p>-0.06063181</text:p>
          </table:table-cell>
          <table:table-cell office:value-type="float" office:value="0.0026736315" calcext:value-type="float">
            <text:p>0.0026736315</text:p>
          </table:table-cell>
        </table:table-row>
        <table:table-row table:style-name="ro1">
          <table:table-cell office:value-type="float" office:value="0.032618828" calcext:value-type="float">
            <text:p>0.032618828</text:p>
          </table:table-cell>
          <table:table-cell office:value-type="float" office:value="-0.012993218" calcext:value-type="float">
            <text:p>-0.012993218</text:p>
          </table:table-cell>
          <table:table-cell office:value-type="float" office:value="0.06508138" calcext:value-type="float">
            <text:p>0.06508138</text:p>
          </table:table-cell>
          <table:table-cell office:value-type="float" office:value="0.022608127" calcext:value-type="float">
            <text:p>0.022608127</text:p>
          </table:table-cell>
          <table:table-cell office:value-type="float" office:value="-0.06731278" calcext:value-type="float">
            <text:p>-0.06731278</text:p>
          </table:table-cell>
          <table:table-cell office:value-type="float" office:value="0.008119163" calcext:value-type="float">
            <text:p>0.008119163</text:p>
          </table:table-cell>
        </table:table-row>
        <table:table-row table:style-name="ro1">
          <table:table-cell office:value-type="float" office:value="0.058360882" calcext:value-type="float">
            <text:p>0.058360882</text:p>
          </table:table-cell>
          <table:table-cell office:value-type="float" office:value="-0.0029047893" calcext:value-type="float">
            <text:p>-0.0029047893</text:p>
          </table:table-cell>
          <table:table-cell office:value-type="float" office:value="0.01001367" calcext:value-type="float">
            <text:p>0.01001367</text:p>
          </table:table-cell>
          <table:table-cell office:value-type="float" office:value="0.003648096" calcext:value-type="float">
            <text:p>0.003648096</text:p>
          </table:table-cell>
          <table:table-cell office:value-type="float" office:value="-0.06168014" calcext:value-type="float">
            <text:p>-0.06168014</text:p>
          </table:table-cell>
          <table:table-cell office:value-type="float" office:value="-0.0017015432" calcext:value-type="float">
            <text:p>-0.0017015432</text:p>
          </table:table-cell>
        </table:table-row>
        <table:table-row table:style-name="ro1">
          <table:table-cell office:value-type="float" office:value="0.052524805" calcext:value-type="float">
            <text:p>0.052524805</text:p>
          </table:table-cell>
          <table:table-cell office:value-type="float" office:value="-0.0076680793" calcext:value-type="float">
            <text:p>-0.0076680793</text:p>
          </table:table-cell>
          <table:table-cell office:value-type="float" office:value="0.009012311" calcext:value-type="float">
            <text:p>0.009012311</text:p>
          </table:table-cell>
          <table:table-cell office:value-type="float" office:value="0.0144893415" calcext:value-type="float">
            <text:p>0.0144893415</text:p>
          </table:table-cell>
          <table:table-cell office:value-type="float" office:value="-0.055512108" calcext:value-type="float">
            <text:p>-0.055512108</text:p>
          </table:table-cell>
          <table:table-cell office:value-type="float" office:value="-0.014495307" calcext:value-type="float">
            <text:p>-0.014495307</text:p>
          </table:table-cell>
        </table:table-row>
        <table:table-row table:style-name="ro1">
          <table:table-cell office:value-type="float" office:value="0.04727231" calcext:value-type="float">
            <text:p>0.04727231</text:p>
          </table:table-cell>
          <table:table-cell office:value-type="float" office:value="-0.0022869746" calcext:value-type="float">
            <text:p>-0.0022869746</text:p>
          </table:table-cell>
          <table:table-cell office:value-type="float" office:value="0.008111091" calcext:value-type="float">
            <text:p>0.008111091</text:p>
          </table:table-cell>
          <table:table-cell office:value-type="float" office:value="0.00029626515" calcext:value-type="float">
            <text:p>0.00029626515</text:p>
          </table:table-cell>
          <table:table-cell office:value-type="float" office:value="-0.049960915" calcext:value-type="float">
            <text:p>-0.049960915</text:p>
          </table:table-cell>
          <table:table-cell office:value-type="float" office:value="-0.009310448" calcext:value-type="float">
            <text:p>-0.009310448</text:p>
          </table:table-cell>
        </table:table-row>
        <table:table-row table:style-name="ro1">
          <table:table-cell office:value-type="float" office:value="0.0425451" calcext:value-type="float">
            <text:p>0.0425451</text:p>
          </table:table-cell>
          <table:table-cell office:value-type="float" office:value="0.003874349" calcext:value-type="float">
            <text:p>0.003874349</text:p>
          </table:table-cell>
          <table:table-cell office:value-type="float" office:value="0.0072999727" calcext:value-type="float">
            <text:p>0.0072999727</text:p>
          </table:table-cell>
          <table:table-cell office:value-type="float" office:value="0.013450231" calcext:value-type="float">
            <text:p>0.013450231</text:p>
          </table:table-cell>
          <table:table-cell office:value-type="float" office:value="-0.044964816" calcext:value-type="float">
            <text:p>-0.044964816</text:p>
          </table:table-cell>
          <table:table-cell office:value-type="float" office:value="0.005683108" calcext:value-type="float">
            <text:p>0.005683108</text:p>
          </table:table-cell>
        </table:table-row>
        <table:table-row table:style-name="ro1">
          <table:table-cell office:value-type="float" office:value="0.03829061" calcext:value-type="float">
            <text:p>0.03829061</text:p>
          </table:table-cell>
          <table:table-cell office:value-type="float" office:value="0.008980097" calcext:value-type="float">
            <text:p>0.008980097</text:p>
          </table:table-cell>
          <table:table-cell office:value-type="float" office:value="0.0065699825" calcext:value-type="float">
            <text:p>0.0065699825</text:p>
          </table:table-cell>
          <table:table-cell office:value-type="float" office:value="0.008150128" calcext:value-type="float">
            <text:p>0.008150128</text:p>
          </table:table-cell>
          <table:table-cell office:value-type="float" office:value="-0.040468324" calcext:value-type="float">
            <text:p>-0.040468324</text:p>
          </table:table-cell>
          <table:table-cell office:value-type="float" office:value="0.0026977975" calcext:value-type="float">
            <text:p>0.0026977975</text:p>
          </table:table-cell>
        </table:table-row>
        <table:table-row table:style-name="ro1">
          <table:table-cell office:value-type="float" office:value="0.034461528" calcext:value-type="float">
            <text:p>0.034461528</text:p>
          </table:table-cell>
          <table:table-cell office:value-type="float" office:value="0.014673853" calcext:value-type="float">
            <text:p>0.014673853</text:p>
          </table:table-cell>
          <table:table-cell office:value-type="float" office:value="0.0059129773" calcext:value-type="float">
            <text:p>0.0059129773</text:p>
          </table:table-cell>
          <table:table-cell office:value-type="float" office:value="-0.018812345" calcext:value-type="float">
            <text:p>-0.018812345</text:p>
          </table:table-cell>
          <table:table-cell office:value-type="float" office:value="-0.036421508" calcext:value-type="float">
            <text:p>-0.036421508</text:p>
          </table:table-cell>
          <table:table-cell office:value-type="float" office:value="0.0057239034" calcext:value-type="float">
            <text:p>0.0057239034</text:p>
          </table:table-cell>
        </table:table-row>
        <table:table-row table:style-name="ro1">
          <table:table-cell office:value-type="float" office:value="0.023984106" calcext:value-type="float">
            <text:p>0.023984106</text:p>
          </table:table-cell>
          <table:table-cell office:value-type="float" office:value="0.0017807028" calcext:value-type="float">
            <text:p>0.0017807028</text:p>
          </table:table-cell>
          <table:table-cell office:value-type="float" office:value="0.033666417" calcext:value-type="float">
            <text:p>0.033666417</text:p>
          </table:table-cell>
          <table:table-cell office:value-type="float" office:value="0.01383061" calcext:value-type="float">
            <text:p>0.01383061</text:p>
          </table:table-cell>
          <table:table-cell office:value-type="float" office:value="-0.026627008" calcext:value-type="float">
            <text:p>-0.026627008</text:p>
          </table:table-cell>
          <table:table-cell office:value-type="float" office:value="-0.013964723" calcext:value-type="float">
            <text:p>-0.013964723</text:p>
          </table:table-cell>
        </table:table-row>
        <table:table-row table:style-name="ro1">
          <table:table-cell office:value-type="float" office:value="0.021365955" calcext:value-type="float">
            <text:p>0.021365955</text:p>
          </table:table-cell>
          <table:table-cell office:value-type="float" office:value="-0.00081435236" calcext:value-type="float">
            <text:p>-0.00081435236</text:p>
          </table:table-cell>
          <table:table-cell office:value-type="float" office:value="0.05227242" calcext:value-type="float">
            <text:p>0.05227242</text:p>
          </table:table-cell>
          <table:table-cell office:value-type="float" office:value="0.0027795827" calcext:value-type="float">
            <text:p>0.0027795827</text:p>
          </table:table-cell>
          <table:table-cell office:value-type="float" office:value="-0.01275822" calcext:value-type="float">
            <text:p>-0.01275822</text:p>
          </table:table-cell>
          <table:table-cell office:value-type="float" office:value="-0.012787977" calcext:value-type="float">
            <text:p>-0.012787977</text:p>
          </table:table-cell>
        </table:table-row>
        <table:table-row table:style-name="ro1">
          <table:table-cell office:value-type="float" office:value="0.03592856" calcext:value-type="float">
            <text:p>0.03592856</text:p>
          </table:table-cell>
          <table:table-cell office:value-type="float" office:value="0.0049799583" calcext:value-type="float">
            <text:p>0.0049799583</text:p>
          </table:table-cell>
          <table:table-cell office:value-type="float" office:value="0.028368434" calcext:value-type="float">
            <text:p>0.028368434</text:p>
          </table:table-cell>
          <table:table-cell office:value-type="float" office:value="0.0025016246" calcext:value-type="float">
            <text:p>0.0025016246</text:p>
          </table:table-cell>
          <table:table-cell office:value-type="float" office:value="-0.0075273137" calcext:value-type="float">
            <text:p>-0.0075273137</text:p>
          </table:table-cell>
          <table:table-cell office:value-type="float" office:value="-0.0003030725" calcext:value-type="float">
            <text:p>-0.0003030725</text:p>
          </table:table-cell>
        </table:table-row>
        <table:table-row table:style-name="ro1">
          <table:table-cell office:value-type="float" office:value="0.026183363" calcext:value-type="float">
            <text:p>0.026183363</text:p>
          </table:table-cell>
          <table:table-cell office:value-type="float" office:value="-0.0025493002" calcext:value-type="float">
            <text:p>-0.0025493002</text:p>
          </table:table-cell>
          <table:table-cell office:value-type="float" office:value="0.04486753" calcext:value-type="float">
            <text:p>0.04486753</text:p>
          </table:table-cell>
          <table:table-cell office:value-type="float" office:value="-0.0006049841" calcext:value-type="float">
            <text:p>-0.0006049841</text:p>
          </table:table-cell>
          <table:table-cell office:value-type="float" office:value="-0.023693578" calcext:value-type="float">
            <text:p>-0.023693578</text:p>
          </table:table-cell>
          <table:table-cell office:value-type="float" office:value="-0.0026897746" calcext:value-type="float">
            <text:p>-0.0026897746</text:p>
          </table:table-cell>
        </table:table-row>
        <table:table-row table:style-name="ro1">
          <table:table-cell office:value-type="float" office:value="0.024663674" calcext:value-type="float">
            <text:p>0.024663674</text:p>
          </table:table-cell>
          <table:table-cell office:value-type="float" office:value="0.004077694" calcext:value-type="float">
            <text:p>0.004077694</text:p>
          </table:table-cell>
          <table:table-cell office:value-type="float" office:value="0.04323722" calcext:value-type="float">
            <text:p>0.04323722</text:p>
          </table:table-cell>
          <table:table-cell office:value-type="float" office:value="-0.007575737" calcext:value-type="float">
            <text:p>-0.007575737</text:p>
          </table:table-cell>
          <table:table-cell office:value-type="float" office:value="-0.012974596" calcext:value-type="float">
            <text:p>-0.012974596</text:p>
          </table:table-cell>
          <table:table-cell office:value-type="float" office:value="0.004830197" calcext:value-type="float">
            <text:p>0.004830197</text:p>
          </table:table-cell>
        </table:table-row>
        <table:table-row table:style-name="ro1">
          <table:table-cell office:value-type="float" office:value="0.034941446" calcext:value-type="float">
            <text:p>0.034941446</text:p>
          </table:table-cell>
          <table:table-cell office:value-type="float" office:value="0.0036699343" calcext:value-type="float">
            <text:p>0.0036699343</text:p>
          </table:table-cell>
          <table:table-cell office:value-type="float" office:value="0.01012931" calcext:value-type="float">
            <text:p>0.01012931</text:p>
          </table:table-cell>
          <table:table-cell office:value-type="float" office:value="0.008123244" calcext:value-type="float">
            <text:p>0.008123244</text:p>
          </table:table-cell>
          <table:table-cell office:value-type="float" office:value="0.005022115" calcext:value-type="float">
            <text:p>0.005022115</text:p>
          </table:table-cell>
          <table:table-cell office:value-type="float" office:value="-0.0061996877" calcext:value-type="float">
            <text:p>-0.0061996877</text:p>
          </table:table-cell>
        </table:table-row>
        <table:table-row table:style-name="ro1">
          <table:table-cell office:value-type="float" office:value="0.026173882" calcext:value-type="float">
            <text:p>0.026173882</text:p>
          </table:table-cell>
          <table:table-cell office:value-type="float" office:value="0.00484104" calcext:value-type="float">
            <text:p>0.00484104</text:p>
          </table:table-cell>
          <table:table-cell office:value-type="float" office:value="0.027353691" calcext:value-type="float">
            <text:p>0.027353691</text:p>
          </table:table-cell>
          <table:table-cell office:value-type="float" office:value="-0.008948844" calcext:value-type="float">
            <text:p>-0.008948844</text:p>
          </table:table-cell>
          <table:table-cell office:value-type="float" office:value="-0.010641282" calcext:value-type="float">
            <text:p>-0.010641282</text:p>
          </table:table-cell>
          <table:table-cell office:value-type="float" office:value="-0.00030628167" calcext:value-type="float">
            <text:p>-0.00030628167</text:p>
          </table:table-cell>
        </table:table-row>
        <table:table-row table:style-name="ro1">
          <table:table-cell office:value-type="float" office:value="-0.0032501644" calcext:value-type="float">
            <text:p>-0.0032501644</text:p>
          </table:table-cell>
          <table:table-cell office:value-type="float" office:value="-0.0011362423" calcext:value-type="float">
            <text:p>-0.0011362423</text:p>
          </table:table-cell>
          <table:table-cell office:value-type="float" office:value="0.032089036" calcext:value-type="float">
            <text:p>0.032089036</text:p>
          </table:table-cell>
          <table:table-cell office:value-type="float" office:value="-0.015524668" calcext:value-type="float">
            <text:p>-0.015524668</text:p>
          </table:table-cell>
          <table:table-cell office:value-type="float" office:value="0.009758808" calcext:value-type="float">
            <text:p>0.009758808</text:p>
          </table:table-cell>
          <table:table-cell office:value-type="float" office:value="-0.006208294" calcext:value-type="float">
            <text:p>-0.006208294</text:p>
          </table:table-cell>
        </table:table-row>
        <table:table-row table:style-name="ro1">
          <table:table-cell office:value-type="float" office:value="-0.013472018" calcext:value-type="float">
            <text:p>-0.013472018</text:p>
          </table:table-cell>
          <table:table-cell office:value-type="float" office:value="0.0046902574" calcext:value-type="float">
            <text:p>0.0046902574</text:p>
          </table:table-cell>
          <table:table-cell office:value-type="float" office:value="0.06491528" calcext:value-type="float">
            <text:p>0.06491528</text:p>
          </table:table-cell>
          <table:table-cell office:value-type="float" office:value="-0.009357941" calcext:value-type="float">
            <text:p>-0.009357941</text:p>
          </table:table-cell>
          <table:table-cell office:value-type="float" office:value="0.0010925295" calcext:value-type="float">
            <text:p>0.0010925295</text:p>
          </table:table-cell>
          <table:table-cell office:value-type="float" office:value="-0.0011928891" calcext:value-type="float">
            <text:p>-0.0011928891</text:p>
          </table:table-cell>
        </table:table-row>
        <table:table-row table:style-name="ro1">
          <table:table-cell office:value-type="float" office:value="-0.033438288" calcext:value-type="float">
            <text:p>-0.033438288</text:p>
          </table:table-cell>
          <table:table-cell office:value-type="float" office:value="-0.005227016" calcext:value-type="float">
            <text:p>-0.005227016</text:p>
          </table:table-cell>
          <table:table-cell office:value-type="float" office:value="0.0513925" calcext:value-type="float">
            <text:p>0.0513925</text:p>
          </table:table-cell>
          <table:table-cell office:value-type="float" office:value="-0.007543244" calcext:value-type="float">
            <text:p>-0.007543244</text:p>
          </table:table-cell>
          <table:table-cell office:value-type="float" office:value="-0.04691711" calcext:value-type="float">
            <text:p>-0.04691711</text:p>
          </table:table-cell>
          <table:table-cell office:value-type="float" office:value="0.0138677675" calcext:value-type="float">
            <text:p>0.0138677675</text:p>
          </table:table-cell>
        </table:table-row>
        <table:table-row table:style-name="ro1">
          <table:table-cell office:value-type="float" office:value="-0.0133952405" calcext:value-type="float">
            <text:p>-0.0133952405</text:p>
          </table:table-cell>
          <table:table-cell office:value-type="float" office:value="0.006282008" calcext:value-type="float">
            <text:p>0.006282008</text:p>
          </table:table-cell>
          <table:table-cell office:value-type="float" office:value="0.031531576" calcext:value-type="float">
            <text:p>0.031531576</text:p>
          </table:table-cell>
          <table:table-cell office:value-type="float" office:value="0.0011212418" calcext:value-type="float">
            <text:p>0.0011212418</text:p>
          </table:table-cell>
          <table:table-cell office:value-type="float" office:value="0.033140756" calcext:value-type="float">
            <text:p>0.033140756</text:p>
          </table:table-cell>
          <table:table-cell office:value-type="float" office:value="-0.0022406846" calcext:value-type="float">
            <text:p>-0.0022406846</text:p>
          </table:table-cell>
        </table:table-row>
        <table:table-row table:style-name="ro1">
          <table:table-cell office:value-type="float" office:value="-1.5806836" calcext:value-type="float">
            <text:p>-1.5806836</text:p>
          </table:table-cell>
          <table:table-cell office:value-type="float" office:value="0.0027973792" calcext:value-type="float">
            <text:p>0.0027973792</text:p>
          </table:table-cell>
          <table:table-cell office:value-type="float" office:value="1.1307465" calcext:value-type="float">
            <text:p>1.1307465</text:p>
          </table:table-cell>
          <table:table-cell office:value-type="float" office:value="-0.009537758" calcext:value-type="float">
            <text:p>-0.009537758</text:p>
          </table:table-cell>
          <table:table-cell office:value-type="float" office:value="-0.81018794" calcext:value-type="float">
            <text:p>-0.81018794</text:p>
          </table:table-cell>
          <table:table-cell office:value-type="float" office:value="-0.00772954" calcext:value-type="float">
            <text:p>-0.00772954</text:p>
          </table:table-cell>
        </table:table-row>
        <table:table-row table:style-name="ro1">
          <table:table-cell office:value-type="float" office:value="-1.254085" calcext:value-type="float">
            <text:p>-1.254085</text:p>
          </table:table-cell>
          <table:table-cell office:value-type="float" office:value="0.020095754" calcext:value-type="float">
            <text:p>0.020095754</text:p>
          </table:table-cell>
          <table:table-cell office:value-type="float" office:value="0.095919" calcext:value-type="float">
            <text:p>0.095919</text:p>
          </table:table-cell>
          <table:table-cell office:value-type="float" office:value="-0.019130856" calcext:value-type="float">
            <text:p>-0.019130856</text:p>
          </table:table-cell>
          <table:table-cell office:value-type="float" office:value="-0.006488465" calcext:value-type="float">
            <text:p>-0.006488465</text:p>
          </table:table-cell>
          <table:table-cell office:value-type="float" office:value="0.0027114123" calcext:value-type="float">
            <text:p>0.0027114123</text:p>
          </table:table-cell>
        </table:table-row>
        <table:table-row table:style-name="ro1">
          <table:table-cell office:value-type="float" office:value="-1.260073" calcext:value-type="float">
            <text:p>-1.260073</text:p>
          </table:table-cell>
          <table:table-cell office:value-type="float" office:value="0.012812727" calcext:value-type="float">
            <text:p>0.012812727</text:p>
          </table:table-cell>
          <table:table-cell office:value-type="float" office:value="-0.5146251" calcext:value-type="float">
            <text:p>-0.5146251</text:p>
          </table:table-cell>
          <table:table-cell office:value-type="float" office:value="0.006512698" calcext:value-type="float">
            <text:p>0.006512698</text:p>
          </table:table-cell>
          <table:table-cell office:value-type="float" office:value="-0.3000535" calcext:value-type="float">
            <text:p>-0.3000535</text:p>
          </table:table-cell>
          <table:table-cell office:value-type="float" office:value="0.0020008232" calcext:value-type="float">
            <text:p>0.0020008232</text:p>
          </table:table-cell>
        </table:table-row>
        <table:table-row table:style-name="ro1">
          <table:table-cell office:value-type="float" office:value="-1.094515" calcext:value-type="float">
            <text:p>-1.094515</text:p>
          </table:table-cell>
          <table:table-cell office:value-type="float" office:value="-0.01439626" calcext:value-type="float">
            <text:p>-0.01439626</text:p>
          </table:table-cell>
          <table:table-cell office:value-type="float" office:value="-0.54995453" calcext:value-type="float">
            <text:p>-0.54995453</text:p>
          </table:table-cell>
          <table:table-cell office:value-type="float" office:value="0.006520605" calcext:value-type="float">
            <text:p>0.006520605</text:p>
          </table:table-cell>
          <table:table-cell office:value-type="float" office:value="-0.46428642" calcext:value-type="float">
            <text:p>-0.46428642</text:p>
          </table:table-cell>
          <table:table-cell office:value-type="float" office:value="-0.00017679634" calcext:value-type="float">
            <text:p>-0.00017679634</text:p>
          </table:table-cell>
        </table:table-row>
        <table:table-row table:style-name="ro1">
          <table:table-cell office:value-type="float" office:value="-0.8864062" calcext:value-type="float">
            <text:p>-0.8864062</text:p>
          </table:table-cell>
          <table:table-cell office:value-type="float" office:value="-0.019987905" calcext:value-type="float">
            <text:p>-0.019987905</text:p>
          </table:table-cell>
          <table:table-cell office:value-type="float" office:value="0.7935175" calcext:value-type="float">
            <text:p>0.7935175</text:p>
          </table:table-cell>
          <table:table-cell office:value-type="float" office:value="-0.0011627058" calcext:value-type="float">
            <text:p>-0.0011627058</text:p>
          </table:table-cell>
          <table:table-cell office:value-type="float" office:value="0.13827015" calcext:value-type="float">
            <text:p>0.13827015</text:p>
          </table:table-cell>
          <table:table-cell office:value-type="float" office:value="-0.0021366782" calcext:value-type="float">
            <text:p>-0.0021366782</text:p>
          </table:table-cell>
        </table:table-row>
        <table:table-row table:style-name="ro1">
          <table:table-cell office:value-type="float" office:value="-0.7986445" calcext:value-type="float">
            <text:p>-0.7986445</text:p>
          </table:table-cell>
          <table:table-cell office:value-type="float" office:value="-0.019966658" calcext:value-type="float">
            <text:p>-0.019966658</text:p>
          </table:table-cell>
          <table:table-cell office:value-type="float" office:value="1.0863825" calcext:value-type="float">
            <text:p>1.0863825</text:p>
          </table:table-cell>
          <table:table-cell office:value-type="float" office:value="0.0037875492" calcext:value-type="float">
            <text:p>0.0037875492</text:p>
          </table:table-cell>
          <table:table-cell office:value-type="float" office:value="-0.39586937" calcext:value-type="float">
            <text:p>-0.39586937</text:p>
          </table:table-cell>
          <table:table-cell office:value-type="float" office:value="0.0029109644" calcext:value-type="float">
            <text:p>0.0029109644</text:p>
          </table:table-cell>
        </table:table-row>
        <table:table-row table:style-name="ro1">
          <table:table-cell office:value-type="float" office:value="-0.67131907" calcext:value-type="float">
            <text:p>-0.67131907</text:p>
          </table:table-cell>
          <table:table-cell office:value-type="float" office:value="-0.008082258" calcext:value-type="float">
            <text:p>-0.008082258</text:p>
          </table:table-cell>
          <table:table-cell office:value-type="float" office:value="0.40096205" calcext:value-type="float">
            <text:p>0.40096205</text:p>
          </table:table-cell>
          <table:table-cell office:value-type="float" office:value="0.00648497" calcext:value-type="float">
            <text:p>0.00648497</text:p>
          </table:table-cell>
          <table:table-cell office:value-type="float" office:value="0.09415706" calcext:value-type="float">
            <text:p>0.09415706</text:p>
          </table:table-cell>
          <table:table-cell office:value-type="float" office:value="0.0026198535" calcext:value-type="float">
            <text:p>0.0026198535</text:p>
          </table:table-cell>
        </table:table-row>
        <table:table-row table:style-name="ro1">
          <table:table-cell office:value-type="float" office:value="-0.78326434" calcext:value-type="float">
            <text:p>-0.78326434</text:p>
          </table:table-cell>
          <table:table-cell office:value-type="float" office:value="0.0070081567" calcext:value-type="float">
            <text:p>0.0070081567</text:p>
          </table:table-cell>
          <table:table-cell office:value-type="float" office:value="-0.6771225" calcext:value-type="float">
            <text:p>-0.6771225</text:p>
          </table:table-cell>
          <table:table-cell office:value-type="float" office:value="0.002101122" calcext:value-type="float">
            <text:p>0.002101122</text:p>
          </table:table-cell>
          <table:table-cell office:value-type="float" office:value="-0.20024401" calcext:value-type="float">
            <text:p>-0.20024401</text:p>
          </table:table-cell>
          <table:table-cell office:value-type="float" office:value="0.0019184056" calcext:value-type="float">
            <text:p>0.0019184056</text:p>
          </table:table-cell>
        </table:table-row>
        <table:table-row table:style-name="ro1">
          <table:table-cell office:value-type="float" office:value="-0.8462221" calcext:value-type="float">
            <text:p>-0.8462221</text:p>
          </table:table-cell>
          <table:table-cell office:value-type="float" office:value="-0.0035803204" calcext:value-type="float">
            <text:p>-0.0035803204</text:p>
          </table:table-cell>
          <table:table-cell office:value-type="float" office:value="-0.6542344" calcext:value-type="float">
            <text:p>-0.6542344</text:p>
          </table:table-cell>
          <table:table-cell office:value-type="float" office:value="-0.0031627023" calcext:value-type="float">
            <text:p>-0.0031627023</text:p>
          </table:table-cell>
          <table:table-cell office:value-type="float" office:value="-0.1477001" calcext:value-type="float">
            <text:p>-0.1477001</text:p>
          </table:table-cell>
          <table:table-cell office:value-type="float" office:value="0.010295907" calcext:value-type="float">
            <text:p>0.010295907</text:p>
          </table:table-cell>
        </table:table-row>
        <table:table-row table:style-name="ro1">
          <table:table-cell office:value-type="float" office:value="-0.6686555" calcext:value-type="float">
            <text:p>-0.6686555</text:p>
          </table:table-cell>
          <table:table-cell office:value-type="float" office:value="0.017431993" calcext:value-type="float">
            <text:p>0.017431993</text:p>
          </table:table-cell>
          <table:table-cell office:value-type="float" office:value="0.82490975" calcext:value-type="float">
            <text:p>0.82490975</text:p>
          </table:table-cell>
          <table:table-cell office:value-type="float" office:value="0.0039650872" calcext:value-type="float">
            <text:p>0.0039650872</text:p>
          </table:table-cell>
          <table:table-cell office:value-type="float" office:value="0.013188079" calcext:value-type="float">
            <text:p>0.013188079</text:p>
          </table:table-cell>
          <table:table-cell office:value-type="float" office:value="0.0006969744" calcext:value-type="float">
            <text:p>0.0006969744</text:p>
          </table:table-cell>
        </table:table-row>
        <table:table-row table:style-name="ro1">
          <table:table-cell office:value-type="float" office:value="-0.46248338" calcext:value-type="float">
            <text:p>-0.46248338</text:p>
          </table:table-cell>
          <table:table-cell office:value-type="float" office:value="-0.0060641244" calcext:value-type="float">
            <text:p>-0.0060641244</text:p>
          </table:table-cell>
          <table:table-cell office:value-type="float" office:value="0.89381033" calcext:value-type="float">
            <text:p>0.89381033</text:p>
          </table:table-cell>
          <table:table-cell office:value-type="float" office:value="-0.00038649281" calcext:value-type="float">
            <text:p>-0.00038649281</text:p>
          </table:table-cell>
          <table:table-cell office:value-type="float" office:value="-0.014278201" calcext:value-type="float">
            <text:p>-0.014278201</text:p>
          </table:table-cell>
          <table:table-cell office:value-type="float" office:value="0.0006272964" calcext:value-type="float">
            <text:p>0.0006272964</text:p>
          </table:table-cell>
        </table:table-row>
        <table:table-row table:style-name="ro1">
          <table:table-cell office:value-type="float" office:value="-0.28154263" calcext:value-type="float">
            <text:p>-0.28154263</text:p>
          </table:table-cell>
          <table:table-cell office:value-type="float" office:value="-0.007874683" calcext:value-type="float">
            <text:p>-0.007874683</text:p>
          </table:table-cell>
          <table:table-cell office:value-type="float" office:value="0.16348693" calcext:value-type="float">
            <text:p>0.16348693</text:p>
          </table:table-cell>
          <table:table-cell office:value-type="float" office:value="-0.016827337" calcext:value-type="float">
            <text:p>-0.016827337</text:p>
          </table:table-cell>
          <table:table-cell office:value-type="float" office:value="0.15699829" calcext:value-type="float">
            <text:p>0.15699829</text:p>
          </table:table-cell>
          <table:table-cell office:value-type="float" office:value="0.006057706" calcext:value-type="float">
            <text:p>0.006057706</text:p>
          </table:table-cell>
        </table:table-row>
        <table:table-row table:style-name="ro1">
          <table:table-cell office:value-type="float" office:value="-0.3775339" calcext:value-type="float">
            <text:p>-0.3775339</text:p>
          </table:table-cell>
          <table:table-cell office:value-type="float" office:value="-0.009943725" calcext:value-type="float">
            <text:p>-0.009943725</text:p>
          </table:table-cell>
          <table:table-cell office:value-type="float" office:value="-0.71177286" calcext:value-type="float">
            <text:p>-0.71177286</text:p>
          </table:table-cell>
          <table:table-cell office:value-type="float" office:value="-0.0010821057" calcext:value-type="float">
            <text:p>-0.0010821057</text:p>
          </table:table-cell>
          <table:table-cell office:value-type="float" office:value="-0.1252299" calcext:value-type="float">
            <text:p>-0.1252299</text:p>
          </table:table-cell>
          <table:table-cell office:value-type="float" office:value="-0.00443576" calcext:value-type="float">
            <text:p>-0.00443576</text:p>
          </table:table-cell>
        </table:table-row>
        <table:table-row table:style-name="ro1">
          <table:table-cell office:value-type="float" office:value="-0.5118264" calcext:value-type="float">
            <text:p>-0.5118264</text:p>
          </table:table-cell>
          <table:table-cell office:value-type="float" office:value="-0.008729636" calcext:value-type="float">
            <text:p>-0.008729636</text:p>
          </table:table-cell>
          <table:table-cell office:value-type="float" office:value="-0.6638866" calcext:value-type="float">
            <text:p>-0.6638866</text:p>
          </table:table-cell>
          <table:table-cell office:value-type="float" office:value="-0.015915306" calcext:value-type="float">
            <text:p>-0.015915306</text:p>
          </table:table-cell>
          <table:table-cell office:value-type="float" office:value="-0.04327331" calcext:value-type="float">
            <text:p>-0.04327331</text:p>
          </table:table-cell>
          <table:table-cell office:value-type="float" office:value="0.0047968896" calcext:value-type="float">
            <text:p>0.0047968896</text:p>
          </table:table-cell>
        </table:table-row>
        <table:table-row table:style-name="ro1">
          <table:table-cell office:value-type="float" office:value="-0.14357832" calcext:value-type="float">
            <text:p>-0.14357832</text:p>
          </table:table-cell>
          <table:table-cell office:value-type="float" office:value="0.004887524" calcext:value-type="float">
            <text:p>0.004887524</text:p>
          </table:table-cell>
          <table:table-cell office:value-type="float" office:value="-0.2538456" calcext:value-type="float">
            <text:p>-0.2538456</text:p>
          </table:table-cell>
          <table:table-cell office:value-type="float" office:value="-0.016960494" calcext:value-type="float">
            <text:p>-0.016960494</text:p>
          </table:table-cell>
          <table:table-cell office:value-type="float" office:value="0.2240667" calcext:value-type="float">
            <text:p>0.2240667</text:p>
          </table:table-cell>
          <table:table-cell office:value-type="float" office:value="0.0016804892" calcext:value-type="float">
            <text:p>0.0016804892</text:p>
          </table:table-cell>
        </table:table-row>
        <table:table-row table:style-name="ro1">
          <table:table-cell office:value-type="float" office:value="-0.23205255" calcext:value-type="float">
            <text:p>-0.23205255</text:p>
          </table:table-cell>
          <table:table-cell office:value-type="float" office:value="0.0022014938" calcext:value-type="float">
            <text:p>0.0022014938</text:p>
          </table:table-cell>
          <table:table-cell office:value-type="float" office:value="0.6968075" calcext:value-type="float">
            <text:p>0.6968075</text:p>
          </table:table-cell>
          <table:table-cell office:value-type="float" office:value="-0.012627731" calcext:value-type="float">
            <text:p>-0.012627731</text:p>
          </table:table-cell>
          <table:table-cell office:value-type="float" office:value="-0.55661637" calcext:value-type="float">
            <text:p>-0.55661637</text:p>
          </table:table-cell>
          <table:table-cell office:value-type="float" office:value="0.004149171" calcext:value-type="float">
            <text:p>0.004149171</text:p>
          </table:table-cell>
        </table:table-row>
        <table:table-row table:style-name="ro1">
          <table:table-cell office:value-type="float" office:value="-0.11216756" calcext:value-type="float">
            <text:p>-0.11216756</text:p>
          </table:table-cell>
          <table:table-cell office:value-type="float" office:value="-0.0046104654" calcext:value-type="float">
            <text:p>-0.0046104654</text:p>
          </table:table-cell>
          <table:table-cell office:value-type="float" office:value="0.25007597" calcext:value-type="float">
            <text:p>0.25007597</text:p>
          </table:table-cell>
          <table:table-cell office:value-type="float" office:value="-0.006750699" calcext:value-type="float">
            <text:p>-0.006750699</text:p>
          </table:table-cell>
          <table:table-cell office:value-type="float" office:value="0.31313223" calcext:value-type="float">
            <text:p>0.31313223</text:p>
          </table:table-cell>
          <table:table-cell office:value-type="float" office:value="0.011644392" calcext:value-type="float">
            <text:p>0.011644392</text:p>
          </table:table-cell>
        </table:table-row>
        <table:table-row table:style-name="ro1">
          <table:table-cell office:value-type="float" office:value="-0.1818102" calcext:value-type="float">
            <text:p>-0.1818102</text:p>
          </table:table-cell>
          <table:table-cell office:value-type="float" office:value="-0.009642646" calcext:value-type="float">
            <text:p>-0.009642646</text:p>
          </table:table-cell>
          <table:table-cell office:value-type="float" office:value="-0.49343747" calcext:value-type="float">
            <text:p>-0.49343747</text:p>
          </table:table-cell>
          <table:table-cell office:value-type="float" office:value="-0.00014301491" calcext:value-type="float">
            <text:p>-0.00014301491</text:p>
          </table:table-cell>
          <table:table-cell office:value-type="float" office:value="0.06363054" calcext:value-type="float">
            <text:p>0.06363054</text:p>
          </table:table-cell>
          <table:table-cell office:value-type="float" office:value="-0.0018247075" calcext:value-type="float">
            <text:p>-0.0018247075</text:p>
          </table:table-cell>
        </table:table-row>
        <table:table-row table:style-name="ro1">
          <table:table-cell office:value-type="float" office:value="0.000067100926" calcext:value-type="float">
            <text:p>6.7100926E-05</text:p>
          </table:table-cell>
          <table:table-cell office:value-type="float" office:value="-0.009996724" calcext:value-type="float">
            <text:p>-0.009996724</text:p>
          </table:table-cell>
          <table:table-cell office:value-type="float" office:value="-0.59021187" calcext:value-type="float">
            <text:p>-0.59021187</text:p>
          </table:table-cell>
          <table:table-cell office:value-type="float" office:value="-0.007819141" calcext:value-type="float">
            <text:p>-0.007819141</text:p>
          </table:table-cell>
          <table:table-cell office:value-type="float" office:value="-0.08335752" calcext:value-type="float">
            <text:p>-0.08335752</text:p>
          </table:table-cell>
          <table:table-cell office:value-type="float" office:value="-0.007135405" calcext:value-type="float">
            <text:p>-0.007135405</text:p>
          </table:table-cell>
        </table:table-row>
        <table:table-row table:style-name="ro1">
          <table:table-cell office:value-type="float" office:value="-0.12650207" calcext:value-type="float">
            <text:p>-0.12650207</text:p>
          </table:table-cell>
          <table:table-cell office:value-type="float" office:value="-0.00284469" calcext:value-type="float">
            <text:p>-0.00284469</text:p>
          </table:table-cell>
          <table:table-cell office:value-type="float" office:value="0.5643659" calcext:value-type="float">
            <text:p>0.5643659</text:p>
          </table:table-cell>
          <table:table-cell office:value-type="float" office:value="-0.0052794144" calcext:value-type="float">
            <text:p>-0.0052794144</text:p>
          </table:table-cell>
          <table:table-cell office:value-type="float" office:value="0.0051784166" calcext:value-type="float">
            <text:p>0.0051784166</text:p>
          </table:table-cell>
          <table:table-cell office:value-type="float" office:value="0.011815403" calcext:value-type="float">
            <text:p>0.011815403</text:p>
          </table:table-cell>
        </table:table-row>
        <table:table-row table:style-name="ro1">
          <table:table-cell office:value-type="float" office:value="-0.1490081" calcext:value-type="float">
            <text:p>-0.1490081</text:p>
          </table:table-cell>
          <table:table-cell office:value-type="float" office:value="0.0013948726" calcext:value-type="float">
            <text:p>0.0013948726</text:p>
          </table:table-cell>
          <table:table-cell office:value-type="float" office:value="0.43651825" calcext:value-type="float">
            <text:p>0.43651825</text:p>
          </table:table-cell>
          <table:table-cell office:value-type="float" office:value="0.002060053" calcext:value-type="float">
            <text:p>0.002060053</text:p>
          </table:table-cell>
          <table:table-cell office:value-type="float" office:value="-0.38205817" calcext:value-type="float">
            <text:p>-0.38205817</text:p>
          </table:table-cell>
          <table:table-cell office:value-type="float" office:value="0.009095773" calcext:value-type="float">
            <text:p>0.009095773</text:p>
          </table:table-cell>
        </table:table-row>
        <table:table-row table:style-name="ro1">
          <table:table-cell office:value-type="float" office:value="-0.07675869" calcext:value-type="float">
            <text:p>-0.07675869</text:p>
          </table:table-cell>
          <table:table-cell office:value-type="float" office:value="0.00608936" calcext:value-type="float">
            <text:p>0.00608936</text:p>
          </table:table-cell>
          <table:table-cell office:value-type="float" office:value="0.10700213" calcext:value-type="float">
            <text:p>0.10700213</text:p>
          </table:table-cell>
          <table:table-cell office:value-type="float" office:value="-0.0097914655" calcext:value-type="float">
            <text:p>-0.0097914655</text:p>
          </table:table-cell>
          <table:table-cell office:value-type="float" office:value="0.30521992" calcext:value-type="float">
            <text:p>0.30521992</text:p>
          </table:table-cell>
          <table:table-cell office:value-type="float" office:value="0.0051100273" calcext:value-type="float">
            <text:p>0.0051100273</text:p>
          </table:table-cell>
        </table:table-row>
        <table:table-row table:style-name="ro1">
          <table:table-cell office:value-type="float" office:value="-0.021841593" calcext:value-type="float">
            <text:p>-0.021841593</text:p>
          </table:table-cell>
          <table:table-cell office:value-type="float" office:value="-0.005945385" calcext:value-type="float">
            <text:p>-0.005945385</text:p>
          </table:table-cell>
          <table:table-cell office:value-type="float" office:value="-0.3745721" calcext:value-type="float">
            <text:p>-0.3745721</text:p>
          </table:table-cell>
          <table:table-cell office:value-type="float" office:value="-0.006395326" calcext:value-type="float">
            <text:p>-0.006395326</text:p>
          </table:table-cell>
          <table:table-cell office:value-type="float" office:value="0.21185611" calcext:value-type="float">
            <text:p>0.21185611</text:p>
          </table:table-cell>
          <table:table-cell office:value-type="float" office:value="0.007675179" calcext:value-type="float">
            <text:p>0.007675179</text:p>
          </table:table-cell>
        </table:table-row>
        <table:table-row table:style-name="ro1">
          <table:table-cell office:value-type="float" office:value="0.005171682" calcext:value-type="float">
            <text:p>0.005171682</text:p>
          </table:table-cell>
          <table:table-cell office:value-type="float" office:value="-0.0077678557" calcext:value-type="float">
            <text:p>-0.0077678557</text:p>
          </table:table-cell>
          <table:table-cell office:value-type="float" office:value="-0.56255436" calcext:value-type="float">
            <text:p>-0.56255436</text:p>
          </table:table-cell>
          <table:table-cell office:value-type="float" office:value="-0.0015809865" calcext:value-type="float">
            <text:p>-0.0015809865</text:p>
          </table:table-cell>
          <table:table-cell office:value-type="float" office:value="-0.08244958" calcext:value-type="float">
            <text:p>-0.08244958</text:p>
          </table:table-cell>
          <table:table-cell office:value-type="float" office:value="-0.004298398" calcext:value-type="float">
            <text:p>-0.004298398</text:p>
          </table:table-cell>
        </table:table-row>
        <table:table-row table:style-name="ro1">
          <table:table-cell office:value-type="float" office:value="-0.004354315" calcext:value-type="float">
            <text:p>-0.004354315</text:p>
          </table:table-cell>
          <table:table-cell office:value-type="float" office:value="-0.010067229" calcext:value-type="float">
            <text:p>-0.010067229</text:p>
          </table:table-cell>
          <table:table-cell office:value-type="float" office:value="-0.29909676" calcext:value-type="float">
            <text:p>-0.29909676</text:p>
          </table:table-cell>
          <table:table-cell office:value-type="float" office:value="-0.0029609802" calcext:value-type="float">
            <text:p>-0.0029609802</text:p>
          </table:table-cell>
          <table:table-cell office:value-type="float" office:value="0.5238911" calcext:value-type="float">
            <text:p>0.5238911</text:p>
          </table:table-cell>
          <table:table-cell office:value-type="float" office:value="-0.0021107616" calcext:value-type="float">
            <text:p>-0.0021107616</text:p>
          </table:table-cell>
        </table:table-row>
        <table:table-row table:style-name="ro1">
          <table:table-cell office:value-type="float" office:value="-0.026111254" calcext:value-type="float">
            <text:p>-0.026111254</text:p>
          </table:table-cell>
          <table:table-cell office:value-type="float" office:value="-0.005105408" calcext:value-type="float">
            <text:p>-0.005105408</text:p>
          </table:table-cell>
          <table:table-cell office:value-type="float" office:value="0.6554223" calcext:value-type="float">
            <text:p>0.6554223</text:p>
          </table:table-cell>
          <table:table-cell office:value-type="float" office:value="-0.0028846103" calcext:value-type="float">
            <text:p>-0.0028846103</text:p>
          </table:table-cell>
          <table:table-cell office:value-type="float" office:value="-0.42805856" calcext:value-type="float">
            <text:p>-0.42805856</text:p>
          </table:table-cell>
          <table:table-cell office:value-type="float" office:value="0.0007370404" calcext:value-type="float">
            <text:p>0.0007370404</text:p>
          </table:table-cell>
        </table:table-row>
        <table:table-row table:style-name="ro1">
          <table:table-cell office:value-type="float" office:value="-0.06063395" calcext:value-type="float">
            <text:p>-0.06063395</text:p>
          </table:table-cell>
          <table:table-cell office:value-type="float" office:value="-0.0048145885" calcext:value-type="float">
            <text:p>-0.0048145885</text:p>
          </table:table-cell>
          <table:table-cell office:value-type="float" office:value="0.072423995" calcext:value-type="float">
            <text:p>0.072423995</text:p>
          </table:table-cell>
          <table:table-cell office:value-type="float" office:value="-0.0043539624" calcext:value-type="float">
            <text:p>-0.0043539624</text:p>
          </table:table-cell>
          <table:table-cell office:value-type="float" office:value="0.35742304" calcext:value-type="float">
            <text:p>0.35742304</text:p>
          </table:table-cell>
          <table:table-cell office:value-type="float" office:value="0.007035386" calcext:value-type="float">
            <text:p>0.007035386</text:p>
          </table:table-cell>
        </table:table-row>
        <table:table-row table:style-name="ro1">
          <table:table-cell office:value-type="float" office:value="0.012446054" calcext:value-type="float">
            <text:p>0.012446054</text:p>
          </table:table-cell>
          <table:table-cell office:value-type="float" office:value="-0.0012569267" calcext:value-type="float">
            <text:p>-0.0012569267</text:p>
          </table:table-cell>
          <table:table-cell office:value-type="float" office:value="-0.024906294" calcext:value-type="float">
            <text:p>-0.024906294</text:p>
          </table:table-cell>
          <table:table-cell office:value-type="float" office:value="-0.004797473" calcext:value-type="float">
            <text:p>-0.004797473</text:p>
          </table:table-cell>
          <table:table-cell office:value-type="float" office:value="0.12700301" calcext:value-type="float">
            <text:p>0.12700301</text:p>
          </table:table-cell>
          <table:table-cell office:value-type="float" office:value="0.006991041" calcext:value-type="float">
            <text:p>0.006991041</text:p>
          </table:table-cell>
        </table:table-row>
        <table:table-row table:style-name="ro1">
          <table:table-cell office:value-type="float" office:value="0.23861839" calcext:value-type="float">
            <text:p>0.23861839</text:p>
          </table:table-cell>
          <table:table-cell office:value-type="float" office:value="0.0012857607" calcext:value-type="float">
            <text:p>0.0012857607</text:p>
          </table:table-cell>
          <table:table-cell office:value-type="float" office:value="-0.2502721" calcext:value-type="float">
            <text:p>-0.2502721</text:p>
          </table:table-cell>
          <table:table-cell office:value-type="float" office:value="-0.0019007369" calcext:value-type="float">
            <text:p>-0.0019007369</text:p>
          </table:table-cell>
          <table:table-cell office:value-type="float" office:value="-0.2216592" calcext:value-type="float">
            <text:p>-0.2216592</text:p>
          </table:table-cell>
          <table:table-cell office:value-type="float" office:value="0.0023368625" calcext:value-type="float">
            <text:p>0.0023368625</text:p>
          </table:table-cell>
        </table:table-row>
        <table:table-row table:style-name="ro1">
          <table:table-cell office:value-type="float" office:value="0.24551827" calcext:value-type="float">
            <text:p>0.24551827</text:p>
          </table:table-cell>
          <table:table-cell office:value-type="float" office:value="0.005991189" calcext:value-type="float">
            <text:p>0.005991189</text:p>
          </table:table-cell>
          <table:table-cell office:value-type="float" office:value="-0.765113" calcext:value-type="float">
            <text:p>-0.765113</text:p>
          </table:table-cell>
          <table:table-cell office:value-type="float" office:value="-0.01049972" calcext:value-type="float">
            <text:p>-0.01049972</text:p>
          </table:table-cell>
          <table:table-cell office:value-type="float" office:value="-0.102813594" calcext:value-type="float">
            <text:p>-0.102813594</text:p>
          </table:table-cell>
          <table:table-cell office:value-type="float" office:value="0.0036412461" calcext:value-type="float">
            <text:p>0.0036412461</text:p>
          </table:table-cell>
        </table:table-row>
        <table:table-row table:style-name="ro1">
          <table:table-cell office:value-type="float" office:value="0.38488242" calcext:value-type="float">
            <text:p>0.38488242</text:p>
          </table:table-cell>
          <table:table-cell office:value-type="float" office:value="-0.00185889" calcext:value-type="float">
            <text:p>-0.00185889</text:p>
          </table:table-cell>
          <table:table-cell office:value-type="float" office:value="-0.53127754" calcext:value-type="float">
            <text:p>-0.53127754</text:p>
          </table:table-cell>
          <table:table-cell office:value-type="float" office:value="-0.0039565843" calcext:value-type="float">
            <text:p>-0.0039565843</text:p>
          </table:table-cell>
          <table:table-cell office:value-type="float" office:value="-0.11340625" calcext:value-type="float">
            <text:p>-0.11340625</text:p>
          </table:table-cell>
          <table:table-cell office:value-type="float" office:value="0.004375758" calcext:value-type="float">
            <text:p>0.004375758</text:p>
          </table:table-cell>
        </table:table-row>
        <table:table-row table:style-name="ro1">
          <table:table-cell office:value-type="float" office:value="0.5103102" calcext:value-type="float">
            <text:p>0.5103102</text:p>
          </table:table-cell>
          <table:table-cell office:value-type="float" office:value="-0.0016730011" calcext:value-type="float">
            <text:p>-0.0016730011</text:p>
          </table:table-cell>
          <table:table-cell office:value-type="float" office:value="-0.85937536" calcext:value-type="float">
            <text:p>-0.85937536</text:p>
          </table:table-cell>
          <table:table-cell office:value-type="float" office:value="-0.0033412005" calcext:value-type="float">
            <text:p>-0.0033412005</text:p>
          </table:table-cell>
          <table:table-cell office:value-type="float" office:value="0.24092756" calcext:value-type="float">
            <text:p>0.24092756</text:p>
          </table:table-cell>
          <table:table-cell office:value-type="float" office:value="0.003938192" calcext:value-type="float">
            <text:p>0.003938192</text:p>
          </table:table-cell>
        </table:table-row>
        <table:table-row table:style-name="ro1">
          <table:table-cell office:value-type="float" office:value="0.62693053" calcext:value-type="float">
            <text:p>0.62693053</text:p>
          </table:table-cell>
          <table:table-cell office:value-type="float" office:value="-0.009635644" calcext:value-type="float">
            <text:p>-0.009635644</text:p>
          </table:table-cell>
          <table:table-cell office:value-type="float" office:value="-0.7686038" calcext:value-type="float">
            <text:p>-0.7686038</text:p>
          </table:table-cell>
          <table:table-cell office:value-type="float" office:value="-0.00806079" calcext:value-type="float">
            <text:p>-0.00806079</text:p>
          </table:table-cell>
          <table:table-cell office:value-type="float" office:value="0.10982794" calcext:value-type="float">
            <text:p>0.10982794</text:p>
          </table:table-cell>
          <table:table-cell office:value-type="float" office:value="0.0004681991" calcext:value-type="float">
            <text:p>0.0004681991</text:p>
          </table:table-cell>
        </table:table-row>
        <table:table-row table:style-name="ro1">
          <table:table-cell office:value-type="float" office:value="0.66069746" calcext:value-type="float">
            <text:p>0.66069746</text:p>
          </table:table-cell>
          <table:table-cell office:value-type="float" office:value="-0.0031789306" calcext:value-type="float">
            <text:p>-0.0031789306</text:p>
          </table:table-cell>
          <table:table-cell office:value-type="float" office:value="-0.6354935" calcext:value-type="float">
            <text:p>-0.6354935</text:p>
          </table:table-cell>
          <table:table-cell office:value-type="float" office:value="-0.005716628" calcext:value-type="float">
            <text:p>-0.005716628</text:p>
          </table:table-cell>
          <table:table-cell office:value-type="float" office:value="0.2629809" calcext:value-type="float">
            <text:p>0.2629809</text:p>
          </table:table-cell>
          <table:table-cell office:value-type="float" office:value="0.007013165" calcext:value-type="float">
            <text:p>0.007013165</text:p>
          </table:table-cell>
        </table:table-row>
        <table:table-row table:style-name="ro1">
          <table:table-cell office:value-type="float" office:value="0.9885974" calcext:value-type="float">
            <text:p>0.9885974</text:p>
          </table:table-cell>
          <table:table-cell office:value-type="float" office:value="0.0004348918" calcext:value-type="float">
            <text:p>0.0004348918</text:p>
          </table:table-cell>
          <table:table-cell office:value-type="float" office:value="-0.2812459" calcext:value-type="float">
            <text:p>-0.2812459</text:p>
          </table:table-cell>
          <table:table-cell office:value-type="float" office:value="-0.0040463316" calcext:value-type="float">
            <text:p>-0.0040463316</text:p>
          </table:table-cell>
          <table:table-cell office:value-type="float" office:value="0.33116525" calcext:value-type="float">
            <text:p>0.33116525</text:p>
          </table:table-cell>
          <table:table-cell office:value-type="float" office:value="0.0023567984" calcext:value-type="float">
            <text:p>0.0023567984</text:p>
          </table:table-cell>
        </table:table-row>
        <table:table-row table:style-name="ro1">
          <table:table-cell office:value-type="float" office:value="0.983561" calcext:value-type="float">
            <text:p>0.983561</text:p>
          </table:table-cell>
          <table:table-cell office:value-type="float" office:value="-0.0057609547" calcext:value-type="float">
            <text:p>-0.0057609547</text:p>
          </table:table-cell>
          <table:table-cell office:value-type="float" office:value="-0.21554805" calcext:value-type="float">
            <text:p>-0.21554805</text:p>
          </table:table-cell>
          <table:table-cell office:value-type="float" office:value="-0.009574317" calcext:value-type="float">
            <text:p>-0.009574317</text:p>
          </table:table-cell>
          <table:table-cell office:value-type="float" office:value="0.09985536" calcext:value-type="float">
            <text:p>0.09985536</text:p>
          </table:table-cell>
          <table:table-cell office:value-type="float" office:value="-0.004250941" calcext:value-type="float">
            <text:p>-0.004250941</text:p>
          </table:table-cell>
        </table:table-row>
        <table:table-row table:style-name="ro1">
          <table:table-cell office:value-type="float" office:value="1.0456052" calcext:value-type="float">
            <text:p>1.0456052</text:p>
          </table:table-cell>
          <table:table-cell office:value-type="float" office:value="-0.013314719" calcext:value-type="float">
            <text:p>-0.013314719</text:p>
          </table:table-cell>
          <table:table-cell office:value-type="float" office:value="-0.12521888" calcext:value-type="float">
            <text:p>-0.12521888</text:p>
          </table:table-cell>
          <table:table-cell office:value-type="float" office:value="-0.009495789" calcext:value-type="float">
            <text:p>-0.009495789</text:p>
          </table:table-cell>
          <table:table-cell office:value-type="float" office:value="0.16281903" calcext:value-type="float">
            <text:p>0.16281903</text:p>
          </table:table-cell>
          <table:table-cell office:value-type="float" office:value="0.009577441" calcext:value-type="float">
            <text:p>0.009577441</text:p>
          </table:table-cell>
        </table:table-row>
        <table:table-row table:style-name="ro1">
          <table:table-cell office:value-type="float" office:value="0.76020974" calcext:value-type="float">
            <text:p>0.76020974</text:p>
          </table:table-cell>
          <table:table-cell office:value-type="float" office:value="0.0042765653" calcext:value-type="float">
            <text:p>0.0042765653</text:p>
          </table:table-cell>
          <table:table-cell office:value-type="float" office:value="0.4126692" calcext:value-type="float">
            <text:p>0.4126692</text:p>
          </table:table-cell>
          <table:table-cell office:value-type="float" office:value="-0.010523747" calcext:value-type="float">
            <text:p>-0.010523747</text:p>
          </table:table-cell>
          <table:table-cell office:value-type="float" office:value="-0.05099704" calcext:value-type="float">
            <text:p>-0.05099704</text:p>
          </table:table-cell>
          <table:table-cell office:value-type="float" office:value="-0.00016935689" calcext:value-type="float">
            <text:p>-0.00016935689</text:p>
          </table:table-cell>
        </table:table-row>
        <table:table-row table:style-name="ro1">
          <table:table-cell office:value-type="float" office:value="0.6184905" calcext:value-type="float">
            <text:p>0.6184905</text:p>
          </table:table-cell>
          <table:table-cell office:value-type="float" office:value="-0.002303458" calcext:value-type="float">
            <text:p>-0.002303458</text:p>
          </table:table-cell>
          <table:table-cell office:value-type="float" office:value="0.01786229" calcext:value-type="float">
            <text:p>0.01786229</text:p>
          </table:table-cell>
          <table:table-cell office:value-type="float" office:value="-0.01584344" calcext:value-type="float">
            <text:p>-0.01584344</text:p>
          </table:table-cell>
          <table:table-cell office:value-type="float" office:value="0.1635021" calcext:value-type="float">
            <text:p>0.1635021</text:p>
          </table:table-cell>
          <table:table-cell office:value-type="float" office:value="0.006659086" calcext:value-type="float">
            <text:p>0.006659086</text:p>
          </table:table-cell>
        </table:table-row>
        <table:table-row table:style-name="ro1">
          <table:table-cell office:value-type="float" office:value="0.5014901" calcext:value-type="float">
            <text:p>0.5014901</text:p>
          </table:table-cell>
          <table:table-cell office:value-type="float" office:value="-0.005368998" calcext:value-type="float">
            <text:p>-0.005368998</text:p>
          </table:table-cell>
          <table:table-cell office:value-type="float" office:value="-0.06038879" calcext:value-type="float">
            <text:p>-0.06038879</text:p>
          </table:table-cell>
          <table:table-cell office:value-type="float" office:value="-0.012061834" calcext:value-type="float">
            <text:p>-0.012061834</text:p>
          </table:table-cell>
          <table:table-cell office:value-type="float" office:value="0.19043802" calcext:value-type="float">
            <text:p>0.19043802</text:p>
          </table:table-cell>
          <table:table-cell office:value-type="float" office:value="-0.0008183395" calcext:value-type="float">
            <text:p>-0.0008183395</text:p>
          </table:table-cell>
        </table:table-row>
        <table:table-row table:style-name="ro1">
          <table:table-cell office:value-type="float" office:value="-0.35132" calcext:value-type="float">
            <text:p>-0.35132</text:p>
          </table:table-cell>
          <table:table-cell office:value-type="float" office:value="-0.009885814" calcext:value-type="float">
            <text:p>-0.009885814</text:p>
          </table:table-cell>
          <table:table-cell office:value-type="float" office:value="0.41850165" calcext:value-type="float">
            <text:p>0.41850165</text:p>
          </table:table-cell>
          <table:table-cell office:value-type="float" office:value="-0.011734559" calcext:value-type="float">
            <text:p>-0.011734559</text:p>
          </table:table-cell>
          <table:table-cell office:value-type="float" office:value="0.13667738" calcext:value-type="float">
            <text:p>0.13667738</text:p>
          </table:table-cell>
          <table:table-cell office:value-type="float" office:value="0.009370887" calcext:value-type="float">
            <text:p>0.009370887</text:p>
          </table:table-cell>
        </table:table-row>
        <table:table-row table:style-name="ro1">
          <table:table-cell office:value-type="float" office:value="-0.010548375" calcext:value-type="float">
            <text:p>-0.010548375</text:p>
          </table:table-cell>
          <table:table-cell office:value-type="float" office:value="-0.007359172" calcext:value-type="float">
            <text:p>-0.007359172</text:p>
          </table:table-cell>
          <table:table-cell office:value-type="float" office:value="-0.081917875" calcext:value-type="float">
            <text:p>-0.081917875</text:p>
          </table:table-cell>
          <table:table-cell office:value-type="float" office:value="-0.0059468434" calcext:value-type="float">
            <text:p>-0.0059468434</text:p>
          </table:table-cell>
          <table:table-cell office:value-type="float" office:value="0.56466" calcext:value-type="float">
            <text:p>0.56466</text:p>
          </table:table-cell>
          <table:table-cell office:value-type="float" office:value="0.00008421652" calcext:value-type="float">
            <text:p>8.421652E-05</text:p>
          </table:table-cell>
        </table:table-row>
        <table:table-row table:style-name="ro1">
          <table:table-cell office:value-type="float" office:value="0.35525253" calcext:value-type="float">
            <text:p>0.35525253</text:p>
          </table:table-cell>
          <table:table-cell office:value-type="float" office:value="-0.007282444" calcext:value-type="float">
            <text:p>-0.007282444</text:p>
          </table:table-cell>
          <table:table-cell office:value-type="float" office:value="-0.093501516" calcext:value-type="float">
            <text:p>-0.093501516</text:p>
          </table:table-cell>
          <table:table-cell office:value-type="float" office:value="-0.008867788" calcext:value-type="float">
            <text:p>-0.008867788</text:p>
          </table:table-cell>
          <table:table-cell office:value-type="float" office:value="0.45018628" calcext:value-type="float">
            <text:p>0.45018628</text:p>
          </table:table-cell>
          <table:table-cell office:value-type="float" office:value="0.0046900627" calcext:value-type="float">
            <text:p>0.0046900627</text:p>
          </table:table-cell>
        </table:table-row>
        <table:table-row table:style-name="ro1">
          <table:table-cell office:value-type="float" office:value="0.4495857" calcext:value-type="float">
            <text:p>0.4495857</text:p>
          </table:table-cell>
          <table:table-cell office:value-type="float" office:value="-0.0017202148" calcext:value-type="float">
            <text:p>-0.0017202148</text:p>
          </table:table-cell>
          <table:table-cell office:value-type="float" office:value="-0.056026354" calcext:value-type="float">
            <text:p>-0.056026354</text:p>
          </table:table-cell>
          <table:table-cell office:value-type="float" office:value="-0.0049048346" calcext:value-type="float">
            <text:p>-0.0049048346</text:p>
          </table:table-cell>
          <table:table-cell office:value-type="float" office:value="0.42208654" calcext:value-type="float">
            <text:p>0.42208654</text:p>
          </table:table-cell>
          <table:table-cell office:value-type="float" office:value="-0.0021510222" calcext:value-type="float">
            <text:p>-0.0021510222</text:p>
          </table:table-cell>
        </table:table-row>
        <table:table-row table:style-name="ro1">
          <table:table-cell office:value-type="float" office:value="0.11656561" calcext:value-type="float">
            <text:p>0.11656561</text:p>
          </table:table-cell>
          <table:table-cell office:value-type="float" office:value="0.0041647307" calcext:value-type="float">
            <text:p>0.0041647307</text:p>
          </table:table-cell>
          <table:table-cell office:value-type="float" office:value="0.109097764" calcext:value-type="float">
            <text:p>0.109097764</text:p>
          </table:table-cell>
          <table:table-cell office:value-type="float" office:value="-0.0002395515" calcext:value-type="float">
            <text:p>-0.0002395515</text:p>
          </table:table-cell>
          <table:table-cell office:value-type="float" office:value="0.33439448" calcext:value-type="float">
            <text:p>0.33439448</text:p>
          </table:table-cell>
          <table:table-cell office:value-type="float" office:value="0.0059742187" calcext:value-type="float">
            <text:p>0.0059742187</text:p>
          </table:table-cell>
        </table:table-row>
        <table:table-row table:style-name="ro1">
          <table:table-cell office:value-type="float" office:value="0.16797055" calcext:value-type="float">
            <text:p>0.16797055</text:p>
          </table:table-cell>
          <table:table-cell office:value-type="float" office:value="0.0019904175" calcext:value-type="float">
            <text:p>0.0019904175</text:p>
          </table:table-cell>
          <table:table-cell office:value-type="float" office:value="0.12829055" calcext:value-type="float">
            <text:p>0.12829055</text:p>
          </table:table-cell>
          <table:table-cell office:value-type="float" office:value="0.003080303" calcext:value-type="float">
            <text:p>0.003080303</text:p>
          </table:table-cell>
          <table:table-cell office:value-type="float" office:value="0.24514456" calcext:value-type="float">
            <text:p>0.24514456</text:p>
          </table:table-cell>
          <table:table-cell office:value-type="float" office:value="-0.002753083" calcext:value-type="float">
            <text:p>-0.002753083</text:p>
          </table:table-cell>
        </table:table-row>
        <table:table-row table:style-name="ro1">
          <table:table-cell office:value-type="float" office:value="0.63391274" calcext:value-type="float">
            <text:p>0.63391274</text:p>
          </table:table-cell>
          <table:table-cell office:value-type="float" office:value="-0.0023834442" calcext:value-type="float">
            <text:p>-0.0023834442</text:p>
          </table:table-cell>
          <table:table-cell office:value-type="float" office:value="0.03921636" calcext:value-type="float">
            <text:p>0.03921636</text:p>
          </table:table-cell>
          <table:table-cell office:value-type="float" office:value="-0.0020617123" calcext:value-type="float">
            <text:p>-0.0020617123</text:p>
          </table:table-cell>
          <table:table-cell office:value-type="float" office:value="-0.3267088" calcext:value-type="float">
            <text:p>-0.3267088</text:p>
          </table:table-cell>
          <table:table-cell office:value-type="float" office:value="0.004333747" calcext:value-type="float">
            <text:p>0.004333747</text:p>
          </table:table-cell>
        </table:table-row>
        <table:table-row table:style-name="ro1">
          <table:table-cell office:value-type="float" office:value="0.6269913" calcext:value-type="float">
            <text:p>0.6269913</text:p>
          </table:table-cell>
          <table:table-cell office:value-type="float" office:value="0.008182082" calcext:value-type="float">
            <text:p>0.008182082</text:p>
          </table:table-cell>
          <table:table-cell office:value-type="float" office:value="-0.014143757" calcext:value-type="float">
            <text:p>-0.014143757</text:p>
          </table:table-cell>
          <table:table-cell office:value-type="float" office:value="0.009789964" calcext:value-type="float">
            <text:p>0.009789964</text:p>
          </table:table-cell>
          <table:table-cell office:value-type="float" office:value="0.13794452" calcext:value-type="float">
            <text:p>0.13794452</text:p>
          </table:table-cell>
          <table:table-cell office:value-type="float" office:value="-0.0013730405" calcext:value-type="float">
            <text:p>-0.0013730405</text:p>
          </table:table-cell>
        </table:table-row>
        <table:table-row table:style-name="ro1">
          <table:table-cell office:value-type="float" office:value="0.32281262" calcext:value-type="float">
            <text:p>0.32281262</text:p>
          </table:table-cell>
          <table:table-cell office:value-type="float" office:value="0.003408824" calcext:value-type="float">
            <text:p>0.003408824</text:p>
          </table:table-cell>
          <table:table-cell office:value-type="float" office:value="0.13910167" calcext:value-type="float">
            <text:p>0.13910167</text:p>
          </table:table-cell>
          <table:table-cell office:value-type="float" office:value="0.0055150697" calcext:value-type="float">
            <text:p>0.0055150697</text:p>
          </table:table-cell>
          <table:table-cell office:value-type="float" office:value="-0.18105015" calcext:value-type="float">
            <text:p>-0.18105015</text:p>
          </table:table-cell>
          <table:table-cell office:value-type="float" office:value="-0.0038724525" calcext:value-type="float">
            <text:p>-0.0038724525</text:p>
          </table:table-cell>
        </table:table-row>
        <table:table-row table:style-name="ro1">
          <table:table-cell office:value-type="float" office:value="0.29184973" calcext:value-type="float">
            <text:p>0.29184973</text:p>
          </table:table-cell>
          <table:table-cell office:value-type="float" office:value="0.001749535" calcext:value-type="float">
            <text:p>0.001749535</text:p>
          </table:table-cell>
          <table:table-cell office:value-type="float" office:value="0.14760363" calcext:value-type="float">
            <text:p>0.14760363</text:p>
          </table:table-cell>
          <table:table-cell office:value-type="float" office:value="0.005183291" calcext:value-type="float">
            <text:p>0.005183291</text:p>
          </table:table-cell>
          <table:table-cell office:value-type="float" office:value="-0.1611873" calcext:value-type="float">
            <text:p>-0.1611873</text:p>
          </table:table-cell>
          <table:table-cell office:value-type="float" office:value="-0.009417809" calcext:value-type="float">
            <text:p>-0.009417809</text:p>
          </table:table-cell>
        </table:table-row>
        <table:table-row table:style-name="ro1">
          <table:table-cell office:value-type="float" office:value="0.25277704" calcext:value-type="float">
            <text:p>0.25277704</text:p>
          </table:table-cell>
          <table:table-cell office:value-type="float" office:value="0.0028929736" calcext:value-type="float">
            <text:p>0.0028929736</text:p>
          </table:table-cell>
          <table:table-cell office:value-type="float" office:value="0.13020654" calcext:value-type="float">
            <text:p>0.13020654</text:p>
          </table:table-cell>
          <table:table-cell office:value-type="float" office:value="0.011037032" calcext:value-type="float">
            <text:p>0.011037032</text:p>
          </table:table-cell>
          <table:table-cell office:value-type="float" office:value="-0.15539572" calcext:value-type="float">
            <text:p>-0.15539572</text:p>
          </table:table-cell>
          <table:table-cell office:value-type="float" office:value="0.0066850996" calcext:value-type="float">
            <text:p>0.0066850996</text:p>
          </table:table-cell>
        </table:table-row>
        <table:table-row table:style-name="ro1">
          <table:table-cell office:value-type="float" office:value="0.23079523" calcext:value-type="float">
            <text:p>0.23079523</text:p>
          </table:table-cell>
          <table:table-cell office:value-type="float" office:value="0.003922049" calcext:value-type="float">
            <text:p>0.003922049</text:p>
          </table:table-cell>
          <table:table-cell office:value-type="float" office:value="0.134764" calcext:value-type="float">
            <text:p>0.134764</text:p>
          </table:table-cell>
          <table:table-cell office:value-type="float" office:value="0.014547589" calcext:value-type="float">
            <text:p>0.014547589</text:p>
          </table:table-cell>
          <table:table-cell office:value-type="float" office:value="-0.15853293" calcext:value-type="float">
            <text:p>-0.15853293</text:p>
          </table:table-cell>
          <table:table-cell office:value-type="float" office:value="-0.006507817" calcext:value-type="float">
            <text:p>-0.006507817</text:p>
          </table:table-cell>
        </table:table-row>
        <table:table-row table:style-name="ro1">
          <table:table-cell office:value-type="float" office:value="0.21584558" calcext:value-type="float">
            <text:p>0.21584558</text:p>
          </table:table-cell>
          <table:table-cell office:value-type="float" office:value="-0.002842259" calcext:value-type="float">
            <text:p>-0.002842259</text:p>
          </table:table-cell>
          <table:table-cell office:value-type="float" office:value="0.10261084" calcext:value-type="float">
            <text:p>0.10261084</text:p>
          </table:table-cell>
          <table:table-cell office:value-type="float" office:value="-0.0025077572" calcext:value-type="float">
            <text:p>-0.0025077572</text:p>
          </table:table-cell>
          <table:table-cell office:value-type="float" office:value="-0.13806535" calcext:value-type="float">
            <text:p>-0.13806535</text:p>
          </table:table-cell>
          <table:table-cell office:value-type="float" office:value="-0.005637304" calcext:value-type="float">
            <text:p>-0.005637304</text:p>
          </table:table-cell>
        </table:table-row>
        <table:table-row table:style-name="ro1">
          <table:table-cell office:value-type="float" office:value="0.1832747" calcext:value-type="float">
            <text:p>0.1832747</text:p>
          </table:table-cell>
          <table:table-cell office:value-type="float" office:value="0.002935179" calcext:value-type="float">
            <text:p>0.002935179</text:p>
          </table:table-cell>
          <table:table-cell office:value-type="float" office:value="0.078067526" calcext:value-type="float">
            <text:p>0.078067526</text:p>
          </table:table-cell>
          <table:table-cell office:value-type="float" office:value="0.0063123493" calcext:value-type="float">
            <text:p>0.0063123493</text:p>
          </table:table-cell>
          <table:table-cell office:value-type="float" office:value="-0.1172276" calcext:value-type="float">
            <text:p>-0.1172276</text:p>
          </table:table-cell>
          <table:table-cell office:value-type="float" office:value="-0.004194683" calcext:value-type="float">
            <text:p>-0.004194683</text:p>
          </table:table-cell>
        </table:table-row>
        <table:table-row table:style-name="ro1">
          <table:table-cell office:value-type="float" office:value="0.15505949" calcext:value-type="float">
            <text:p>0.15505949</text:p>
          </table:table-cell>
          <table:table-cell office:value-type="float" office:value="-0.004389616" calcext:value-type="float">
            <text:p>-0.004389616</text:p>
          </table:table-cell>
          <table:table-cell office:value-type="float" office:value="0.05356154" calcext:value-type="float">
            <text:p>0.05356154</text:p>
          </table:table-cell>
          <table:table-cell office:value-type="float" office:value="-0.0015698638" calcext:value-type="float">
            <text:p>-0.0015698638</text:p>
          </table:table-cell>
          <table:table-cell office:value-type="float" office:value="-0.10594428" calcext:value-type="float">
            <text:p>-0.10594428</text:p>
          </table:table-cell>
          <table:table-cell office:value-type="float" office:value="0.0008390533" calcext:value-type="float">
            <text:p>0.0008390533</text:p>
          </table:table-cell>
        </table:table-row>
        <table:table-row table:style-name="ro1">
          <table:table-cell office:value-type="float" office:value="0.16921666" calcext:value-type="float">
            <text:p>0.16921666</text:p>
          </table:table-cell>
          <table:table-cell office:value-type="float" office:value="-0.00021530644" calcext:value-type="float">
            <text:p>-0.00021530644</text:p>
          </table:table-cell>
          <table:table-cell office:value-type="float" office:value="0.15367414" calcext:value-type="float">
            <text:p>0.15367414</text:p>
          </table:table-cell>
          <table:table-cell office:value-type="float" office:value="-0.010861123" calcext:value-type="float">
            <text:p>-0.010861123</text:p>
          </table:table-cell>
          <table:table-cell office:value-type="float" office:value="-0.22476879" calcext:value-type="float">
            <text:p>-0.22476879</text:p>
          </table:table-cell>
          <table:table-cell office:value-type="float" office:value="-0.0023210112" calcext:value-type="float">
            <text:p>-0.0023210112</text:p>
          </table:table-cell>
        </table:table-row>
        <table:table-row table:style-name="ro1">
          <table:table-cell office:value-type="float" office:value="0.18964846" calcext:value-type="float">
            <text:p>0.18964846</text:p>
          </table:table-cell>
          <table:table-cell office:value-type="float" office:value="-0.00041349727" calcext:value-type="float">
            <text:p>-0.00041349727</text:p>
          </table:table-cell>
          <table:table-cell office:value-type="float" office:value="0.05195418" calcext:value-type="float">
            <text:p>0.05195418</text:p>
          </table:table-cell>
          <table:table-cell office:value-type="float" office:value="0.0036283121" calcext:value-type="float">
            <text:p>0.0036283121</text:p>
          </table:table-cell>
          <table:table-cell office:value-type="float" office:value="-0.14889836" calcext:value-type="float">
            <text:p>-0.14889836</text:p>
          </table:table-cell>
          <table:table-cell office:value-type="float" office:value="0.0025253287" calcext:value-type="float">
            <text:p>0.0025253287</text:p>
          </table:table-cell>
        </table:table-row>
        <table:table-row table:style-name="ro1">
          <table:table-cell office:value-type="float" office:value="0.14585455" calcext:value-type="float">
            <text:p>0.14585455</text:p>
          </table:table-cell>
          <table:table-cell office:value-type="float" office:value="0.007098597" calcext:value-type="float">
            <text:p>0.007098597</text:p>
          </table:table-cell>
          <table:table-cell office:value-type="float" office:value="0.0331357" calcext:value-type="float">
            <text:p>0.0331357</text:p>
          </table:table-cell>
          <table:table-cell office:value-type="float" office:value="0.012274266" calcext:value-type="float">
            <text:p>0.012274266</text:p>
          </table:table-cell>
          <table:table-cell office:value-type="float" office:value="-0.07380348" calcext:value-type="float">
            <text:p>-0.07380348</text:p>
          </table:table-cell>
          <table:table-cell office:value-type="float" office:value="-0.007395154" calcext:value-type="float">
            <text:p>-0.007395154</text:p>
          </table:table-cell>
        </table:table-row>
        <table:table-row table:style-name="ro1">
          <table:table-cell office:value-type="float" office:value="0.1312691" calcext:value-type="float">
            <text:p>0.1312691</text:p>
          </table:table-cell>
          <table:table-cell office:value-type="float" office:value="-0.010530226" calcext:value-type="float">
            <text:p>-0.010530226</text:p>
          </table:table-cell>
          <table:table-cell office:value-type="float" office:value="0.02982213" calcext:value-type="float">
            <text:p>0.02982213</text:p>
          </table:table-cell>
          <table:table-cell office:value-type="float" office:value="0.00006051239" calcext:value-type="float">
            <text:p>6.051239E-05</text:p>
          </table:table-cell>
          <table:table-cell office:value-type="float" office:value="-0.0664231" calcext:value-type="float">
            <text:p>-0.0664231</text:p>
          </table:table-cell>
          <table:table-cell office:value-type="float" office:value="-0.01566442" calcext:value-type="float">
            <text:p>-0.01566442</text:p>
          </table:table-cell>
        </table:table-row>
        <table:table-row table:style-name="ro1">
          <table:table-cell office:value-type="float" office:value="0.118142165" calcext:value-type="float">
            <text:p>0.118142165</text:p>
          </table:table-cell>
          <table:table-cell office:value-type="float" office:value="0.008100929" calcext:value-type="float">
            <text:p>0.008100929</text:p>
          </table:table-cell>
          <table:table-cell office:value-type="float" office:value="0.026839908" calcext:value-type="float">
            <text:p>0.026839908</text:p>
          </table:table-cell>
          <table:table-cell office:value-type="float" office:value="-0.01378831" calcext:value-type="float">
            <text:p>-0.01378831</text:p>
          </table:table-cell>
          <table:table-cell office:value-type="float" office:value="-0.059780795" calcext:value-type="float">
            <text:p>-0.059780795</text:p>
          </table:table-cell>
          <table:table-cell office:value-type="float" office:value="-0.011461276" calcext:value-type="float">
            <text:p>-0.011461276</text:p>
          </table:table-cell>
        </table:table-row>
        <table:table-row table:style-name="ro1">
          <table:table-cell office:value-type="float" office:value="0.10632793" calcext:value-type="float">
            <text:p>0.10632793</text:p>
          </table:table-cell>
          <table:table-cell office:value-type="float" office:value="-0.0047941664" calcext:value-type="float">
            <text:p>-0.0047941664</text:p>
          </table:table-cell>
          <table:table-cell office:value-type="float" office:value="0.024155919" calcext:value-type="float">
            <text:p>0.024155919</text:p>
          </table:table-cell>
          <table:table-cell office:value-type="float" office:value="0.009123726" calcext:value-type="float">
            <text:p>0.009123726</text:p>
          </table:table-cell>
          <table:table-cell office:value-type="float" office:value="-0.053802736" calcext:value-type="float">
            <text:p>-0.053802736</text:p>
          </table:table-cell>
          <table:table-cell office:value-type="float" office:value="-0.0041628345" calcext:value-type="float">
            <text:p>-0.0041628345</text:p>
          </table:table-cell>
        </table:table-row>
        <table:table-row table:style-name="ro1">
          <table:table-cell office:value-type="float" office:value="0.09569515" calcext:value-type="float">
            <text:p>0.09569515</text:p>
          </table:table-cell>
          <table:table-cell office:value-type="float" office:value="0.0042546364" calcext:value-type="float">
            <text:p>0.0042546364</text:p>
          </table:table-cell>
          <table:table-cell office:value-type="float" office:value="0.021740334" calcext:value-type="float">
            <text:p>0.021740334</text:p>
          </table:table-cell>
          <table:table-cell office:value-type="float" office:value="-0.010025954" calcext:value-type="float">
            <text:p>-0.010025954</text:p>
          </table:table-cell>
          <table:table-cell office:value-type="float" office:value="-0.048422456" calcext:value-type="float">
            <text:p>-0.048422456</text:p>
          </table:table-cell>
          <table:table-cell office:value-type="float" office:value="0.018665532" calcext:value-type="float">
            <text:p>0.018665532</text:p>
          </table:table-cell>
        </table:table-row>
        <table:table-row table:style-name="ro1">
          <table:table-cell office:value-type="float" office:value="0.09447523" calcext:value-type="float">
            <text:p>0.09447523</text:p>
          </table:table-cell>
          <table:table-cell office:value-type="float" office:value="0.020528361" calcext:value-type="float">
            <text:p>0.020528361</text:p>
          </table:table-cell>
          <table:table-cell office:value-type="float" office:value="0.03604579" calcext:value-type="float">
            <text:p>0.03604579</text:p>
          </table:table-cell>
          <table:table-cell office:value-type="float" office:value="-0.014296793" calcext:value-type="float">
            <text:p>-0.014296793</text:p>
          </table:table-cell>
          <table:table-cell office:value-type="float" office:value="-0.039185677" calcext:value-type="float">
            <text:p>-0.039185677</text:p>
          </table:table-cell>
          <table:table-cell office:value-type="float" office:value="-0.011326004" calcext:value-type="float">
            <text:p>-0.011326004</text:p>
          </table:table-cell>
        </table:table-row>
        <table:table-row table:style-name="ro1">
          <table:table-cell office:value-type="float" office:value="0.06393395" calcext:value-type="float">
            <text:p>0.06393395</text:p>
          </table:table-cell>
          <table:table-cell office:value-type="float" office:value="0.024627838" calcext:value-type="float">
            <text:p>0.024627838</text:p>
          </table:table-cell>
          <table:table-cell office:value-type="float" office:value="0.0447459" calcext:value-type="float">
            <text:p>0.0447459</text:p>
          </table:table-cell>
          <table:table-cell office:value-type="float" office:value="0.0075674523" calcext:value-type="float">
            <text:p>0.0075674523</text:p>
          </table:table-cell>
          <table:table-cell office:value-type="float" office:value="-0.06383155" calcext:value-type="float">
            <text:p>-0.06383155</text:p>
          </table:table-cell>
          <table:table-cell office:value-type="float" office:value="-0.011072285" calcext:value-type="float">
            <text:p>-0.011072285</text:p>
          </table:table-cell>
        </table:table-row>
        <table:table-row table:style-name="ro1">
          <table:table-cell office:value-type="float" office:value="0.086764164" calcext:value-type="float">
            <text:p>0.086764164</text:p>
          </table:table-cell>
          <table:table-cell office:value-type="float" office:value="0.0017305231" calcext:value-type="float">
            <text:p>0.0017305231</text:p>
          </table:table-cell>
          <table:table-cell office:value-type="float" office:value="0.06268341" calcext:value-type="float">
            <text:p>0.06268341</text:p>
          </table:table-cell>
          <table:table-cell office:value-type="float" office:value="-0.010547687" calcext:value-type="float">
            <text:p>-0.010547687</text:p>
          </table:table-cell>
          <table:table-cell office:value-type="float" office:value="-0.043825362" calcext:value-type="float">
            <text:p>-0.043825362</text:p>
          </table:table-cell>
          <table:table-cell office:value-type="float" office:value="-0.013041259" calcext:value-type="float">
            <text:p>-0.013041259</text:p>
          </table:table-cell>
        </table:table-row>
        <table:table-row table:style-name="ro1">
          <table:table-cell office:value-type="float" office:value="0.043370973" calcext:value-type="float">
            <text:p>0.043370973</text:p>
          </table:table-cell>
          <table:table-cell office:value-type="float" office:value="0.004194197" calcext:value-type="float">
            <text:p>0.004194197</text:p>
          </table:table-cell>
          <table:table-cell office:value-type="float" office:value="0.03466215" calcext:value-type="float">
            <text:p>0.03466215</text:p>
          </table:table-cell>
          <table:table-cell office:value-type="float" office:value="0.0014934088" calcext:value-type="float">
            <text:p>0.0014934088</text:p>
          </table:table-cell>
          <table:table-cell office:value-type="float" office:value="-0.03526805" calcext:value-type="float">
            <text:p>-0.03526805</text:p>
          </table:table-cell>
          <table:table-cell office:value-type="float" office:value="-0.018328909" calcext:value-type="float">
            <text:p>-0.018328909</text:p>
          </table:table-cell>
        </table:table-row>
        <table:table-row table:style-name="ro1">
          <table:table-cell office:value-type="float" office:value="0.057051443" calcext:value-type="float">
            <text:p>0.057051443</text:p>
          </table:table-cell>
          <table:table-cell office:value-type="float" office:value="0.013882209" calcext:value-type="float">
            <text:p>0.013882209</text:p>
          </table:table-cell>
          <table:table-cell office:value-type="float" office:value="0.05866174" calcext:value-type="float">
            <text:p>0.05866174</text:p>
          </table:table-cell>
          <table:table-cell office:value-type="float" office:value="0.003321605" calcext:value-type="float">
            <text:p>0.003321605</text:p>
          </table:table-cell>
          <table:table-cell office:value-type="float" office:value="-0.021414092" calcext:value-type="float">
            <text:p>-0.021414092</text:p>
          </table:table-cell>
          <table:table-cell office:value-type="float" office:value="0.00042293032" calcext:value-type="float">
            <text:p>0.00042293032</text:p>
          </table:table-cell>
        </table:table-row>
        <table:table-row table:style-name="ro1">
          <table:table-cell office:value-type="float" office:value="0.056400027" calcext:value-type="float">
            <text:p>0.056400027</text:p>
          </table:table-cell>
          <table:table-cell office:value-type="float" office:value="0.013592605" calcext:value-type="float">
            <text:p>0.013592605</text:p>
          </table:table-cell>
          <table:table-cell office:value-type="float" office:value="0.011926411" calcext:value-type="float">
            <text:p>0.011926411</text:p>
          </table:table-cell>
          <table:table-cell office:value-type="float" office:value="-0.009095518" calcext:value-type="float">
            <text:p>-0.009095518</text:p>
          </table:table-cell>
          <table:table-cell office:value-type="float" office:value="-0.012461128" calcext:value-type="float">
            <text:p>-0.012461128</text:p>
          </table:table-cell>
          <table:table-cell office:value-type="float" office:value="0.00038062755" calcext:value-type="float">
            <text:p>0.00038062755</text:p>
          </table:table-cell>
        </table:table-row>
        <table:table-row table:style-name="ro1">
          <table:table-cell office:value-type="float" office:value="0.029007047" calcext:value-type="float">
            <text:p>0.029007047</text:p>
          </table:table-cell>
          <table:table-cell office:value-type="float" office:value="0.009376916" calcext:value-type="float">
            <text:p>0.009376916</text:p>
          </table:table-cell>
          <table:table-cell office:value-type="float" office:value="0.027652727" calcext:value-type="float">
            <text:p>0.027652727</text:p>
          </table:table-cell>
          <table:table-cell office:value-type="float" office:value="-0.00071525696" calcext:value-type="float">
            <text:p>-0.00071525696</text:p>
          </table:table-cell>
          <table:table-cell office:value-type="float" office:value="-0.031210147" calcext:value-type="float">
            <text:p>-0.031210147</text:p>
          </table:table-cell>
          <table:table-cell office:value-type="float" office:value="-0.013280489" calcext:value-type="float">
            <text:p>-0.013280489</text:p>
          </table:table-cell>
        </table:table-row>
        <table:table-row table:style-name="ro1">
          <table:table-cell office:value-type="float" office:value="0.045881715" calcext:value-type="float">
            <text:p>0.045881715</text:p>
          </table:table-cell>
          <table:table-cell office:value-type="float" office:value="-0.008479757" calcext:value-type="float">
            <text:p>-0.008479757</text:p>
          </table:table-cell>
          <table:table-cell office:value-type="float" office:value="-0.0014797213" calcext:value-type="float">
            <text:p>-0.0014797213</text:p>
          </table:table-cell>
          <table:table-cell office:value-type="float" office:value="0.0011140819" calcext:value-type="float">
            <text:p>0.0011140819</text:p>
          </table:table-cell>
          <table:table-cell office:value-type="float" office:value="-0.024353793" calcext:value-type="float">
            <text:p>-0.024353793</text:p>
          </table:table-cell>
          <table:table-cell office:value-type="float" office:value="-0.011073548" calcext:value-type="float">
            <text:p>-0.011073548</text:p>
          </table:table-cell>
        </table:table-row>
        <table:table-row table:style-name="ro1">
          <table:table-cell office:value-type="float" office:value="0.03492146" calcext:value-type="float">
            <text:p>0.03492146</text:p>
          </table:table-cell>
          <table:table-cell office:value-type="float" office:value="0.013681732" calcext:value-type="float">
            <text:p>0.013681732</text:p>
          </table:table-cell>
          <table:table-cell office:value-type="float" office:value="0.022178994" calcext:value-type="float">
            <text:p>0.022178994</text:p>
          </table:table-cell>
          <table:table-cell office:value-type="float" office:value="-0.008885025" calcext:value-type="float">
            <text:p>-0.008885025</text:p>
          </table:table-cell>
          <table:table-cell office:value-type="float" office:value="-0.029169403" calcext:value-type="float">
            <text:p>-0.029169403</text:p>
          </table:table-cell>
          <table:table-cell office:value-type="float" office:value="-0.0035940812" calcext:value-type="float">
            <text:p>-0.0035940812</text:p>
          </table:table-cell>
        </table:table-row>
        <table:table-row table:style-name="ro1">
          <table:table-cell office:value-type="float" office:value="0.01604845" calcext:value-type="float">
            <text:p>0.01604845</text:p>
          </table:table-cell>
          <table:table-cell office:value-type="float" office:value="0.009457097" calcext:value-type="float">
            <text:p>0.009457097</text:p>
          </table:table-cell>
          <table:table-cell office:value-type="float" office:value="-0.010800648" calcext:value-type="float">
            <text:p>-0.010800648</text:p>
          </table:table-cell>
          <table:table-cell office:value-type="float" office:value="0.008482973" calcext:value-type="float">
            <text:p>0.008482973</text:p>
          </table:table-cell>
          <table:table-cell office:value-type="float" office:value="-0.006916549" calcext:value-type="float">
            <text:p>-0.006916549</text:p>
          </table:table-cell>
          <table:table-cell office:value-type="float" office:value="-0.0043333094" calcext:value-type="float">
            <text:p>-0.0043333094</text:p>
          </table:table-cell>
        </table:table-row>
        <table:table-row table:style-name="ro1">
          <table:table-cell office:value-type="float" office:value="0.038613565" calcext:value-type="float">
            <text:p>0.038613565</text:p>
          </table:table-cell>
          <table:table-cell office:value-type="float" office:value="0.006753562" calcext:value-type="float">
            <text:p>0.006753562</text:p>
          </table:table-cell>
          <table:table-cell office:value-type="float" office:value="-0.0057654767" calcext:value-type="float">
            <text:p>-0.0057654767</text:p>
          </table:table-cell>
          <table:table-cell office:value-type="float" office:value="-0.007965913" calcext:value-type="float">
            <text:p>-0.007965913</text:p>
          </table:table-cell>
          <table:table-cell office:value-type="float" office:value="-0.009740526" calcext:value-type="float">
            <text:p>-0.009740526</text:p>
          </table:table-cell>
          <table:table-cell office:value-type="float" office:value="-0.0034605113" calcext:value-type="float">
            <text:p>-0.0034605113</text:p>
          </table:table-cell>
        </table:table-row>
        <table:table-row table:style-name="ro1">
          <table:table-cell office:value-type="float" office:value="0.00838499" calcext:value-type="float">
            <text:p>0.00838499</text:p>
          </table:table-cell>
          <table:table-cell office:value-type="float" office:value="-0.0068856245" calcext:value-type="float">
            <text:p>-0.0068856245</text:p>
          </table:table-cell>
          <table:table-cell office:value-type="float" office:value="-0.019031718" calcext:value-type="float">
            <text:p>-0.019031718</text:p>
          </table:table-cell>
          <table:table-cell office:value-type="float" office:value="-0.0073890453" calcext:value-type="float">
            <text:p>-0.0073890453</text:p>
          </table:table-cell>
          <table:table-cell office:value-type="float" office:value="-0.010304563" calcext:value-type="float">
            <text:p>-0.010304563</text:p>
          </table:table-cell>
          <table:table-cell office:value-type="float" office:value="-0.0006974606" calcext:value-type="float">
            <text:p>-0.0006974606</text:p>
          </table:table-cell>
        </table:table-row>
        <table:table-row table:style-name="ro1">
          <table:table-cell office:value-type="float" office:value="0.0044703316" calcext:value-type="float">
            <text:p>0.0044703316</text:p>
          </table:table-cell>
          <table:table-cell office:value-type="float" office:value="-0.010811369" calcext:value-type="float">
            <text:p>-0.010811369</text:p>
          </table:table-cell>
          <table:table-cell office:value-type="float" office:value="0.114048205" calcext:value-type="float">
            <text:p>0.114048205</text:p>
          </table:table-cell>
          <table:table-cell office:value-type="float" office:value="-0.005551507" calcext:value-type="float">
            <text:p>-0.005551507</text:p>
          </table:table-cell>
          <table:table-cell office:value-type="float" office:value="0.05224935" calcext:value-type="float">
            <text:p>0.05224935</text:p>
          </table:table-cell>
          <table:table-cell office:value-type="float" office:value="-0.00018827157" calcext:value-type="float">
            <text:p>-0.00018827157</text:p>
          </table:table-cell>
        </table:table-row>
        <table:table-row table:style-name="ro1">
          <table:table-cell office:value-type="float" office:value="0.00995593" calcext:value-type="float">
            <text:p>0.00995593</text:p>
          </table:table-cell>
          <table:table-cell office:value-type="float" office:value="-0.010169679" calcext:value-type="float">
            <text:p>-0.010169679</text:p>
          </table:table-cell>
          <table:table-cell office:value-type="float" office:value="-0.025676921" calcext:value-type="float">
            <text:p>-0.025676921</text:p>
          </table:table-cell>
          <table:table-cell office:value-type="float" office:value="-0.012686785" calcext:value-type="float">
            <text:p>-0.012686785</text:p>
          </table:table-cell>
          <table:table-cell office:value-type="float" office:value="0.002200181" calcext:value-type="float">
            <text:p>0.002200181</text:p>
          </table:table-cell>
          <table:table-cell office:value-type="float" office:value="0.0033461966" calcext:value-type="float">
            <text:p>0.0033461966</text:p>
          </table:table-cell>
        </table:table-row>
        <table:table-row table:style-name="ro1">
          <table:table-cell/>
          <table:table-cell office:value-type="float" office:value="-0.0036595287" calcext:value-type="float">
            <text:p>-0.0036595287</text:p>
          </table:table-cell>
          <table:table-cell/>
          <table:table-cell office:value-type="float" office:value="-0.018009907" calcext:value-type="float">
            <text:p>-0.018009907</text:p>
          </table:table-cell>
          <table:table-cell/>
          <table:table-cell office:value-type="float" office:value="0.003890492" calcext:value-type="float">
            <text:p>0.003890492</text:p>
          </table:table-cell>
        </table:table-row>
        <table:table-row table:style-name="ro1">
          <table:table-cell/>
          <table:table-cell office:value-type="float" office:value="0.003517936" calcext:value-type="float">
            <text:p>0.003517936</text:p>
          </table:table-cell>
          <table:table-cell/>
          <table:table-cell office:value-type="float" office:value="-0.014451096" calcext:value-type="float">
            <text:p>-0.014451096</text:p>
          </table:table-cell>
          <table:table-cell/>
          <table:table-cell office:value-type="float" office:value="-0.00858357" calcext:value-type="float">
            <text:p>-0.00858357</text:p>
          </table:table-cell>
        </table:table-row>
        <table:table-row table:style-name="ro1">
          <table:table-cell/>
          <table:table-cell office:value-type="float" office:value="-0.004963718" calcext:value-type="float">
            <text:p>-0.004963718</text:p>
          </table:table-cell>
          <table:table-cell/>
          <table:table-cell office:value-type="float" office:value="-0.010808725" calcext:value-type="float">
            <text:p>-0.010808725</text:p>
          </table:table-cell>
          <table:table-cell/>
          <table:table-cell office:value-type="float" office:value="0.0037006158" calcext:value-type="float">
            <text:p>0.0037006158</text:p>
          </table:table-cell>
        </table:table-row>
        <table:table-row table:style-name="ro1">
          <table:table-cell/>
          <table:table-cell office:value-type="float" office:value="-0.007763285" calcext:value-type="float">
            <text:p>-0.007763285</text:p>
          </table:table-cell>
          <table:table-cell/>
          <table:table-cell office:value-type="float" office:value="-0.0011585181" calcext:value-type="float">
            <text:p>-0.0011585181</text:p>
          </table:table-cell>
          <table:table-cell/>
          <table:table-cell office:value-type="float" office:value="-0.0028217884" calcext:value-type="float">
            <text:p>-0.0028217884</text:p>
          </table:table-cell>
        </table:table-row>
        <table:table-row table:style-name="ro1">
          <table:table-cell/>
          <table:table-cell office:value-type="float" office:value="-0.00039511747" calcext:value-type="float">
            <text:p>-0.00039511747</text:p>
          </table:table-cell>
          <table:table-cell/>
          <table:table-cell office:value-type="float" office:value="0.004670224" calcext:value-type="float">
            <text:p>0.004670224</text:p>
          </table:table-cell>
          <table:table-cell/>
          <table:table-cell office:value-type="float" office:value="-0.0034185003" calcext:value-type="float">
            <text:p>-0.0034185003</text:p>
          </table:table-cell>
        </table:table-row>
        <table:table-row table:style-name="ro1">
          <table:table-cell/>
          <table:table-cell office:value-type="float" office:value="0.0057967417" calcext:value-type="float">
            <text:p>0.0057967417</text:p>
          </table:table-cell>
          <table:table-cell/>
          <table:table-cell office:value-type="float" office:value="0.000028396333" calcext:value-type="float">
            <text:p>2.8396333E-05</text:p>
          </table:table-cell>
          <table:table-cell/>
          <table:table-cell office:value-type="float" office:value="-0.0015385561" calcext:value-type="float">
            <text:p>-0.0015385561</text:p>
          </table:table-cell>
        </table:table-row>
        <table:table-row table:style-name="ro1">
          <table:table-cell/>
          <table:table-cell office:value-type="float" office:value="0.015324489" calcext:value-type="float">
            <text:p>0.015324489</text:p>
          </table:table-cell>
          <table:table-cell/>
          <table:table-cell office:value-type="float" office:value="0.004639816" calcext:value-type="float">
            <text:p>0.004639816</text:p>
          </table:table-cell>
          <table:table-cell/>
          <table:table-cell office:value-type="float" office:value="-0.006438431" calcext:value-type="float">
            <text:p>-0.006438431</text:p>
          </table:table-cell>
        </table:table-row>
        <table:table-row table:style-name="ro1">
          <table:table-cell/>
          <table:table-cell office:value-type="float" office:value="-0.007301699" calcext:value-type="float">
            <text:p>-0.007301699</text:p>
          </table:table-cell>
          <table:table-cell/>
          <table:table-cell office:value-type="float" office:value="0.0072520114" calcext:value-type="float">
            <text:p>0.0072520114</text:p>
          </table:table-cell>
          <table:table-cell/>
          <table:table-cell office:value-type="float" office:value="0.0010169679" calcext:value-type="float">
            <text:p>0.0010169679</text:p>
          </table:table-cell>
        </table:table-row>
        <table:table-row table:style-name="ro1">
          <table:table-cell/>
          <table:table-cell office:value-type="float" office:value="-0.0010783799" calcext:value-type="float">
            <text:p>-0.0010783799</text:p>
          </table:table-cell>
          <table:table-cell/>
          <table:table-cell office:value-type="float" office:value="-0.0024819805" calcext:value-type="float">
            <text:p>-0.0024819805</text:p>
          </table:table-cell>
          <table:table-cell/>
          <table:table-cell office:value-type="float" office:value="0.0035519728" calcext:value-type="float">
            <text:p>0.0035519728</text:p>
          </table:table-cell>
        </table:table-row>
        <table:table-row table:style-name="ro1">
          <table:table-cell/>
          <table:table-cell office:value-type="float" office:value="0.0005675377" calcext:value-type="float">
            <text:p>0.0005675377</text:p>
          </table:table-cell>
          <table:table-cell/>
          <table:table-cell office:value-type="float" office:value="-0.003771868" calcext:value-type="float">
            <text:p>-0.003771868</text:p>
          </table:table-cell>
          <table:table-cell/>
          <table:table-cell office:value-type="float" office:value="-0.00932766" calcext:value-type="float">
            <text:p>-0.00932766</text:p>
          </table:table-cell>
        </table:table-row>
        <table:table-row table:style-name="ro1">
          <table:table-cell/>
          <table:table-cell office:value-type="float" office:value="0.0013896698" calcext:value-type="float">
            <text:p>0.0013896698</text:p>
          </table:table-cell>
          <table:table-cell/>
          <table:table-cell office:value-type="float" office:value="-0.006690582" calcext:value-type="float">
            <text:p>-0.006690582</text:p>
          </table:table-cell>
          <table:table-cell/>
          <table:table-cell office:value-type="float" office:value="0.003470382" calcext:value-type="float">
            <text:p>0.003470382</text:p>
          </table:table-cell>
        </table:table-row>
        <table:table-row table:style-name="ro1">
          <table:table-cell/>
          <table:table-cell office:value-type="float" office:value="0.003008504" calcext:value-type="float">
            <text:p>0.003008504</text:p>
          </table:table-cell>
          <table:table-cell/>
          <table:table-cell office:value-type="float" office:value="0.00057027274" calcext:value-type="float">
            <text:p>0.00057027274</text:p>
          </table:table-cell>
          <table:table-cell/>
          <table:table-cell office:value-type="float" office:value="-0.00017256607" calcext:value-type="float">
            <text:p>-0.00017256607</text:p>
          </table:table-cell>
        </table:table-row>
        <table:table-row table:style-name="ro1">
          <table:table-cell/>
          <table:table-cell office:value-type="float" office:value="0.008859996" calcext:value-type="float">
            <text:p>0.008859996</text:p>
          </table:table-cell>
          <table:table-cell/>
          <table:table-cell office:value-type="float" office:value="0.000073792784" calcext:value-type="float">
            <text:p>7.3792784E-05</text:p>
          </table:table-cell>
          <table:table-cell/>
          <table:table-cell office:value-type="float" office:value="-0.0010342294" calcext:value-type="float">
            <text:p>-0.0010342294</text:p>
          </table:table-cell>
        </table:table-row>
        <table:table-row table:style-name="ro1">
          <table:table-cell/>
          <table:table-cell office:value-type="float" office:value="0.0057767574" calcext:value-type="float">
            <text:p>0.0057767574</text:p>
          </table:table-cell>
          <table:table-cell/>
          <table:table-cell office:value-type="float" office:value="0.004241222" calcext:value-type="float">
            <text:p>0.004241222</text:p>
          </table:table-cell>
          <table:table-cell/>
          <table:table-cell office:value-type="float" office:value="0.0052215215" calcext:value-type="float">
            <text:p>0.0052215215</text:p>
          </table:table-cell>
        </table:table-row>
        <table:table-row table:style-name="ro1">
          <table:table-cell/>
          <table:table-cell office:value-type="float" office:value="0.0027821113" calcext:value-type="float">
            <text:p>0.0027821113</text:p>
          </table:table-cell>
          <table:table-cell/>
          <table:table-cell office:value-type="float" office:value="0.003157919" calcext:value-type="float">
            <text:p>0.003157919</text:p>
          </table:table-cell>
          <table:table-cell/>
          <table:table-cell office:value-type="float" office:value="-0.003869973" calcext:value-type="float">
            <text:p>-0.003869973</text:p>
          </table:table-cell>
        </table:table-row>
        <table:table-row table:style-name="ro1">
          <table:table-cell/>
          <table:table-cell office:value-type="float" office:value="-0.0029892488" calcext:value-type="float">
            <text:p>-0.0029892488</text:p>
          </table:table-cell>
          <table:table-cell/>
          <table:table-cell office:value-type="float" office:value="0.0037210318" calcext:value-type="float">
            <text:p>0.0037210318</text:p>
          </table:table-cell>
          <table:table-cell/>
          <table:table-cell office:value-type="float" office:value="-0.0010659809" calcext:value-type="float">
            <text:p>-0.0010659809</text:p>
          </table:table-cell>
        </table:table-row>
        <table:table-row table:style-name="ro1">
          <table:table-cell/>
          <table:table-cell office:value-type="float" office:value="-0.003129772" calcext:value-type="float">
            <text:p>-0.003129772</text:p>
          </table:table-cell>
          <table:table-cell/>
          <table:table-cell office:value-type="float" office:value="-0.0030231397" calcext:value-type="float">
            <text:p>-0.0030231397</text:p>
          </table:table-cell>
          <table:table-cell/>
          <table:table-cell office:value-type="float" office:value="-0.0057933866" calcext:value-type="float">
            <text:p>-0.0057933866</text:p>
          </table:table-cell>
        </table:table-row>
        <table:table-row table:style-name="ro1">
          <table:table-cell/>
          <table:table-cell office:value-type="float" office:value="-0.0019379038" calcext:value-type="float">
            <text:p>-0.0019379038</text:p>
          </table:table-cell>
          <table:table-cell/>
          <table:table-cell office:value-type="float" office:value="-0.0049180905" calcext:value-type="float">
            <text:p>-0.0049180905</text:p>
          </table:table-cell>
          <table:table-cell/>
          <table:table-cell office:value-type="float" office:value="-0.0032364526" calcext:value-type="float">
            <text:p>-0.0032364526</text:p>
          </table:table-cell>
        </table:table-row>
        <table:table-row table:style-name="ro1">
          <table:table-cell/>
          <table:table-cell office:value-type="float" office:value="-0.0070175407" calcext:value-type="float">
            <text:p>-0.0070175407</text:p>
          </table:table-cell>
          <table:table-cell/>
          <table:table-cell office:value-type="float" office:value="-0.00069093285" calcext:value-type="float">
            <text:p>-0.00069093285</text:p>
          </table:table-cell>
          <table:table-cell/>
          <table:table-cell office:value-type="float" office:value="0.0019211773" calcext:value-type="float">
            <text:p>0.0019211773</text:p>
          </table:table-cell>
        </table:table-row>
        <table:table-row table:style-name="ro1">
          <table:table-cell/>
          <table:table-cell office:value-type="float" office:value="0.0079664355" calcext:value-type="float">
            <text:p>0.0079664355</text:p>
          </table:table-cell>
          <table:table-cell/>
          <table:table-cell office:value-type="float" office:value="0.0046516014" calcext:value-type="float">
            <text:p>0.0046516014</text:p>
          </table:table-cell>
          <table:table-cell/>
          <table:table-cell office:value-type="float" office:value="0.0012896019" calcext:value-type="float">
            <text:p>0.0012896019</text:p>
          </table:table-cell>
        </table:table-row>
        <table:table-row table:style-name="ro1">
          <table:table-cell/>
          <table:table-cell office:value-type="float" office:value="0.0010174542" calcext:value-type="float">
            <text:p>0.0010174542</text:p>
          </table:table-cell>
          <table:table-cell/>
          <table:table-cell office:value-type="float" office:value="-0.0021856301" calcext:value-type="float">
            <text:p>-0.0021856301</text:p>
          </table:table-cell>
          <table:table-cell/>
          <table:table-cell office:value-type="float" office:value="0.0026987214" calcext:value-type="float">
            <text:p>0.0026987214</text:p>
          </table:table-cell>
        </table:table-row>
        <table:table-row table:style-name="ro1">
          <table:table-cell/>
          <table:table-cell office:value-type="float" office:value="0.008166669" calcext:value-type="float">
            <text:p>0.008166669</text:p>
          </table:table-cell>
          <table:table-cell/>
          <table:table-cell office:value-type="float" office:value="0.0019880107" calcext:value-type="float">
            <text:p>0.0019880107</text:p>
          </table:table-cell>
          <table:table-cell/>
          <table:table-cell office:value-type="float" office:value="-0.0048221736" calcext:value-type="float">
            <text:p>-0.0048221736</text:p>
          </table:table-cell>
        </table:table-row>
        <table:table-row table:style-name="ro1">
          <table:table-cell/>
          <table:table-cell office:value-type="float" office:value="-0.008250593" calcext:value-type="float">
            <text:p>-0.008250593</text:p>
          </table:table-cell>
          <table:table-cell/>
          <table:table-cell office:value-type="float" office:value="0.007941552" calcext:value-type="float">
            <text:p>0.007941552</text:p>
          </table:table-cell>
          <table:table-cell/>
          <table:table-cell office:value-type="float" office:value="-0.0047794334" calcext:value-type="float">
            <text:p>-0.0047794334</text:p>
          </table:table-cell>
        </table:table-row>
        <table:table-row table:style-name="ro1">
          <table:table-cell/>
          <table:table-cell office:value-type="float" office:value="-0.0019323607" calcext:value-type="float">
            <text:p>-0.0019323607</text:p>
          </table:table-cell>
          <table:table-cell/>
          <table:table-cell office:value-type="float" office:value="0.002752864" calcext:value-type="float">
            <text:p>0.002752864</text:p>
          </table:table-cell>
          <table:table-cell/>
          <table:table-cell office:value-type="float" office:value="-0.0032028535" calcext:value-type="float">
            <text:p>-0.0032028535</text:p>
          </table:table-cell>
        </table:table-row>
        <table:table-row table:style-name="ro1">
          <table:table-cell/>
          <table:table-cell office:value-type="float" office:value="0.0011173276" calcext:value-type="float">
            <text:p>0.0011173276</text:p>
          </table:table-cell>
          <table:table-cell/>
          <table:table-cell office:value-type="float" office:value="0.0064326567" calcext:value-type="float">
            <text:p>0.0064326567</text:p>
          </table:table-cell>
          <table:table-cell/>
          <table:table-cell office:value-type="float" office:value="-0.0059587564" calcext:value-type="float">
            <text:p>-0.0059587564</text:p>
          </table:table-cell>
        </table:table-row>
        <table:table-row table:style-name="ro1">
          <table:table-cell/>
          <table:table-cell office:value-type="float" office:value="0.0018845148" calcext:value-type="float">
            <text:p>0.0018845148</text:p>
          </table:table-cell>
          <table:table-cell/>
          <table:table-cell office:value-type="float" office:value="-0.009811195" calcext:value-type="float">
            <text:p>-0.009811195</text:p>
          </table:table-cell>
          <table:table-cell/>
          <table:table-cell office:value-type="float" office:value="0.010237753" calcext:value-type="float">
            <text:p>0.010237753</text:p>
          </table:table-cell>
        </table:table-row>
        <table:table-row table:style-name="ro1">
          <table:table-cell/>
          <table:table-cell office:value-type="float" office:value="-0.001380091" calcext:value-type="float">
            <text:p>-0.001380091</text:p>
          </table:table-cell>
          <table:table-cell/>
          <table:table-cell office:value-type="float" office:value="0.0028154308" calcext:value-type="float">
            <text:p>0.0028154308</text:p>
          </table:table-cell>
          <table:table-cell/>
          <table:table-cell office:value-type="float" office:value="-0.003310458" calcext:value-type="float">
            <text:p>-0.003310458</text:p>
          </table:table-cell>
        </table:table-row>
        <table:table-row table:style-name="ro1">
          <table:table-cell/>
          <table:table-cell office:value-type="float" office:value="0.0029326994" calcext:value-type="float">
            <text:p>0.0029326994</text:p>
          </table:table-cell>
          <table:table-cell/>
          <table:table-cell office:value-type="float" office:value="-0.0031790035" calcext:value-type="float">
            <text:p>-0.0031790035</text:p>
          </table:table-cell>
          <table:table-cell/>
          <table:table-cell office:value-type="float" office:value="-0.009131755" calcext:value-type="float">
            <text:p>-0.009131755</text:p>
          </table:table-cell>
        </table:table-row>
        <table:table-row table:style-name="ro1">
          <table:table-cell/>
          <table:table-cell office:value-type="float" office:value="-0.00043673947" calcext:value-type="float">
            <text:p>-0.00043673947</text:p>
          </table:table-cell>
          <table:table-cell/>
          <table:table-cell office:value-type="float" office:value="-0.00769509" calcext:value-type="float">
            <text:p>-0.00769509</text:p>
          </table:table-cell>
          <table:table-cell/>
          <table:table-cell office:value-type="float" office:value="-0.00008864129" calcext:value-type="float">
            <text:p>-8.864129E-05</text:p>
          </table:table-cell>
        </table:table-row>
        <table:table-row table:style-name="ro1">
          <table:table-cell/>
          <table:table-cell office:value-type="float" office:value="-0.0032495323" calcext:value-type="float">
            <text:p>-0.0032495323</text:p>
          </table:table-cell>
          <table:table-cell/>
          <table:table-cell office:value-type="float" office:value="0.008675007" calcext:value-type="float">
            <text:p>0.008675007</text:p>
          </table:table-cell>
          <table:table-cell/>
          <table:table-cell office:value-type="float" office:value="-0.0053532436" calcext:value-type="float">
            <text:p>-0.0053532436</text:p>
          </table:table-cell>
        </table:table-row>
        <table:table-row table:style-name="ro1">
          <table:table-cell/>
          <table:table-cell office:value-type="float" office:value="0.00344748" calcext:value-type="float">
            <text:p>0.00344748</text:p>
          </table:table-cell>
          <table:table-cell/>
          <table:table-cell office:value-type="float" office:value="-0.008232536" calcext:value-type="float">
            <text:p>-0.008232536</text:p>
          </table:table-cell>
          <table:table-cell/>
          <table:table-cell office:value-type="float" office:value="0.011441874" calcext:value-type="float">
            <text:p>0.011441874</text:p>
          </table:table-cell>
        </table:table-row>
        <table:table-row table:style-name="ro1">
          <table:table-cell/>
          <table:table-cell office:value-type="float" office:value="0.00068574224" calcext:value-type="float">
            <text:p>0.00068574224</text:p>
          </table:table-cell>
          <table:table-cell/>
          <table:table-cell office:value-type="float" office:value="0.008630759" calcext:value-type="float">
            <text:p>0.008630759</text:p>
          </table:table-cell>
          <table:table-cell/>
          <table:table-cell office:value-type="float" office:value="-0.0033253855" calcext:value-type="float">
            <text:p>-0.0033253855</text:p>
          </table:table-cell>
        </table:table-row>
        <table:table-row table:style-name="ro1">
          <table:table-cell/>
          <table:table-cell office:value-type="float" office:value="-0.0002617422" calcext:value-type="float">
            <text:p>-0.0002617422</text:p>
          </table:table-cell>
          <table:table-cell/>
          <table:table-cell office:value-type="float" office:value="0.0007364326" calcext:value-type="float">
            <text:p>0.0007364326</text:p>
          </table:table-cell>
          <table:table-cell/>
          <table:table-cell office:value-type="float" office:value="0.00008334129" calcext:value-type="float">
            <text:p>8.334129E-05</text:p>
          </table:table-cell>
        </table:table-row>
        <table:table-row table:style-name="ro1">
          <table:table-cell/>
          <table:table-cell office:value-type="float" office:value="-0.0019933837" calcext:value-type="float">
            <text:p>-0.0019933837</text:p>
          </table:table-cell>
          <table:table-cell/>
          <table:table-cell office:value-type="float" office:value="-0.0006555712" calcext:value-type="float">
            <text:p>-0.0006555712</text:p>
          </table:table-cell>
          <table:table-cell/>
          <table:table-cell office:value-type="float" office:value="-0.003660404" calcext:value-type="float">
            <text:p>-0.003660404</text:p>
          </table:table-cell>
        </table:table-row>
        <table:table-row table:style-name="ro1">
          <table:table-cell/>
          <table:table-cell office:value-type="float" office:value="0.0072147106" calcext:value-type="float">
            <text:p>0.0072147106</text:p>
          </table:table-cell>
          <table:table-cell/>
          <table:table-cell office:value-type="float" office:value="0.002266431" calcext:value-type="float">
            <text:p>0.002266431</text:p>
          </table:table-cell>
          <table:table-cell/>
          <table:table-cell office:value-type="float" office:value="0.008131465" calcext:value-type="float">
            <text:p>0.008131465</text:p>
          </table:table-cell>
        </table:table-row>
        <table:table-row table:style-name="ro1">
          <table:table-cell/>
          <table:table-cell office:value-type="float" office:value="-0.00009856056" calcext:value-type="float">
            <text:p>-9.856056E-05</text:p>
          </table:table-cell>
          <table:table-cell/>
          <table:table-cell office:value-type="float" office:value="0.0044567776" calcext:value-type="float">
            <text:p>0.0044567776</text:p>
          </table:table-cell>
          <table:table-cell/>
          <table:table-cell office:value-type="float" office:value="-0.0049864254" calcext:value-type="float">
            <text:p>-0.0049864254</text:p>
          </table:table-cell>
        </table:table-row>
        <table:table-row table:style-name="ro1">
          <table:table-cell/>
          <table:table-cell office:value-type="float" office:value="0.0038663747" calcext:value-type="float">
            <text:p>0.0038663747</text:p>
          </table:table-cell>
          <table:table-cell/>
          <table:table-cell office:value-type="float" office:value="-0.014445923" calcext:value-type="float">
            <text:p>-0.014445923</text:p>
          </table:table-cell>
          <table:table-cell/>
          <table:table-cell office:value-type="float" office:value="0.0010054441" calcext:value-type="float">
            <text:p>0.0010054441</text:p>
          </table:table-cell>
        </table:table-row>
        <table:table-row table:style-name="ro1">
          <table:table-cell/>
          <table:table-cell office:value-type="float" office:value="-0.0053093364" calcext:value-type="float">
            <text:p>-0.0053093364</text:p>
          </table:table-cell>
          <table:table-cell/>
          <table:table-cell office:value-type="float" office:value="0.0065543316" calcext:value-type="float">
            <text:p>0.0065543316</text:p>
          </table:table-cell>
          <table:table-cell/>
          <table:table-cell office:value-type="float" office:value="-0.012278739" calcext:value-type="float">
            <text:p>-0.012278739</text:p>
          </table:table-cell>
        </table:table-row>
        <table:table-row table:style-name="ro1">
          <table:table-cell/>
          <table:table-cell office:value-type="float" office:value="0.0007147707" calcext:value-type="float">
            <text:p>0.0007147707</text:p>
          </table:table-cell>
          <table:table-cell/>
          <table:table-cell office:value-type="float" office:value="-0.0068452484" calcext:value-type="float">
            <text:p>-0.0068452484</text:p>
          </table:table-cell>
          <table:table-cell/>
          <table:table-cell office:value-type="float" office:value="0.0038905893" calcext:value-type="float">
            <text:p>0.0038905893</text:p>
          </table:table-cell>
        </table:table-row>
        <table:table-row table:style-name="ro1">
          <table:table-cell/>
          <table:table-cell office:value-type="float" office:value="0.0006432936" calcext:value-type="float">
            <text:p>0.0006432936</text:p>
          </table:table-cell>
          <table:table-cell/>
          <table:table-cell office:value-type="float" office:value="-0.0046226336" calcext:value-type="float">
            <text:p>-0.0046226336</text:p>
          </table:table-cell>
          <table:table-cell/>
          <table:table-cell office:value-type="float" office:value="0.007017152" calcext:value-type="float">
            <text:p>0.007017152</text:p>
          </table:table-cell>
        </table:table-row>
        <table:table-row table:style-name="ro1">
          <table:table-cell/>
          <table:table-cell office:value-type="float" office:value="0.005632685" calcext:value-type="float">
            <text:p>0.005632685</text:p>
          </table:table-cell>
          <table:table-cell/>
          <table:table-cell office:value-type="float" office:value="0.0077048633" calcext:value-type="float">
            <text:p>0.0077048633</text:p>
          </table:table-cell>
          <table:table-cell/>
          <table:table-cell office:value-type="float" office:value="-0.0018144478" calcext:value-type="float">
            <text:p>-0.0018144478</text:p>
          </table:table-cell>
        </table:table-row>
        <table:table-row table:style-name="ro1">
          <table:table-cell/>
          <table:table-cell office:value-type="float" office:value="-0.0017420956" calcext:value-type="float">
            <text:p>-0.0017420956</text:p>
          </table:table-cell>
          <table:table-cell/>
          <table:table-cell office:value-type="float" office:value="-0.0077873054" calcext:value-type="float">
            <text:p>-0.0077873054</text:p>
          </table:table-cell>
          <table:table-cell/>
          <table:table-cell office:value-type="float" office:value="-0.0025119572" calcext:value-type="float">
            <text:p>-0.0025119572</text:p>
          </table:table-cell>
        </table:table-row>
        <table:table-row table:style-name="ro1">
          <table:table-cell/>
          <table:table-cell office:value-type="float" office:value="0.0008491184" calcext:value-type="float">
            <text:p>0.0008491184</text:p>
          </table:table-cell>
          <table:table-cell/>
          <table:table-cell office:value-type="float" office:value="0.01056955" calcext:value-type="float">
            <text:p>0.01056955</text:p>
          </table:table-cell>
          <table:table-cell/>
          <table:table-cell office:value-type="float" office:value="-0.0024804974" calcext:value-type="float">
            <text:p>-0.0024804974</text:p>
          </table:table-cell>
        </table:table-row>
        <table:table-row table:style-name="ro1">
          <table:table-cell/>
          <table:table-cell office:value-type="float" office:value="0.0007642212" calcext:value-type="float">
            <text:p>0.0007642212</text:p>
          </table:table-cell>
          <table:table-cell/>
          <table:table-cell office:value-type="float" office:value="0.00973232" calcext:value-type="float">
            <text:p>0.00973232</text:p>
          </table:table-cell>
          <table:table-cell/>
          <table:table-cell office:value-type="float" office:value="-0.0028916122" calcext:value-type="float">
            <text:p>-0.0028916122</text:p>
          </table:table-cell>
        </table:table-row>
        <table:table-row table:style-name="ro1">
          <table:table-cell/>
          <table:table-cell office:value-type="float" office:value="0.0009075157" calcext:value-type="float">
            <text:p>0.0009075157</text:p>
          </table:table-cell>
          <table:table-cell/>
          <table:table-cell office:value-type="float" office:value="-0.0009088771" calcext:value-type="float">
            <text:p>-0.0009088771</text:p>
          </table:table-cell>
          <table:table-cell/>
          <table:table-cell office:value-type="float" office:value="0.0011329359" calcext:value-type="float">
            <text:p>0.0011329359</text:p>
          </table:table-cell>
        </table:table-row>
        <table:table-row table:style-name="ro1">
          <table:table-cell/>
          <table:table-cell office:value-type="float" office:value="0.0054310416" calcext:value-type="float">
            <text:p>0.0054310416</text:p>
          </table:table-cell>
          <table:table-cell/>
          <table:table-cell office:value-type="float" office:value="0.006872441" calcext:value-type="float">
            <text:p>0.006872441</text:p>
          </table:table-cell>
          <table:table-cell/>
          <table:table-cell office:value-type="float" office:value="-0.0033749333" calcext:value-type="float">
            <text:p>-0.0033749333</text:p>
          </table:table-cell>
        </table:table-row>
        <table:table-row table:style-name="ro1">
          <table:table-cell/>
          <table:table-cell office:value-type="float" office:value="0.0033498434" calcext:value-type="float">
            <text:p>0.0033498434</text:p>
          </table:table-cell>
          <table:table-cell/>
          <table:table-cell office:value-type="float" office:value="0.0033287467" calcext:value-type="float">
            <text:p>0.0033287467</text:p>
          </table:table-cell>
          <table:table-cell/>
          <table:table-cell office:value-type="float" office:value="-0.012925145" calcext:value-type="float">
            <text:p>-0.012925145</text:p>
          </table:table-cell>
        </table:table-row>
        <table:table-row table:style-name="ro1">
          <table:table-cell/>
          <table:table-cell office:value-type="float" office:value="-0.0013796533" calcext:value-type="float">
            <text:p>-0.0013796533</text:p>
          </table:table-cell>
          <table:table-cell/>
          <table:table-cell office:value-type="float" office:value="-0.001178928" calcext:value-type="float">
            <text:p>-0.001178928</text:p>
          </table:table-cell>
          <table:table-cell/>
          <table:table-cell office:value-type="float" office:value="-0.0015252332" calcext:value-type="float">
            <text:p>-0.0015252332</text:p>
          </table:table-cell>
        </table:table-row>
        <table:table-row table:style-name="ro1">
          <table:table-cell/>
          <table:table-cell office:value-type="float" office:value="0.010623535" calcext:value-type="float">
            <text:p>0.010623535</text:p>
          </table:table-cell>
          <table:table-cell/>
          <table:table-cell office:value-type="float" office:value="-0.0098501" calcext:value-type="float">
            <text:p>-0.0098501</text:p>
          </table:table-cell>
          <table:table-cell/>
          <table:table-cell office:value-type="float" office:value="-0.0046686195" calcext:value-type="float">
            <text:p>-0.0046686195</text:p>
          </table:table-cell>
        </table:table-row>
        <table:table-row table:style-name="ro1">
          <table:table-cell/>
          <table:table-cell office:value-type="float" office:value="0.009561201" calcext:value-type="float">
            <text:p>0.009561201</text:p>
          </table:table-cell>
          <table:table-cell/>
          <table:table-cell office:value-type="float" office:value="-0.0011746552" calcext:value-type="float">
            <text:p>-0.0011746552</text:p>
          </table:table-cell>
          <table:table-cell/>
          <table:table-cell office:value-type="float" office:value="0.0001927936" calcext:value-type="float">
            <text:p>0.0001927936</text:p>
          </table:table-cell>
        </table:table-row>
        <table:table-row table:style-name="ro1">
          <table:table-cell/>
          <table:table-cell office:value-type="float" office:value="-0.0010628689" calcext:value-type="float">
            <text:p>-0.0010628689</text:p>
          </table:table-cell>
          <table:table-cell/>
          <table:table-cell office:value-type="float" office:value="-0.0061109005" calcext:value-type="float">
            <text:p>-0.0061109005</text:p>
          </table:table-cell>
          <table:table-cell/>
          <table:table-cell office:value-type="float" office:value="-0.005759107" calcext:value-type="float">
            <text:p>-0.005759107</text:p>
          </table:table-cell>
        </table:table-row>
        <table:table-row table:style-name="ro1">
          <table:table-cell/>
          <table:table-cell office:value-type="float" office:value="0.003657681" calcext:value-type="float">
            <text:p>0.003657681</text:p>
          </table:table-cell>
          <table:table-cell/>
          <table:table-cell office:value-type="float" office:value="-0.0013250123" calcext:value-type="float">
            <text:p>-0.0013250123</text:p>
          </table:table-cell>
          <table:table-cell/>
          <table:table-cell office:value-type="float" office:value="-0.0065015447" calcext:value-type="float">
            <text:p>-0.0065015447</text:p>
          </table:table-cell>
        </table:table-row>
        <table:table-row table:style-name="ro1">
          <table:table-cell/>
          <table:table-cell office:value-type="float" office:value="0.0030722013" calcext:value-type="float">
            <text:p>0.0030722013</text:p>
          </table:table-cell>
          <table:table-cell/>
          <table:table-cell office:value-type="float" office:value="0.008255735" calcext:value-type="float">
            <text:p>0.008255735</text:p>
          </table:table-cell>
          <table:table-cell/>
          <table:table-cell office:value-type="float" office:value="-0.009147266" calcext:value-type="float">
            <text:p>-0.009147266</text:p>
          </table:table-cell>
        </table:table-row>
        <table:table-row table:style-name="ro1">
          <table:table-cell/>
          <table:table-cell office:value-type="float" office:value="0.0058411355" calcext:value-type="float">
            <text:p>0.0058411355</text:p>
          </table:table-cell>
          <table:table-cell/>
          <table:table-cell office:value-type="float" office:value="0.0039145364" calcext:value-type="float">
            <text:p>0.0039145364</text:p>
          </table:table-cell>
          <table:table-cell/>
          <table:table-cell office:value-type="float" office:value="0.0012156937" calcext:value-type="float">
            <text:p>0.0012156937</text:p>
          </table:table-cell>
        </table:table-row>
        <table:table-row table:style-name="ro1">
          <table:table-cell/>
          <table:table-cell office:value-type="float" office:value="0.008772619" calcext:value-type="float">
            <text:p>0.008772619</text:p>
          </table:table-cell>
          <table:table-cell/>
          <table:table-cell office:value-type="float" office:value="0.008796524" calcext:value-type="float">
            <text:p>0.008796524</text:p>
          </table:table-cell>
          <table:table-cell/>
          <table:table-cell office:value-type="float" office:value="-0.012528909" calcext:value-type="float">
            <text:p>-0.012528909</text:p>
          </table:table-cell>
        </table:table-row>
        <table:table-row table:style-name="ro1">
          <table:table-cell/>
          <table:table-cell office:value-type="float" office:value="0.007016471" calcext:value-type="float">
            <text:p>0.007016471</text:p>
          </table:table-cell>
          <table:table-cell/>
          <table:table-cell office:value-type="float" office:value="0.0015448043" calcext:value-type="float">
            <text:p>0.0015448043</text:p>
          </table:table-cell>
          <table:table-cell/>
          <table:table-cell office:value-type="float" office:value="-0.010177411" calcext:value-type="float">
            <text:p>-0.010177411</text:p>
          </table:table-cell>
        </table:table-row>
        <table:table-row table:style-name="ro1">
          <table:table-cell/>
          <table:table-cell office:value-type="float" office:value="-0.00005723028" calcext:value-type="float">
            <text:p>-5.723028E-05</text:p>
          </table:table-cell>
          <table:table-cell/>
          <table:table-cell office:value-type="float" office:value="0.007982123" calcext:value-type="float">
            <text:p>0.007982123</text:p>
          </table:table-cell>
          <table:table-cell/>
          <table:table-cell office:value-type="float" office:value="-0.014213386" calcext:value-type="float">
            <text:p>-0.014213386</text:p>
          </table:table-cell>
        </table:table-row>
        <table:table-row table:style-name="ro1">
          <table:table-cell/>
          <table:table-cell office:value-type="float" office:value="0.002145771" calcext:value-type="float">
            <text:p>0.002145771</text:p>
          </table:table-cell>
          <table:table-cell/>
          <table:table-cell office:value-type="float" office:value="0.0023499303" calcext:value-type="float">
            <text:p>0.0023499303</text:p>
          </table:table-cell>
          <table:table-cell/>
          <table:table-cell office:value-type="float" office:value="0.00390717" calcext:value-type="float">
            <text:p>0.00390717</text:p>
          </table:table-cell>
        </table:table-row>
        <table:table-row table:style-name="ro1">
          <table:table-cell/>
          <table:table-cell office:value-type="float" office:value="0.0008325377" calcext:value-type="float">
            <text:p>0.0008325377</text:p>
          </table:table-cell>
          <table:table-cell/>
          <table:table-cell office:value-type="float" office:value="0.004312201" calcext:value-type="float">
            <text:p>0.004312201</text:p>
          </table:table-cell>
          <table:table-cell/>
          <table:table-cell office:value-type="float" office:value="-0.0048331628" calcext:value-type="float">
            <text:p>-0.0048331628</text:p>
          </table:table-cell>
        </table:table-row>
        <table:table-row table:style-name="ro1">
          <table:table-cell/>
          <table:table-cell office:value-type="float" office:value="0.0011887561" calcext:value-type="float">
            <text:p>0.0011887561</text:p>
          </table:table-cell>
          <table:table-cell/>
          <table:table-cell office:value-type="float" office:value="0.0027823483" calcext:value-type="float">
            <text:p>0.0027823483</text:p>
          </table:table-cell>
          <table:table-cell/>
          <table:table-cell office:value-type="float" office:value="-0.005009035" calcext:value-type="float">
            <text:p>-0.005009035</text:p>
          </table:table-cell>
        </table:table-row>
        <table:table-row table:style-name="ro1">
          <table:table-cell/>
          <table:table-cell office:value-type="float" office:value="0.004146059" calcext:value-type="float">
            <text:p>0.004146059</text:p>
          </table:table-cell>
          <table:table-cell/>
          <table:table-cell office:value-type="float" office:value="0.0009660223" calcext:value-type="float">
            <text:p>0.0009660223</text:p>
          </table:table-cell>
          <table:table-cell/>
          <table:table-cell office:value-type="float" office:value="-0.0020911177" calcext:value-type="float">
            <text:p>-0.0020911177</text:p>
          </table:table-cell>
        </table:table-row>
        <table:table-row table:style-name="ro1">
          <table:table-cell/>
          <table:table-cell office:value-type="float" office:value="-0.0035195407" calcext:value-type="float">
            <text:p>-0.0035195407</text:p>
          </table:table-cell>
          <table:table-cell/>
          <table:table-cell office:value-type="float" office:value="0.008559853" calcext:value-type="float">
            <text:p>0.008559853</text:p>
          </table:table-cell>
          <table:table-cell/>
          <table:table-cell office:value-type="float" office:value="-0.0053976374" calcext:value-type="float">
            <text:p>-0.0053976374</text:p>
          </table:table-cell>
        </table:table-row>
        <table:table-row table:style-name="ro1">
          <table:table-cell/>
          <table:table-cell office:value-type="float" office:value="0.0029847755" calcext:value-type="float">
            <text:p>0.0029847755</text:p>
          </table:table-cell>
          <table:table-cell/>
          <table:table-cell office:value-type="float" office:value="0.00418824" calcext:value-type="float">
            <text:p>0.00418824</text:p>
          </table:table-cell>
          <table:table-cell/>
          <table:table-cell office:value-type="float" office:value="-0.0020014553" calcext:value-type="float">
            <text:p>-0.0020014553</text:p>
          </table:table-cell>
        </table:table-row>
        <table:table-row table:style-name="ro1">
          <table:table-cell/>
          <table:table-cell office:value-type="float" office:value="0.006861118" calcext:value-type="float">
            <text:p>0.006861118</text:p>
          </table:table-cell>
          <table:table-cell/>
          <table:table-cell office:value-type="float" office:value="0.006845589" calcext:value-type="float">
            <text:p>0.006845589</text:p>
          </table:table-cell>
          <table:table-cell/>
          <table:table-cell office:value-type="float" office:value="-0.00026324956" calcext:value-type="float">
            <text:p>-0.00026324956</text:p>
          </table:table-cell>
        </table:table-row>
        <table:table-row table:style-name="ro1">
          <table:table-cell/>
          <table:table-cell office:value-type="float" office:value="0.005735573" calcext:value-type="float">
            <text:p>0.005735573</text:p>
          </table:table-cell>
          <table:table-cell/>
          <table:table-cell office:value-type="float" office:value="0.010555564" calcext:value-type="float">
            <text:p>0.010555564</text:p>
          </table:table-cell>
          <table:table-cell/>
          <table:table-cell office:value-type="float" office:value="-0.013200793" calcext:value-type="float">
            <text:p>-0.013200793</text:p>
          </table:table-cell>
        </table:table-row>
        <table:table-row table:style-name="ro1">
          <table:table-cell/>
          <table:table-cell office:value-type="float" office:value="-0.00033112848" calcext:value-type="float">
            <text:p>-0.00033112848</text:p>
          </table:table-cell>
          <table:table-cell/>
          <table:table-cell office:value-type="float" office:value="-0.004782223" calcext:value-type="float">
            <text:p>-0.004782223</text:p>
          </table:table-cell>
          <table:table-cell/>
          <table:table-cell office:value-type="float" office:value="-0.006826984" calcext:value-type="float">
            <text:p>-0.006826984</text:p>
          </table:table-cell>
        </table:table-row>
        <table:table-row table:style-name="ro1">
          <table:table-cell/>
          <table:table-cell office:value-type="float" office:value="0.0023387102" calcext:value-type="float">
            <text:p>0.0023387102</text:p>
          </table:table-cell>
          <table:table-cell/>
          <table:table-cell office:value-type="float" office:value="-0.0073801777" calcext:value-type="float">
            <text:p>-0.0073801777</text:p>
          </table:table-cell>
          <table:table-cell/>
          <table:table-cell office:value-type="float" office:value="-0.0052653803" calcext:value-type="float">
            <text:p>-0.0052653803</text:p>
          </table:table-cell>
        </table:table-row>
        <table:table-row table:style-name="ro1">
          <table:table-cell/>
          <table:table-cell office:value-type="float" office:value="0.00012729726" calcext:value-type="float">
            <text:p>0.00012729726</text:p>
          </table:table-cell>
          <table:table-cell/>
          <table:table-cell office:value-type="float" office:value="0.0028060828" calcext:value-type="float">
            <text:p>0.0028060828</text:p>
          </table:table-cell>
          <table:table-cell/>
          <table:table-cell office:value-type="float" office:value="0.00031483948" calcext:value-type="float">
            <text:p>0.00031483948</text:p>
          </table:table-cell>
        </table:table-row>
        <table:table-row table:style-name="ro1">
          <table:table-cell/>
          <table:table-cell office:value-type="float" office:value="0.003190746" calcext:value-type="float">
            <text:p>0.003190746</text:p>
          </table:table-cell>
          <table:table-cell/>
          <table:table-cell office:value-type="float" office:value="-0.00912003" calcext:value-type="float">
            <text:p>-0.00912003</text:p>
          </table:table-cell>
          <table:table-cell/>
          <table:table-cell office:value-type="float" office:value="0.0057765143" calcext:value-type="float">
            <text:p>0.0057765143</text:p>
          </table:table-cell>
        </table:table-row>
        <table:table-row table:style-name="ro1">
          <table:table-cell/>
          <table:table-cell office:value-type="float" office:value="0.003970284" calcext:value-type="float">
            <text:p>0.003970284</text:p>
          </table:table-cell>
          <table:table-cell/>
          <table:table-cell office:value-type="float" office:value="-0.0013965076" calcext:value-type="float">
            <text:p>-0.0013965076</text:p>
          </table:table-cell>
          <table:table-cell/>
          <table:table-cell office:value-type="float" office:value="-0.0016126588" calcext:value-type="float">
            <text:p>-0.0016126588</text:p>
          </table:table-cell>
        </table:table-row>
        <table:table-row table:style-name="ro1">
          <table:table-cell/>
          <table:table-cell office:value-type="float" office:value="-0.0014804506" calcext:value-type="float">
            <text:p>-0.0014804506</text:p>
          </table:table-cell>
          <table:table-cell/>
          <table:table-cell office:value-type="float" office:value="0.0009404097" calcext:value-type="float">
            <text:p>0.0009404097</text:p>
          </table:table-cell>
          <table:table-cell/>
          <table:table-cell office:value-type="float" office:value="-0.0016711047" calcext:value-type="float">
            <text:p>-0.0016711047</text:p>
          </table:table-cell>
        </table:table-row>
        <table:table-row table:style-name="ro1">
          <table:table-cell/>
          <table:table-cell office:value-type="float" office:value="-0.0017718533" calcext:value-type="float">
            <text:p>-0.0017718533</text:p>
          </table:table-cell>
          <table:table-cell/>
          <table:table-cell office:value-type="float" office:value="0.0019450029" calcext:value-type="float">
            <text:p>0.0019450029</text:p>
          </table:table-cell>
          <table:table-cell/>
          <table:table-cell office:value-type="float" office:value="0.0011327413" calcext:value-type="float">
            <text:p>0.0011327413</text:p>
          </table:table-cell>
        </table:table-row>
        <table:table-row table:style-name="ro1">
          <table:table-cell/>
          <table:table-cell office:value-type="float" office:value="0.0023603966" calcext:value-type="float">
            <text:p>0.0023603966</text:p>
          </table:table-cell>
          <table:table-cell/>
          <table:table-cell office:value-type="float" office:value="0.0057055843" calcext:value-type="float">
            <text:p>0.0057055843</text:p>
          </table:table-cell>
          <table:table-cell/>
          <table:table-cell office:value-type="float" office:value="-0.0018369607" calcext:value-type="float">
            <text:p>-0.0018369607</text:p>
          </table:table-cell>
        </table:table-row>
        <table:table-row table:style-name="ro1">
          <table:table-cell/>
          <table:table-cell office:value-type="float" office:value="0.0056399787" calcext:value-type="float">
            <text:p>0.0056399787</text:p>
          </table:table-cell>
          <table:table-cell/>
          <table:table-cell office:value-type="float" office:value="-0.00013841389" calcext:value-type="float">
            <text:p>-0.00013841389</text:p>
          </table:table-cell>
          <table:table-cell/>
          <table:table-cell office:value-type="float" office:value="0.0012031974" calcext:value-type="float">
            <text:p>0.0012031974</text:p>
          </table:table-cell>
        </table:table-row>
        <table:table-row table:style-name="ro1">
          <table:table-cell/>
          <table:table-cell office:value-type="float" office:value="0.0015603396" calcext:value-type="float">
            <text:p>0.0015603396</text:p>
          </table:table-cell>
          <table:table-cell/>
          <table:table-cell office:value-type="float" office:value="0.0071264035" calcext:value-type="float">
            <text:p>0.0071264035</text:p>
          </table:table-cell>
          <table:table-cell/>
          <table:table-cell office:value-type="float" office:value="-0.0041905497" calcext:value-type="float">
            <text:p>-0.0041905497</text:p>
          </table:table-cell>
        </table:table-row>
        <table:table-row table:style-name="ro1">
          <table:table-cell/>
          <table:table-cell office:value-type="float" office:value="0.0009648432" calcext:value-type="float">
            <text:p>0.0009648432</text:p>
          </table:table-cell>
          <table:table-cell/>
          <table:table-cell office:value-type="float" office:value="0.0028981338" calcext:value-type="float">
            <text:p>0.0028981338</text:p>
          </table:table-cell>
          <table:table-cell/>
          <table:table-cell office:value-type="float" office:value="0.0036992058" calcext:value-type="float">
            <text:p>0.0036992058</text:p>
          </table:table-cell>
        </table:table-row>
        <table:table-row table:style-name="ro1">
          <table:table-cell/>
          <table:table-cell office:value-type="float" office:value="-0.0008894276" calcext:value-type="float">
            <text:p>-0.0008894276</text:p>
          </table:table-cell>
          <table:table-cell/>
          <table:table-cell office:value-type="float" office:value="-0.0022256658" calcext:value-type="float">
            <text:p>-0.0022256658</text:p>
          </table:table-cell>
          <table:table-cell/>
          <table:table-cell office:value-type="float" office:value="-0.0048005846" calcext:value-type="float">
            <text:p>-0.0048005846</text:p>
          </table:table-cell>
        </table:table-row>
        <table:table-row table:style-name="ro1">
          <table:table-cell/>
          <table:table-cell office:value-type="float" office:value="-0.0021188331" calcext:value-type="float">
            <text:p>-0.0021188331</text:p>
          </table:table-cell>
          <table:table-cell/>
          <table:table-cell office:value-type="float" office:value="0.00019416722" calcext:value-type="float">
            <text:p>0.00019416722</text:p>
          </table:table-cell>
          <table:table-cell/>
          <table:table-cell office:value-type="float" office:value="-0.0036613278" calcext:value-type="float">
            <text:p>-0.0036613278</text:p>
          </table:table-cell>
        </table:table-row>
        <table:table-row table:style-name="ro1">
          <table:table-cell/>
          <table:table-cell office:value-type="float" office:value="0.0016086717" calcext:value-type="float">
            <text:p>0.0016086717</text:p>
          </table:table-cell>
          <table:table-cell/>
          <table:table-cell office:value-type="float" office:value="-0.00443951" calcext:value-type="float">
            <text:p>-0.00443951</text:p>
          </table:table-cell>
          <table:table-cell/>
          <table:table-cell office:value-type="float" office:value="-0.0021965827" calcext:value-type="float">
            <text:p>-0.0021965827</text:p>
          </table:table-cell>
        </table:table-row>
        <table:table-row table:style-name="ro1">
          <table:table-cell/>
          <table:table-cell office:value-type="float" office:value="-0.0007494395" calcext:value-type="float">
            <text:p>-0.0007494395</text:p>
          </table:table-cell>
          <table:table-cell/>
          <table:table-cell office:value-type="float" office:value="-0.009268995" calcext:value-type="float">
            <text:p>-0.009268995</text:p>
          </table:table-cell>
          <table:table-cell/>
          <table:table-cell office:value-type="float" office:value="0.0057134978" calcext:value-type="float">
            <text:p>0.0057134978</text:p>
          </table:table-cell>
        </table:table-row>
        <table:table-row table:style-name="ro1">
          <table:table-cell/>
          <table:table-cell office:value-type="float" office:value="-0.0037506497" calcext:value-type="float">
            <text:p>-0.0037506497</text:p>
          </table:table-cell>
          <table:table-cell/>
          <table:table-cell office:value-type="float" office:value="-0.0030686578" calcext:value-type="float">
            <text:p>-0.0030686578</text:p>
          </table:table-cell>
          <table:table-cell/>
          <table:table-cell office:value-type="float" office:value="0.0040435116" calcext:value-type="float">
            <text:p>0.0040435116</text:p>
          </table:table-cell>
        </table:table-row>
        <table:table-row table:style-name="ro1">
          <table:table-cell/>
          <table:table-cell office:value-type="float" office:value="-0.0020572268" calcext:value-type="float">
            <text:p>-0.0020572268</text:p>
          </table:table-cell>
          <table:table-cell/>
          <table:table-cell office:value-type="float" office:value="-0.0056182374" calcext:value-type="float">
            <text:p>-0.0056182374</text:p>
          </table:table-cell>
          <table:table-cell/>
          <table:table-cell office:value-type="float" office:value="0.0012221606" calcext:value-type="float">
            <text:p>0.0012221606</text:p>
          </table:table-cell>
        </table:table-row>
        <table:table-row table:style-name="ro1">
          <table:table-cell/>
          <table:table-cell office:value-type="float" office:value="-0.004048763" calcext:value-type="float">
            <text:p>-0.004048763</text:p>
          </table:table-cell>
          <table:table-cell/>
          <table:table-cell office:value-type="float" office:value="-0.002199968" calcext:value-type="float">
            <text:p>-0.002199968</text:p>
          </table:table-cell>
          <table:table-cell/>
          <table:table-cell office:value-type="float" office:value="-0.004173483" calcext:value-type="float">
            <text:p>-0.004173483</text:p>
          </table:table-cell>
        </table:table-row>
        <table:table-row table:style-name="ro1">
          <table:table-cell/>
          <table:table-cell office:value-type="float" office:value="0.0018492625" calcext:value-type="float">
            <text:p>0.0018492625</text:p>
          </table:table-cell>
          <table:table-cell/>
          <table:table-cell office:value-type="float" office:value="-0.0008813378" calcext:value-type="float">
            <text:p>-0.0008813378</text:p>
          </table:table-cell>
          <table:table-cell/>
          <table:table-cell office:value-type="float" office:value="0.007230173" calcext:value-type="float">
            <text:p>0.007230173</text:p>
          </table:table-cell>
        </table:table-row>
        <table:table-row table:style-name="ro1">
          <table:table-cell/>
          <table:table-cell office:value-type="float" office:value="-0.002949912" calcext:value-type="float">
            <text:p>-0.002949912</text:p>
          </table:table-cell>
          <table:table-cell/>
          <table:table-cell office:value-type="float" office:value="0.005139414" calcext:value-type="float">
            <text:p>0.005139414</text:p>
          </table:table-cell>
          <table:table-cell/>
          <table:table-cell office:value-type="float" office:value="-0.00052406796" calcext:value-type="float">
            <text:p>-0.00052406796</text:p>
          </table:table-cell>
        </table:table-row>
        <table:table-row table:style-name="ro1">
          <table:table-cell/>
          <table:table-cell office:value-type="float" office:value="-0.00023791654" calcext:value-type="float">
            <text:p>-0.00023791654</text:p>
          </table:table-cell>
          <table:table-cell/>
          <table:table-cell office:value-type="float" office:value="0.00045066414" calcext:value-type="float">
            <text:p>0.00045066414</text:p>
          </table:table-cell>
          <table:table-cell/>
          <table:table-cell office:value-type="float" office:value="0.0030439508" calcext:value-type="float">
            <text:p>0.0030439508</text:p>
          </table:table-cell>
        </table:table-row>
        <table:table-row table:style-name="ro1">
          <table:table-cell/>
          <table:table-cell office:value-type="float" office:value="-0.00021413947" calcext:value-type="float">
            <text:p>-0.00021413947</text:p>
          </table:table-cell>
          <table:table-cell/>
          <table:table-cell office:value-type="float" office:value="0.003701497" calcext:value-type="float">
            <text:p>0.003701497</text:p>
          </table:table-cell>
          <table:table-cell/>
          <table:table-cell office:value-type="float" office:value="-0.0042916876" calcext:value-type="float">
            <text:p>-0.0042916876</text:p>
          </table:table-cell>
        </table:table-row>
        <table:table-row table:style-name="ro1">
          <table:table-cell/>
          <table:table-cell office:value-type="float" office:value="0.002443981" calcext:value-type="float">
            <text:p>0.002443981</text:p>
          </table:table-cell>
          <table:table-cell/>
          <table:table-cell office:value-type="float" office:value="0.0035510731" calcext:value-type="float">
            <text:p>0.0035510731</text:p>
          </table:table-cell>
          <table:table-cell/>
          <table:table-cell office:value-type="float" office:value="0.0014109184" calcext:value-type="float">
            <text:p>0.0014109184</text:p>
          </table:table-cell>
        </table:table-row>
        <table:table-row table:style-name="ro1">
          <table:table-cell/>
          <table:table-cell office:value-type="float" office:value="0.0032982049" calcext:value-type="float">
            <text:p>0.0032982049</text:p>
          </table:table-cell>
          <table:table-cell/>
          <table:table-cell office:value-type="float" office:value="0.0023170605" calcext:value-type="float">
            <text:p>0.0023170605</text:p>
          </table:table-cell>
          <table:table-cell/>
          <table:table-cell office:value-type="float" office:value="0.0032473444" calcext:value-type="float">
            <text:p>0.0032473444</text:p>
          </table:table-cell>
        </table:table-row>
        <table:table-row table:style-name="ro1">
          <table:table-cell/>
          <table:table-cell office:value-type="float" office:value="0.0029683893" calcext:value-type="float">
            <text:p>0.0029683893</text:p>
          </table:table-cell>
          <table:table-cell/>
          <table:table-cell office:value-type="float" office:value="0.008896877" calcext:value-type="float">
            <text:p>0.008896877</text:p>
          </table:table-cell>
          <table:table-cell/>
          <table:table-cell office:value-type="float" office:value="0.007317161" calcext:value-type="float">
            <text:p>0.007317161</text:p>
          </table:table-cell>
        </table:table-row>
        <table:table-row table:style-name="ro1">
          <table:table-cell/>
          <table:table-cell office:value-type="float" office:value="-0.004139981" calcext:value-type="float">
            <text:p>-0.004139981</text:p>
          </table:table-cell>
          <table:table-cell/>
          <table:table-cell office:value-type="float" office:value="0.004491568" calcext:value-type="float">
            <text:p>0.004491568</text:p>
          </table:table-cell>
          <table:table-cell/>
          <table:table-cell office:value-type="float" office:value="-0.007037574" calcext:value-type="float">
            <text:p>-0.007037574</text:p>
          </table:table-cell>
        </table:table-row>
        <table:table-row table:style-name="ro1">
          <table:table-cell/>
          <table:table-cell office:value-type="float" office:value="-0.0026273415" calcext:value-type="float">
            <text:p>-0.0026273415</text:p>
          </table:table-cell>
          <table:table-cell/>
          <table:table-cell office:value-type="float" office:value="0.005141043" calcext:value-type="float">
            <text:p>0.005141043</text:p>
          </table:table-cell>
          <table:table-cell/>
          <table:table-cell office:value-type="float" office:value="0.0057511325" calcext:value-type="float">
            <text:p>0.0057511325</text:p>
          </table:table-cell>
        </table:table-row>
        <table:table-row table:style-name="ro1">
          <table:table-cell/>
          <table:table-cell office:value-type="float" office:value="-0.0034632343" calcext:value-type="float">
            <text:p>-0.0034632343</text:p>
          </table:table-cell>
          <table:table-cell/>
          <table:table-cell office:value-type="float" office:value="0.014734359" calcext:value-type="float">
            <text:p>0.014734359</text:p>
          </table:table-cell>
          <table:table-cell/>
          <table:table-cell office:value-type="float" office:value="-0.0018552432" calcext:value-type="float">
            <text:p>-0.0018552432</text:p>
          </table:table-cell>
        </table:table-row>
        <table:table-row table:style-name="ro1">
          <table:table-cell/>
          <table:table-cell office:value-type="float" office:value="-0.000040746792" calcext:value-type="float">
            <text:p>-4.0746792E-05</text:p>
          </table:table-cell>
          <table:table-cell/>
          <table:table-cell office:value-type="float" office:value="0.0020548685" calcext:value-type="float">
            <text:p>0.0020548685</text:p>
          </table:table-cell>
          <table:table-cell/>
          <table:table-cell office:value-type="float" office:value="0.0068996283" calcext:value-type="float">
            <text:p>0.0068996283</text:p>
          </table:table-cell>
        </table:table-row>
        <table:table-row table:style-name="ro1">
          <table:table-cell/>
          <table:table-cell office:value-type="float" office:value="0.0039184024" calcext:value-type="float">
            <text:p>0.0039184024</text:p>
          </table:table-cell>
          <table:table-cell/>
          <table:table-cell office:value-type="float" office:value="0.004046648" calcext:value-type="float">
            <text:p>0.004046648</text:p>
          </table:table-cell>
          <table:table-cell/>
          <table:table-cell office:value-type="float" office:value="-0.002359667" calcext:value-type="float">
            <text:p>-0.002359667</text:p>
          </table:table-cell>
        </table:table-row>
        <table:table-row table:style-name="ro1">
          <table:table-cell/>
          <table:table-cell office:value-type="float" office:value="-0.0054822424" calcext:value-type="float">
            <text:p>-0.0054822424</text:p>
          </table:table-cell>
          <table:table-cell/>
          <table:table-cell office:value-type="float" office:value="-0.0051470846" calcext:value-type="float">
            <text:p>-0.0051470846</text:p>
          </table:table-cell>
          <table:table-cell/>
          <table:table-cell office:value-type="float" office:value="0.0020511001" calcext:value-type="float">
            <text:p>0.0020511001</text:p>
          </table:table-cell>
        </table:table-row>
        <table:table-row table:style-name="ro1">
          <table:table-cell/>
          <table:table-cell office:value-type="float" office:value="-0.0106469225" calcext:value-type="float">
            <text:p>-0.0106469225</text:p>
          </table:table-cell>
          <table:table-cell/>
          <table:table-cell office:value-type="float" office:value="-0.010784717" calcext:value-type="float">
            <text:p>-0.010784717</text:p>
          </table:table-cell>
          <table:table-cell/>
          <table:table-cell office:value-type="float" office:value="0.00052761746" calcext:value-type="float">
            <text:p>0.00052761746</text:p>
          </table:table-cell>
        </table:table-row>
        <table:table-row table:style-name="ro1">
          <table:table-cell/>
          <table:table-cell office:value-type="float" office:value="-0.006945529" calcext:value-type="float">
            <text:p>-0.006945529</text:p>
          </table:table-cell>
          <table:table-cell/>
          <table:table-cell office:value-type="float" office:value="-0.008387883" calcext:value-type="float">
            <text:p>-0.008387883</text:p>
          </table:table-cell>
          <table:table-cell/>
          <table:table-cell office:value-type="float" office:value="0.0057482636" calcext:value-type="float">
            <text:p>0.0057482636</text:p>
          </table:table-cell>
        </table:table-row>
        <table:table-row table:style-name="ro1">
          <table:table-cell/>
          <table:table-cell office:value-type="float" office:value="-0.006250986" calcext:value-type="float">
            <text:p>-0.006250986</text:p>
          </table:table-cell>
          <table:table-cell/>
          <table:table-cell office:value-type="float" office:value="-0.0016164759" calcext:value-type="float">
            <text:p>-0.0016164759</text:p>
          </table:table-cell>
          <table:table-cell/>
          <table:table-cell office:value-type="float" office:value="-0.002297234" calcext:value-type="float">
            <text:p>-0.002297234</text:p>
          </table:table-cell>
        </table:table-row>
        <table:table-row table:style-name="ro1">
          <table:table-cell/>
          <table:table-cell office:value-type="float" office:value="0.0033829077" calcext:value-type="float">
            <text:p>0.0033829077</text:p>
          </table:table-cell>
          <table:table-cell/>
          <table:table-cell office:value-type="float" office:value="-0.00035619407" calcext:value-type="float">
            <text:p>-0.00035619407</text:p>
          </table:table-cell>
          <table:table-cell/>
          <table:table-cell office:value-type="float" office:value="0.007380713" calcext:value-type="float">
            <text:p>0.007380713</text:p>
          </table:table-cell>
        </table:table-row>
        <table:table-row table:style-name="ro1">
          <table:table-cell/>
          <table:table-cell office:value-type="float" office:value="-0.000031556883" calcext:value-type="float">
            <text:p>-3.1556883E-05</text:p>
          </table:table-cell>
          <table:table-cell/>
          <table:table-cell office:value-type="float" office:value="0.005172588" calcext:value-type="float">
            <text:p>0.005172588</text:p>
          </table:table-cell>
          <table:table-cell/>
          <table:table-cell office:value-type="float" office:value="0.0068623824" calcext:value-type="float">
            <text:p>0.0068623824</text:p>
          </table:table-cell>
        </table:table-row>
        <table:table-row table:style-name="ro1">
          <table:table-cell/>
          <table:table-cell office:value-type="float" office:value="-0.0022256598" calcext:value-type="float">
            <text:p>-0.0022256598</text:p>
          </table:table-cell>
          <table:table-cell/>
          <table:table-cell office:value-type="float" office:value="-0.001277288" calcext:value-type="float">
            <text:p>-0.001277288</text:p>
          </table:table-cell>
          <table:table-cell/>
          <table:table-cell office:value-type="float" office:value="-0.0015142928" calcext:value-type="float">
            <text:p>-0.0015142928</text:p>
          </table:table-cell>
        </table:table-row>
        <table:table-row table:style-name="ro1">
          <table:table-cell/>
          <table:table-cell office:value-type="float" office:value="-0.0017833773" calcext:value-type="float">
            <text:p>-0.0017833773</text:p>
          </table:table-cell>
          <table:table-cell/>
          <table:table-cell office:value-type="float" office:value="0.0058816876" calcext:value-type="float">
            <text:p>0.0058816876</text:p>
          </table:table-cell>
          <table:table-cell/>
          <table:table-cell office:value-type="float" office:value="0.0012738478" calcext:value-type="float">
            <text:p>0.0012738478</text:p>
          </table:table-cell>
        </table:table-row>
        <table:table-row table:style-name="ro1">
          <table:table-cell/>
          <table:table-cell office:value-type="float" office:value="0.0012513836" calcext:value-type="float">
            <text:p>0.0012513836</text:p>
          </table:table-cell>
          <table:table-cell/>
          <table:table-cell office:value-type="float" office:value="0.010127504" calcext:value-type="float">
            <text:p>0.010127504</text:p>
          </table:table-cell>
          <table:table-cell/>
          <table:table-cell office:value-type="float" office:value="0.0026845718" calcext:value-type="float">
            <text:p>0.0026845718</text:p>
          </table:table-cell>
        </table:table-row>
        <table:table-row table:style-name="ro1">
          <table:table-cell/>
          <table:table-cell office:value-type="float" office:value="-0.007223366" calcext:value-type="float">
            <text:p>-0.007223366</text:p>
          </table:table-cell>
          <table:table-cell/>
          <table:table-cell office:value-type="float" office:value="-0.006485833" calcext:value-type="float">
            <text:p>-0.006485833</text:p>
          </table:table-cell>
          <table:table-cell/>
          <table:table-cell office:value-type="float" office:value="0.0017569258" calcext:value-type="float">
            <text:p>0.0017569258</text:p>
          </table:table-cell>
        </table:table-row>
        <table:table-row table:style-name="ro1">
          <table:table-cell/>
          <table:table-cell office:value-type="float" office:value="0.00074992573" calcext:value-type="float">
            <text:p>0.00074992573</text:p>
          </table:table-cell>
          <table:table-cell/>
          <table:table-cell office:value-type="float" office:value="0.0029518146" calcext:value-type="float">
            <text:p>0.0029518146</text:p>
          </table:table-cell>
          <table:table-cell/>
          <table:table-cell office:value-type="float" office:value="0.005975775" calcext:value-type="float">
            <text:p>0.005975775</text:p>
          </table:table-cell>
        </table:table-row>
        <table:table-row table:style-name="ro1">
          <table:table-cell/>
          <table:table-cell office:value-type="float" office:value="-0.007015499" calcext:value-type="float">
            <text:p>-0.007015499</text:p>
          </table:table-cell>
          <table:table-cell/>
          <table:table-cell office:value-type="float" office:value="-0.004814072" calcext:value-type="float">
            <text:p>-0.004814072</text:p>
          </table:table-cell>
          <table:table-cell/>
          <table:table-cell office:value-type="float" office:value="0.006257161" calcext:value-type="float">
            <text:p>0.006257161</text:p>
          </table:table-cell>
        </table:table-row>
        <table:table-row table:style-name="ro1">
          <table:table-cell/>
          <table:table-cell office:value-type="float" office:value="0.003354025" calcext:value-type="float">
            <text:p>0.003354025</text:p>
          </table:table-cell>
          <table:table-cell/>
          <table:table-cell office:value-type="float" office:value="-0.0052115717" calcext:value-type="float">
            <text:p>-0.0052115717</text:p>
          </table:table-cell>
          <table:table-cell/>
          <table:table-cell office:value-type="float" office:value="0.0078286845" calcext:value-type="float">
            <text:p>0.0078286845</text:p>
          </table:table-cell>
        </table:table-row>
        <table:table-row table:style-name="ro1">
          <table:table-cell/>
          <table:table-cell office:value-type="float" office:value="-0.00071671564" calcext:value-type="float">
            <text:p>-0.00071671564</text:p>
          </table:table-cell>
          <table:table-cell/>
          <table:table-cell office:value-type="float" office:value="0.0036592006" calcext:value-type="float">
            <text:p>0.0036592006</text:p>
          </table:table-cell>
          <table:table-cell/>
          <table:table-cell office:value-type="float" office:value="0.010781174" calcext:value-type="float">
            <text:p>0.010781174</text:p>
          </table:table-cell>
        </table:table-row>
        <table:table-row table:style-name="ro1">
          <table:table-cell/>
          <table:table-cell office:value-type="float" office:value="-0.0010845065" calcext:value-type="float">
            <text:p>-0.0010845065</text:p>
          </table:table-cell>
          <table:table-cell/>
          <table:table-cell office:value-type="float" office:value="-0.004616878" calcext:value-type="float">
            <text:p>-0.004616878</text:p>
          </table:table-cell>
          <table:table-cell/>
          <table:table-cell office:value-type="float" office:value="-0.00040440462" calcext:value-type="float">
            <text:p>-0.00040440462</text:p>
          </table:table-cell>
        </table:table-row>
        <table:table-row table:style-name="ro1">
          <table:table-cell/>
          <table:table-cell office:value-type="float" office:value="0.0014409194" calcext:value-type="float">
            <text:p>0.0014409194</text:p>
          </table:table-cell>
          <table:table-cell/>
          <table:table-cell office:value-type="float" office:value="0.006831141" calcext:value-type="float">
            <text:p>0.006831141</text:p>
          </table:table-cell>
          <table:table-cell/>
          <table:table-cell office:value-type="float" office:value="0.002492459" calcext:value-type="float">
            <text:p>0.002492459</text:p>
          </table:table-cell>
        </table:table-row>
        <table:table-row table:style-name="ro1">
          <table:table-cell/>
          <table:table-cell office:value-type="float" office:value="0.0012968469" calcext:value-type="float">
            <text:p>0.0012968469</text:p>
          </table:table-cell>
          <table:table-cell/>
          <table:table-cell office:value-type="float" office:value="0.007686113" calcext:value-type="float">
            <text:p>0.007686113</text:p>
          </table:table-cell>
          <table:table-cell/>
          <table:table-cell office:value-type="float" office:value="-0.0069853035" calcext:value-type="float">
            <text:p>-0.0069853035</text:p>
          </table:table-cell>
        </table:table-row>
        <table:table-row table:style-name="ro1">
          <table:table-cell/>
          <table:table-cell office:value-type="float" office:value="-0.0025681662" calcext:value-type="float">
            <text:p>-0.0025681662</text:p>
          </table:table-cell>
          <table:table-cell/>
          <table:table-cell office:value-type="float" office:value="-0.0031899135" calcext:value-type="float">
            <text:p>-0.0031899135</text:p>
          </table:table-cell>
          <table:table-cell/>
          <table:table-cell office:value-type="float" office:value="0.013488647" calcext:value-type="float">
            <text:p>0.013488647</text:p>
          </table:table-cell>
        </table:table-row>
        <table:table-row table:style-name="ro1">
          <table:table-cell/>
          <table:table-cell office:value-type="float" office:value="-0.000553534" calcext:value-type="float">
            <text:p>-0.000553534</text:p>
          </table:table-cell>
          <table:table-cell/>
          <table:table-cell office:value-type="float" office:value="0.007016769" calcext:value-type="float">
            <text:p>0.007016769</text:p>
          </table:table-cell>
          <table:table-cell/>
          <table:table-cell office:value-type="float" office:value="0.0002745303" calcext:value-type="float">
            <text:p>0.0002745303</text:p>
          </table:table-cell>
        </table:table-row>
        <table:table-row table:style-name="ro1">
          <table:table-cell/>
          <table:table-cell office:value-type="float" office:value="-0.00049820007" calcext:value-type="float">
            <text:p>-0.00049820007</text:p>
          </table:table-cell>
          <table:table-cell/>
          <table:table-cell office:value-type="float" office:value="-0.0059895962" calcext:value-type="float">
            <text:p>-0.0059895962</text:p>
          </table:table-cell>
          <table:table-cell/>
          <table:table-cell office:value-type="float" office:value="0.0057402896" calcext:value-type="float">
            <text:p>0.0057402896</text:p>
          </table:table-cell>
        </table:table-row>
        <table:table-row table:style-name="ro1">
          <table:table-cell/>
          <table:table-cell office:value-type="float" office:value="-0.0037442802" calcext:value-type="float">
            <text:p>-0.0037442802</text:p>
          </table:table-cell>
          <table:table-cell/>
          <table:table-cell office:value-type="float" office:value="0.00076170487" calcext:value-type="float">
            <text:p>0.00076170487</text:p>
          </table:table-cell>
          <table:table-cell/>
          <table:table-cell office:value-type="float" office:value="-0.00406228" calcext:value-type="float">
            <text:p>-0.00406228</text:p>
          </table:table-cell>
        </table:table-row>
        <table:table-row table:style-name="ro1">
          <table:table-cell/>
          <table:table-cell office:value-type="float" office:value="-0.0033698764" calcext:value-type="float">
            <text:p>-0.0033698764</text:p>
          </table:table-cell>
          <table:table-cell/>
          <table:table-cell office:value-type="float" office:value="-0.0019511842" calcext:value-type="float">
            <text:p>-0.0019511842</text:p>
          </table:table-cell>
          <table:table-cell/>
          <table:table-cell office:value-type="float" office:value="0.0020568378" calcext:value-type="float">
            <text:p>0.0020568378</text:p>
          </table:table-cell>
        </table:table-row>
        <table:table-row table:style-name="ro1">
          <table:table-cell/>
          <table:table-cell office:value-type="float" office:value="-0.0039117895" calcext:value-type="float">
            <text:p>-0.0039117895</text:p>
          </table:table-cell>
          <table:table-cell/>
          <table:table-cell office:value-type="float" office:value="0.00044119466" calcext:value-type="float">
            <text:p>0.00044119466</text:p>
          </table:table-cell>
          <table:table-cell/>
          <table:table-cell office:value-type="float" office:value="-0.004960363" calcext:value-type="float">
            <text:p>-0.004960363</text:p>
          </table:table-cell>
        </table:table-row>
        <table:table-row table:style-name="ro1">
          <table:table-cell/>
          <table:table-cell office:value-type="float" office:value="-0.00066415325" calcext:value-type="float">
            <text:p>-0.00066415325</text:p>
          </table:table-cell>
          <table:table-cell/>
          <table:table-cell office:value-type="float" office:value="-0.014104876" calcext:value-type="float">
            <text:p>-0.014104876</text:p>
          </table:table-cell>
          <table:table-cell/>
          <table:table-cell office:value-type="float" office:value="0.011575736" calcext:value-type="float">
            <text:p>0.011575736</text:p>
          </table:table-cell>
        </table:table-row>
        <table:table-row table:style-name="ro1">
          <table:table-cell/>
          <table:table-cell office:value-type="float" office:value="0.0042362562" calcext:value-type="float">
            <text:p>0.0042362562</text:p>
          </table:table-cell>
          <table:table-cell/>
          <table:table-cell office:value-type="float" office:value="-0.012694389" calcext:value-type="float">
            <text:p>-0.012694389</text:p>
          </table:table-cell>
          <table:table-cell/>
          <table:table-cell office:value-type="float" office:value="-0.0075994227" calcext:value-type="float">
            <text:p>-0.0075994227</text:p>
          </table:table-cell>
        </table:table-row>
        <table:table-row table:style-name="ro1">
          <table:table-cell/>
          <table:table-cell office:value-type="float" office:value="0.001835113" calcext:value-type="float">
            <text:p>0.001835113</text:p>
          </table:table-cell>
          <table:table-cell/>
          <table:table-cell office:value-type="float" office:value="0.014502782" calcext:value-type="float">
            <text:p>0.014502782</text:p>
          </table:table-cell>
          <table:table-cell/>
          <table:table-cell office:value-type="float" office:value="0.0048060794" calcext:value-type="float">
            <text:p>0.0048060794</text:p>
          </table:table-cell>
        </table:table-row>
        <table:table-row table:style-name="ro1">
          <table:table-cell/>
          <table:table-cell office:value-type="float" office:value="-0.0027429203" calcext:value-type="float">
            <text:p>-0.0027429203</text:p>
          </table:table-cell>
          <table:table-cell/>
          <table:table-cell office:value-type="float" office:value="0.002725355" calcext:value-type="float">
            <text:p>0.002725355</text:p>
          </table:table-cell>
          <table:table-cell/>
          <table:table-cell office:value-type="float" office:value="0.0027874112" calcext:value-type="float">
            <text:p>0.0027874112</text:p>
          </table:table-cell>
        </table:table-row>
        <table:table-row table:style-name="ro1">
          <table:table-cell/>
          <table:table-cell office:value-type="float" office:value="-0.005105359" calcext:value-type="float">
            <text:p>-0.005105359</text:p>
          </table:table-cell>
          <table:table-cell/>
          <table:table-cell office:value-type="float" office:value="0.0024528182" calcext:value-type="float">
            <text:p>0.0024528182</text:p>
          </table:table-cell>
          <table:table-cell/>
          <table:table-cell office:value-type="float" office:value="0.0069031776" calcext:value-type="float">
            <text:p>0.0069031776</text:p>
          </table:table-cell>
        </table:table-row>
        <table:table-row table:style-name="ro1">
          <table:table-cell/>
          <table:table-cell office:value-type="float" office:value="-0.0043750773" calcext:value-type="float">
            <text:p>-0.0043750773</text:p>
          </table:table-cell>
          <table:table-cell/>
          <table:table-cell office:value-type="float" office:value="0.003306173" calcext:value-type="float">
            <text:p>0.003306173</text:p>
          </table:table-cell>
          <table:table-cell/>
          <table:table-cell office:value-type="float" office:value="0.0062128645" calcext:value-type="float">
            <text:p>0.0062128645</text:p>
          </table:table-cell>
        </table:table-row>
        <table:table-row table:style-name="ro1">
          <table:table-cell/>
          <table:table-cell office:value-type="float" office:value="0.002214768" calcext:value-type="float">
            <text:p>0.002214768</text:p>
          </table:table-cell>
          <table:table-cell/>
          <table:table-cell office:value-type="float" office:value="0.004513643" calcext:value-type="float">
            <text:p>0.004513643</text:p>
          </table:table-cell>
          <table:table-cell/>
          <table:table-cell office:value-type="float" office:value="0.003174603" calcext:value-type="float">
            <text:p>0.003174603</text:p>
          </table:table-cell>
        </table:table-row>
        <table:table-row table:style-name="ro1">
          <table:table-cell/>
          <table:table-cell office:value-type="float" office:value="0.0019932864" calcext:value-type="float">
            <text:p>0.0019932864</text:p>
          </table:table-cell>
          <table:table-cell/>
          <table:table-cell office:value-type="float" office:value="0.00406228" calcext:value-type="float">
            <text:p>0.00406228</text:p>
          </table:table-cell>
          <table:table-cell/>
          <table:table-cell office:value-type="float" office:value="-0.0039544324" calcext:value-type="float">
            <text:p>-0.0039544324</text:p>
          </table:table-cell>
        </table:table-row>
        <table:table-row table:style-name="ro1">
          <table:table-cell/>
          <table:table-cell office:value-type="float" office:value="-0.006555663" calcext:value-type="float">
            <text:p>-0.006555663</text:p>
          </table:table-cell>
          <table:table-cell/>
          <table:table-cell office:value-type="float" office:value="-0.008648634" calcext:value-type="float">
            <text:p>-0.008648634</text:p>
          </table:table-cell>
          <table:table-cell/>
          <table:table-cell office:value-type="float" office:value="0.001494746" calcext:value-type="float">
            <text:p>0.001494746</text:p>
          </table:table-cell>
        </table:table-row>
        <table:table-row table:style-name="ro1">
          <table:table-cell/>
          <table:table-cell office:value-type="float" office:value="-0.00040693308" calcext:value-type="float">
            <text:p>-0.00040693308</text:p>
          </table:table-cell>
          <table:table-cell/>
          <table:table-cell office:value-type="float" office:value="-0.007783768" calcext:value-type="float">
            <text:p>-0.007783768</text:p>
          </table:table-cell>
          <table:table-cell/>
          <table:table-cell office:value-type="float" office:value="0.0053003407" calcext:value-type="float">
            <text:p>0.0053003407</text:p>
          </table:table-cell>
        </table:table-row>
        <table:table-row table:style-name="ro1">
          <table:table-cell/>
          <table:table-cell office:value-type="float" office:value="-0.002124036" calcext:value-type="float">
            <text:p>-0.002124036</text:p>
          </table:table-cell>
          <table:table-cell/>
          <table:table-cell office:value-type="float" office:value="-0.005247578" calcext:value-type="float">
            <text:p>-0.005247578</text:p>
          </table:table-cell>
          <table:table-cell/>
          <table:table-cell office:value-type="float" office:value="0.008725406" calcext:value-type="float">
            <text:p>0.008725406</text:p>
          </table:table-cell>
        </table:table-row>
        <table:table-row table:style-name="ro1">
          <table:table-cell/>
          <table:table-cell office:value-type="float" office:value="-0.0032299855" calcext:value-type="float">
            <text:p>-0.0032299855</text:p>
          </table:table-cell>
          <table:table-cell/>
          <table:table-cell office:value-type="float" office:value="-0.0023058285" calcext:value-type="float">
            <text:p>-0.0023058285</text:p>
          </table:table-cell>
          <table:table-cell/>
          <table:table-cell office:value-type="float" office:value="0.0023597158" calcext:value-type="float">
            <text:p>0.0023597158</text:p>
          </table:table-cell>
        </table:table-row>
        <table:table-row table:style-name="ro1">
          <table:table-cell/>
          <table:table-cell office:value-type="float" office:value="-0.0020281011" calcext:value-type="float">
            <text:p>-0.0020281011</text:p>
          </table:table-cell>
          <table:table-cell/>
          <table:table-cell office:value-type="float" office:value="-0.0027344234" calcext:value-type="float">
            <text:p>-0.0027344234</text:p>
          </table:table-cell>
          <table:table-cell/>
          <table:table-cell office:value-type="float" office:value="0.0021237442" calcext:value-type="float">
            <text:p>0.0021237442</text:p>
          </table:table-cell>
        </table:table-row>
        <table:table-row table:style-name="ro1">
          <table:table-cell/>
          <table:table-cell office:value-type="float" office:value="0.0032284297" calcext:value-type="float">
            <text:p>0.0032284297</text:p>
          </table:table-cell>
          <table:table-cell/>
          <table:table-cell office:value-type="float" office:value="0.008085893" calcext:value-type="float">
            <text:p>0.008085893</text:p>
          </table:table-cell>
          <table:table-cell/>
          <table:table-cell office:value-type="float" office:value="-0.004680484" calcext:value-type="float">
            <text:p>-0.004680484</text:p>
          </table:table-cell>
        </table:table-row>
        <table:table-row table:style-name="ro1">
          <table:table-cell/>
          <table:table-cell office:value-type="float" office:value="0.00004915872" calcext:value-type="float">
            <text:p>4.915872E-05</text:p>
          </table:table-cell>
          <table:table-cell/>
          <table:table-cell office:value-type="float" office:value="-0.007004923" calcext:value-type="float">
            <text:p>-0.007004923</text:p>
          </table:table-cell>
          <table:table-cell/>
          <table:table-cell office:value-type="float" office:value="0.0023794086" calcext:value-type="float">
            <text:p>0.0023794086</text:p>
          </table:table-cell>
        </table:table-row>
        <table:table-row table:style-name="ro1">
          <table:table-cell/>
          <table:table-cell office:value-type="float" office:value="0.00004424771" calcext:value-type="float">
            <text:p>4.424771E-05</text:p>
          </table:table-cell>
          <table:table-cell/>
          <table:table-cell office:value-type="float" office:value="0.0035832622" calcext:value-type="float">
            <text:p>0.0035832622</text:p>
          </table:table-cell>
          <table:table-cell/>
          <table:table-cell office:value-type="float" office:value="0.0014822982" calcext:value-type="float">
            <text:p>0.0014822982</text:p>
          </table:table-cell>
        </table:table-row>
        <table:table-row table:style-name="ro1">
          <table:table-cell/>
          <table:table-cell office:value-type="float" office:value="-0.00017990827" calcext:value-type="float">
            <text:p>-0.00017990827</text:p>
          </table:table-cell>
          <table:table-cell/>
          <table:table-cell office:value-type="float" office:value="0.0043235724" calcext:value-type="float">
            <text:p>0.0043235724</text:p>
          </table:table-cell>
          <table:table-cell/>
          <table:table-cell office:value-type="float" office:value="0.0050694263" calcext:value-type="float">
            <text:p>0.0050694263</text:p>
          </table:table-cell>
        </table:table-row>
        <table:table-row table:style-name="ro1">
          <table:table-cell/>
          <table:table-cell office:value-type="float" office:value="-0.0030183746" calcext:value-type="float">
            <text:p>-0.0030183746</text:p>
          </table:table-cell>
          <table:table-cell/>
          <table:table-cell office:value-type="float" office:value="-0.00028359258" calcext:value-type="float">
            <text:p>-0.00028359258</text:p>
          </table:table-cell>
          <table:table-cell/>
          <table:table-cell office:value-type="float" office:value="-0.011257833" calcext:value-type="float">
            <text:p>-0.011257833</text:p>
          </table:table-cell>
        </table:table-row>
        <table:table-row table:style-name="ro1">
          <table:table-cell/>
          <table:table-cell office:value-type="float" office:value="-0.0060124374" calcext:value-type="float">
            <text:p>-0.0060124374</text:p>
          </table:table-cell>
          <table:table-cell/>
          <table:table-cell office:value-type="float" office:value="0.0041393004" calcext:value-type="float">
            <text:p>0.0041393004</text:p>
          </table:table-cell>
          <table:table-cell/>
          <table:table-cell office:value-type="float" office:value="0.0072263805" calcext:value-type="float">
            <text:p>0.0072263805</text:p>
          </table:table-cell>
        </table:table-row>
        <table:table-row table:style-name="ro1">
          <table:table-cell/>
          <table:table-cell office:value-type="float" office:value="0.0011805872" calcext:value-type="float">
            <text:p>0.0011805872</text:p>
          </table:table-cell>
          <table:table-cell/>
          <table:table-cell office:value-type="float" office:value="-0.0006691615" calcext:value-type="float">
            <text:p>-0.0006691615</text:p>
          </table:table-cell>
          <table:table-cell/>
          <table:table-cell office:value-type="float" office:value="0.004306469" calcext:value-type="float">
            <text:p>0.004306469</text:p>
          </table:table-cell>
        </table:table-row>
        <table:table-row table:style-name="ro1">
          <table:table-cell/>
          <table:table-cell office:value-type="float" office:value="-0.0006952725" calcext:value-type="float">
            <text:p>-0.0006952725</text:p>
          </table:table-cell>
          <table:table-cell/>
          <table:table-cell office:value-type="float" office:value="0.0013752893" calcext:value-type="float">
            <text:p>0.0013752893</text:p>
          </table:table-cell>
          <table:table-cell/>
          <table:table-cell office:value-type="float" office:value="-0.0009581331" calcext:value-type="float">
            <text:p>-0.0009581331</text:p>
          </table:table-cell>
        </table:table-row>
        <table:table-row table:style-name="ro1">
          <table:table-cell/>
          <table:table-cell office:value-type="float" office:value="-0.0052399985" calcext:value-type="float">
            <text:p>-0.0052399985</text:p>
          </table:table-cell>
          <table:table-cell/>
          <table:table-cell office:value-type="float" office:value="-0.00008060012" calcext:value-type="float">
            <text:p>-8.060012E-05</text:p>
          </table:table-cell>
          <table:table-cell/>
          <table:table-cell office:value-type="float" office:value="0.000016580736" calcext:value-type="float">
            <text:p>1.6580736E-05</text:p>
          </table:table-cell>
        </table:table-row>
        <table:table-row table:style-name="ro1">
          <table:table-cell/>
          <table:table-cell office:value-type="float" office:value="-0.004715979" calcext:value-type="float">
            <text:p>-0.004715979</text:p>
          </table:table-cell>
          <table:table-cell/>
          <table:table-cell office:value-type="float" office:value="0.0008063659" calcext:value-type="float">
            <text:p>0.0008063659</text:p>
          </table:table-cell>
          <table:table-cell/>
          <table:table-cell office:value-type="float" office:value="0.0013332661" calcext:value-type="float">
            <text:p>0.0013332661</text:p>
          </table:table-cell>
        </table:table-row>
        <table:table-row table:style-name="ro1">
          <table:table-cell/>
          <table:table-cell office:value-type="float" office:value="-0.00050904317" calcext:value-type="float">
            <text:p>-0.00050904317</text:p>
          </table:table-cell>
          <table:table-cell/>
          <table:table-cell office:value-type="float" office:value="-0.00059262756" calcext:value-type="float">
            <text:p>-0.00059262756</text:p>
          </table:table-cell>
          <table:table-cell/>
          <table:table-cell office:value-type="float" office:value="0.0020788645" calcext:value-type="float">
            <text:p>0.0020788645</text:p>
          </table:table-cell>
        </table:table-row>
        <table:table-row table:style-name="ro1">
          <table:table-cell/>
          <table:table-cell office:value-type="float" office:value="-0.006390731" calcext:value-type="float">
            <text:p>-0.006390731</text:p>
          </table:table-cell>
          <table:table-cell/>
          <table:table-cell office:value-type="float" office:value="0.0014441711" calcext:value-type="float">
            <text:p>0.0014441711</text:p>
          </table:table-cell>
          <table:table-cell/>
          <table:table-cell office:value-type="float" office:value="0.0038485297" calcext:value-type="float">
            <text:p>0.0038485297</text:p>
          </table:table-cell>
        </table:table-row>
        <table:table-row table:style-name="ro1">
          <table:table-cell/>
          <table:table-cell office:value-type="float" office:value="0.007212182" calcext:value-type="float">
            <text:p>0.007212182</text:p>
          </table:table-cell>
          <table:table-cell/>
          <table:table-cell office:value-type="float" office:value="0.006792917" calcext:value-type="float">
            <text:p>0.006792917</text:p>
          </table:table-cell>
          <table:table-cell/>
          <table:table-cell office:value-type="float" office:value="-0.002908436" calcext:value-type="float">
            <text:p>-0.002908436</text:p>
          </table:table-cell>
        </table:table-row>
        <table:table-row table:style-name="ro1">
          <table:table-cell/>
          <table:table-cell office:value-type="float" office:value="-0.0007599909" calcext:value-type="float">
            <text:p>-0.0007599909</text:p>
          </table:table-cell>
          <table:table-cell/>
          <table:table-cell office:value-type="float" office:value="0.010068706" calcext:value-type="float">
            <text:p>0.010068706</text:p>
          </table:table-cell>
          <table:table-cell/>
          <table:table-cell office:value-type="float" office:value="0.005732072" calcext:value-type="float">
            <text:p>0.005732072</text:p>
          </table:table-cell>
        </table:table-row>
        <table:table-row table:style-name="ro1">
          <table:table-cell/>
          <table:table-cell office:value-type="float" office:value="-0.000903723" calcext:value-type="float">
            <text:p>-0.000903723</text:p>
          </table:table-cell>
          <table:table-cell/>
          <table:table-cell office:value-type="float" office:value="0.008182927" calcext:value-type="float">
            <text:p>0.008182927</text:p>
          </table:table-cell>
          <table:table-cell/>
          <table:table-cell office:value-type="float" office:value="0.0051588453" calcext:value-type="float">
            <text:p>0.0051588453</text:p>
          </table:table-cell>
        </table:table-row>
        <table:table-row table:style-name="ro1">
          <table:table-cell/>
          <table:table-cell office:value-type="float" office:value="-0.001472525" calcext:value-type="float">
            <text:p>-0.001472525</text:p>
          </table:table-cell>
          <table:table-cell/>
          <table:table-cell office:value-type="float" office:value="0.008682993" calcext:value-type="float">
            <text:p>0.008682993</text:p>
          </table:table-cell>
          <table:table-cell/>
          <table:table-cell office:value-type="float" office:value="0.0017865378" calcext:value-type="float">
            <text:p>0.0017865378</text:p>
          </table:table-cell>
        </table:table-row>
        <table:table-row table:style-name="ro1">
          <table:table-cell/>
          <table:table-cell office:value-type="float" office:value="-0.0030830929" calcext:value-type="float">
            <text:p>-0.0030830929</text:p>
          </table:table-cell>
          <table:table-cell/>
          <table:table-cell office:value-type="float" office:value="-0.003391362" calcext:value-type="float">
            <text:p>-0.003391362</text:p>
          </table:table-cell>
          <table:table-cell/>
          <table:table-cell office:value-type="float" office:value="0.008639147" calcext:value-type="float">
            <text:p>0.008639147</text:p>
          </table:table-cell>
        </table:table-row>
        <table:table-row table:style-name="ro1">
          <table:table-cell/>
          <table:table-cell office:value-type="float" office:value="-0.0032142315" calcext:value-type="float">
            <text:p>-0.0032142315</text:p>
          </table:table-cell>
          <table:table-cell/>
          <table:table-cell office:value-type="float" office:value="-0.00019577789" calcext:value-type="float">
            <text:p>-0.00019577789</text:p>
          </table:table-cell>
          <table:table-cell/>
          <table:table-cell office:value-type="float" office:value="-0.0036505333" calcext:value-type="float">
            <text:p>-0.0036505333</text:p>
          </table:table-cell>
        </table:table-row>
        <table:table-row table:style-name="ro1">
          <table:table-cell/>
          <table:table-cell office:value-type="float" office:value="0.0015016992" calcext:value-type="float">
            <text:p>0.0015016992</text:p>
          </table:table-cell>
          <table:table-cell/>
          <table:table-cell office:value-type="float" office:value="-0.006328547" calcext:value-type="float">
            <text:p>-0.006328547</text:p>
          </table:table-cell>
          <table:table-cell/>
          <table:table-cell office:value-type="float" office:value="-0.0015276644" calcext:value-type="float">
            <text:p>-0.0015276644</text:p>
          </table:table-cell>
        </table:table-row>
        <table:table-row table:style-name="ro1">
          <table:table-cell/>
          <table:table-cell office:value-type="float" office:value="0.0006923551" calcext:value-type="float">
            <text:p>0.0006923551</text:p>
          </table:table-cell>
          <table:table-cell/>
          <table:table-cell office:value-type="float" office:value="-0.0043773265" calcext:value-type="float">
            <text:p>-0.0043773265</text:p>
          </table:table-cell>
          <table:table-cell/>
          <table:table-cell office:value-type="float" office:value="-0.0015946194" calcext:value-type="float">
            <text:p>-0.0015946194</text:p>
          </table:table-cell>
        </table:table-row>
        <table:table-row table:style-name="ro1">
          <table:table-cell/>
          <table:table-cell office:value-type="float" office:value="-0.0066278693" calcext:value-type="float">
            <text:p>-0.0066278693</text:p>
          </table:table-cell>
          <table:table-cell/>
          <table:table-cell office:value-type="float" office:value="-0.0045987717" calcext:value-type="float">
            <text:p>-0.0045987717</text:p>
          </table:table-cell>
          <table:table-cell/>
          <table:table-cell office:value-type="float" office:value="0.004058001" calcext:value-type="float">
            <text:p>0.004058001</text:p>
          </table:table-cell>
        </table:table-row>
        <table:table-row table:style-name="ro1">
          <table:table-cell/>
          <table:table-cell office:value-type="float" office:value="0.0037028526" calcext:value-type="float">
            <text:p>0.0037028526</text:p>
          </table:table-cell>
          <table:table-cell/>
          <table:table-cell office:value-type="float" office:value="0.00047535897" calcext:value-type="float">
            <text:p>0.00047535897</text:p>
          </table:table-cell>
          <table:table-cell/>
          <table:table-cell office:value-type="float" office:value="-0.006894717" calcext:value-type="float">
            <text:p>-0.006894717</text:p>
          </table:table-cell>
        </table:table-row>
        <table:table-row table:style-name="ro1">
          <table:table-cell/>
          <table:table-cell office:value-type="float" office:value="0.0042114584" calcext:value-type="float">
            <text:p>0.0042114584</text:p>
          </table:table-cell>
          <table:table-cell/>
          <table:table-cell office:value-type="float" office:value="-0.0019891656" calcext:value-type="float">
            <text:p>-0.0019891656</text:p>
          </table:table-cell>
          <table:table-cell/>
          <table:table-cell office:value-type="float" office:value="-0.00268958" calcext:value-type="float">
            <text:p>-0.00268958</text:p>
          </table:table-cell>
        </table:table-row>
        <table:table-row table:style-name="ro1">
          <table:table-cell/>
          <table:table-cell office:value-type="float" office:value="-0.0010436624" calcext:value-type="float">
            <text:p>-0.0010436624</text:p>
          </table:table-cell>
          <table:table-cell/>
          <table:table-cell office:value-type="float" office:value="0.00040701206" calcext:value-type="float">
            <text:p>0.00040701206</text:p>
          </table:table-cell>
          <table:table-cell/>
          <table:table-cell office:value-type="float" office:value="0.00021608442" calcext:value-type="float">
            <text:p>0.00021608442</text:p>
          </table:table-cell>
        </table:table-row>
        <table:table-row table:style-name="ro1">
          <table:table-cell/>
          <table:table-cell office:value-type="float" office:value="-0.0044549177" calcext:value-type="float">
            <text:p>-0.0044549177</text:p>
          </table:table-cell>
          <table:table-cell/>
          <table:table-cell office:value-type="float" office:value="0.003662209" calcext:value-type="float">
            <text:p>0.003662209</text:p>
          </table:table-cell>
          <table:table-cell/>
          <table:table-cell office:value-type="float" office:value="-0.00420008" calcext:value-type="float">
            <text:p>-0.00420008</text:p>
          </table:table-cell>
        </table:table-row>
        <table:table-row table:style-name="ro1">
          <table:table-cell/>
          <table:table-cell office:value-type="float" office:value="0.005658553" calcext:value-type="float">
            <text:p>0.005658553</text:p>
          </table:table-cell>
          <table:table-cell/>
          <table:table-cell office:value-type="float" office:value="0.0002198163" calcext:value-type="float">
            <text:p>0.0002198163</text:p>
          </table:table-cell>
          <table:table-cell/>
          <table:table-cell office:value-type="float" office:value="-0.0018024864" calcext:value-type="float">
            <text:p>-0.0018024864</text:p>
          </table:table-cell>
        </table:table-row>
        <table:table-row table:style-name="ro1">
          <table:table-cell/>
          <table:table-cell office:value-type="float" office:value="-0.0034766058" calcext:value-type="float">
            <text:p>-0.0034766058</text:p>
          </table:table-cell>
          <table:table-cell/>
          <table:table-cell office:value-type="float" office:value="0.009206624" calcext:value-type="float">
            <text:p>0.009206624</text:p>
          </table:table-cell>
          <table:table-cell/>
          <table:table-cell office:value-type="float" office:value="-0.004039281" calcext:value-type="float">
            <text:p>-0.004039281</text:p>
          </table:table-cell>
        </table:table-row>
        <table:table-row table:style-name="ro1">
          <table:table-cell/>
          <table:table-cell office:value-type="float" office:value="0.0039023077" calcext:value-type="float">
            <text:p>0.0039023077</text:p>
          </table:table-cell>
          <table:table-cell/>
          <table:table-cell office:value-type="float" office:value="-0.0024806433" calcext:value-type="float">
            <text:p>-0.0024806433</text:p>
          </table:table-cell>
          <table:table-cell/>
          <table:table-cell office:value-type="float" office:value="0.008669342" calcext:value-type="float">
            <text:p>0.008669342</text:p>
          </table:table-cell>
        </table:table-row>
        <table:table-row table:style-name="ro1">
          <table:table-cell/>
          <table:table-cell office:value-type="float" office:value="0.0035120526" calcext:value-type="float">
            <text:p>0.0035120526</text:p>
          </table:table-cell>
          <table:table-cell/>
          <table:table-cell office:value-type="float" office:value="0.009852379" calcext:value-type="float">
            <text:p>0.009852379</text:p>
          </table:table-cell>
          <table:table-cell/>
          <table:table-cell office:value-type="float" office:value="0.0027487066" calcext:value-type="float">
            <text:p>0.0027487066</text:p>
          </table:table-cell>
        </table:table-row>
        <table:table-row table:style-name="ro1">
          <table:table-cell/>
          <table:table-cell office:value-type="float" office:value="-0.0012336845" calcext:value-type="float">
            <text:p>-0.0012336845</text:p>
          </table:table-cell>
          <table:table-cell/>
          <table:table-cell office:value-type="float" office:value="-0.0060742623" calcext:value-type="float">
            <text:p>-0.0060742623</text:p>
          </table:table-cell>
          <table:table-cell/>
          <table:table-cell office:value-type="float" office:value="0.00137518" calcext:value-type="float">
            <text:p>0.00137518</text:p>
          </table:table-cell>
        </table:table-row>
        <table:table-row table:style-name="ro1">
          <table:table-cell/>
          <table:table-cell office:value-type="float" office:value="-0.00045113216" calcext:value-type="float">
            <text:p>-0.00045113216</text:p>
          </table:table-cell>
          <table:table-cell/>
          <table:table-cell office:value-type="float" office:value="0.0006855052" calcext:value-type="float">
            <text:p>0.0006855052</text:p>
          </table:table-cell>
          <table:table-cell/>
          <table:table-cell office:value-type="float" office:value="-0.0033765866" calcext:value-type="float">
            <text:p>-0.0033765866</text:p>
          </table:table-cell>
        </table:table-row>
        <table:table-row table:style-name="ro1">
          <table:table-cell/>
          <table:table-cell office:value-type="float" office:value="0.0020109855" calcext:value-type="float">
            <text:p>0.0020109855</text:p>
          </table:table-cell>
          <table:table-cell/>
          <table:table-cell office:value-type="float" office:value="-0.005974845" calcext:value-type="float">
            <text:p>-0.005974845</text:p>
          </table:table-cell>
          <table:table-cell/>
          <table:table-cell office:value-type="float" office:value="0.002893703" calcext:value-type="float">
            <text:p>0.002893703</text:p>
          </table:table-cell>
        </table:table-row>
        <table:table-row table:style-name="ro1">
          <table:table-cell/>
          <table:table-cell office:value-type="float" office:value="0.0029085332" calcext:value-type="float">
            <text:p>0.0029085332</text:p>
          </table:table-cell>
          <table:table-cell/>
          <table:table-cell office:value-type="float" office:value="-0.00252091" calcext:value-type="float">
            <text:p>-0.00252091</text:p>
          </table:table-cell>
          <table:table-cell/>
          <table:table-cell office:value-type="float" office:value="0.0059002135" calcext:value-type="float">
            <text:p>0.0059002135</text:p>
          </table:table-cell>
        </table:table-row>
        <table:table-row table:style-name="ro1">
          <table:table-cell/>
          <table:table-cell office:value-type="float" office:value="-0.00045847436" calcext:value-type="float">
            <text:p>-0.00045847436</text:p>
          </table:table-cell>
          <table:table-cell/>
          <table:table-cell office:value-type="float" office:value="-0.0031477262" calcext:value-type="float">
            <text:p>-0.0031477262</text:p>
          </table:table-cell>
          <table:table-cell/>
          <table:table-cell office:value-type="float" office:value="0.0026734855" calcext:value-type="float">
            <text:p>0.0026734855</text:p>
          </table:table-cell>
        </table:table-row>
        <table:table-row table:style-name="ro1">
          <table:table-cell/>
          <table:table-cell office:value-type="float" office:value="-0.002170423" calcext:value-type="float">
            <text:p>-0.002170423</text:p>
          </table:table-cell>
          <table:table-cell/>
          <table:table-cell office:value-type="float" office:value="-0.00019623981" calcext:value-type="float">
            <text:p>-0.00019623981</text:p>
          </table:table-cell>
          <table:table-cell/>
          <table:table-cell office:value-type="float" office:value="-0.003746225" calcext:value-type="float">
            <text:p>-0.003746225</text:p>
          </table:table-cell>
        </table:table-row>
        <table:table-row table:style-name="ro1">
          <table:table-cell/>
          <table:table-cell office:value-type="float" office:value="-0.0076662805" calcext:value-type="float">
            <text:p>-0.0076662805</text:p>
          </table:table-cell>
          <table:table-cell/>
          <table:table-cell office:value-type="float" office:value="-0.0050106035" calcext:value-type="float">
            <text:p>-0.0050106035</text:p>
          </table:table-cell>
          <table:table-cell/>
          <table:table-cell office:value-type="float" office:value="-0.0060083526" calcext:value-type="float">
            <text:p>-0.0060083526</text:p>
          </table:table-cell>
        </table:table-row>
        <table:table-row table:style-name="ro1">
          <table:table-cell/>
          <table:table-cell office:value-type="float" office:value="0.0047458345" calcext:value-type="float">
            <text:p>0.0047458345</text:p>
          </table:table-cell>
          <table:table-cell/>
          <table:table-cell office:value-type="float" office:value="-0.00055446394" calcext:value-type="float">
            <text:p>-0.00055446394</text:p>
          </table:table-cell>
          <table:table-cell/>
          <table:table-cell office:value-type="float" office:value="0.007995853" calcext:value-type="float">
            <text:p>0.007995853</text:p>
          </table:table-cell>
        </table:table-row>
        <table:table-row table:style-name="ro1">
          <table:table-cell/>
          <table:table-cell office:value-type="float" office:value="0.003612072" calcext:value-type="float">
            <text:p>0.003612072</text:p>
          </table:table-cell>
          <table:table-cell/>
          <table:table-cell office:value-type="float" office:value="0.004554694" calcext:value-type="float">
            <text:p>0.004554694</text:p>
          </table:table-cell>
          <table:table-cell/>
          <table:table-cell office:value-type="float" office:value="0.0034609004" calcext:value-type="float">
            <text:p>0.0034609004</text:p>
          </table:table-cell>
        </table:table-row>
        <table:table-row table:style-name="ro1">
          <table:table-cell/>
          <table:table-cell office:value-type="float" office:value="0.00061416795" calcext:value-type="float">
            <text:p>0.00061416795</text:p>
          </table:table-cell>
          <table:table-cell/>
          <table:table-cell office:value-type="float" office:value="-0.0031517497" calcext:value-type="float">
            <text:p>-0.0031517497</text:p>
          </table:table-cell>
          <table:table-cell/>
          <table:table-cell office:value-type="float" office:value="-0.0012797313" calcext:value-type="float">
            <text:p>-0.0012797313</text:p>
          </table:table-cell>
        </table:table-row>
        <table:table-row table:style-name="ro1">
          <table:table-cell/>
          <table:table-cell office:value-type="float" office:value="-0.003841771" calcext:value-type="float">
            <text:p>-0.003841771</text:p>
          </table:table-cell>
          <table:table-cell/>
          <table:table-cell office:value-type="float" office:value="0.005513034" calcext:value-type="float">
            <text:p>0.005513034</text:p>
          </table:table-cell>
          <table:table-cell/>
          <table:table-cell office:value-type="float" office:value="-0.00027282847" calcext:value-type="float">
            <text:p>-0.00027282847</text:p>
          </table:table-cell>
        </table:table-row>
        <table:table-row table:style-name="ro1">
          <table:table-cell/>
          <table:table-cell office:value-type="float" office:value="0.0007172019" calcext:value-type="float">
            <text:p>0.0007172019</text:p>
          </table:table-cell>
          <table:table-cell/>
          <table:table-cell office:value-type="float" office:value="-0.0011906099" calcext:value-type="float">
            <text:p>-0.0011906099</text:p>
          </table:table-cell>
          <table:table-cell/>
          <table:table-cell office:value-type="float" office:value="0.0015122506" calcext:value-type="float">
            <text:p>0.0015122506</text:p>
          </table:table-cell>
        </table:table-row>
        <table:table-row table:style-name="ro1">
          <table:table-cell/>
          <table:table-cell office:value-type="float" office:value="-0.00462797" calcext:value-type="float">
            <text:p>-0.00462797</text:p>
          </table:table-cell>
          <table:table-cell/>
          <table:table-cell office:value-type="float" office:value="0.0057399734" calcext:value-type="float">
            <text:p>0.0057399734</text:p>
          </table:table-cell>
          <table:table-cell/>
          <table:table-cell office:value-type="float" office:value="0.002679369" calcext:value-type="float">
            <text:p>0.002679369</text:p>
          </table:table-cell>
        </table:table-row>
        <table:table-row table:style-name="ro1">
          <table:table-cell/>
          <table:table-cell office:value-type="float" office:value="0.00044908994" calcext:value-type="float">
            <text:p>0.00044908994</text:p>
          </table:table-cell>
          <table:table-cell/>
          <table:table-cell office:value-type="float" office:value="0.003847618" calcext:value-type="float">
            <text:p>0.003847618</text:p>
          </table:table-cell>
          <table:table-cell/>
          <table:table-cell office:value-type="float" office:value="-0.0050593126" calcext:value-type="float">
            <text:p>-0.0050593126</text:p>
          </table:table-cell>
        </table:table-row>
        <table:table-row table:style-name="ro1">
          <table:table-cell/>
          <table:table-cell office:value-type="float" office:value="0.0015028176" calcext:value-type="float">
            <text:p>0.0015028176</text:p>
          </table:table-cell>
          <table:table-cell/>
          <table:table-cell office:value-type="float" office:value="-0.00071195053" calcext:value-type="float">
            <text:p>-0.00071195053</text:p>
          </table:table-cell>
          <table:table-cell/>
          <table:table-cell office:value-type="float" office:value="0.0009398019" calcext:value-type="float">
            <text:p>0.0009398019</text:p>
          </table:table-cell>
        </table:table-row>
        <table:table-row table:style-name="ro1">
          <table:table-cell/>
          <table:table-cell office:value-type="float" office:value="-0.0045800754" calcext:value-type="float">
            <text:p>-0.0045800754</text:p>
          </table:table-cell>
          <table:table-cell/>
          <table:table-cell office:value-type="float" office:value="0.0017762417" calcext:value-type="float">
            <text:p>0.0017762417</text:p>
          </table:table-cell>
          <table:table-cell/>
          <table:table-cell office:value-type="float" office:value="-0.0031092525" calcext:value-type="float">
            <text:p>-0.0031092525</text:p>
          </table:table-cell>
        </table:table-row>
        <table:table-row table:style-name="ro1">
          <table:table-cell/>
          <table:table-cell office:value-type="float" office:value="-0.0012656304" calcext:value-type="float">
            <text:p>-0.0012656304</text:p>
          </table:table-cell>
          <table:table-cell/>
          <table:table-cell office:value-type="float" office:value="-0.003455096" calcext:value-type="float">
            <text:p>-0.003455096</text:p>
          </table:table-cell>
          <table:table-cell/>
          <table:table-cell office:value-type="float" office:value="0.0011567615" calcext:value-type="float">
            <text:p>0.0011567615</text:p>
          </table:table-cell>
        </table:table-row>
        <table:table-row table:style-name="ro1">
          <table:table-cell/>
          <table:table-cell office:value-type="float" office:value="-0.0026771324" calcext:value-type="float">
            <text:p>-0.0026771324</text:p>
          </table:table-cell>
          <table:table-cell/>
          <table:table-cell office:value-type="float" office:value="-0.005746307" calcext:value-type="float">
            <text:p>-0.005746307</text:p>
          </table:table-cell>
          <table:table-cell/>
          <table:table-cell office:value-type="float" office:value="-0.002035103" calcext:value-type="float">
            <text:p>-0.002035103</text:p>
          </table:table-cell>
        </table:table-row>
        <table:table-row table:style-name="ro1">
          <table:table-cell/>
          <table:table-cell office:value-type="float" office:value="-0.0041672103" calcext:value-type="float">
            <text:p>-0.0041672103</text:p>
          </table:table-cell>
          <table:table-cell/>
          <table:table-cell office:value-type="float" office:value="0.00010176365" calcext:value-type="float">
            <text:p>0.00010176365</text:p>
          </table:table-cell>
          <table:table-cell/>
          <table:table-cell office:value-type="float" office:value="0.0034418397" calcext:value-type="float">
            <text:p>0.0034418397</text:p>
          </table:table-cell>
        </table:table-row>
        <table:table-row table:style-name="ro1">
          <table:table-cell/>
          <table:table-cell office:value-type="float" office:value="-0.0030913104" calcext:value-type="float">
            <text:p>-0.0030913104</text:p>
          </table:table-cell>
          <table:table-cell/>
          <table:table-cell office:value-type="float" office:value="-0.0047424003" calcext:value-type="float">
            <text:p>-0.0047424003</text:p>
          </table:table-cell>
          <table:table-cell/>
          <table:table-cell office:value-type="float" office:value="0.0024384866" calcext:value-type="float">
            <text:p>0.0024384866</text:p>
          </table:table-cell>
        </table:table-row>
        <table:table-row table:style-name="ro1">
          <table:table-cell/>
          <table:table-cell office:value-type="float" office:value="-0.00014548258" calcext:value-type="float">
            <text:p>-0.00014548258</text:p>
          </table:table-cell>
          <table:table-cell/>
          <table:table-cell office:value-type="float" office:value="-0.00207089" calcext:value-type="float">
            <text:p>-0.00207089</text:p>
          </table:table-cell>
          <table:table-cell/>
          <table:table-cell office:value-type="float" office:value="0.009665353" calcext:value-type="float">
            <text:p>0.009665353</text:p>
          </table:table-cell>
        </table:table-row>
        <table:table-row table:style-name="ro1">
          <table:table-cell/>
          <table:table-cell office:value-type="float" office:value="-0.006942466" calcext:value-type="float">
            <text:p>-0.006942466</text:p>
          </table:table-cell>
          <table:table-cell/>
          <table:table-cell office:value-type="float" office:value="-0.00076516933" calcext:value-type="float">
            <text:p>-0.00076516933</text:p>
          </table:table-cell>
          <table:table-cell/>
          <table:table-cell office:value-type="float" office:value="0.006062082" calcext:value-type="float">
            <text:p>0.006062082</text:p>
          </table:table-cell>
        </table:table-row>
        <table:table-row table:style-name="ro1">
          <table:table-cell/>
          <table:table-cell office:value-type="float" office:value="0.0007830386" calcext:value-type="float">
            <text:p>0.0007830386</text:p>
          </table:table-cell>
          <table:table-cell/>
          <table:table-cell office:value-type="float" office:value="0.007880688" calcext:value-type="float">
            <text:p>0.007880688</text:p>
          </table:table-cell>
          <table:table-cell/>
          <table:table-cell office:value-type="float" office:value="0.0069939583" calcext:value-type="float">
            <text:p>0.0069939583</text:p>
          </table:table-cell>
        </table:table-row>
        <table:table-row table:style-name="ro1">
          <table:table-cell/>
          <table:table-cell office:value-type="float" office:value="-0.00039390186" calcext:value-type="float">
            <text:p>-0.00039390186</text:p>
          </table:table-cell>
          <table:table-cell/>
          <table:table-cell office:value-type="float" office:value="0.00028108843" calcext:value-type="float">
            <text:p>0.00028108843</text:p>
          </table:table-cell>
          <table:table-cell/>
          <table:table-cell office:value-type="float" office:value="0.007393209" calcext:value-type="float">
            <text:p>0.007393209</text:p>
          </table:table-cell>
        </table:table-row>
        <table:table-row table:style-name="ro1">
          <table:table-cell/>
          <table:table-cell office:value-type="float" office:value="-0.000793979" calcext:value-type="float">
            <text:p>-0.000793979</text:p>
          </table:table-cell>
          <table:table-cell/>
          <table:table-cell office:value-type="float" office:value="0.0033291539" calcext:value-type="float">
            <text:p>0.0033291539</text:p>
          </table:table-cell>
          <table:table-cell/>
          <table:table-cell office:value-type="float" office:value="-0.003892972" calcext:value-type="float">
            <text:p>-0.003892972</text:p>
          </table:table-cell>
        </table:table-row>
        <table:table-row table:style-name="ro1">
          <table:table-cell/>
          <table:table-cell office:value-type="float" office:value="-0.006647173" calcext:value-type="float">
            <text:p>-0.006647173</text:p>
          </table:table-cell>
          <table:table-cell/>
          <table:table-cell office:value-type="float" office:value="-0.003375833" calcext:value-type="float">
            <text:p>-0.003375833</text:p>
          </table:table-cell>
          <table:table-cell/>
          <table:table-cell office:value-type="float" office:value="0.0044064885" calcext:value-type="float">
            <text:p>0.0044064885</text:p>
          </table:table-cell>
        </table:table-row>
        <table:table-row table:style-name="ro1">
          <table:table-cell/>
          <table:table-cell office:value-type="float" office:value="-0.001368178" calcext:value-type="float">
            <text:p>-0.001368178</text:p>
          </table:table-cell>
          <table:table-cell/>
          <table:table-cell office:value-type="float" office:value="-0.0015001675" calcext:value-type="float">
            <text:p>-0.0015001675</text:p>
          </table:table-cell>
          <table:table-cell/>
          <table:table-cell office:value-type="float" office:value="-0.012293959" calcext:value-type="float">
            <text:p>-0.012293959</text:p>
          </table:table-cell>
        </table:table-row>
        <table:table-row table:style-name="ro1">
          <table:table-cell/>
          <table:table-cell office:value-type="float" office:value="-0.0018905442" calcext:value-type="float">
            <text:p>-0.0018905442</text:p>
          </table:table-cell>
          <table:table-cell/>
          <table:table-cell office:value-type="float" office:value="-0.0066235904" calcext:value-type="float">
            <text:p>-0.0066235904</text:p>
          </table:table-cell>
          <table:table-cell/>
          <table:table-cell office:value-type="float" office:value="0.004536071" calcext:value-type="float">
            <text:p>0.004536071</text:p>
          </table:table-cell>
        </table:table-row>
        <table:table-row table:style-name="ro1">
          <table:table-cell/>
          <table:table-cell office:value-type="float" office:value="0.002473301" calcext:value-type="float">
            <text:p>0.002473301</text:p>
          </table:table-cell>
          <table:table-cell/>
          <table:table-cell office:value-type="float" office:value="0.005904" calcext:value-type="float">
            <text:p>0.005904</text:p>
          </table:table-cell>
          <table:table-cell/>
          <table:table-cell office:value-type="float" office:value="-0.0005317991" calcext:value-type="float">
            <text:p>-0.0005317991</text:p>
          </table:table-cell>
        </table:table-row>
        <table:table-row table:style-name="ro1">
          <table:table-cell/>
          <table:table-cell office:value-type="float" office:value="-0.0015093818" calcext:value-type="float">
            <text:p>-0.0015093818</text:p>
          </table:table-cell>
          <table:table-cell/>
          <table:table-cell office:value-type="float" office:value="-0.0017176499" calcext:value-type="float">
            <text:p>-0.0017176499</text:p>
          </table:table-cell>
          <table:table-cell/>
          <table:table-cell office:value-type="float" office:value="-0.00025887342" calcext:value-type="float">
            <text:p>-0.00025887342</text:p>
          </table:table-cell>
        </table:table-row>
        <table:table-row table:style-name="ro1">
          <table:table-cell/>
          <table:table-cell office:value-type="float" office:value="-0.0011387221" calcext:value-type="float">
            <text:p>-0.0011387221</text:p>
          </table:table-cell>
          <table:table-cell/>
          <table:table-cell office:value-type="float" office:value="0.0065839984" calcext:value-type="float">
            <text:p>0.0065839984</text:p>
          </table:table-cell>
          <table:table-cell/>
          <table:table-cell office:value-type="float" office:value="0.001305113" calcext:value-type="float">
            <text:p>0.001305113</text:p>
          </table:table-cell>
        </table:table-row>
        <table:table-row table:style-name="ro1">
          <table:table-cell/>
          <table:table-cell office:value-type="float" office:value="-0.0023431836" calcext:value-type="float">
            <text:p>-0.0023431836</text:p>
          </table:table-cell>
          <table:table-cell/>
          <table:table-cell office:value-type="float" office:value="-0.0033029153" calcext:value-type="float">
            <text:p>-0.0033029153</text:p>
          </table:table-cell>
          <table:table-cell/>
          <table:table-cell office:value-type="float" office:value="-0.0023409957" calcext:value-type="float">
            <text:p>-0.0023409957</text:p>
          </table:table-cell>
        </table:table-row>
        <table:table-row table:style-name="ro1">
          <table:table-cell/>
          <table:table-cell office:value-type="float" office:value="0.0014067368" calcext:value-type="float">
            <text:p>0.0014067368</text:p>
          </table:table-cell>
          <table:table-cell/>
          <table:table-cell office:value-type="float" office:value="-0.0018739939" calcext:value-type="float">
            <text:p>-0.0018739939</text:p>
          </table:table-cell>
          <table:table-cell/>
          <table:table-cell office:value-type="float" office:value="-0.00078853307" calcext:value-type="float">
            <text:p>-0.00078853307</text:p>
          </table:table-cell>
        </table:table-row>
        <table:table-row table:style-name="ro1">
          <table:table-cell/>
          <table:table-cell office:value-type="float" office:value="0.0019252616" calcext:value-type="float">
            <text:p>0.0019252616</text:p>
          </table:table-cell>
          <table:table-cell/>
          <table:table-cell office:value-type="float" office:value="0.0022684853" calcext:value-type="float">
            <text:p>0.0022684853</text:p>
          </table:table-cell>
          <table:table-cell/>
          <table:table-cell office:value-type="float" office:value="0.005662394" calcext:value-type="float">
            <text:p>0.005662394</text:p>
          </table:table-cell>
        </table:table-row>
        <table:table-row table:style-name="ro1">
          <table:table-cell/>
          <table:table-cell office:value-type="float" office:value="0.0019524423" calcext:value-type="float">
            <text:p>0.0019524423</text:p>
          </table:table-cell>
          <table:table-cell/>
          <table:table-cell office:value-type="float" office:value="-0.009384143" calcext:value-type="float">
            <text:p>-0.009384143</text:p>
          </table:table-cell>
          <table:table-cell/>
          <table:table-cell office:value-type="float" office:value="-0.00127589" calcext:value-type="float">
            <text:p>-0.00127589</text:p>
          </table:table-cell>
        </table:table-row>
        <table:table-row table:style-name="ro1">
          <table:table-cell/>
          <table:table-cell office:value-type="float" office:value="0.00065856153" calcext:value-type="float">
            <text:p>0.00065856153</text:p>
          </table:table-cell>
          <table:table-cell/>
          <table:table-cell office:value-type="float" office:value="-0.004270925" calcext:value-type="float">
            <text:p>-0.004270925</text:p>
          </table:table-cell>
          <table:table-cell/>
          <table:table-cell office:value-type="float" office:value="-0.002027226" calcext:value-type="float">
            <text:p>-0.002027226</text:p>
          </table:table-cell>
        </table:table-row>
        <table:table-row table:style-name="ro1">
          <table:table-cell/>
          <table:table-cell office:value-type="float" office:value="-0.0033623884" calcext:value-type="float">
            <text:p>-0.0033623884</text:p>
          </table:table-cell>
          <table:table-cell/>
          <table:table-cell office:value-type="float" office:value="-0.0084580835" calcext:value-type="float">
            <text:p>-0.0084580835</text:p>
          </table:table-cell>
          <table:table-cell/>
          <table:table-cell office:value-type="float" office:value="-0.00094558817" calcext:value-type="float">
            <text:p>-0.00094558817</text:p>
          </table:table-cell>
        </table:table-row>
        <table:table-row table:style-name="ro1">
          <table:table-cell/>
          <table:table-cell office:value-type="float" office:value="-0.0014880846" calcext:value-type="float">
            <text:p>-0.0014880846</text:p>
          </table:table-cell>
          <table:table-cell/>
          <table:table-cell office:value-type="float" office:value="-0.004975558" calcext:value-type="float">
            <text:p>-0.004975558</text:p>
          </table:table-cell>
          <table:table-cell/>
          <table:table-cell office:value-type="float" office:value="0.0028843186" calcext:value-type="float">
            <text:p>0.0028843186</text:p>
          </table:table-cell>
        </table:table-row>
        <table:table-row table:style-name="ro1">
          <table:table-cell/>
          <table:table-cell office:value-type="float" office:value="0.005252495" calcext:value-type="float">
            <text:p>0.005252495</text:p>
          </table:table-cell>
          <table:table-cell/>
          <table:table-cell office:value-type="float" office:value="0.0001362562" calcext:value-type="float">
            <text:p>0.0001362562</text:p>
          </table:table-cell>
          <table:table-cell/>
          <table:table-cell office:value-type="float" office:value="0.007869334" calcext:value-type="float">
            <text:p>0.007869334</text:p>
          </table:table-cell>
        </table:table-row>
        <table:table-row table:style-name="ro1">
          <table:table-cell/>
          <table:table-cell office:value-type="float" office:value="-0.00010672936" calcext:value-type="float">
            <text:p>-0.00010672936</text:p>
          </table:table-cell>
          <table:table-cell/>
          <table:table-cell office:value-type="float" office:value="-0.0064691673" calcext:value-type="float">
            <text:p>-0.0064691673</text:p>
          </table:table-cell>
          <table:table-cell/>
          <table:table-cell office:value-type="float" office:value="0.0018089534" calcext:value-type="float">
            <text:p>0.0018089534</text:p>
          </table:table-cell>
        </table:table-row>
        <table:table-row table:style-name="ro1">
          <table:table-cell/>
          <table:table-cell office:value-type="float" office:value="-0.0033919516" calcext:value-type="float">
            <text:p>-0.0033919516</text:p>
          </table:table-cell>
          <table:table-cell/>
          <table:table-cell office:value-type="float" office:value="0.0031865342" calcext:value-type="float">
            <text:p>0.0031865342</text:p>
          </table:table-cell>
          <table:table-cell/>
          <table:table-cell office:value-type="float" office:value="-0.003425648" calcext:value-type="float">
            <text:p>-0.003425648</text:p>
          </table:table-cell>
        </table:table-row>
        <table:table-row table:style-name="ro1">
          <table:table-cell/>
          <table:table-cell office:value-type="float" office:value="-0.008326252" calcext:value-type="float">
            <text:p>-0.008326252</text:p>
          </table:table-cell>
          <table:table-cell/>
          <table:table-cell office:value-type="float" office:value="0.0002311639" calcext:value-type="float">
            <text:p>0.0002311639</text:p>
          </table:table-cell>
          <table:table-cell/>
          <table:table-cell office:value-type="float" office:value="0.0026298214" calcext:value-type="float">
            <text:p>0.0026298214</text:p>
          </table:table-cell>
        </table:table-row>
        <table:table-row table:style-name="ro1">
          <table:table-cell/>
          <table:table-cell office:value-type="float" office:value="0.0017349479" calcext:value-type="float">
            <text:p>0.0017349479</text:p>
          </table:table-cell>
          <table:table-cell/>
          <table:table-cell office:value-type="float" office:value="-0.00462594" calcext:value-type="float">
            <text:p>-0.00462594</text:p>
          </table:table-cell>
          <table:table-cell/>
          <table:table-cell office:value-type="float" office:value="0.0001695514" calcext:value-type="float">
            <text:p>0.0001695514</text:p>
          </table:table-cell>
        </table:table-row>
        <table:table-row table:style-name="ro1">
          <table:table-cell/>
          <table:table-cell office:value-type="float" office:value="0.0017811891" calcext:value-type="float">
            <text:p>0.0017811891</text:p>
          </table:table-cell>
          <table:table-cell/>
          <table:table-cell office:value-type="float" office:value="-0.0021858064" calcext:value-type="float">
            <text:p>-0.0021858064</text:p>
          </table:table-cell>
          <table:table-cell/>
          <table:table-cell office:value-type="float" office:value="0.0023498451" calcext:value-type="float">
            <text:p>0.0023498451</text:p>
          </table:table-cell>
        </table:table-row>
        <table:table-row table:style-name="ro1">
          <table:table-cell/>
          <table:table-cell office:value-type="float" office:value="0.0027016874" calcext:value-type="float">
            <text:p>0.0027016874</text:p>
          </table:table-cell>
          <table:table-cell/>
          <table:table-cell office:value-type="float" office:value="-0.0043842187" calcext:value-type="float">
            <text:p>-0.0043842187</text:p>
          </table:table-cell>
          <table:table-cell/>
          <table:table-cell office:value-type="float" office:value="-0.002279681" calcext:value-type="float">
            <text:p>-0.002279681</text:p>
          </table:table-cell>
        </table:table-row>
        <table:table-row table:style-name="ro1">
          <table:table-cell/>
          <table:table-cell office:value-type="float" office:value="0.001113146" calcext:value-type="float">
            <text:p>0.001113146</text:p>
          </table:table-cell>
          <table:table-cell/>
          <table:table-cell office:value-type="float" office:value="-0.0010893567" calcext:value-type="float">
            <text:p>-0.0010893567</text:p>
          </table:table-cell>
          <table:table-cell/>
          <table:table-cell office:value-type="float" office:value="0.0045400583" calcext:value-type="float">
            <text:p>0.0045400583</text:p>
          </table:table-cell>
        </table:table-row>
        <table:table-row table:style-name="ro1">
          <table:table-cell/>
          <table:table-cell office:value-type="float" office:value="-0.004491337" calcext:value-type="float">
            <text:p>-0.004491337</text:p>
          </table:table-cell>
          <table:table-cell/>
          <table:table-cell office:value-type="float" office:value="-0.0012001462" calcext:value-type="float">
            <text:p>-0.0012001462</text:p>
          </table:table-cell>
          <table:table-cell/>
          <table:table-cell office:value-type="float" office:value="0.0016690625" calcext:value-type="float">
            <text:p>0.0016690625</text:p>
          </table:table-cell>
        </table:table-row>
        <table:table-row table:style-name="ro1">
          <table:table-cell/>
          <table:table-cell office:value-type="float" office:value="-0.0042619295" calcext:value-type="float">
            <text:p>-0.0042619295</text:p>
          </table:table-cell>
          <table:table-cell/>
          <table:table-cell office:value-type="float" office:value="-0.0006406801" calcext:value-type="float">
            <text:p>-0.0006406801</text:p>
          </table:table-cell>
          <table:table-cell/>
          <table:table-cell office:value-type="float" office:value="0.0019415993" calcext:value-type="float">
            <text:p>0.0019415993</text:p>
          </table:table-cell>
        </table:table-row>
        <table:table-row table:style-name="ro1">
          <table:table-cell/>
          <table:table-cell office:value-type="float" office:value="-0.0029568167" calcext:value-type="float">
            <text:p>-0.0029568167</text:p>
          </table:table-cell>
          <table:table-cell/>
          <table:table-cell office:value-type="float" office:value="-0.0067289523" calcext:value-type="float">
            <text:p>-0.0067289523</text:p>
          </table:table-cell>
          <table:table-cell/>
          <table:table-cell office:value-type="float" office:value="-0.00396547" calcext:value-type="float">
            <text:p>-0.00396547</text:p>
          </table:table-cell>
        </table:table-row>
        <table:table-row table:style-name="ro1">
          <table:table-cell/>
          <table:table-cell office:value-type="float" office:value="-0.000903334" calcext:value-type="float">
            <text:p>-0.000903334</text:p>
          </table:table-cell>
          <table:table-cell/>
          <table:table-cell office:value-type="float" office:value="-0.0053968774" calcext:value-type="float">
            <text:p>-0.0053968774</text:p>
          </table:table-cell>
          <table:table-cell/>
          <table:table-cell office:value-type="float" office:value="-0.0035689424" calcext:value-type="float">
            <text:p>-0.0035689424</text:p>
          </table:table-cell>
        </table:table-row>
        <table:table-row table:style-name="ro1">
          <table:table-cell/>
          <table:table-cell office:value-type="float" office:value="0.00028561655" calcext:value-type="float">
            <text:p>0.00028561655</text:p>
          </table:table-cell>
          <table:table-cell/>
          <table:table-cell office:value-type="float" office:value="-0.005296639" calcext:value-type="float">
            <text:p>-0.005296639</text:p>
          </table:table-cell>
          <table:table-cell/>
          <table:table-cell office:value-type="float" office:value="0.0014022148" calcext:value-type="float">
            <text:p>0.0014022148</text:p>
          </table:table-cell>
        </table:table-row>
        <table:table-row table:style-name="ro1">
          <table:table-cell/>
          <table:table-cell office:value-type="float" office:value="0.0011359506" calcext:value-type="float">
            <text:p>0.0011359506</text:p>
          </table:table-cell>
          <table:table-cell/>
          <table:table-cell office:value-type="float" office:value="0.0011656415" calcext:value-type="float">
            <text:p>0.0011656415</text:p>
          </table:table-cell>
          <table:table-cell/>
          <table:table-cell office:value-type="float" office:value="-0.0029128122" calcext:value-type="float">
            <text:p>-0.0029128122</text:p>
          </table:table-cell>
        </table:table-row>
        <table:table-row table:style-name="ro1">
          <table:table-cell/>
          <table:table-cell office:value-type="float" office:value="-0.008425931" calcext:value-type="float">
            <text:p>-0.008425931</text:p>
          </table:table-cell>
          <table:table-cell/>
          <table:table-cell office:value-type="float" office:value="-0.0029059988" calcext:value-type="float">
            <text:p>-0.0029059988</text:p>
          </table:table-cell>
          <table:table-cell/>
          <table:table-cell office:value-type="float" office:value="0.004629429" calcext:value-type="float">
            <text:p>0.004629429</text:p>
          </table:table-cell>
        </table:table-row>
        <table:table-row table:style-name="ro1">
          <table:table-cell/>
          <table:table-cell office:value-type="float" office:value="0.0071383715" calcext:value-type="float">
            <text:p>0.0071383715</text:p>
          </table:table-cell>
          <table:table-cell/>
          <table:table-cell office:value-type="float" office:value="0.0028777665" calcext:value-type="float">
            <text:p>0.0028777665</text:p>
          </table:table-cell>
          <table:table-cell/>
          <table:table-cell office:value-type="float" office:value="0.00065087894" calcext:value-type="float">
            <text:p>0.00065087894</text:p>
          </table:table-cell>
        </table:table-row>
        <table:table-row table:style-name="ro1">
          <table:table-cell/>
          <table:table-cell office:value-type="float" office:value="0.0011511212" calcext:value-type="float">
            <text:p>0.0011511212</text:p>
          </table:table-cell>
          <table:table-cell/>
          <table:table-cell office:value-type="float" office:value="-0.003782079" calcext:value-type="float">
            <text:p>-0.003782079</text:p>
          </table:table-cell>
          <table:table-cell/>
          <table:table-cell office:value-type="float" office:value="0.0034422288" calcext:value-type="float">
            <text:p>0.0034422288</text:p>
          </table:table-cell>
        </table:table-row>
        <table:table-row table:style-name="ro1">
          <table:table-cell/>
          <table:table-cell office:value-type="float" office:value="-0.0064347354" calcext:value-type="float">
            <text:p>-0.0064347354</text:p>
          </table:table-cell>
          <table:table-cell/>
          <table:table-cell office:value-type="float" office:value="0.0027484696" calcext:value-type="float">
            <text:p>0.0027484696</text:p>
          </table:table-cell>
          <table:table-cell/>
          <table:table-cell office:value-type="float" office:value="0.000021832111" calcext:value-type="float">
            <text:p>2.1832111E-05</text:p>
          </table:table-cell>
        </table:table-row>
        <table:table-row table:style-name="ro1">
          <table:table-cell/>
          <table:table-cell office:value-type="float" office:value="-0.0024953277" calcext:value-type="float">
            <text:p>-0.0024953277</text:p>
          </table:table-cell>
          <table:table-cell/>
          <table:table-cell office:value-type="float" office:value="-0.0012617284" calcext:value-type="float">
            <text:p>-0.0012617284</text:p>
          </table:table-cell>
          <table:table-cell/>
          <table:table-cell office:value-type="float" office:value="0.0066114343" calcext:value-type="float">
            <text:p>0.0066114343</text:p>
          </table:table-cell>
        </table:table-row>
        <table:table-row table:style-name="ro1">
          <table:table-cell/>
          <table:table-cell office:value-type="float" office:value="-0.0075192903" calcext:value-type="float">
            <text:p>-0.0075192903</text:p>
          </table:table-cell>
          <table:table-cell/>
          <table:table-cell office:value-type="float" office:value="-0.0055300887" calcext:value-type="float">
            <text:p>-0.0055300887</text:p>
          </table:table-cell>
          <table:table-cell/>
          <table:table-cell office:value-type="float" office:value="0.006170027" calcext:value-type="float">
            <text:p>0.006170027</text:p>
          </table:table-cell>
        </table:table-row>
        <table:table-row table:style-name="ro1">
          <table:table-cell/>
          <table:table-cell office:value-type="float" office:value="0.000044199085" calcext:value-type="float">
            <text:p>4.4199085E-05</text:p>
          </table:table-cell>
          <table:table-cell/>
          <table:table-cell office:value-type="float" office:value="0.0000766312" calcext:value-type="float">
            <text:p>7.66312E-05</text:p>
          </table:table-cell>
          <table:table-cell/>
          <table:table-cell office:value-type="float" office:value="-0.0014782139" calcext:value-type="float">
            <text:p>-0.0014782139</text:p>
          </table:table-cell>
        </table:table-row>
        <table:table-row table:style-name="ro1">
          <table:table-cell/>
          <table:table-cell office:value-type="float" office:value="0.0028962314" calcext:value-type="float">
            <text:p>0.0028962314</text:p>
          </table:table-cell>
          <table:table-cell/>
          <table:table-cell office:value-type="float" office:value="0.0024859617" calcext:value-type="float">
            <text:p>0.0024859617</text:p>
          </table:table-cell>
          <table:table-cell/>
          <table:table-cell office:value-type="float" office:value="0.003503592" calcext:value-type="float">
            <text:p>0.003503592</text:p>
          </table:table-cell>
        </table:table-row>
        <table:table-row table:style-name="ro1">
          <table:table-cell/>
          <table:table-cell office:value-type="float" office:value="-0.0035457977" calcext:value-type="float">
            <text:p>-0.0035457977</text:p>
          </table:table-cell>
          <table:table-cell/>
          <table:table-cell office:value-type="float" office:value="0.00047954672" calcext:value-type="float">
            <text:p>0.00047954672</text:p>
          </table:table-cell>
          <table:table-cell/>
          <table:table-cell office:value-type="float" office:value="-0.0062949904" calcext:value-type="float">
            <text:p>-0.0062949904</text:p>
          </table:table-cell>
        </table:table-row>
        <table:table-row table:style-name="ro1">
          <table:table-cell/>
          <table:table-cell office:value-type="float" office:value="0.000324467" calcext:value-type="float">
            <text:p>0.000324467</text:p>
          </table:table-cell>
          <table:table-cell/>
          <table:table-cell office:value-type="float" office:value="-0.0006670403" calcext:value-type="float">
            <text:p>-0.0006670403</text:p>
          </table:table-cell>
          <table:table-cell/>
          <table:table-cell office:value-type="float" office:value="0.002464403" calcext:value-type="float">
            <text:p>0.002464403</text:p>
          </table:table-cell>
        </table:table-row>
        <table:table-row table:style-name="ro1">
          <table:table-cell/>
          <table:table-cell office:value-type="float" office:value="0.0031484433" calcext:value-type="float">
            <text:p>0.0031484433</text:p>
          </table:table-cell>
          <table:table-cell/>
          <table:table-cell office:value-type="float" office:value="0.0011574727" calcext:value-type="float">
            <text:p>0.0011574727</text:p>
          </table:table-cell>
          <table:table-cell/>
          <table:table-cell office:value-type="float" office:value="0.001998246" calcext:value-type="float">
            <text:p>0.001998246</text:p>
          </table:table-cell>
        </table:table-row>
        <table:table-row table:style-name="ro1">
          <table:table-cell/>
          <table:table-cell office:value-type="float" office:value="-0.00046231563" calcext:value-type="float">
            <text:p>-0.00046231563</text:p>
          </table:table-cell>
          <table:table-cell/>
          <table:table-cell office:value-type="float" office:value="0.0036784494" calcext:value-type="float">
            <text:p>0.0036784494</text:p>
          </table:table-cell>
          <table:table-cell/>
          <table:table-cell office:value-type="float" office:value="-0.0034750013" calcext:value-type="float">
            <text:p>-0.0034750013</text:p>
          </table:table-cell>
        </table:table-row>
        <table:table-row table:style-name="ro1">
          <table:table-cell/>
          <table:table-cell office:value-type="float" office:value="-0.00063580554" calcext:value-type="float">
            <text:p>-0.00063580554</text:p>
          </table:table-cell>
          <table:table-cell/>
          <table:table-cell office:value-type="float" office:value="-0.0063573625" calcext:value-type="float">
            <text:p>-0.0063573625</text:p>
          </table:table-cell>
          <table:table-cell/>
          <table:table-cell office:value-type="float" office:value="0.003464304" calcext:value-type="float">
            <text:p>0.003464304</text:p>
          </table:table-cell>
        </table:table-row>
        <table:table-row table:style-name="ro1">
          <table:table-cell/>
          <table:table-cell office:value-type="float" office:value="0.0038223215" calcext:value-type="float">
            <text:p>0.0038223215</text:p>
          </table:table-cell>
          <table:table-cell/>
          <table:table-cell office:value-type="float" office:value="0.0010898977" calcext:value-type="float">
            <text:p>0.0010898977</text:p>
          </table:table-cell>
          <table:table-cell/>
          <table:table-cell office:value-type="float" office:value="0.001360058" calcext:value-type="float">
            <text:p>0.001360058</text:p>
          </table:table-cell>
        </table:table-row>
        <table:table-row table:style-name="ro1">
          <table:table-cell/>
          <table:table-cell office:value-type="float" office:value="-0.0053490135" calcext:value-type="float">
            <text:p>-0.0053490135</text:p>
          </table:table-cell>
          <table:table-cell/>
          <table:table-cell office:value-type="float" office:value="-0.0036333448" calcext:value-type="float">
            <text:p>-0.0036333448</text:p>
          </table:table-cell>
          <table:table-cell/>
          <table:table-cell office:value-type="float" office:value="0.0032015892" calcext:value-type="float">
            <text:p>0.0032015892</text:p>
          </table:table-cell>
        </table:table-row>
        <table:table-row table:style-name="ro1">
          <table:table-cell/>
          <table:table-cell office:value-type="float" office:value="0.002436882" calcext:value-type="float">
            <text:p>0.002436882</text:p>
          </table:table-cell>
          <table:table-cell/>
          <table:table-cell office:value-type="float" office:value="0.00024561127" calcext:value-type="float">
            <text:p>0.00024561127</text:p>
          </table:table-cell>
          <table:table-cell/>
          <table:table-cell office:value-type="float" office:value="0.002222256" calcext:value-type="float">
            <text:p>0.002222256</text:p>
          </table:table-cell>
        </table:table-row>
        <table:table-row table:style-name="ro1">
          <table:table-cell/>
          <table:table-cell office:value-type="float" office:value="0.0037312976" calcext:value-type="float">
            <text:p>0.0037312976</text:p>
          </table:table-cell>
          <table:table-cell/>
          <table:table-cell office:value-type="float" office:value="0.0015394071" calcext:value-type="float">
            <text:p>0.0015394071</text:p>
          </table:table-cell>
          <table:table-cell/>
          <table:table-cell office:value-type="float" office:value="0.00068165787" calcext:value-type="float">
            <text:p>0.00068165787</text:p>
          </table:table-cell>
        </table:table-row>
        <table:table-row table:style-name="ro1">
          <table:table-cell/>
          <table:table-cell office:value-type="float" office:value="-0.0008166377" calcext:value-type="float">
            <text:p>-0.0008166377</text:p>
          </table:table-cell>
          <table:table-cell/>
          <table:table-cell office:value-type="float" office:value="0.002923558" calcext:value-type="float">
            <text:p>0.002923558</text:p>
          </table:table-cell>
          <table:table-cell/>
          <table:table-cell office:value-type="float" office:value="-0.006637497" calcext:value-type="float">
            <text:p>-0.006637497</text:p>
          </table:table-cell>
        </table:table-row>
        <table:table-row table:style-name="ro1">
          <table:table-cell/>
          <table:table-cell office:value-type="float" office:value="-0.00007580459" calcext:value-type="float">
            <text:p>-7.580459E-05</text:p>
          </table:table-cell>
          <table:table-cell/>
          <table:table-cell office:value-type="float" office:value="-0.004619777" calcext:value-type="float">
            <text:p>-0.004619777</text:p>
          </table:table-cell>
          <table:table-cell/>
          <table:table-cell office:value-type="float" office:value="0.00061805785" calcext:value-type="float">
            <text:p>0.00061805785</text:p>
          </table:table-cell>
        </table:table-row>
        <table:table-row table:style-name="ro1">
          <table:table-cell/>
          <table:table-cell office:value-type="float" office:value="0.0032276516" calcext:value-type="float">
            <text:p>0.0032276516</text:p>
          </table:table-cell>
          <table:table-cell/>
          <table:table-cell office:value-type="float" office:value="0.002653726" calcext:value-type="float">
            <text:p>0.002653726</text:p>
          </table:table-cell>
          <table:table-cell/>
          <table:table-cell office:value-type="float" office:value="0.0012154506" calcext:value-type="float">
            <text:p>0.0012154506</text:p>
          </table:table-cell>
        </table:table-row>
        <table:table-row table:style-name="ro1">
          <table:table-cell/>
          <table:table-cell office:value-type="float" office:value="0.0015865478" calcext:value-type="float">
            <text:p>0.0015865478</text:p>
          </table:table-cell>
          <table:table-cell/>
          <table:table-cell office:value-type="float" office:value="0.0028278055" calcext:value-type="float">
            <text:p>0.0028278055</text:p>
          </table:table-cell>
          <table:table-cell/>
          <table:table-cell office:value-type="float" office:value="0.002851692" calcext:value-type="float">
            <text:p>0.002851692</text:p>
          </table:table-cell>
        </table:table-row>
        <table:table-row table:style-name="ro1">
          <table:table-cell/>
          <table:table-cell office:value-type="float" office:value="0.0018673507" calcext:value-type="float">
            <text:p>0.0018673507</text:p>
          </table:table-cell>
          <table:table-cell/>
          <table:table-cell office:value-type="float" office:value="-0.0031678625" calcext:value-type="float">
            <text:p>-0.0031678625</text:p>
          </table:table-cell>
          <table:table-cell/>
          <table:table-cell office:value-type="float" office:value="0.0025665131" calcext:value-type="float">
            <text:p>0.0025665131</text:p>
          </table:table-cell>
        </table:table-row>
        <table:table-row table:style-name="ro1">
          <table:table-cell/>
          <table:table-cell office:value-type="float" office:value="0.0012411725" calcext:value-type="float">
            <text:p>0.0012411725</text:p>
          </table:table-cell>
          <table:table-cell/>
          <table:table-cell office:value-type="float" office:value="0.0035209933" calcext:value-type="float">
            <text:p>0.0035209933</text:p>
          </table:table-cell>
          <table:table-cell/>
          <table:table-cell office:value-type="float" office:value="-0.0040621827" calcext:value-type="float">
            <text:p>-0.0040621827</text:p>
          </table:table-cell>
        </table:table-row>
        <table:table-row table:style-name="ro1">
          <table:table-cell/>
          <table:table-cell office:value-type="float" office:value="-0.0045958785" calcext:value-type="float">
            <text:p>-0.0045958785</text:p>
          </table:table-cell>
          <table:table-cell/>
          <table:table-cell office:value-type="float" office:value="-0.0034229008" calcext:value-type="float">
            <text:p>-0.0034229008</text:p>
          </table:table-cell>
          <table:table-cell/>
          <table:table-cell office:value-type="float" office:value="-0.0029967856" calcext:value-type="float">
            <text:p>-0.0029967856</text:p>
          </table:table-cell>
        </table:table-row>
        <table:table-row table:style-name="ro1">
          <table:table-cell/>
          <table:table-cell office:value-type="float" office:value="0.0022358221" calcext:value-type="float">
            <text:p>0.0022358221</text:p>
          </table:table-cell>
          <table:table-cell/>
          <table:table-cell office:value-type="float" office:value="0.0035111834" calcext:value-type="float">
            <text:p>0.0035111834</text:p>
          </table:table-cell>
          <table:table-cell/>
          <table:table-cell office:value-type="float" office:value="0.007190593" calcext:value-type="float">
            <text:p>0.007190593</text:p>
          </table:table-cell>
        </table:table-row>
        <table:table-row table:style-name="ro1">
          <table:table-cell/>
          <table:table-cell office:value-type="float" office:value="0.00025444865" calcext:value-type="float">
            <text:p>0.00025444865</text:p>
          </table:table-cell>
          <table:table-cell/>
          <table:table-cell office:value-type="float" office:value="-0.00035556196" calcext:value-type="float">
            <text:p>-0.00035556196</text:p>
          </table:table-cell>
          <table:table-cell/>
          <table:table-cell office:value-type="float" office:value="0.00009948441" calcext:value-type="float">
            <text:p>9.948441E-05</text:p>
          </table:table-cell>
        </table:table-row>
        <table:table-row table:style-name="ro1">
          <table:table-cell/>
          <table:table-cell office:value-type="float" office:value="0.0035248892" calcext:value-type="float">
            <text:p>0.0035248892</text:p>
          </table:table-cell>
          <table:table-cell/>
          <table:table-cell office:value-type="float" office:value="-0.004714539" calcext:value-type="float">
            <text:p>-0.004714539</text:p>
          </table:table-cell>
          <table:table-cell/>
          <table:table-cell office:value-type="float" office:value="-0.0018880158" calcext:value-type="float">
            <text:p>-0.0018880158</text:p>
          </table:table-cell>
        </table:table-row>
        <table:table-row table:style-name="ro1">
          <table:table-cell/>
          <table:table-cell office:value-type="float" office:value="0.0031724148" calcext:value-type="float">
            <text:p>0.0031724148</text:p>
          </table:table-cell>
          <table:table-cell/>
          <table:table-cell office:value-type="float" office:value="0.0025684398" calcext:value-type="float">
            <text:p>0.0025684398</text:p>
          </table:table-cell>
          <table:table-cell/>
          <table:table-cell office:value-type="float" office:value="-0.00038087068" calcext:value-type="float">
            <text:p>-0.00038087068</text:p>
          </table:table-cell>
        </table:table-row>
        <table:table-row table:style-name="ro1">
          <table:table-cell/>
          <table:table-cell office:value-type="float" office:value="-0.0006604579" calcext:value-type="float">
            <text:p>-0.0006604579</text:p>
          </table:table-cell>
          <table:table-cell/>
          <table:table-cell office:value-type="float" office:value="-0.0077958265" calcext:value-type="float">
            <text:p>-0.0077958265</text:p>
          </table:table-cell>
          <table:table-cell/>
          <table:table-cell office:value-type="float" office:value="0.0064687235" calcext:value-type="float">
            <text:p>0.0064687235</text:p>
          </table:table-cell>
        </table:table-row>
        <table:table-row table:style-name="ro1">
          <table:table-cell/>
          <table:table-cell office:value-type="float" office:value="-0.0058678784" calcext:value-type="float">
            <text:p>-0.0058678784</text:p>
          </table:table-cell>
          <table:table-cell/>
          <table:table-cell office:value-type="float" office:value="0.0017728137" calcext:value-type="float">
            <text:p>0.0017728137</text:p>
          </table:table-cell>
          <table:table-cell/>
          <table:table-cell office:value-type="float" office:value="-0.008899819" calcext:value-type="float">
            <text:p>-0.008899819</text:p>
          </table:table-cell>
        </table:table-row>
        <table:table-row table:style-name="ro1">
          <table:table-cell/>
          <table:table-cell office:value-type="float" office:value="-0.010774269" calcext:value-type="float">
            <text:p>-0.010774269</text:p>
          </table:table-cell>
          <table:table-cell/>
          <table:table-cell office:value-type="float" office:value="-0.0010411827" calcext:value-type="float">
            <text:p>-0.0010411827</text:p>
          </table:table-cell>
          <table:table-cell/>
          <table:table-cell office:value-type="float" office:value="-0.0036153297" calcext:value-type="float">
            <text:p>-0.0036153297</text:p>
          </table:table-cell>
        </table:table-row>
        <table:table-row table:style-name="ro1">
          <table:table-cell/>
          <table:table-cell office:value-type="float" office:value="0.00085004227" calcext:value-type="float">
            <text:p>0.00085004227</text:p>
          </table:table-cell>
          <table:table-cell/>
          <table:table-cell office:value-type="float" office:value="0.009390088" calcext:value-type="float">
            <text:p>0.009390088</text:p>
          </table:table-cell>
          <table:table-cell/>
          <table:table-cell office:value-type="float" office:value="-0.0021551552" calcext:value-type="float">
            <text:p>-0.0021551552</text:p>
          </table:table-cell>
        </table:table-row>
        <table:table-row table:style-name="ro1">
          <table:table-cell/>
          <table:table-cell office:value-type="float" office:value="0.0007650478" calcext:value-type="float">
            <text:p>0.0007650478</text:p>
          </table:table-cell>
          <table:table-cell/>
          <table:table-cell office:value-type="float" office:value="-0.0040733423" calcext:value-type="float">
            <text:p>-0.0040733423</text:p>
          </table:table-cell>
          <table:table-cell/>
          <table:table-cell office:value-type="float" office:value="0.004652136" calcext:value-type="float">
            <text:p>0.004652136</text:p>
          </table:table-cell>
        </table:table-row>
        <table:table-row table:style-name="ro1">
          <table:table-cell/>
          <table:table-cell office:value-type="float" office:value="-0.0012889699" calcext:value-type="float">
            <text:p>-0.0012889699</text:p>
          </table:table-cell>
          <table:table-cell/>
          <table:table-cell office:value-type="float" office:value="0.0013877006" calcext:value-type="float">
            <text:p>0.0013877006</text:p>
          </table:table-cell>
          <table:table-cell/>
          <table:table-cell office:value-type="float" office:value="-0.005481027" calcext:value-type="float">
            <text:p>-0.005481027</text:p>
          </table:table-cell>
        </table:table-row>
        <table:table-row table:style-name="ro1">
          <table:table-cell/>
          <table:table-cell office:value-type="float" office:value="-0.0031376488" calcext:value-type="float">
            <text:p>-0.0031376488</text:p>
          </table:table-cell>
          <table:table-cell/>
          <table:table-cell office:value-type="float" office:value="0.0030067475" calcext:value-type="float">
            <text:p>0.0030067475</text:p>
          </table:table-cell>
          <table:table-cell/>
          <table:table-cell office:value-type="float" office:value="0.006712572" calcext:value-type="float">
            <text:p>0.006712572</text:p>
          </table:table-cell>
        </table:table-row>
        <table:table-row table:style-name="ro1">
          <table:table-cell/>
          <table:table-cell office:value-type="float" office:value="0.0042074225" calcext:value-type="float">
            <text:p>0.0042074225</text:p>
          </table:table-cell>
          <table:table-cell/>
          <table:table-cell office:value-type="float" office:value="0.0009482564" calcext:value-type="float">
            <text:p>0.0009482564</text:p>
          </table:table-cell>
          <table:table-cell/>
          <table:table-cell office:value-type="float" office:value="0.0012073304" calcext:value-type="float">
            <text:p>0.0012073304</text:p>
          </table:table-cell>
        </table:table-row>
        <table:table-row table:style-name="ro1">
          <table:table-cell/>
          <table:table-cell office:value-type="float" office:value="-0.0019261854" calcext:value-type="float">
            <text:p>-0.0019261854</text:p>
          </table:table-cell>
          <table:table-cell/>
          <table:table-cell office:value-type="float" office:value="0.0045887856" calcext:value-type="float">
            <text:p>0.0045887856</text:p>
          </table:table-cell>
          <table:table-cell/>
          <table:table-cell office:value-type="float" office:value="0.0037233233" calcext:value-type="float">
            <text:p>0.0037233233</text:p>
          </table:table-cell>
        </table:table-row>
        <table:table-row table:style-name="ro1">
          <table:table-cell/>
          <table:table-cell office:value-type="float" office:value="0.002441258" calcext:value-type="float">
            <text:p>0.002441258</text:p>
          </table:table-cell>
          <table:table-cell/>
          <table:table-cell office:value-type="float" office:value="-0.00092380465" calcext:value-type="float">
            <text:p>-0.00092380465</text:p>
          </table:table-cell>
          <table:table-cell/>
          <table:table-cell office:value-type="float" office:value="0.0066468813" calcext:value-type="float">
            <text:p>0.0066468813</text:p>
          </table:table-cell>
        </table:table-row>
        <table:table-row table:style-name="ro1">
          <table:table-cell/>
          <table:table-cell office:value-type="float" office:value="-0.0008790221" calcext:value-type="float">
            <text:p>-0.0008790221</text:p>
          </table:table-cell>
          <table:table-cell/>
          <table:table-cell office:value-type="float" office:value="0.004002564" calcext:value-type="float">
            <text:p>0.004002564</text:p>
          </table:table-cell>
          <table:table-cell/>
          <table:table-cell office:value-type="float" office:value="-0.006102732" calcext:value-type="float">
            <text:p>-0.006102732</text:p>
          </table:table-cell>
        </table:table-row>
        <table:table-row table:style-name="ro1">
          <table:table-cell/>
          <table:table-cell office:value-type="float" office:value="-0.000571379" calcext:value-type="float">
            <text:p>-0.000571379</text:p>
          </table:table-cell>
          <table:table-cell/>
          <table:table-cell office:value-type="float" office:value="0.000086678105" calcext:value-type="float">
            <text:p>8.6678105E-05</text:p>
          </table:table-cell>
          <table:table-cell/>
          <table:table-cell office:value-type="float" office:value="-0.0021965827" calcext:value-type="float">
            <text:p>-0.0021965827</text:p>
          </table:table-cell>
        </table:table-row>
        <table:table-row table:style-name="ro1">
          <table:table-cell/>
          <table:table-cell office:value-type="float" office:value="0.001023824" calcext:value-type="float">
            <text:p>0.001023824</text:p>
          </table:table-cell>
          <table:table-cell/>
          <table:table-cell office:value-type="float" office:value="0.0038133624" calcext:value-type="float">
            <text:p>0.0038133624</text:p>
          </table:table-cell>
          <table:table-cell/>
          <table:table-cell office:value-type="float" office:value="0.0039556967" calcext:value-type="float">
            <text:p>0.0039556967</text:p>
          </table:table-cell>
        </table:table-row>
        <table:table-row table:style-name="ro1">
          <table:table-cell/>
          <table:table-cell office:value-type="float" office:value="0.0013608845" calcext:value-type="float">
            <text:p>0.0013608845</text:p>
          </table:table-cell>
          <table:table-cell/>
          <table:table-cell office:value-type="float" office:value="-0.002061141" calcext:value-type="float">
            <text:p>-0.002061141</text:p>
          </table:table-cell>
          <table:table-cell/>
          <table:table-cell office:value-type="float" office:value="-0.00017524038" calcext:value-type="float">
            <text:p>-0.00017524038</text:p>
          </table:table-cell>
        </table:table-row>
        <table:table-row table:style-name="ro1">
          <table:table-cell/>
          <table:table-cell office:value-type="float" office:value="-0.00075274595" calcext:value-type="float">
            <text:p>-0.00075274595</text:p>
          </table:table-cell>
          <table:table-cell/>
          <table:table-cell office:value-type="float" office:value="-0.0036128378" calcext:value-type="float">
            <text:p>-0.0036128378</text:p>
          </table:table-cell>
          <table:table-cell/>
          <table:table-cell office:value-type="float" office:value="-0.0023549993" calcext:value-type="float">
            <text:p>-0.0023549993</text:p>
          </table:table-cell>
        </table:table-row>
        <table:table-row table:style-name="ro1">
          <table:table-cell/>
          <table:table-cell office:value-type="float" office:value="-0.000457745" calcext:value-type="float">
            <text:p>-0.000457745</text:p>
          </table:table-cell>
          <table:table-cell/>
          <table:table-cell office:value-type="float" office:value="-0.0019331934" calcext:value-type="float">
            <text:p>-0.0019331934</text:p>
          </table:table-cell>
          <table:table-cell/>
          <table:table-cell office:value-type="float" office:value="0.007109002" calcext:value-type="float">
            <text:p>0.007109002</text:p>
          </table:table-cell>
        </table:table-row>
        <table:table-row table:style-name="ro1">
          <table:table-cell/>
          <table:table-cell office:value-type="float" office:value="-0.00063172117" calcext:value-type="float">
            <text:p>-0.00063172117</text:p>
          </table:table-cell>
          <table:table-cell/>
          <table:table-cell office:value-type="float" office:value="-0.0028385029" calcext:value-type="float">
            <text:p>-0.0028385029</text:p>
          </table:table-cell>
          <table:table-cell/>
          <table:table-cell office:value-type="float" office:value="-0.012058959" calcext:value-type="float">
            <text:p>-0.012058959</text:p>
          </table:table-cell>
        </table:table-row>
        <table:table-row table:style-name="ro1">
          <table:table-cell/>
          <table:table-cell office:value-type="float" office:value="-0.0060617416" calcext:value-type="float">
            <text:p>-0.0060617416</text:p>
          </table:table-cell>
          <table:table-cell/>
          <table:table-cell office:value-type="float" office:value="0.001620153" calcext:value-type="float">
            <text:p>0.001620153</text:p>
          </table:table-cell>
          <table:table-cell/>
          <table:table-cell office:value-type="float" office:value="-0.0044809314" calcext:value-type="float">
            <text:p>-0.0044809314</text:p>
          </table:table-cell>
        </table:table-row>
        <table:table-row table:style-name="ro1">
          <table:table-cell/>
          <table:table-cell office:value-type="float" office:value="0.006189963" calcext:value-type="float">
            <text:p>0.006189963</text:p>
          </table:table-cell>
          <table:table-cell/>
          <table:table-cell office:value-type="float" office:value="0.0012384071" calcext:value-type="float">
            <text:p>0.0012384071</text:p>
          </table:table-cell>
          <table:table-cell/>
          <table:table-cell office:value-type="float" office:value="0.0027786589" calcext:value-type="float">
            <text:p>0.0027786589</text:p>
          </table:table-cell>
        </table:table-row>
        <table:table-row table:style-name="ro1">
          <table:table-cell/>
          <table:table-cell office:value-type="float" office:value="0.0057907123" calcext:value-type="float">
            <text:p>0.0057907123</text:p>
          </table:table-cell>
          <table:table-cell/>
          <table:table-cell office:value-type="float" office:value="0.0028723814" calcext:value-type="float">
            <text:p>0.0028723814</text:p>
          </table:table-cell>
          <table:table-cell/>
          <table:table-cell office:value-type="float" office:value="-0.004091017" calcext:value-type="float">
            <text:p>-0.004091017</text:p>
          </table:table-cell>
        </table:table-row>
        <table:table-row table:style-name="ro1">
          <table:table-cell/>
          <table:table-cell office:value-type="float" office:value="0.0010368552" calcext:value-type="float">
            <text:p>0.0010368552</text:p>
          </table:table-cell>
          <table:table-cell/>
          <table:table-cell office:value-type="float" office:value="-0.0026882915" calcext:value-type="float">
            <text:p>-0.0026882915</text:p>
          </table:table-cell>
          <table:table-cell/>
          <table:table-cell office:value-type="float" office:value="-0.0019240946" calcext:value-type="float">
            <text:p>-0.0019240946</text:p>
          </table:table-cell>
        </table:table-row>
        <table:table-row table:style-name="ro1">
          <table:table-cell/>
          <table:table-cell office:value-type="float" office:value="-0.0019232681" calcext:value-type="float">
            <text:p>-0.0019232681</text:p>
          </table:table-cell>
          <table:table-cell/>
          <table:table-cell office:value-type="float" office:value="0.0019750707" calcext:value-type="float">
            <text:p>0.0019750707</text:p>
          </table:table-cell>
          <table:table-cell/>
          <table:table-cell office:value-type="float" office:value="-0.0019514213" calcext:value-type="float">
            <text:p>-0.0019514213</text:p>
          </table:table-cell>
        </table:table-row>
        <table:table-row table:style-name="ro1">
          <table:table-cell/>
          <table:table-cell office:value-type="float" office:value="0.000686034" calcext:value-type="float">
            <text:p>0.000686034</text:p>
          </table:table-cell>
          <table:table-cell/>
          <table:table-cell office:value-type="float" office:value="-0.0026169664" calcext:value-type="float">
            <text:p>-0.0026169664</text:p>
          </table:table-cell>
          <table:table-cell/>
          <table:table-cell office:value-type="float" office:value="-0.0057113585" calcext:value-type="float">
            <text:p>-0.0057113585</text:p>
          </table:table-cell>
        </table:table-row>
        <table:table-row table:style-name="ro1">
          <table:table-cell/>
          <table:table-cell office:value-type="float" office:value="-0.0031179076" calcext:value-type="float">
            <text:p>-0.0031179076</text:p>
          </table:table-cell>
          <table:table-cell/>
          <table:table-cell office:value-type="float" office:value="-0.0014763662" calcext:value-type="float">
            <text:p>-0.0014763662</text:p>
          </table:table-cell>
          <table:table-cell/>
          <table:table-cell office:value-type="float" office:value="0.0018910305" calcext:value-type="float">
            <text:p>0.0018910305</text:p>
          </table:table-cell>
        </table:table-row>
        <table:table-row table:style-name="ro1">
          <table:table-cell/>
          <table:table-cell office:value-type="float" office:value="0.0022475892" calcext:value-type="float">
            <text:p>0.0022475892</text:p>
          </table:table-cell>
          <table:table-cell/>
          <table:table-cell office:value-type="float" office:value="0.00064880634" calcext:value-type="float">
            <text:p>0.00064880634</text:p>
          </table:table-cell>
          <table:table-cell/>
          <table:table-cell office:value-type="float" office:value="0.0012624698" calcext:value-type="float">
            <text:p>0.0012624698</text:p>
          </table:table-cell>
        </table:table-row>
        <table:table-row table:style-name="ro1">
          <table:table-cell/>
          <table:table-cell office:value-type="float" office:value="-0.0025914086" calcext:value-type="float">
            <text:p>-0.0025914086</text:p>
          </table:table-cell>
          <table:table-cell/>
          <table:table-cell office:value-type="float" office:value="-0.0073262295" calcext:value-type="float">
            <text:p>-0.0073262295</text:p>
          </table:table-cell>
          <table:table-cell/>
          <table:table-cell office:value-type="float" office:value="0.0037729195" calcext:value-type="float">
            <text:p>0.0037729195</text:p>
          </table:table-cell>
        </table:table-row>
        <table:table-row table:style-name="ro1">
          <table:table-cell/>
          <table:table-cell office:value-type="float" office:value="-0.0047492865" calcext:value-type="float">
            <text:p>-0.0047492865</text:p>
          </table:table-cell>
          <table:table-cell/>
          <table:table-cell office:value-type="float" office:value="0.007688623" calcext:value-type="float">
            <text:p>0.007688623</text:p>
          </table:table-cell>
          <table:table-cell/>
          <table:table-cell office:value-type="float" office:value="-0.0016580735" calcext:value-type="float">
            <text:p>-0.0016580735</text:p>
          </table:table-cell>
        </table:table-row>
        <table:table-row table:style-name="ro1">
          <table:table-cell/>
          <table:table-cell office:value-type="float" office:value="0.0012188542" calcext:value-type="float">
            <text:p>0.0012188542</text:p>
          </table:table-cell>
          <table:table-cell/>
          <table:table-cell office:value-type="float" office:value="-0.0018693017" calcext:value-type="float">
            <text:p>-0.0018693017</text:p>
          </table:table-cell>
          <table:table-cell/>
          <table:table-cell office:value-type="float" office:value="-0.0045684543" calcext:value-type="float">
            <text:p>-0.0045684543</text:p>
          </table:table-cell>
        </table:table-row>
        <table:table-row table:style-name="ro1">
          <table:table-cell/>
          <table:table-cell office:value-type="float" office:value="0.0026350727" calcext:value-type="float">
            <text:p>0.0026350727</text:p>
          </table:table-cell>
          <table:table-cell/>
          <table:table-cell office:value-type="float" office:value="-0.0019020984" calcext:value-type="float">
            <text:p>-0.0019020984</text:p>
          </table:table-cell>
          <table:table-cell/>
          <table:table-cell office:value-type="float" office:value="-0.0014749075" calcext:value-type="float">
            <text:p>-0.0014749075</text:p>
          </table:table-cell>
        </table:table-row>
        <table:table-row table:style-name="ro1">
          <table:table-cell/>
          <table:table-cell office:value-type="float" office:value="0.004129381" calcext:value-type="float">
            <text:p>0.004129381</text:p>
          </table:table-cell>
          <table:table-cell/>
          <table:table-cell office:value-type="float" office:value="0.0050996337" calcext:value-type="float">
            <text:p>0.0050996337</text:p>
          </table:table-cell>
          <table:table-cell/>
          <table:table-cell office:value-type="float" office:value="0.0030670958" calcext:value-type="float">
            <text:p>0.0030670958</text:p>
          </table:table-cell>
        </table:table-row>
        <table:table-row table:style-name="ro1">
          <table:table-cell/>
          <table:table-cell office:value-type="float" office:value="-0.0022161782" calcext:value-type="float">
            <text:p>-0.0022161782</text:p>
          </table:table-cell>
          <table:table-cell/>
          <table:table-cell office:value-type="float" office:value="-0.005298025" calcext:value-type="float">
            <text:p>-0.005298025</text:p>
          </table:table-cell>
          <table:table-cell/>
          <table:table-cell office:value-type="float" office:value="0.008912705" calcext:value-type="float">
            <text:p>0.008912705</text:p>
          </table:table-cell>
        </table:table-row>
        <table:table-row table:style-name="ro1">
          <table:table-cell/>
          <table:table-cell office:value-type="float" office:value="-0.004411594" calcext:value-type="float">
            <text:p>-0.004411594</text:p>
          </table:table-cell>
          <table:table-cell/>
          <table:table-cell office:value-type="float" office:value="0.0040208404" calcext:value-type="float">
            <text:p>0.0040208404</text:p>
          </table:table-cell>
          <table:table-cell/>
          <table:table-cell office:value-type="float" office:value="-0.0034043507" calcext:value-type="float">
            <text:p>-0.0034043507</text:p>
          </table:table-cell>
        </table:table-row>
        <table:table-row table:style-name="ro1">
          <table:table-cell/>
          <table:table-cell office:value-type="float" office:value="-0.006387424" calcext:value-type="float">
            <text:p>-0.006387424</text:p>
          </table:table-cell>
          <table:table-cell/>
          <table:table-cell office:value-type="float" office:value="0.0014214942" calcext:value-type="float">
            <text:p>0.0014214942</text:p>
          </table:table-cell>
          <table:table-cell/>
          <table:table-cell office:value-type="float" office:value="0.007263237" calcext:value-type="float">
            <text:p>0.007263237</text:p>
          </table:table-cell>
        </table:table-row>
        <table:table-row table:style-name="ro1">
          <table:table-cell/>
          <table:table-cell office:value-type="float" office:value="0.0069954656" calcext:value-type="float">
            <text:p>0.0069954656</text:p>
          </table:table-cell>
          <table:table-cell/>
          <table:table-cell office:value-type="float" office:value="0.010068403" calcext:value-type="float">
            <text:p>0.010068403</text:p>
          </table:table-cell>
          <table:table-cell/>
          <table:table-cell office:value-type="float" office:value="0.003021292" calcext:value-type="float">
            <text:p>0.003021292</text:p>
          </table:table-cell>
        </table:table-row>
        <table:table-row table:style-name="ro1">
          <table:table-cell/>
          <table:table-cell office:value-type="float" office:value="0.003219726" calcext:value-type="float">
            <text:p>0.003219726</text:p>
          </table:table-cell>
          <table:table-cell/>
          <table:table-cell office:value-type="float" office:value="0.00049223145" calcext:value-type="float">
            <text:p>0.00049223145</text:p>
          </table:table-cell>
          <table:table-cell/>
          <table:table-cell office:value-type="float" office:value="-0.0021147975" calcext:value-type="float">
            <text:p>-0.0021147975</text:p>
          </table:table-cell>
        </table:table-row>
        <table:table-row table:style-name="ro1">
          <table:table-cell/>
          <table:table-cell office:value-type="float" office:value="0.0009202065" calcext:value-type="float">
            <text:p>0.0009202065</text:p>
          </table:table-cell>
          <table:table-cell/>
          <table:table-cell office:value-type="float" office:value="-0.0032923457" calcext:value-type="float">
            <text:p>-0.0032923457</text:p>
          </table:table-cell>
          <table:table-cell/>
          <table:table-cell office:value-type="float" office:value="-0.0012441387" calcext:value-type="float">
            <text:p>-0.0012441387</text:p>
          </table:table-cell>
        </table:table-row>
        <table:table-row table:style-name="ro1">
          <table:table-cell/>
          <table:table-cell office:value-type="float" office:value="-0.007960892" calcext:value-type="float">
            <text:p>-0.007960892</text:p>
          </table:table-cell>
          <table:table-cell/>
          <table:table-cell office:value-type="float" office:value="-0.0018644818" calcext:value-type="float">
            <text:p>-0.0018644818</text:p>
          </table:table-cell>
          <table:table-cell/>
          <table:table-cell office:value-type="float" office:value="0.0012972845" calcext:value-type="float">
            <text:p>0.0012972845</text:p>
          </table:table-cell>
        </table:table-row>
        <table:table-row table:style-name="ro1">
          <table:table-cell/>
          <table:table-cell office:value-type="float" office:value="0.0005256725" calcext:value-type="float">
            <text:p>0.0005256725</text:p>
          </table:table-cell>
          <table:table-cell/>
          <table:table-cell office:value-type="float" office:value="-0.00013995162" calcext:value-type="float">
            <text:p>-0.00013995162</text:p>
          </table:table-cell>
          <table:table-cell/>
          <table:table-cell office:value-type="float" office:value="0.0018267496" calcext:value-type="float">
            <text:p>0.0018267496</text:p>
          </table:table-cell>
        </table:table-row>
        <table:table-row table:style-name="ro1">
          <table:table-cell/>
          <table:table-cell office:value-type="float" office:value="-0.0026030783" calcext:value-type="float">
            <text:p>-0.0026030783</text:p>
          </table:table-cell>
          <table:table-cell/>
          <table:table-cell office:value-type="float" office:value="0.0009726777" calcext:value-type="float">
            <text:p>0.0009726777</text:p>
          </table:table-cell>
          <table:table-cell/>
          <table:table-cell office:value-type="float" office:value="-0.0009926561" calcext:value-type="float">
            <text:p>-0.0009926561</text:p>
          </table:table-cell>
        </table:table-row>
        <table:table-row table:style-name="ro1">
          <table:table-cell/>
          <table:table-cell office:value-type="float" office:value="0.005347652" calcext:value-type="float">
            <text:p>0.005347652</text:p>
          </table:table-cell>
          <table:table-cell/>
          <table:table-cell office:value-type="float" office:value="-0.006375572" calcext:value-type="float">
            <text:p>-0.006375572</text:p>
          </table:table-cell>
          <table:table-cell/>
          <table:table-cell office:value-type="float" office:value="-0.0011130973" calcext:value-type="float">
            <text:p>-0.0011130973</text:p>
          </table:table-cell>
        </table:table-row>
        <table:table-row table:style-name="ro1">
          <table:table-cell/>
          <table:table-cell office:value-type="float" office:value="-0.0037564847" calcext:value-type="float">
            <text:p>-0.0037564847</text:p>
          </table:table-cell>
          <table:table-cell/>
          <table:table-cell office:value-type="float" office:value="-0.0015632084" calcext:value-type="float">
            <text:p>-0.0015632084</text:p>
          </table:table-cell>
          <table:table-cell/>
          <table:table-cell office:value-type="float" office:value="0.0069083804" calcext:value-type="float">
            <text:p>0.0069083804</text:p>
          </table:table-cell>
        </table:table-row>
        <table:table-row table:style-name="ro1">
          <table:table-cell/>
          <table:table-cell office:value-type="float" office:value="-0.0022821608" calcext:value-type="float">
            <text:p>-0.0022821608</text:p>
          </table:table-cell>
          <table:table-cell/>
          <table:table-cell office:value-type="float" office:value="0.001229831" calcext:value-type="float">
            <text:p>0.001229831</text:p>
          </table:table-cell>
          <table:table-cell/>
          <table:table-cell office:value-type="float" office:value="-0.00059398904" calcext:value-type="float">
            <text:p>-0.00059398904</text:p>
          </table:table-cell>
        </table:table-row>
        <table:table-row table:style-name="ro1">
          <table:table-cell/>
          <table:table-cell office:value-type="float" office:value="-0.00073558174" calcext:value-type="float">
            <text:p>-0.00073558174</text:p>
          </table:table-cell>
          <table:table-cell/>
          <table:table-cell office:value-type="float" office:value="-0.0052652224" calcext:value-type="float">
            <text:p>-0.0052652224</text:p>
          </table:table-cell>
          <table:table-cell/>
          <table:table-cell office:value-type="float" office:value="0.0023218377" calcext:value-type="float">
            <text:p>0.0023218377</text:p>
          </table:table-cell>
        </table:table-row>
        <table:table-row table:style-name="ro1">
          <table:table-cell/>
          <table:table-cell office:value-type="float" office:value="-0.0059355143" calcext:value-type="float">
            <text:p>-0.0059355143</text:p>
          </table:table-cell>
          <table:table-cell/>
          <table:table-cell office:value-type="float" office:value="0.008884351" calcext:value-type="float">
            <text:p>0.008884351</text:p>
          </table:table-cell>
          <table:table-cell/>
          <table:table-cell office:value-type="float" office:value="-0.000107604596" calcext:value-type="float">
            <text:p>-0.000107604596</text:p>
          </table:table-cell>
        </table:table-row>
        <table:table-row table:style-name="ro1">
          <table:table-cell/>
          <table:table-cell office:value-type="float" office:value="0.0003709514" calcext:value-type="float">
            <text:p>0.0003709514</text:p>
          </table:table-cell>
          <table:table-cell/>
          <table:table-cell office:value-type="float" office:value="-0.0038693163" calcext:value-type="float">
            <text:p>-0.0038693163</text:p>
          </table:table-cell>
          <table:table-cell/>
          <table:table-cell office:value-type="float" office:value="0.0056160553" calcext:value-type="float">
            <text:p>0.0056160553</text:p>
          </table:table-cell>
        </table:table-row>
        <table:table-row table:style-name="ro1">
          <table:table-cell/>
          <table:table-cell office:value-type="float" office:value="0.000114120194" calcext:value-type="float">
            <text:p>0.000114120194</text:p>
          </table:table-cell>
          <table:table-cell/>
          <table:table-cell office:value-type="float" office:value="0.0017910537" calcext:value-type="float">
            <text:p>0.0017910537</text:p>
          </table:table-cell>
          <table:table-cell/>
          <table:table-cell office:value-type="float" office:value="-0.0035148729" calcext:value-type="float">
            <text:p>-0.0035148729</text:p>
          </table:table-cell>
        </table:table-row>
        <table:table-row table:style-name="ro1">
          <table:table-cell/>
          <table:table-cell office:value-type="float" office:value="-0.0025340323" calcext:value-type="float">
            <text:p>-0.0025340323</text:p>
          </table:table-cell>
          <table:table-cell/>
          <table:table-cell office:value-type="float" office:value="0.00007385964" calcext:value-type="float">
            <text:p>7.385964E-05</text:p>
          </table:table-cell>
          <table:table-cell/>
          <table:table-cell office:value-type="float" office:value="-0.0049212207" calcext:value-type="float">
            <text:p>-0.0049212207</text:p>
          </table:table-cell>
        </table:table-row>
        <table:table-row table:style-name="ro1">
          <table:table-cell/>
          <table:table-cell office:value-type="float" office:value="0.0014547772" calcext:value-type="float">
            <text:p>0.0014547772</text:p>
          </table:table-cell>
          <table:table-cell/>
          <table:table-cell office:value-type="float" office:value="-0.00081243174" calcext:value-type="float">
            <text:p>-0.00081243174</text:p>
          </table:table-cell>
          <table:table-cell/>
          <table:table-cell office:value-type="float" office:value="0.003261348" calcext:value-type="float">
            <text:p>0.003261348</text:p>
          </table:table-cell>
        </table:table-row>
        <table:table-row table:style-name="ro1">
          <table:table-cell/>
          <table:table-cell office:value-type="float" office:value="0.0026276333" calcext:value-type="float">
            <text:p>0.0026276333</text:p>
          </table:table-cell>
          <table:table-cell/>
          <table:table-cell office:value-type="float" office:value="-0.0005114622" calcext:value-type="float">
            <text:p>-0.0005114622</text:p>
          </table:table-cell>
          <table:table-cell/>
          <table:table-cell office:value-type="float" office:value="0.00007877065" calcext:value-type="float">
            <text:p>7.877065E-05</text:p>
          </table:table-cell>
        </table:table-row>
        <table:table-row table:style-name="ro1">
          <table:table-cell/>
          <table:table-cell office:value-type="float" office:value="0.0014859451" calcext:value-type="float">
            <text:p>0.0014859451</text:p>
          </table:table-cell>
          <table:table-cell/>
          <table:table-cell office:value-type="float" office:value="-0.0013392225" calcext:value-type="float">
            <text:p>-0.0013392225</text:p>
          </table:table-cell>
          <table:table-cell/>
          <table:table-cell office:value-type="float" office:value="0.008859947" calcext:value-type="float">
            <text:p>0.008859947</text:p>
          </table:table-cell>
        </table:table-row>
        <table:table-row table:style-name="ro1">
          <table:table-cell/>
          <table:table-cell office:value-type="float" office:value="-0.0041558323" calcext:value-type="float">
            <text:p>-0.0041558323</text:p>
          </table:table-cell>
          <table:table-cell/>
          <table:table-cell office:value-type="float" office:value="-0.007577372" calcext:value-type="float">
            <text:p>-0.007577372</text:p>
          </table:table-cell>
          <table:table-cell/>
          <table:table-cell office:value-type="float" office:value="-0.0019137377" calcext:value-type="float">
            <text:p>-0.0019137377</text:p>
          </table:table-cell>
        </table:table-row>
        <table:table-row table:style-name="ro1">
          <table:table-cell/>
          <table:table-cell office:value-type="float" office:value="0.0026318636" calcext:value-type="float">
            <text:p>0.0026318636</text:p>
          </table:table-cell>
          <table:table-cell/>
          <table:table-cell office:value-type="float" office:value="0.00043134223" calcext:value-type="float">
            <text:p>0.00043134223</text:p>
          </table:table-cell>
          <table:table-cell/>
          <table:table-cell office:value-type="float" office:value="-0.0019420855" calcext:value-type="float">
            <text:p>-0.0019420855</text:p>
          </table:table-cell>
        </table:table-row>
        <table:table-row table:style-name="ro1">
          <table:table-cell/>
          <table:table-cell office:value-type="float" office:value="0.0001713991" calcext:value-type="float">
            <text:p>0.0001713991</text:p>
          </table:table-cell>
          <table:table-cell/>
          <table:table-cell office:value-type="float" office:value="-0.002248507" calcext:value-type="float">
            <text:p>-0.002248507</text:p>
          </table:table-cell>
          <table:table-cell/>
          <table:table-cell office:value-type="float" office:value="0.0015480377" calcext:value-type="float">
            <text:p>0.0015480377</text:p>
          </table:table-cell>
        </table:table-row>
        <table:table-row table:style-name="ro1">
          <table:table-cell/>
          <table:table-cell office:value-type="float" office:value="0.0019120845" calcext:value-type="float">
            <text:p>0.0019120845</text:p>
          </table:table-cell>
          <table:table-cell/>
          <table:table-cell office:value-type="float" office:value="-0.000046119727" calcext:value-type="float">
            <text:p>-4.6119727E-05</text:p>
          </table:table-cell>
          <table:table-cell/>
          <table:table-cell office:value-type="float" office:value="0.0018326818" calcext:value-type="float">
            <text:p>0.0018326818</text:p>
          </table:table-cell>
        </table:table-row>
        <table:table-row table:style-name="ro1">
          <table:table-cell/>
          <table:table-cell office:value-type="float" office:value="0.0069942987" calcext:value-type="float">
            <text:p>0.0069942987</text:p>
          </table:table-cell>
          <table:table-cell/>
          <table:table-cell office:value-type="float" office:value="0.0014965754" calcext:value-type="float">
            <text:p>0.0014965754</text:p>
          </table:table-cell>
          <table:table-cell/>
          <table:table-cell office:value-type="float" office:value="-0.0020859148" calcext:value-type="float">
            <text:p>-0.0020859148</text:p>
          </table:table-cell>
        </table:table-row>
        <table:table-row table:style-name="ro1">
          <table:table-cell/>
          <table:table-cell office:value-type="float" office:value="-0.00007721469" calcext:value-type="float">
            <text:p>-7.721469E-05</text:p>
          </table:table-cell>
          <table:table-cell/>
          <table:table-cell office:value-type="float" office:value="0.003763912" calcext:value-type="float">
            <text:p>0.003763912</text:p>
          </table:table-cell>
          <table:table-cell/>
          <table:table-cell office:value-type="float" office:value="0.00053967617" calcext:value-type="float">
            <text:p>0.00053967617</text:p>
          </table:table-cell>
        </table:table-row>
        <table:table-row table:style-name="ro1">
          <table:table-cell/>
          <table:table-cell office:value-type="float" office:value="-0.005562715" calcext:value-type="float">
            <text:p>-0.005562715</text:p>
          </table:table-cell>
          <table:table-cell/>
          <table:table-cell office:value-type="float" office:value="0.0031677957" calcext:value-type="float">
            <text:p>0.0031677957</text:p>
          </table:table-cell>
          <table:table-cell/>
          <table:table-cell office:value-type="float" office:value="-0.0030298985" calcext:value-type="float">
            <text:p>-0.0030298985</text:p>
          </table:table-cell>
        </table:table-row>
        <table:table-row table:style-name="ro1">
          <table:table-cell/>
          <table:table-cell office:value-type="float" office:value="-0.0019302212" calcext:value-type="float">
            <text:p>-0.0019302212</text:p>
          </table:table-cell>
          <table:table-cell/>
          <table:table-cell office:value-type="float" office:value="0.0002142975" calcext:value-type="float">
            <text:p>0.0002142975</text:p>
          </table:table-cell>
          <table:table-cell/>
          <table:table-cell office:value-type="float" office:value="0.008479126" calcext:value-type="float">
            <text:p>0.008479126</text:p>
          </table:table-cell>
        </table:table-row>
        <table:table-row table:style-name="ro1">
          <table:table-cell/>
          <table:table-cell office:value-type="float" office:value="0.0026573425" calcext:value-type="float">
            <text:p>0.0026573425</text:p>
          </table:table-cell>
          <table:table-cell/>
          <table:table-cell office:value-type="float" office:value="-0.0015649407" calcext:value-type="float">
            <text:p>-0.0015649407</text:p>
          </table:table-cell>
          <table:table-cell/>
          <table:table-cell office:value-type="float" office:value="-0.0055523585" calcext:value-type="float">
            <text:p>-0.0055523585</text:p>
          </table:table-cell>
        </table:table-row>
        <table:table-row table:style-name="ro1">
          <table:table-cell/>
          <table:table-cell office:value-type="float" office:value="0.0021718817" calcext:value-type="float">
            <text:p>0.0021718817</text:p>
          </table:table-cell>
          <table:table-cell/>
          <table:table-cell office:value-type="float" office:value="-0.0033859832" calcext:value-type="float">
            <text:p>-0.0033859832</text:p>
          </table:table-cell>
          <table:table-cell/>
          <table:table-cell office:value-type="float" office:value="-0.00609573" calcext:value-type="float">
            <text:p>-0.00609573</text:p>
          </table:table-cell>
        </table:table-row>
        <table:table-row table:style-name="ro1">
          <table:table-cell/>
          <table:table-cell office:value-type="float" office:value="-0.002659579" calcext:value-type="float">
            <text:p>-0.002659579</text:p>
          </table:table-cell>
          <table:table-cell/>
          <table:table-cell office:value-type="float" office:value="-0.0010698464" calcext:value-type="float">
            <text:p>-0.0010698464</text:p>
          </table:table-cell>
          <table:table-cell/>
          <table:table-cell office:value-type="float" office:value="0.00044646426" calcext:value-type="float">
            <text:p>0.00044646426</text:p>
          </table:table-cell>
        </table:table-row>
        <table:table-row table:style-name="ro1">
          <table:table-cell/>
          <table:table-cell office:value-type="float" office:value="0.011009754" calcext:value-type="float">
            <text:p>0.011009754</text:p>
          </table:table-cell>
          <table:table-cell/>
          <table:table-cell office:value-type="float" office:value="0.004530303" calcext:value-type="float">
            <text:p>0.004530303</text:p>
          </table:table-cell>
          <table:table-cell/>
          <table:table-cell office:value-type="float" office:value="-0.0057505006" calcext:value-type="float">
            <text:p>-0.0057505006</text:p>
          </table:table-cell>
        </table:table-row>
        <table:table-row table:style-name="ro1">
          <table:table-cell/>
          <table:table-cell office:value-type="float" office:value="-0.0019564296" calcext:value-type="float">
            <text:p>-0.0019564296</text:p>
          </table:table-cell>
          <table:table-cell/>
          <table:table-cell office:value-type="float" office:value="-0.0014158903" calcext:value-type="float">
            <text:p>-0.0014158903</text:p>
          </table:table-cell>
          <table:table-cell/>
          <table:table-cell office:value-type="float" office:value="0.0011966331" calcext:value-type="float">
            <text:p>0.0011966331</text:p>
          </table:table-cell>
        </table:table-row>
        <table:table-row table:style-name="ro1">
          <table:table-cell/>
          <table:table-cell office:value-type="float" office:value="-0.0032989343" calcext:value-type="float">
            <text:p>-0.0032989343</text:p>
          </table:table-cell>
          <table:table-cell/>
          <table:table-cell office:value-type="float" office:value="0.00663585" calcext:value-type="float">
            <text:p>0.00663585</text:p>
          </table:table-cell>
          <table:table-cell/>
          <table:table-cell office:value-type="float" office:value="0.0052517657" calcext:value-type="float">
            <text:p>0.0052517657</text:p>
          </table:table-cell>
        </table:table-row>
        <table:table-row table:style-name="ro1">
          <table:table-cell/>
          <table:table-cell office:value-type="float" office:value="-0.0020900965" calcext:value-type="float">
            <text:p>-0.0020900965</text:p>
          </table:table-cell>
          <table:table-cell/>
          <table:table-cell office:value-type="float" office:value="-0.001058985" calcext:value-type="float">
            <text:p>-0.001058985</text:p>
          </table:table-cell>
          <table:table-cell/>
          <table:table-cell office:value-type="float" office:value="-0.0014257487" calcext:value-type="float">
            <text:p>-0.0014257487</text:p>
          </table:table-cell>
        </table:table-row>
        <table:table-row table:style-name="ro1">
          <table:table-cell/>
          <table:table-cell office:value-type="float" office:value="0.003612072" calcext:value-type="float">
            <text:p>0.003612072</text:p>
          </table:table-cell>
          <table:table-cell/>
          <table:table-cell office:value-type="float" office:value="-0.0024911703" calcext:value-type="float">
            <text:p>-0.0024911703</text:p>
          </table:table-cell>
          <table:table-cell/>
          <table:table-cell office:value-type="float" office:value="0.0086045265" calcext:value-type="float">
            <text:p>0.0086045265</text:p>
          </table:table-cell>
        </table:table-row>
        <table:table-row table:style-name="ro1">
          <table:table-cell/>
          <table:table-cell office:value-type="float" office:value="-0.0002647569" calcext:value-type="float">
            <text:p>-0.0002647569</text:p>
          </table:table-cell>
          <table:table-cell/>
          <table:table-cell office:value-type="float" office:value="0.0069864644" calcext:value-type="float">
            <text:p>0.0069864644</text:p>
          </table:table-cell>
          <table:table-cell/>
          <table:table-cell office:value-type="float" office:value="-0.001704169" calcext:value-type="float">
            <text:p>-0.001704169</text:p>
          </table:table-cell>
        </table:table-row>
        <table:table-row table:style-name="ro1">
          <table:table-cell/>
          <table:table-cell office:value-type="float" office:value="0.0023984204" calcext:value-type="float">
            <text:p>0.0023984204</text:p>
          </table:table-cell>
          <table:table-cell/>
          <table:table-cell office:value-type="float" office:value="-0.005577424" calcext:value-type="float">
            <text:p>-0.005577424</text:p>
          </table:table-cell>
          <table:table-cell/>
          <table:table-cell office:value-type="float" office:value="0.00044378993" calcext:value-type="float">
            <text:p>0.00044378993</text:p>
          </table:table-cell>
        </table:table-row>
        <table:table-row table:style-name="ro1">
          <table:table-cell/>
          <table:table-cell office:value-type="float" office:value="0.003257215" calcext:value-type="float">
            <text:p>0.003257215</text:p>
          </table:table-cell>
          <table:table-cell/>
          <table:table-cell office:value-type="float" office:value="0.0013523935" calcext:value-type="float">
            <text:p>0.0013523935</text:p>
          </table:table-cell>
          <table:table-cell/>
          <table:table-cell office:value-type="float" office:value="-0.004874007" calcext:value-type="float">
            <text:p>-0.004874007</text:p>
          </table:table-cell>
        </table:table-row>
        <table:table-row table:style-name="ro1">
          <table:table-cell/>
          <table:table-cell office:value-type="float" office:value="0.00029475783" calcext:value-type="float">
            <text:p>0.00029475783</text:p>
          </table:table-cell>
          <table:table-cell/>
          <table:table-cell office:value-type="float" office:value="-0.006912732" calcext:value-type="float">
            <text:p>-0.006912732</text:p>
          </table:table-cell>
          <table:table-cell/>
          <table:table-cell office:value-type="float" office:value="0.0052813776" calcext:value-type="float">
            <text:p>0.0052813776</text:p>
          </table:table-cell>
        </table:table-row>
        <table:table-row table:style-name="ro1">
          <table:table-cell/>
          <table:table-cell office:value-type="float" office:value="-0.0012728267" calcext:value-type="float">
            <text:p>-0.0012728267</text:p>
          </table:table-cell>
          <table:table-cell/>
          <table:table-cell office:value-type="float" office:value="-0.0057820086" calcext:value-type="float">
            <text:p>-0.0057820086</text:p>
          </table:table-cell>
          <table:table-cell/>
          <table:table-cell office:value-type="float" office:value="-0.011286764" calcext:value-type="float">
            <text:p>-0.011286764</text:p>
          </table:table-cell>
        </table:table-row>
        <table:table-row table:style-name="ro1">
          <table:table-cell/>
          <table:table-cell office:value-type="float" office:value="-0.001804723" calcext:value-type="float">
            <text:p>-0.001804723</text:p>
          </table:table-cell>
          <table:table-cell/>
          <table:table-cell office:value-type="float" office:value="-0.016190128" calcext:value-type="float">
            <text:p>-0.016190128</text:p>
          </table:table-cell>
          <table:table-cell/>
          <table:table-cell office:value-type="float" office:value="0.0012676726" calcext:value-type="float">
            <text:p>0.0012676726</text:p>
          </table:table-cell>
        </table:table-row>
        <table:table-row table:style-name="ro1">
          <table:table-cell/>
          <table:table-cell office:value-type="float" office:value="-0.0014045001" calcext:value-type="float">
            <text:p>-0.0014045001</text:p>
          </table:table-cell>
          <table:table-cell/>
          <table:table-cell office:value-type="float" office:value="-0.0046834257" calcext:value-type="float">
            <text:p>-0.0046834257</text:p>
          </table:table-cell>
          <table:table-cell/>
          <table:table-cell office:value-type="float" office:value="-0.0074284123" calcext:value-type="float">
            <text:p>-0.0074284123</text:p>
          </table:table-cell>
        </table:table-row>
        <table:table-row table:style-name="ro1">
          <table:table-cell/>
          <table:table-cell office:value-type="float" office:value="0.0026910387" calcext:value-type="float">
            <text:p>0.0026910387</text:p>
          </table:table-cell>
          <table:table-cell/>
          <table:table-cell office:value-type="float" office:value="-0.011685784" calcext:value-type="float">
            <text:p>-0.011685784</text:p>
          </table:table-cell>
          <table:table-cell/>
          <table:table-cell office:value-type="float" office:value="0.0027626618" calcext:value-type="float">
            <text:p>0.0027626618</text:p>
          </table:table-cell>
        </table:table-row>
        <table:table-row table:style-name="ro1">
          <table:table-cell/>
          <table:table-cell office:value-type="float" office:value="0.007475626" calcext:value-type="float">
            <text:p>0.007475626</text:p>
          </table:table-cell>
          <table:table-cell/>
          <table:table-cell office:value-type="float" office:value="-0.0030465035" calcext:value-type="float">
            <text:p>-0.0030465035</text:p>
          </table:table-cell>
          <table:table-cell/>
          <table:table-cell office:value-type="float" office:value="0.009517634" calcext:value-type="float">
            <text:p>0.009517634</text:p>
          </table:table-cell>
        </table:table-row>
        <table:table-row table:style-name="ro1">
          <table:table-cell/>
          <table:table-cell office:value-type="float" office:value="-0.011069804" calcext:value-type="float">
            <text:p>-0.011069804</text:p>
          </table:table-cell>
          <table:table-cell/>
          <table:table-cell office:value-type="float" office:value="0.0062669404" calcext:value-type="float">
            <text:p>0.0062669404</text:p>
          </table:table-cell>
          <table:table-cell/>
          <table:table-cell office:value-type="float" office:value="-0.0015415221" calcext:value-type="float">
            <text:p>-0.0015415221</text:p>
          </table:table-cell>
        </table:table-row>
        <table:table-row table:style-name="ro1">
          <table:table-cell/>
          <table:table-cell office:value-type="float" office:value="0.0043194517" calcext:value-type="float">
            <text:p>0.0043194517</text:p>
          </table:table-cell>
          <table:table-cell/>
          <table:table-cell office:value-type="float" office:value="-0.0031488203" calcext:value-type="float">
            <text:p>-0.0031488203</text:p>
          </table:table-cell>
          <table:table-cell/>
          <table:table-cell office:value-type="float" office:value="0.0060833306" calcext:value-type="float">
            <text:p>0.0060833306</text:p>
          </table:table-cell>
        </table:table-row>
        <table:table-row table:style-name="ro1">
          <table:table-cell/>
          <table:table-cell office:value-type="float" office:value="0.0005916065" calcext:value-type="float">
            <text:p>0.0005916065</text:p>
          </table:table-cell>
          <table:table-cell/>
          <table:table-cell office:value-type="float" office:value="0.0068340343" calcext:value-type="float">
            <text:p>0.0068340343</text:p>
          </table:table-cell>
          <table:table-cell/>
          <table:table-cell office:value-type="float" office:value="-0.0033140562" calcext:value-type="float">
            <text:p>-0.0033140562</text:p>
          </table:table-cell>
        </table:table-row>
        <table:table-row table:style-name="ro1">
          <table:table-cell/>
          <table:table-cell office:value-type="float" office:value="-0.0056199455" calcext:value-type="float">
            <text:p>-0.0056199455</text:p>
          </table:table-cell>
          <table:table-cell/>
          <table:table-cell office:value-type="float" office:value="0.003953363" calcext:value-type="float">
            <text:p>0.003953363</text:p>
          </table:table-cell>
          <table:table-cell/>
          <table:table-cell office:value-type="float" office:value="-0.00012622753" calcext:value-type="float">
            <text:p>-0.00012622753</text:p>
          </table:table-cell>
        </table:table-row>
        <table:table-row table:style-name="ro1">
          <table:table-cell/>
          <table:table-cell office:value-type="float" office:value="-0.00044364406" calcext:value-type="float">
            <text:p>-0.00044364406</text:p>
          </table:table-cell>
          <table:table-cell/>
          <table:table-cell office:value-type="float" office:value="-0.0010562256" calcext:value-type="float">
            <text:p>-0.0010562256</text:p>
          </table:table-cell>
          <table:table-cell/>
          <table:table-cell office:value-type="float" office:value="0.0038414793" calcext:value-type="float">
            <text:p>0.0038414793</text:p>
          </table:table-cell>
        </table:table-row>
        <table:table-row table:style-name="ro1">
          <table:table-cell/>
          <table:table-cell office:value-type="float" office:value="0.002457158" calcext:value-type="float">
            <text:p>0.002457158</text:p>
          </table:table-cell>
          <table:table-cell/>
          <table:table-cell office:value-type="float" office:value="-0.0005111522" calcext:value-type="float">
            <text:p>-0.0005111522</text:p>
          </table:table-cell>
          <table:table-cell/>
          <table:table-cell office:value-type="float" office:value="-0.00027803122" calcext:value-type="float">
            <text:p>-0.00027803122</text:p>
          </table:table-cell>
        </table:table-row>
        <table:table-row table:style-name="ro1">
          <table:table-cell/>
          <table:table-cell office:value-type="float" office:value="-0.0074565657" calcext:value-type="float">
            <text:p>-0.0074565657</text:p>
          </table:table-cell>
          <table:table-cell/>
          <table:table-cell office:value-type="float" office:value="0.004593666" calcext:value-type="float">
            <text:p>0.004593666</text:p>
          </table:table-cell>
          <table:table-cell/>
          <table:table-cell office:value-type="float" office:value="-0.002667213" calcext:value-type="float">
            <text:p>-0.002667213</text:p>
          </table:table-cell>
        </table:table-row>
        <table:table-row table:style-name="ro1">
          <table:table-cell/>
          <table:table-cell office:value-type="float" office:value="0.0009795763" calcext:value-type="float">
            <text:p>0.0009795763</text:p>
          </table:table-cell>
          <table:table-cell/>
          <table:table-cell office:value-type="float" office:value="-0.0020180421" calcext:value-type="float">
            <text:p>-0.0020180421</text:p>
          </table:table-cell>
          <table:table-cell/>
          <table:table-cell office:value-type="float" office:value="0.003312403" calcext:value-type="float">
            <text:p>0.003312403</text:p>
          </table:table-cell>
        </table:table-row>
        <table:table-row table:style-name="ro1">
          <table:table-cell/>
          <table:table-cell office:value-type="float" office:value="-0.0013156644" calcext:value-type="float">
            <text:p>-0.0013156644</text:p>
          </table:table-cell>
          <table:table-cell/>
          <table:table-cell office:value-type="float" office:value="0.0016993916" calcext:value-type="float">
            <text:p>0.0016993916</text:p>
          </table:table-cell>
          <table:table-cell/>
          <table:table-cell office:value-type="float" office:value="0.0018825212" calcext:value-type="float">
            <text:p>0.0018825212</text:p>
          </table:table-cell>
        </table:table-row>
        <table:table-row table:style-name="ro1">
          <table:table-cell/>
          <table:table-cell office:value-type="float" office:value="0.0018920515" calcext:value-type="float">
            <text:p>0.0018920515</text:p>
          </table:table-cell>
          <table:table-cell/>
          <table:table-cell office:value-type="float" office:value="0.001090001" calcext:value-type="float">
            <text:p>0.001090001</text:p>
          </table:table-cell>
          <table:table-cell/>
          <table:table-cell office:value-type="float" office:value="-0.000722745" calcext:value-type="float">
            <text:p>-0.000722745</text:p>
          </table:table-cell>
        </table:table-row>
        <table:table-row table:style-name="ro1">
          <table:table-cell/>
          <table:table-cell office:value-type="float" office:value="0.0014831249" calcext:value-type="float">
            <text:p>0.0014831249</text:p>
          </table:table-cell>
          <table:table-cell/>
          <table:table-cell office:value-type="float" office:value="0.0036177184" calcext:value-type="float">
            <text:p>0.0036177184</text:p>
          </table:table-cell>
          <table:table-cell/>
          <table:table-cell office:value-type="float" office:value="0.006380763" calcext:value-type="float">
            <text:p>0.006380763</text:p>
          </table:table-cell>
        </table:table-row>
        <table:table-row table:style-name="ro1">
          <table:table-cell/>
          <table:table-cell office:value-type="float" office:value="0.0011150909" calcext:value-type="float">
            <text:p>0.0011150909</text:p>
          </table:table-cell>
          <table:table-cell/>
          <table:table-cell office:value-type="float" office:value="0.0056729396" calcext:value-type="float">
            <text:p>0.0056729396</text:p>
          </table:table-cell>
          <table:table-cell/>
          <table:table-cell office:value-type="float" office:value="-0.0059027905" calcext:value-type="float">
            <text:p>-0.0059027905</text:p>
          </table:table-cell>
        </table:table-row>
        <table:table-row table:style-name="ro1">
          <table:table-cell/>
          <table:table-cell office:value-type="float" office:value="0.0007838652" calcext:value-type="float">
            <text:p>0.0007838652</text:p>
          </table:table-cell>
          <table:table-cell/>
          <table:table-cell office:value-type="float" office:value="0.0020294685" calcext:value-type="float">
            <text:p>0.0020294685</text:p>
          </table:table-cell>
          <table:table-cell/>
          <table:table-cell office:value-type="float" office:value="0.0028173635" calcext:value-type="float">
            <text:p>0.0028173635</text:p>
          </table:table-cell>
        </table:table-row>
        <table:table-row table:style-name="ro1">
          <table:table-cell/>
          <table:table-cell office:value-type="float" office:value="-0.0036890921" calcext:value-type="float">
            <text:p>-0.0036890921</text:p>
          </table:table-cell>
          <table:table-cell/>
          <table:table-cell office:value-type="float" office:value="0.0095169535" calcext:value-type="float">
            <text:p>0.0095169535</text:p>
          </table:table-cell>
          <table:table-cell/>
          <table:table-cell office:value-type="float" office:value="-0.00339696" calcext:value-type="float">
            <text:p>-0.00339696</text:p>
          </table:table-cell>
        </table:table-row>
        <table:table-row table:style-name="ro1">
          <table:table-cell/>
          <table:table-cell office:value-type="float" office:value="-0.00617664" calcext:value-type="float">
            <text:p>-0.00617664</text:p>
          </table:table-cell>
          <table:table-cell/>
          <table:table-cell office:value-type="float" office:value="0.0017537288" calcext:value-type="float">
            <text:p>0.0017537288</text:p>
          </table:table-cell>
          <table:table-cell/>
          <table:table-cell office:value-type="float" office:value="-0.0037164672" calcext:value-type="float">
            <text:p>-0.0037164672</text:p>
          </table:table-cell>
        </table:table-row>
        <table:table-row table:style-name="ro1">
          <table:table-cell/>
          <table:table-cell office:value-type="float" office:value="0.0038892764" calcext:value-type="float">
            <text:p>0.0038892764</text:p>
          </table:table-cell>
          <table:table-cell/>
          <table:table-cell office:value-type="float" office:value="-0.00039918363" calcext:value-type="float">
            <text:p>-0.00039918363</text:p>
          </table:table-cell>
          <table:table-cell/>
          <table:table-cell office:value-type="float" office:value="-0.0009278404" calcext:value-type="float">
            <text:p>-0.0009278404</text:p>
          </table:table-cell>
        </table:table-row>
        <table:table-row table:style-name="ro1">
          <table:table-cell/>
          <table:table-cell office:value-type="float" office:value="0.0008636083" calcext:value-type="float">
            <text:p>0.0008636083</text:p>
          </table:table-cell>
          <table:table-cell/>
          <table:table-cell office:value-type="float" office:value="0.0020577312" calcext:value-type="float">
            <text:p>0.0020577312</text:p>
          </table:table-cell>
          <table:table-cell/>
          <table:table-cell office:value-type="float" office:value="0.00048332114" calcext:value-type="float">
            <text:p>0.00048332114</text:p>
          </table:table-cell>
        </table:table-row>
        <table:table-row table:style-name="ro1">
          <table:table-cell/>
          <table:table-cell office:value-type="float" office:value="-0.0005411349" calcext:value-type="float">
            <text:p>-0.0005411349</text:p>
          </table:table-cell>
          <table:table-cell/>
          <table:table-cell office:value-type="float" office:value="-0.004080666" calcext:value-type="float">
            <text:p>-0.004080666</text:p>
          </table:table-cell>
          <table:table-cell/>
          <table:table-cell office:value-type="float" office:value="0.0017533277" calcext:value-type="float">
            <text:p>0.0017533277</text:p>
          </table:table-cell>
        </table:table-row>
        <table:table-row table:style-name="ro1">
          <table:table-cell/>
          <table:table-cell office:value-type="float" office:value="-0.0037829848" calcext:value-type="float">
            <text:p>-0.0037829848</text:p>
          </table:table-cell>
          <table:table-cell/>
          <table:table-cell office:value-type="float" office:value="-0.008067129" calcext:value-type="float">
            <text:p>-0.008067129</text:p>
          </table:table-cell>
          <table:table-cell/>
          <table:table-cell office:value-type="float" office:value="-0.007430795" calcext:value-type="float">
            <text:p>-0.007430795</text:p>
          </table:table-cell>
        </table:table-row>
        <table:table-row table:style-name="ro1">
          <table:table-cell/>
          <table:table-cell office:value-type="float" office:value="-0.0036244222" calcext:value-type="float">
            <text:p>-0.0036244222</text:p>
          </table:table-cell>
          <table:table-cell/>
          <table:table-cell office:value-type="float" office:value="-0.0048434287" calcext:value-type="float">
            <text:p>-0.0048434287</text:p>
          </table:table-cell>
          <table:table-cell/>
          <table:table-cell office:value-type="float" office:value="-0.00009593487" calcext:value-type="float">
            <text:p>-9.593487E-05</text:p>
          </table:table-cell>
        </table:table-row>
        <table:table-row table:style-name="ro1">
          <table:table-cell/>
          <table:table-cell office:value-type="float" office:value="0.0017917892" calcext:value-type="float">
            <text:p>0.0017917892</text:p>
          </table:table-cell>
          <table:table-cell/>
          <table:table-cell office:value-type="float" office:value="0.0013538037" calcext:value-type="float">
            <text:p>0.0013538037</text:p>
          </table:table-cell>
          <table:table-cell/>
          <table:table-cell office:value-type="float" office:value="0.0021109076" calcext:value-type="float">
            <text:p>0.0021109076</text:p>
          </table:table-cell>
        </table:table-row>
        <table:table-row table:style-name="ro1">
          <table:table-cell/>
          <table:table-cell office:value-type="float" office:value="-0.00036492205" calcext:value-type="float">
            <text:p>-0.00036492205</text:p>
          </table:table-cell>
          <table:table-cell/>
          <table:table-cell office:value-type="float" office:value="-0.0018577474" calcext:value-type="float">
            <text:p>-0.0018577474</text:p>
          </table:table-cell>
          <table:table-cell/>
          <table:table-cell office:value-type="float" office:value="0.008711353" calcext:value-type="float">
            <text:p>0.008711353</text:p>
          </table:table-cell>
        </table:table-row>
        <table:table-row table:style-name="ro1">
          <table:table-cell/>
          <table:table-cell office:value-type="float" office:value="0.002747734" calcext:value-type="float">
            <text:p>0.002747734</text:p>
          </table:table-cell>
          <table:table-cell/>
          <table:table-cell office:value-type="float" office:value="0.006897361" calcext:value-type="float">
            <text:p>0.006897361</text:p>
          </table:table-cell>
          <table:table-cell/>
          <table:table-cell office:value-type="float" office:value="-0.002706647" calcext:value-type="float">
            <text:p>-0.002706647</text:p>
          </table:table-cell>
        </table:table-row>
        <table:table-row table:style-name="ro1">
          <table:table-cell/>
          <table:table-cell office:value-type="float" office:value="0.0022532295" calcext:value-type="float">
            <text:p>0.0022532295</text:p>
          </table:table-cell>
          <table:table-cell/>
          <table:table-cell office:value-type="float" office:value="0.000055279248" calcext:value-type="float">
            <text:p>5.5279248E-05</text:p>
          </table:table-cell>
          <table:table-cell/>
          <table:table-cell office:value-type="float" office:value="0.0012993753" calcext:value-type="float">
            <text:p>0.0012993753</text:p>
          </table:table-cell>
        </table:table-row>
        <table:table-row table:style-name="ro1">
          <table:table-cell/>
          <table:table-cell office:value-type="float" office:value="0.000709568" calcext:value-type="float">
            <text:p>0.000709568</text:p>
          </table:table-cell>
          <table:table-cell/>
          <table:table-cell office:value-type="float" office:value="0.011695259" calcext:value-type="float">
            <text:p>0.011695259</text:p>
          </table:table-cell>
          <table:table-cell/>
          <table:table-cell office:value-type="float" office:value="0.002487791" calcext:value-type="float">
            <text:p>0.002487791</text:p>
          </table:table-cell>
        </table:table-row>
        <table:table-row table:style-name="ro1">
          <table:table-cell/>
          <table:table-cell office:value-type="float" office:value="0.002616158" calcext:value-type="float">
            <text:p>0.002616158</text:p>
          </table:table-cell>
          <table:table-cell/>
          <table:table-cell office:value-type="float" office:value="0.010086284" calcext:value-type="float">
            <text:p>0.010086284</text:p>
          </table:table-cell>
          <table:table-cell/>
          <table:table-cell office:value-type="float" office:value="-0.0036936142" calcext:value-type="float">
            <text:p>-0.0036936142</text:p>
          </table:table-cell>
        </table:table-row>
        <table:table-row table:style-name="ro1">
          <table:table-cell/>
          <table:table-cell office:value-type="float" office:value="-0.0022596966" calcext:value-type="float">
            <text:p>-0.0022596966</text:p>
          </table:table-cell>
          <table:table-cell/>
          <table:table-cell office:value-type="float" office:value="-0.004984845" calcext:value-type="float">
            <text:p>-0.004984845</text:p>
          </table:table-cell>
          <table:table-cell/>
          <table:table-cell office:value-type="float" office:value="-0.00046781014" calcext:value-type="float">
            <text:p>-0.00046781014</text:p>
          </table:table-cell>
        </table:table-row>
        <table:table-row table:style-name="ro1">
          <table:table-cell/>
          <table:table-cell office:value-type="float" office:value="0.00016352203" calcext:value-type="float">
            <text:p>0.00016352203</text:p>
          </table:table-cell>
          <table:table-cell/>
          <table:table-cell office:value-type="float" office:value="-0.0060244533" calcext:value-type="float">
            <text:p>-0.0060244533</text:p>
          </table:table-cell>
          <table:table-cell/>
          <table:table-cell office:value-type="float" office:value="0.0008973533" calcext:value-type="float">
            <text:p>0.0008973533</text:p>
          </table:table-cell>
        </table:table-row>
        <table:table-row table:style-name="ro1">
          <table:table-cell/>
          <table:table-cell office:value-type="float" office:value="-0.0016106167" calcext:value-type="float">
            <text:p>-0.0016106167</text:p>
          </table:table-cell>
          <table:table-cell/>
          <table:table-cell office:value-type="float" office:value="-0.00080775167" calcext:value-type="float">
            <text:p>-0.00080775167</text:p>
          </table:table-cell>
          <table:table-cell/>
          <table:table-cell office:value-type="float" office:value="0.0021259808" calcext:value-type="float">
            <text:p>0.0021259808</text:p>
          </table:table-cell>
        </table:table-row>
        <table:table-row table:style-name="ro1">
          <table:table-cell/>
          <table:table-cell office:value-type="float" office:value="-0.0071624885" calcext:value-type="float">
            <text:p>-0.0071624885</text:p>
          </table:table-cell>
          <table:table-cell/>
          <table:table-cell office:value-type="float" office:value="-0.00578069" calcext:value-type="float">
            <text:p>-0.00578069</text:p>
          </table:table-cell>
          <table:table-cell/>
          <table:table-cell office:value-type="float" office:value="0.005648731" calcext:value-type="float">
            <text:p>0.005648731</text:p>
          </table:table-cell>
        </table:table-row>
        <table:table-row table:style-name="ro1">
          <table:table-cell/>
          <table:table-cell office:value-type="float" office:value="0.0025625746" calcext:value-type="float">
            <text:p>0.0025625746</text:p>
          </table:table-cell>
          <table:table-cell/>
          <table:table-cell office:value-type="float" office:value="-0.0019067177" calcext:value-type="float">
            <text:p>-0.0019067177</text:p>
          </table:table-cell>
          <table:table-cell/>
          <table:table-cell office:value-type="float" office:value="0.0017879478" calcext:value-type="float">
            <text:p>0.0017879478</text:p>
          </table:table-cell>
        </table:table-row>
        <table:table-row table:style-name="ro1">
          <table:table-cell/>
          <table:table-cell office:value-type="float" office:value="-0.001209324" calcext:value-type="float">
            <text:p>-0.001209324</text:p>
          </table:table-cell>
          <table:table-cell/>
          <table:table-cell office:value-type="float" office:value="-0.00676976" calcext:value-type="float">
            <text:p>-0.00676976</text:p>
          </table:table-cell>
          <table:table-cell/>
          <table:table-cell office:value-type="float" office:value="0.0075417547" calcext:value-type="float">
            <text:p>0.0075417547</text:p>
          </table:table-cell>
        </table:table-row>
        <table:table-row table:style-name="ro1">
          <table:table-cell/>
          <table:table-cell office:value-type="float" office:value="-0.0021870525" calcext:value-type="float">
            <text:p>-0.0021870525</text:p>
          </table:table-cell>
          <table:table-cell/>
          <table:table-cell office:value-type="float" office:value="0.0020370965" calcext:value-type="float">
            <text:p>0.0020370965</text:p>
          </table:table-cell>
          <table:table-cell/>
          <table:table-cell office:value-type="float" office:value="-0.0015620415" calcext:value-type="float">
            <text:p>-0.0015620415</text:p>
          </table:table-cell>
        </table:table-row>
        <table:table-row table:style-name="ro1">
          <table:table-cell/>
          <table:table-cell office:value-type="float" office:value="-0.0076812566" calcext:value-type="float">
            <text:p>-0.0076812566</text:p>
          </table:table-cell>
          <table:table-cell/>
          <table:table-cell office:value-type="float" office:value="-0.003879503" calcext:value-type="float">
            <text:p>-0.003879503</text:p>
          </table:table-cell>
          <table:table-cell/>
          <table:table-cell office:value-type="float" office:value="-0.0020650066" calcext:value-type="float">
            <text:p>-0.0020650066</text:p>
          </table:table-cell>
        </table:table-row>
        <table:table-row table:style-name="ro1">
          <table:table-cell/>
          <table:table-cell office:value-type="float" office:value="-0.0009805001" calcext:value-type="float">
            <text:p>-0.0009805001</text:p>
          </table:table-cell>
          <table:table-cell/>
          <table:table-cell office:value-type="float" office:value="-0.005249365" calcext:value-type="float">
            <text:p>-0.005249365</text:p>
          </table:table-cell>
          <table:table-cell/>
          <table:table-cell office:value-type="float" office:value="-0.0011993074" calcext:value-type="float">
            <text:p>-0.0011993074</text:p>
          </table:table-cell>
        </table:table-row>
        <table:table-row table:style-name="ro1">
          <table:table-cell/>
          <table:table-cell office:value-type="float" office:value="-0.00505727" calcext:value-type="float">
            <text:p>-0.00505727</text:p>
          </table:table-cell>
          <table:table-cell/>
          <table:table-cell office:value-type="float" office:value="0.0014279125" calcext:value-type="float">
            <text:p>0.0014279125</text:p>
          </table:table-cell>
          <table:table-cell/>
          <table:table-cell office:value-type="float" office:value="0.0028757122" calcext:value-type="float">
            <text:p>0.0028757122</text:p>
          </table:table-cell>
        </table:table-row>
        <table:table-row table:style-name="ro1">
          <table:table-cell/>
          <table:table-cell office:value-type="float" office:value="-0.00015700643" calcext:value-type="float">
            <text:p>-0.00015700643</text:p>
          </table:table-cell>
          <table:table-cell/>
          <table:table-cell office:value-type="float" office:value="0.000625941" calcext:value-type="float">
            <text:p>0.000625941</text:p>
          </table:table-cell>
          <table:table-cell/>
          <table:table-cell office:value-type="float" office:value="0.0045656827" calcext:value-type="float">
            <text:p>0.0045656827</text:p>
          </table:table-cell>
        </table:table-row>
        <table:table-row table:style-name="ro1">
          <table:table-cell/>
          <table:table-cell office:value-type="float" office:value="-0.00014130093" calcext:value-type="float">
            <text:p>-0.00014130093</text:p>
          </table:table-cell>
          <table:table-cell/>
          <table:table-cell office:value-type="float" office:value="-0.00009583154" calcext:value-type="float">
            <text:p>-9.583154E-05</text:p>
          </table:table-cell>
          <table:table-cell/>
          <table:table-cell office:value-type="float" office:value="0.000813234" calcext:value-type="float">
            <text:p>0.000813234</text:p>
          </table:table-cell>
        </table:table-row>
        <table:table-row table:style-name="ro1">
          <table:table-cell/>
          <table:table-cell office:value-type="float" office:value="-0.007817598" calcext:value-type="float">
            <text:p>-0.007817598</text:p>
          </table:table-cell>
          <table:table-cell/>
          <table:table-cell office:value-type="float" office:value="-0.0014046095" calcext:value-type="float">
            <text:p>-0.0014046095</text:p>
          </table:table-cell>
          <table:table-cell/>
          <table:table-cell office:value-type="float" office:value="-0.0067387805" calcext:value-type="float">
            <text:p>-0.0067387805</text:p>
          </table:table-cell>
        </table:table-row>
        <table:table-row table:style-name="ro1">
          <table:table-cell/>
          <table:table-cell office:value-type="float" office:value="0.0046096877" calcext:value-type="float">
            <text:p>0.0046096877</text:p>
          </table:table-cell>
          <table:table-cell/>
          <table:table-cell office:value-type="float" office:value="0.0011528413" calcext:value-type="float">
            <text:p>0.0011528413</text:p>
          </table:table-cell>
          <table:table-cell/>
          <table:table-cell office:value-type="float" office:value="0.007777872" calcext:value-type="float">
            <text:p>0.007777872</text:p>
          </table:table-cell>
        </table:table-row>
        <table:table-row table:style-name="ro1">
          <table:table-cell/>
          <table:table-cell office:value-type="float" office:value="0.0015120074" calcext:value-type="float">
            <text:p>0.0015120074</text:p>
          </table:table-cell>
          <table:table-cell/>
          <table:table-cell office:value-type="float" office:value="-0.003356973" calcext:value-type="float">
            <text:p>-0.003356973</text:p>
          </table:table-cell>
          <table:table-cell/>
          <table:table-cell office:value-type="float" office:value="0.009417079" calcext:value-type="float">
            <text:p>0.009417079</text:p>
          </table:table-cell>
        </table:table-row>
        <table:table-row table:style-name="ro1">
          <table:table-cell/>
          <table:table-cell office:value-type="float" office:value="0.003118637" calcext:value-type="float">
            <text:p>0.003118637</text:p>
          </table:table-cell>
          <table:table-cell/>
          <table:table-cell office:value-type="float" office:value="-0.003241005" calcext:value-type="float">
            <text:p>-0.003241005</text:p>
          </table:table-cell>
          <table:table-cell/>
          <table:table-cell office:value-type="float" office:value="-0.0018517424" calcext:value-type="float">
            <text:p>-0.0018517424</text:p>
          </table:table-cell>
        </table:table-row>
        <table:table-row table:style-name="ro1">
          <table:table-cell/>
          <table:table-cell office:value-type="float" office:value="0.0025870323" calcext:value-type="float">
            <text:p>0.0025870323</text:p>
          </table:table-cell>
          <table:table-cell/>
          <table:table-cell office:value-type="float" office:value="-0.004674716" calcext:value-type="float">
            <text:p>-0.004674716</text:p>
          </table:table-cell>
          <table:table-cell/>
          <table:table-cell office:value-type="float" office:value="-0.0032046526" calcext:value-type="float">
            <text:p>-0.0032046526</text:p>
          </table:table-cell>
        </table:table-row>
        <table:table-row table:style-name="ro1">
          <table:table-cell/>
          <table:table-cell office:value-type="float" office:value="-0.0051424108" calcext:value-type="float">
            <text:p>-0.0051424108</text:p>
          </table:table-cell>
          <table:table-cell/>
          <table:table-cell office:value-type="float" office:value="-0.0020099827" calcext:value-type="float">
            <text:p>-0.0020099827</text:p>
          </table:table-cell>
          <table:table-cell/>
          <table:table-cell office:value-type="float" office:value="0.0050259563" calcext:value-type="float">
            <text:p>0.0050259563</text:p>
          </table:table-cell>
        </table:table-row>
        <table:table-row table:style-name="ro1">
          <table:table-cell/>
          <table:table-cell office:value-type="float" office:value="0.0021834057" calcext:value-type="float">
            <text:p>0.0021834057</text:p>
          </table:table-cell>
          <table:table-cell/>
          <table:table-cell office:value-type="float" office:value="-0.0033470658" calcext:value-type="float">
            <text:p>-0.0033470658</text:p>
          </table:table-cell>
          <table:table-cell/>
          <table:table-cell office:value-type="float" office:value="-0.0003106092" calcext:value-type="float">
            <text:p>-0.0003106092</text:p>
          </table:table-cell>
        </table:table-row>
        <table:table-row table:style-name="ro1">
          <table:table-cell/>
          <table:table-cell office:value-type="float" office:value="0.004162348" calcext:value-type="float">
            <text:p>0.004162348</text:p>
          </table:table-cell>
          <table:table-cell/>
          <table:table-cell office:value-type="float" office:value="-0.0060885334" calcext:value-type="float">
            <text:p>-0.0060885334</text:p>
          </table:table-cell>
          <table:table-cell/>
          <table:table-cell office:value-type="float" office:value="-0.0013781947" calcext:value-type="float">
            <text:p>-0.0013781947</text:p>
          </table:table-cell>
        </table:table-row>
        <table:table-row table:style-name="ro1">
          <table:table-cell/>
          <table:table-cell office:value-type="float" office:value="-0.0015273726" calcext:value-type="float">
            <text:p>-0.0015273726</text:p>
          </table:table-cell>
          <table:table-cell/>
          <table:table-cell office:value-type="float" office:value="0.00089239364" calcext:value-type="float">
            <text:p>0.00089239364</text:p>
          </table:table-cell>
          <table:table-cell/>
          <table:table-cell office:value-type="float" office:value="-0.002339002" calcext:value-type="float">
            <text:p>-0.002339002</text:p>
          </table:table-cell>
        </table:table-row>
        <table:table-row table:style-name="ro1">
          <table:table-cell/>
          <table:table-cell office:value-type="float" office:value="-0.0048902472" calcext:value-type="float">
            <text:p>-0.0048902472</text:p>
          </table:table-cell>
          <table:table-cell/>
          <table:table-cell office:value-type="float" office:value="-0.0064478274" calcext:value-type="float">
            <text:p>-0.0064478274</text:p>
          </table:table-cell>
          <table:table-cell/>
          <table:table-cell office:value-type="float" office:value="-0.002544535" calcext:value-type="float">
            <text:p>-0.002544535</text:p>
          </table:table-cell>
        </table:table-row>
        <table:table-row table:style-name="ro1">
          <table:table-cell/>
          <table:table-cell office:value-type="float" office:value="0.004168134" calcext:value-type="float">
            <text:p>0.004168134</text:p>
          </table:table-cell>
          <table:table-cell/>
          <table:table-cell office:value-type="float" office:value="-0.0058030444" calcext:value-type="float">
            <text:p>-0.0058030444</text:p>
          </table:table-cell>
          <table:table-cell/>
          <table:table-cell office:value-type="float" office:value="0.005180629" calcext:value-type="float">
            <text:p>0.005180629</text:p>
          </table:table-cell>
        </table:table-row>
        <table:table-row table:style-name="ro1">
          <table:table-cell/>
          <table:table-cell office:value-type="float" office:value="-0.0004235138" calcext:value-type="float">
            <text:p>-0.0004235138</text:p>
          </table:table-cell>
          <table:table-cell/>
          <table:table-cell office:value-type="float" office:value="0.0042255046" calcext:value-type="float">
            <text:p>0.0042255046</text:p>
          </table:table-cell>
          <table:table-cell/>
          <table:table-cell office:value-type="float" office:value="0.004223128" calcext:value-type="float">
            <text:p>0.004223128</text:p>
          </table:table-cell>
        </table:table-row>
        <table:table-row table:style-name="ro1">
          <table:table-cell/>
          <table:table-cell office:value-type="float" office:value="0.0018161497" calcext:value-type="float">
            <text:p>0.0018161497</text:p>
          </table:table-cell>
          <table:table-cell/>
          <table:table-cell office:value-type="float" office:value="-0.0027888396" calcext:value-type="float">
            <text:p>-0.0027888396</text:p>
          </table:table-cell>
          <table:table-cell/>
          <table:table-cell office:value-type="float" office:value="-0.0010331597" calcext:value-type="float">
            <text:p>-0.0010331597</text:p>
          </table:table-cell>
        </table:table-row>
        <table:table-row table:style-name="ro1">
          <table:table-cell/>
          <table:table-cell office:value-type="float" office:value="-0.0012219661" calcext:value-type="float">
            <text:p>-0.0012219661</text:p>
          </table:table-cell>
          <table:table-cell/>
          <table:table-cell office:value-type="float" office:value="0.0064988276" calcext:value-type="float">
            <text:p>0.0064988276</text:p>
          </table:table-cell>
          <table:table-cell/>
          <table:table-cell office:value-type="float" office:value="-0.0048848987" calcext:value-type="float">
            <text:p>-0.0048848987</text:p>
          </table:table-cell>
        </table:table-row>
        <table:table-row table:style-name="ro1">
          <table:table-cell/>
          <table:table-cell office:value-type="float" office:value="-0.004175914" calcext:value-type="float">
            <text:p>-0.004175914</text:p>
          </table:table-cell>
          <table:table-cell/>
          <table:table-cell office:value-type="float" office:value="0.0032122256" calcext:value-type="float">
            <text:p>0.0032122256</text:p>
          </table:table-cell>
          <table:table-cell/>
          <table:table-cell office:value-type="float" office:value="-0.0021991597" calcext:value-type="float">
            <text:p>-0.0021991597</text:p>
          </table:table-cell>
        </table:table-row>
        <table:table-row table:style-name="ro1">
          <table:table-cell/>
          <table:table-cell office:value-type="float" office:value="-0.0022202139" calcext:value-type="float">
            <text:p>-0.0022202139</text:p>
          </table:table-cell>
          <table:table-cell/>
          <table:table-cell office:value-type="float" office:value="0.0020120977" calcext:value-type="float">
            <text:p>0.0020120977</text:p>
          </table:table-cell>
          <table:table-cell/>
          <table:table-cell office:value-type="float" office:value="0.0021955615" calcext:value-type="float">
            <text:p>0.0021955615</text:p>
          </table:table-cell>
        </table:table-row>
        <table:table-row table:style-name="ro1">
          <table:table-cell/>
          <table:table-cell office:value-type="float" office:value="-0.0013390038" calcext:value-type="float">
            <text:p>-0.0013390038</text:p>
          </table:table-cell>
          <table:table-cell/>
          <table:table-cell office:value-type="float" office:value="0.007523776" calcext:value-type="float">
            <text:p>0.007523776</text:p>
          </table:table-cell>
          <table:table-cell/>
          <table:table-cell office:value-type="float" office:value="0.0013168313" calcext:value-type="float">
            <text:p>0.0013168313</text:p>
          </table:table-cell>
        </table:table-row>
        <table:table-row table:style-name="ro1">
          <table:table-cell/>
          <table:table-cell office:value-type="float" office:value="-0.000106486244" calcext:value-type="float">
            <text:p>-0.000106486244</text:p>
          </table:table-cell>
          <table:table-cell/>
          <table:table-cell office:value-type="float" office:value="-0.0028965718" calcext:value-type="float">
            <text:p>-0.0028965718</text:p>
          </table:table-cell>
          <table:table-cell/>
          <table:table-cell office:value-type="float" office:value="0.0016246203" calcext:value-type="float">
            <text:p>0.0016246203</text:p>
          </table:table-cell>
        </table:table-row>
        <table:table-row table:style-name="ro1">
          <table:table-cell/>
          <table:table-cell office:value-type="float" office:value="0.002540937" calcext:value-type="float">
            <text:p>0.002540937</text:p>
          </table:table-cell>
          <table:table-cell/>
          <table:table-cell office:value-type="float" office:value="-0.0065619964" calcext:value-type="float">
            <text:p>-0.0065619964</text:p>
          </table:table-cell>
          <table:table-cell/>
          <table:table-cell office:value-type="float" office:value="-0.002273214" calcext:value-type="float">
            <text:p>-0.002273214</text:p>
          </table:table-cell>
        </table:table-row>
        <table:table-row table:style-name="ro1">
          <table:table-cell/>
          <table:table-cell office:value-type="float" office:value="0.0007487588" calcext:value-type="float">
            <text:p>0.0007487588</text:p>
          </table:table-cell>
          <table:table-cell/>
          <table:table-cell office:value-type="float" office:value="-0.0004126342" calcext:value-type="float">
            <text:p>-0.0004126342</text:p>
          </table:table-cell>
          <table:table-cell/>
          <table:table-cell office:value-type="float" office:value="0.0014697533" calcext:value-type="float">
            <text:p>0.0014697533</text:p>
          </table:table-cell>
        </table:table-row>
        <table:table-row table:style-name="ro1">
          <table:table-cell/>
          <table:table-cell office:value-type="float" office:value="-0.0030615039" calcext:value-type="float">
            <text:p>-0.0030615039</text:p>
          </table:table-cell>
          <table:table-cell/>
          <table:table-cell office:value-type="float" office:value="0.0018258988" calcext:value-type="float">
            <text:p>0.0018258988</text:p>
          </table:table-cell>
          <table:table-cell/>
          <table:table-cell office:value-type="float" office:value="0.00088330096" calcext:value-type="float">
            <text:p>0.00088330096</text:p>
          </table:table-cell>
        </table:table-row>
        <table:table-row table:style-name="ro1">
          <table:table-cell/>
          <table:table-cell office:value-type="float" office:value="0.0062534655" calcext:value-type="float">
            <text:p>0.0062534655</text:p>
          </table:table-cell>
          <table:table-cell/>
          <table:table-cell office:value-type="float" office:value="-0.0012131409" calcext:value-type="float">
            <text:p>-0.0012131409</text:p>
          </table:table-cell>
          <table:table-cell/>
          <table:table-cell office:value-type="float" office:value="-0.0040389895" calcext:value-type="float">
            <text:p>-0.0040389895</text:p>
          </table:table-cell>
        </table:table-row>
        <table:table-row table:style-name="ro1">
          <table:table-cell/>
          <table:table-cell office:value-type="float" office:value="0.0005743936" calcext:value-type="float">
            <text:p>0.0005743936</text:p>
          </table:table-cell>
          <table:table-cell/>
          <table:table-cell office:value-type="float" office:value="0.004181609" calcext:value-type="float">
            <text:p>0.004181609</text:p>
          </table:table-cell>
          <table:table-cell/>
          <table:table-cell office:value-type="float" office:value="-0.0012181249" calcext:value-type="float">
            <text:p>-0.0012181249</text:p>
          </table:table-cell>
        </table:table-row>
        <table:table-row table:style-name="ro1">
          <table:table-cell/>
          <table:table-cell office:value-type="float" office:value="0.0029339634" calcext:value-type="float">
            <text:p>0.0029339634</text:p>
          </table:table-cell>
          <table:table-cell/>
          <table:table-cell office:value-type="float" office:value="-0.0017297147" calcext:value-type="float">
            <text:p>-0.0017297147</text:p>
          </table:table-cell>
          <table:table-cell/>
          <table:table-cell office:value-type="float" office:value="-0.0032935855" calcext:value-type="float">
            <text:p>-0.0032935855</text:p>
          </table:table-cell>
        </table:table-row>
        <table:table-row table:style-name="ro1">
          <table:table-cell/>
          <table:table-cell office:value-type="float" office:value="0.004178637" calcext:value-type="float">
            <text:p>0.004178637</text:p>
          </table:table-cell>
          <table:table-cell/>
          <table:table-cell office:value-type="float" office:value="0.003716692" calcext:value-type="float">
            <text:p>0.003716692</text:p>
          </table:table-cell>
          <table:table-cell/>
          <table:table-cell office:value-type="float" office:value="-0.0056009335" calcext:value-type="float">
            <text:p>-0.0056009335</text:p>
          </table:table-cell>
        </table:table-row>
        <table:table-row table:style-name="ro1">
          <table:table-cell/>
          <table:table-cell office:value-type="float" office:value="0.0020029626" calcext:value-type="float">
            <text:p>0.0020029626</text:p>
          </table:table-cell>
          <table:table-cell/>
          <table:table-cell office:value-type="float" office:value="-0.0054440363" calcext:value-type="float">
            <text:p>-0.0054440363</text:p>
          </table:table-cell>
          <table:table-cell/>
          <table:table-cell office:value-type="float" office:value="-0.0010857708" calcext:value-type="float">
            <text:p>-0.0010857708</text:p>
          </table:table-cell>
        </table:table-row>
        <table:table-row table:style-name="ro1">
          <table:table-cell/>
          <table:table-cell office:value-type="float" office:value="-0.001273556" calcext:value-type="float">
            <text:p>-0.001273556</text:p>
          </table:table-cell>
          <table:table-cell/>
          <table:table-cell office:value-type="float" office:value="0.0005935332" calcext:value-type="float">
            <text:p>0.0005935332</text:p>
          </table:table-cell>
          <table:table-cell/>
          <table:table-cell office:value-type="float" office:value="0.004955403" calcext:value-type="float">
            <text:p>0.004955403</text:p>
          </table:table-cell>
        </table:table-row>
        <table:table-row table:style-name="ro1">
          <table:table-cell/>
          <table:table-cell office:value-type="float" office:value="0.0017102956" calcext:value-type="float">
            <text:p>0.0017102956</text:p>
          </table:table-cell>
          <table:table-cell/>
          <table:table-cell office:value-type="float" office:value="-0.003201176" calcext:value-type="float">
            <text:p>-0.003201176</text:p>
          </table:table-cell>
          <table:table-cell/>
          <table:table-cell office:value-type="float" office:value="0.0020428828" calcext:value-type="float">
            <text:p>0.0020428828</text:p>
          </table:table-cell>
        </table:table-row>
        <table:table-row table:style-name="ro1">
          <table:table-cell/>
          <table:table-cell office:value-type="float" office:value="-0.00043829545" calcext:value-type="float">
            <text:p>-0.00043829545</text:p>
          </table:table-cell>
          <table:table-cell/>
          <table:table-cell office:value-type="float" office:value="0.0012937471" calcext:value-type="float">
            <text:p>0.0012937471</text:p>
          </table:table-cell>
          <table:table-cell/>
          <table:table-cell office:value-type="float" office:value="-0.0038743003" calcext:value-type="float">
            <text:p>-0.0038743003</text:p>
          </table:table-cell>
        </table:table-row>
        <table:table-row table:style-name="ro1">
          <table:table-cell/>
          <table:table-cell office:value-type="float" office:value="-0.00061421655" calcext:value-type="float">
            <text:p>-0.00061421655</text:p>
          </table:table-cell>
          <table:table-cell/>
          <table:table-cell office:value-type="float" office:value="0.0033616347" calcext:value-type="float">
            <text:p>0.0033616347</text:p>
          </table:table-cell>
          <table:table-cell/>
          <table:table-cell office:value-type="float" office:value="0.0066205272" calcext:value-type="float">
            <text:p>0.0066205272</text:p>
          </table:table-cell>
        </table:table-row>
        <table:table-row table:style-name="ro1">
          <table:table-cell/>
          <table:table-cell office:value-type="float" office:value="-0.002090923" calcext:value-type="float">
            <text:p>-0.002090923</text:p>
          </table:table-cell>
          <table:table-cell/>
          <table:table-cell office:value-type="float" office:value="0.00082821015" calcext:value-type="float">
            <text:p>0.00082821015</text:p>
          </table:table-cell>
          <table:table-cell/>
          <table:table-cell office:value-type="float" office:value="0.0020034001" calcext:value-type="float">
            <text:p>0.0020034001</text:p>
          </table:table-cell>
        </table:table-row>
        <table:table-row table:style-name="ro1">
          <table:table-cell/>
          <table:table-cell office:value-type="float" office:value="-0.0027607167" calcext:value-type="float">
            <text:p>-0.0027607167</text:p>
          </table:table-cell>
          <table:table-cell/>
          <table:table-cell office:value-type="float" office:value="-0.010240938" calcext:value-type="float">
            <text:p>-0.010240938</text:p>
          </table:table-cell>
          <table:table-cell/>
          <table:table-cell office:value-type="float" office:value="0.005977866" calcext:value-type="float">
            <text:p>0.005977866</text:p>
          </table:table-cell>
        </table:table-row>
        <table:table-row table:style-name="ro1">
          <table:table-cell/>
          <table:table-cell office:value-type="float" office:value="-0.0016057543" calcext:value-type="float">
            <text:p>-0.0016057543</text:p>
          </table:table-cell>
          <table:table-cell/>
          <table:table-cell office:value-type="float" office:value="-0.0035039505" calcext:value-type="float">
            <text:p>-0.0035039505</text:p>
          </table:table-cell>
          <table:table-cell/>
          <table:table-cell office:value-type="float" office:value="-0.002530045" calcext:value-type="float">
            <text:p>-0.002530045</text:p>
          </table:table-cell>
        </table:table-row>
        <table:table-row table:style-name="ro1">
          <table:table-cell/>
          <table:table-cell office:value-type="float" office:value="-0.0018846121" calcext:value-type="float">
            <text:p>-0.0018846121</text:p>
          </table:table-cell>
          <table:table-cell/>
          <table:table-cell office:value-type="float" office:value="0.00014234026" calcext:value-type="float">
            <text:p>0.00014234026</text:p>
          </table:table-cell>
          <table:table-cell/>
          <table:table-cell office:value-type="float" office:value="-0.0005192542" calcext:value-type="float">
            <text:p>-0.0005192542</text:p>
          </table:table-cell>
        </table:table-row>
        <table:table-row table:style-name="ro1">
          <table:table-cell/>
          <table:table-cell office:value-type="float" office:value="0.002039236" calcext:value-type="float">
            <text:p>0.002039236</text:p>
          </table:table-cell>
          <table:table-cell/>
          <table:table-cell office:value-type="float" office:value="0.004962089" calcext:value-type="float">
            <text:p>0.004962089</text:p>
          </table:table-cell>
          <table:table-cell/>
          <table:table-cell office:value-type="float" office:value="0.002169402" calcext:value-type="float">
            <text:p>0.002169402</text:p>
          </table:table-cell>
        </table:table-row>
        <table:table-row table:style-name="ro1">
          <table:table-cell/>
          <table:table-cell office:value-type="float" office:value="-0.0012408808" calcext:value-type="float">
            <text:p>-0.0012408808</text:p>
          </table:table-cell>
          <table:table-cell/>
          <table:table-cell office:value-type="float" office:value="-0.0049823653" calcext:value-type="float">
            <text:p>-0.0049823653</text:p>
          </table:table-cell>
          <table:table-cell/>
          <table:table-cell office:value-type="float" office:value="-0.005957687" calcext:value-type="float">
            <text:p>-0.005957687</text:p>
          </table:table-cell>
        </table:table-row>
        <table:table-row table:style-name="ro1">
          <table:table-cell/>
          <table:table-cell office:value-type="float" office:value="0.004156708" calcext:value-type="float">
            <text:p>0.004156708</text:p>
          </table:table-cell>
          <table:table-cell/>
          <table:table-cell office:value-type="float" office:value="-0.007120842" calcext:value-type="float">
            <text:p>-0.007120842</text:p>
          </table:table-cell>
          <table:table-cell/>
          <table:table-cell office:value-type="float" office:value="-0.007998625" calcext:value-type="float">
            <text:p>-0.007998625</text:p>
          </table:table-cell>
        </table:table-row>
        <table:table-row table:style-name="ro1">
          <table:table-cell/>
          <table:table-cell office:value-type="float" office:value="-0.0024113543" calcext:value-type="float">
            <text:p>-0.0024113543</text:p>
          </table:table-cell>
          <table:table-cell/>
          <table:table-cell office:value-type="float" office:value="-0.0017944999" calcext:value-type="float">
            <text:p>-0.0017944999</text:p>
          </table:table-cell>
          <table:table-cell/>
          <table:table-cell office:value-type="float" office:value="0.0013705606" calcext:value-type="float">
            <text:p>0.0013705606</text:p>
          </table:table-cell>
        </table:table-row>
        <table:table-row table:style-name="ro1">
          <table:table-cell/>
          <table:table-cell office:value-type="float" office:value="-0.0063450243" calcext:value-type="float">
            <text:p>-0.0063450243</text:p>
          </table:table-cell>
          <table:table-cell/>
          <table:table-cell office:value-type="float" office:value="-0.0031531355" calcext:value-type="float">
            <text:p>-0.0031531355</text:p>
          </table:table-cell>
          <table:table-cell/>
          <table:table-cell office:value-type="float" office:value="-0.004699107" calcext:value-type="float">
            <text:p>-0.004699107</text:p>
          </table:table-cell>
        </table:table-row>
        <table:table-row table:style-name="ro1">
          <table:table-cell/>
          <table:table-cell office:value-type="float" office:value="-0.0013160047" calcext:value-type="float">
            <text:p>-0.0013160047</text:p>
          </table:table-cell>
          <table:table-cell/>
          <table:table-cell office:value-type="float" office:value="0.00023834808" calcext:value-type="float">
            <text:p>0.00023834808</text:p>
          </table:table-cell>
          <table:table-cell/>
          <table:table-cell office:value-type="float" office:value="0.008954375" calcext:value-type="float">
            <text:p>0.008954375</text:p>
          </table:table-cell>
        </table:table-row>
        <table:table-row table:style-name="ro1">
          <table:table-cell/>
          <table:table-cell office:value-type="float" office:value="0.0021115397" calcext:value-type="float">
            <text:p>0.0021115397</text:p>
          </table:table-cell>
          <table:table-cell/>
          <table:table-cell office:value-type="float" office:value="0.0017525983" calcext:value-type="float">
            <text:p>0.0017525983</text:p>
          </table:table-cell>
          <table:table-cell/>
          <table:table-cell office:value-type="float" office:value="-0.005783808" calcext:value-type="float">
            <text:p>-0.005783808</text:p>
          </table:table-cell>
        </table:table-row>
        <table:table-row table:style-name="ro1">
          <table:table-cell/>
          <table:table-cell office:value-type="float" office:value="-0.0040322794" calcext:value-type="float">
            <text:p>-0.0040322794</text:p>
          </table:table-cell>
          <table:table-cell/>
          <table:table-cell office:value-type="float" office:value="0.0026759775" calcext:value-type="float">
            <text:p>0.0026759775</text:p>
          </table:table-cell>
          <table:table-cell/>
          <table:table-cell office:value-type="float" office:value="-0.0032278947" calcext:value-type="float">
            <text:p>-0.0032278947</text:p>
          </table:table-cell>
        </table:table-row>
        <table:table-row table:style-name="ro1">
          <table:table-cell/>
          <table:table-cell office:value-type="float" office:value="0.0014246791" calcext:value-type="float">
            <text:p>0.0014246791</text:p>
          </table:table-cell>
          <table:table-cell/>
          <table:table-cell office:value-type="float" office:value="0.004825371" calcext:value-type="float">
            <text:p>0.004825371</text:p>
          </table:table-cell>
          <table:table-cell/>
          <table:table-cell office:value-type="float" office:value="-0.0070799254" calcext:value-type="float">
            <text:p>-0.0070799254</text:p>
          </table:table-cell>
        </table:table-row>
        <table:table-row table:style-name="ro1">
          <table:table-cell/>
          <table:table-cell office:value-type="float" office:value="-0.0035518268" calcext:value-type="float">
            <text:p>-0.0035518268</text:p>
          </table:table-cell>
          <table:table-cell/>
          <table:table-cell office:value-type="float" office:value="0.0008272073" calcext:value-type="float">
            <text:p>0.0008272073</text:p>
          </table:table-cell>
          <table:table-cell/>
          <table:table-cell office:value-type="float" office:value="0.0054932805" calcext:value-type="float">
            <text:p>0.0054932805</text:p>
          </table:table-cell>
        </table:table-row>
        <table:table-row table:style-name="ro1">
          <table:table-cell/>
          <table:table-cell office:value-type="float" office:value="0.0009782148" calcext:value-type="float">
            <text:p>0.0009782148</text:p>
          </table:table-cell>
          <table:table-cell/>
          <table:table-cell office:value-type="float" office:value="-0.002111959" calcext:value-type="float">
            <text:p>-0.002111959</text:p>
          </table:table-cell>
          <table:table-cell/>
          <table:table-cell office:value-type="float" office:value="0.0064820466" calcext:value-type="float">
            <text:p>0.0064820466</text:p>
          </table:table-cell>
        </table:table-row>
        <table:table-row table:style-name="ro1">
          <table:table-cell/>
          <table:table-cell office:value-type="float" office:value="-0.002415536" calcext:value-type="float">
            <text:p>-0.002415536</text:p>
          </table:table-cell>
          <table:table-cell/>
          <table:table-cell office:value-type="float" office:value="-0.0051966626" calcext:value-type="float">
            <text:p>-0.0051966626</text:p>
          </table:table-cell>
          <table:table-cell/>
          <table:table-cell office:value-type="float" office:value="0.004076041" calcext:value-type="float">
            <text:p>0.004076041</text:p>
          </table:table-cell>
        </table:table-row>
        <table:table-row table:style-name="ro1">
          <table:table-cell/>
          <table:table-cell office:value-type="float" office:value="0.0006824358" calcext:value-type="float">
            <text:p>0.0006824358</text:p>
          </table:table-cell>
          <table:table-cell/>
          <table:table-cell office:value-type="float" office:value="-0.0064348085" calcext:value-type="float">
            <text:p>-0.0064348085</text:p>
          </table:table-cell>
          <table:table-cell/>
          <table:table-cell office:value-type="float" office:value="-0.0009458313" calcext:value-type="float">
            <text:p>-0.0009458313</text:p>
          </table:table-cell>
        </table:table-row>
        <table:table-row table:style-name="ro1">
          <table:table-cell/>
          <table:table-cell office:value-type="float" office:value="0.0017128726" calcext:value-type="float">
            <text:p>0.0017128726</text:p>
          </table:table-cell>
          <table:table-cell/>
          <table:table-cell office:value-type="float" office:value="-0.004033519" calcext:value-type="float">
            <text:p>-0.004033519</text:p>
          </table:table-cell>
          <table:table-cell/>
          <table:table-cell office:value-type="float" office:value="-0.0021695965" calcext:value-type="float">
            <text:p>-0.0021695965</text:p>
          </table:table-cell>
        </table:table-row>
        <table:table-row table:style-name="ro1">
          <table:table-cell/>
          <table:table-cell office:value-type="float" office:value="-0.0052699996" calcext:value-type="float">
            <text:p>-0.0052699996</text:p>
          </table:table-cell>
          <table:table-cell/>
          <table:table-cell office:value-type="float" office:value="-0.0003342647" calcext:value-type="float">
            <text:p>-0.0003342647</text:p>
          </table:table-cell>
          <table:table-cell/>
          <table:table-cell office:value-type="float" office:value="0.004199691" calcext:value-type="float">
            <text:p>0.004199691</text:p>
          </table:table-cell>
        </table:table-row>
        <table:table-row table:style-name="ro1">
          <table:table-cell/>
          <table:table-cell office:value-type="float" office:value="0.006463083" calcext:value-type="float">
            <text:p>0.006463083</text:p>
          </table:table-cell>
          <table:table-cell/>
          <table:table-cell office:value-type="float" office:value="0.001017521" calcext:value-type="float">
            <text:p>0.001017521</text:p>
          </table:table-cell>
          <table:table-cell/>
          <table:table-cell office:value-type="float" office:value="0.007075598" calcext:value-type="float">
            <text:p>0.007075598</text:p>
          </table:table-cell>
        </table:table-row>
        <table:table-row table:style-name="ro1">
          <table:table-cell/>
          <table:table-cell office:value-type="float" office:value="0.0016419791" calcext:value-type="float">
            <text:p>0.0016419791</text:p>
          </table:table-cell>
          <table:table-cell/>
          <table:table-cell office:value-type="float" office:value="0.0006960444" calcext:value-type="float">
            <text:p>0.0006960444</text:p>
          </table:table-cell>
          <table:table-cell/>
          <table:table-cell office:value-type="float" office:value="-0.004618294" calcext:value-type="float">
            <text:p>-0.004618294</text:p>
          </table:table-cell>
        </table:table-row>
        <table:table-row table:style-name="ro1">
          <table:table-cell/>
          <table:table-cell office:value-type="float" office:value="0.00037916884" calcext:value-type="float">
            <text:p>0.00037916884</text:p>
          </table:table-cell>
          <table:table-cell/>
          <table:table-cell office:value-type="float" office:value="-0.007063989" calcext:value-type="float">
            <text:p>-0.007063989</text:p>
          </table:table-cell>
          <table:table-cell/>
          <table:table-cell office:value-type="float" office:value="0.005291783" calcext:value-type="float">
            <text:p>0.005291783</text:p>
          </table:table-cell>
        </table:table-row>
        <table:table-row table:style-name="ro1">
          <table:table-cell/>
          <table:table-cell office:value-type="float" office:value="0.0001214624" calcext:value-type="float">
            <text:p>0.0001214624</text:p>
          </table:table-cell>
          <table:table-cell/>
          <table:table-cell office:value-type="float" office:value="0.0099021755" calcext:value-type="float">
            <text:p>0.0099021755</text:p>
          </table:table-cell>
          <table:table-cell/>
          <table:table-cell office:value-type="float" office:value="0.0043231472" calcext:value-type="float">
            <text:p>0.0043231472</text:p>
          </table:table-cell>
        </table:table-row>
        <table:table-row table:style-name="ro1">
          <table:table-cell/>
          <table:table-cell office:value-type="float" office:value="-0.0014287634" calcext:value-type="float">
            <text:p>-0.0014287634</text:p>
          </table:table-cell>
          <table:table-cell/>
          <table:table-cell office:value-type="float" office:value="-0.0018546416" calcext:value-type="float">
            <text:p>-0.0018546416</text:p>
          </table:table-cell>
          <table:table-cell/>
          <table:table-cell office:value-type="float" office:value="-0.0018220332" calcext:value-type="float">
            <text:p>-0.0018220332</text:p>
          </table:table-cell>
        </table:table-row>
        <table:table-row table:style-name="ro1">
          <table:table-cell/>
          <table:table-cell office:value-type="float" office:value="-0.0056804335" calcext:value-type="float">
            <text:p>-0.0056804335</text:p>
          </table:table-cell>
          <table:table-cell/>
          <table:table-cell office:value-type="float" office:value="0.00030836035" calcext:value-type="float">
            <text:p>0.00030836035</text:p>
          </table:table-cell>
          <table:table-cell/>
          <table:table-cell office:value-type="float" office:value="-0.002079302" calcext:value-type="float">
            <text:p>-0.002079302</text:p>
          </table:table-cell>
        </table:table-row>
        <table:table-row table:style-name="ro1">
          <table:table-cell/>
          <table:table-cell office:value-type="float" office:value="-0.0020362213" calcext:value-type="float">
            <text:p>-0.0020362213</text:p>
          </table:table-cell>
          <table:table-cell/>
          <table:table-cell office:value-type="float" office:value="-0.0030183746" calcext:value-type="float">
            <text:p>-0.0030183746</text:p>
          </table:table-cell>
          <table:table-cell/>
          <table:table-cell office:value-type="float" office:value="0.0027428719" calcext:value-type="float">
            <text:p>0.0027428719</text:p>
          </table:table-cell>
        </table:table-row>
        <table:table-row table:style-name="ro1">
          <table:table-cell/>
          <table:table-cell office:value-type="float" office:value="0.0012436038" calcext:value-type="float">
            <text:p>0.0012436038</text:p>
          </table:table-cell>
          <table:table-cell/>
          <table:table-cell office:value-type="float" office:value="0.00607253" calcext:value-type="float">
            <text:p>0.00607253</text:p>
          </table:table-cell>
          <table:table-cell/>
          <table:table-cell office:value-type="float" office:value="-0.0045626685" calcext:value-type="float">
            <text:p>-0.0045626685</text:p>
          </table:table-cell>
        </table:table-row>
        <table:table-row table:style-name="ro1">
          <table:table-cell/>
          <table:table-cell office:value-type="float" office:value="0.00089949276" calcext:value-type="float">
            <text:p>0.00089949276</text:p>
          </table:table-cell>
          <table:table-cell/>
          <table:table-cell office:value-type="float" office:value="-0.0057407757" calcext:value-type="float">
            <text:p>-0.0057407757</text:p>
          </table:table-cell>
          <table:table-cell/>
          <table:table-cell office:value-type="float" office:value="0.0051220856" calcext:value-type="float">
            <text:p>0.0051220856</text:p>
          </table:table-cell>
        </table:table-row>
        <table:table-row table:style-name="ro1">
          <table:table-cell/>
          <table:table-cell office:value-type="float" office:value="0.00015034496" calcext:value-type="float">
            <text:p>0.00015034496</text:p>
          </table:table-cell>
          <table:table-cell/>
          <table:table-cell office:value-type="float" office:value="0.0018645487" calcext:value-type="float">
            <text:p>0.0018645487</text:p>
          </table:table-cell>
          <table:table-cell/>
          <table:table-cell office:value-type="float" office:value="0.0008745487" calcext:value-type="float">
            <text:p>0.0008745487</text:p>
          </table:table-cell>
        </table:table-row>
        <table:table-row table:style-name="ro1">
          <table:table-cell/>
          <table:table-cell office:value-type="float" office:value="0.0010142451" calcext:value-type="float">
            <text:p>0.0010142451</text:p>
          </table:table-cell>
          <table:table-cell/>
          <table:table-cell office:value-type="float" office:value="-0.005792609" calcext:value-type="float">
            <text:p>-0.005792609</text:p>
          </table:table-cell>
          <table:table-cell/>
          <table:table-cell office:value-type="float" office:value="-0.00009180184" calcext:value-type="float">
            <text:p>-9.180184E-05</text:p>
          </table:table-cell>
        </table:table-row>
        <table:table-row table:style-name="ro1">
          <table:table-cell/>
          <table:table-cell office:value-type="float" office:value="-0.0039212224" calcext:value-type="float">
            <text:p>-0.0039212224</text:p>
          </table:table-cell>
          <table:table-cell/>
          <table:table-cell office:value-type="float" office:value="-0.0008188136" calcext:value-type="float">
            <text:p>-0.0008188136</text:p>
          </table:table-cell>
          <table:table-cell/>
          <table:table-cell office:value-type="float" office:value="-0.0007418056" calcext:value-type="float">
            <text:p>-0.0007418056</text:p>
          </table:table-cell>
        </table:table-row>
        <table:table-row table:style-name="ro1">
          <table:table-cell/>
          <table:table-cell office:value-type="float" office:value="-0.0068249903" calcext:value-type="float">
            <text:p>-0.0068249903</text:p>
          </table:table-cell>
          <table:table-cell/>
          <table:table-cell office:value-type="float" office:value="0.0012406074" calcext:value-type="float">
            <text:p>0.0012406074</text:p>
          </table:table-cell>
          <table:table-cell/>
          <table:table-cell office:value-type="float" office:value="-0.0024254553" calcext:value-type="float">
            <text:p>-0.0024254553</text:p>
          </table:table-cell>
        </table:table-row>
        <table:table-row table:style-name="ro1">
          <table:table-cell/>
          <table:table-cell office:value-type="float" office:value="-0.008120039" calcext:value-type="float">
            <text:p>-0.008120039</text:p>
          </table:table-cell>
          <table:table-cell/>
          <table:table-cell office:value-type="float" office:value="-0.008111967" calcext:value-type="float">
            <text:p>-0.008111967</text:p>
          </table:table-cell>
          <table:table-cell/>
          <table:table-cell office:value-type="float" office:value="0.010121785" calcext:value-type="float">
            <text:p>0.010121785</text:p>
          </table:table-cell>
        </table:table-row>
        <table:table-row table:style-name="ro1">
          <table:table-cell/>
          <table:table-cell office:value-type="float" office:value="0.007633411" calcext:value-type="float">
            <text:p>0.007633411</text:p>
          </table:table-cell>
          <table:table-cell/>
          <table:table-cell office:value-type="float" office:value="0.0030263732" calcext:value-type="float">
            <text:p>0.0030263732</text:p>
          </table:table-cell>
          <table:table-cell/>
          <table:table-cell office:value-type="float" office:value="-0.001876735" calcext:value-type="float">
            <text:p>-0.001876735</text:p>
          </table:table-cell>
        </table:table-row>
        <table:table-row table:style-name="ro1">
          <table:table-cell/>
          <table:table-cell office:value-type="float" office:value="0.002695269" calcext:value-type="float">
            <text:p>0.002695269</text:p>
          </table:table-cell>
          <table:table-cell/>
          <table:table-cell office:value-type="float" office:value="-0.003648333" calcext:value-type="float">
            <text:p>-0.003648333</text:p>
          </table:table-cell>
          <table:table-cell/>
          <table:table-cell office:value-type="float" office:value="0.0040238188" calcext:value-type="float">
            <text:p>0.0040238188</text:p>
          </table:table-cell>
        </table:table-row>
        <table:table-row table:style-name="ro1">
          <table:table-cell/>
          <table:table-cell office:value-type="float" office:value="-0.0019688285" calcext:value-type="float">
            <text:p>-0.0019688285</text:p>
          </table:table-cell>
          <table:table-cell/>
          <table:table-cell office:value-type="float" office:value="0.0019899374" calcext:value-type="float">
            <text:p>0.0019899374</text:p>
          </table:table-cell>
          <table:table-cell/>
          <table:table-cell office:value-type="float" office:value="-0.009342394" calcext:value-type="float">
            <text:p>-0.009342394</text:p>
          </table:table-cell>
        </table:table-row>
        <table:table-row table:style-name="ro1">
          <table:table-cell/>
          <table:table-cell office:value-type="float" office:value="-0.007265085" calcext:value-type="float">
            <text:p>-0.007265085</text:p>
          </table:table-cell>
          <table:table-cell/>
          <table:table-cell office:value-type="float" office:value="0.0028895761" calcext:value-type="float">
            <text:p>0.0028895761</text:p>
          </table:table-cell>
          <table:table-cell/>
          <table:table-cell office:value-type="float" office:value="0.0041162525" calcext:value-type="float">
            <text:p>0.0041162525</text:p>
          </table:table-cell>
        </table:table-row>
        <table:table-row table:style-name="ro1">
          <table:table-cell/>
          <table:table-cell office:value-type="float" office:value="-0.002144069" calcext:value-type="float">
            <text:p>-0.002144069</text:p>
          </table:table-cell>
          <table:table-cell/>
          <table:table-cell office:value-type="float" office:value="-0.0050898115" calcext:value-type="float">
            <text:p>-0.0050898115</text:p>
          </table:table-cell>
          <table:table-cell/>
          <table:table-cell office:value-type="float" office:value="0.0041440655" calcext:value-type="float">
            <text:p>0.0041440655</text:p>
          </table:table-cell>
        </table:table-row>
        <table:table-row table:style-name="ro1">
          <table:table-cell/>
          <table:table-cell office:value-type="float" office:value="0.0000478945" calcext:value-type="float">
            <text:p>4.78945E-05</text:p>
          </table:table-cell>
          <table:table-cell/>
          <table:table-cell office:value-type="float" office:value="0.004427956" calcext:value-type="float">
            <text:p>0.004427956</text:p>
          </table:table-cell>
          <table:table-cell/>
          <table:table-cell office:value-type="float" office:value="-0.0002254202" calcext:value-type="float">
            <text:p>-0.0002254202</text:p>
          </table:table-cell>
        </table:table-row>
        <table:table-row table:style-name="ro1">
          <table:table-cell/>
          <table:table-cell office:value-type="float" office:value="0.007513845" calcext:value-type="float">
            <text:p>0.007513845</text:p>
          </table:table-cell>
          <table:table-cell/>
          <table:table-cell office:value-type="float" office:value="-0.0045841723" calcext:value-type="float">
            <text:p>-0.0045841723</text:p>
          </table:table-cell>
          <table:table-cell/>
          <table:table-cell office:value-type="float" office:value="0.0011154799" calcext:value-type="float">
            <text:p>0.0011154799</text:p>
          </table:table-cell>
        </table:table-row>
        <table:table-row table:style-name="ro1">
          <table:table-cell/>
          <table:table-cell office:value-type="float" office:value="-0.0029055185" calcext:value-type="float">
            <text:p>-0.0029055185</text:p>
          </table:table-cell>
          <table:table-cell/>
          <table:table-cell office:value-type="float" office:value="0.0009279559" calcext:value-type="float">
            <text:p>0.0009279559</text:p>
          </table:table-cell>
          <table:table-cell/>
          <table:table-cell office:value-type="float" office:value="-0.0064667785" calcext:value-type="float">
            <text:p>-0.0064667785</text:p>
          </table:table-cell>
        </table:table-row>
        <table:table-row table:style-name="ro1">
          <table:table-cell/>
          <table:table-cell office:value-type="float" office:value="0.004855773" calcext:value-type="float">
            <text:p>0.004855773</text:p>
          </table:table-cell>
          <table:table-cell/>
          <table:table-cell office:value-type="float" office:value="0.001933789" calcext:value-type="float">
            <text:p>0.001933789</text:p>
          </table:table-cell>
          <table:table-cell/>
          <table:table-cell office:value-type="float" office:value="0.00077170925" calcext:value-type="float">
            <text:p>0.00077170925</text:p>
          </table:table-cell>
        </table:table-row>
        <table:table-row table:style-name="ro1">
          <table:table-cell/>
          <table:table-cell office:value-type="float" office:value="0.00063478446" calcext:value-type="float">
            <text:p>0.00063478446</text:p>
          </table:table-cell>
          <table:table-cell/>
          <table:table-cell office:value-type="float" office:value="-0.0030935775" calcext:value-type="float">
            <text:p>-0.0030935775</text:p>
          </table:table-cell>
          <table:table-cell/>
          <table:table-cell office:value-type="float" office:value="-0.001282989" calcext:value-type="float">
            <text:p>-0.001282989</text:p>
          </table:table-cell>
        </table:table-row>
        <table:table-row table:style-name="ro1">
          <table:table-cell/>
          <table:table-cell office:value-type="float" office:value="0.0012304754" calcext:value-type="float">
            <text:p>0.0012304754</text:p>
          </table:table-cell>
          <table:table-cell/>
          <table:table-cell office:value-type="float" office:value="0.002049763" calcext:value-type="float">
            <text:p>0.002049763</text:p>
          </table:table-cell>
          <table:table-cell/>
          <table:table-cell office:value-type="float" office:value="0.005656851" calcext:value-type="float">
            <text:p>0.005656851</text:p>
          </table:table-cell>
        </table:table-row>
        <table:table-row table:style-name="ro1">
          <table:table-cell/>
          <table:table-cell office:value-type="float" office:value="0.0033047204" calcext:value-type="float">
            <text:p>0.0033047204</text:p>
          </table:table-cell>
          <table:table-cell/>
          <table:table-cell office:value-type="float" office:value="-0.0007919307" calcext:value-type="float">
            <text:p>-0.0007919307</text:p>
          </table:table-cell>
          <table:table-cell/>
          <table:table-cell office:value-type="float" office:value="-0.007213495" calcext:value-type="float">
            <text:p>-0.007213495</text:p>
          </table:table-cell>
        </table:table-row>
        <table:table-row table:style-name="ro1">
          <table:table-cell/>
          <table:table-cell office:value-type="float" office:value="0.0031939554" calcext:value-type="float">
            <text:p>0.0031939554</text:p>
          </table:table-cell>
          <table:table-cell/>
          <table:table-cell office:value-type="float" office:value="0.00016616595" calcext:value-type="float">
            <text:p>0.00016616595</text:p>
          </table:table-cell>
          <table:table-cell/>
          <table:table-cell office:value-type="float" office:value="-0.011545832" calcext:value-type="float">
            <text:p>-0.011545832</text:p>
          </table:table-cell>
        </table:table-row>
        <table:table-row table:style-name="ro1">
          <table:table-cell/>
          <table:table-cell office:value-type="float" office:value="0.0028745453" calcext:value-type="float">
            <text:p>0.0028745453</text:p>
          </table:table-cell>
          <table:table-cell/>
          <table:table-cell office:value-type="float" office:value="0.00014954875" calcext:value-type="float">
            <text:p>0.00014954875</text:p>
          </table:table-cell>
          <table:table-cell/>
          <table:table-cell office:value-type="float" office:value="0.0027923223" calcext:value-type="float">
            <text:p>0.0027923223</text:p>
          </table:table-cell>
        </table:table-row>
        <table:table-row table:style-name="ro1">
          <table:table-cell/>
          <table:table-cell office:value-type="float" office:value="0.003685737" calcext:value-type="float">
            <text:p>0.003685737</text:p>
          </table:table-cell>
          <table:table-cell/>
          <table:table-cell office:value-type="float" office:value="-0.001183766" calcext:value-type="float">
            <text:p>-0.001183766</text:p>
          </table:table-cell>
          <table:table-cell/>
          <table:table-cell office:value-type="float" office:value="0.002073613" calcext:value-type="float">
            <text:p>0.002073613</text:p>
          </table:table-cell>
        </table:table-row>
        <table:table-row table:style-name="ro1">
          <table:table-cell/>
          <table:table-cell office:value-type="float" office:value="0.00046071105" calcext:value-type="float">
            <text:p>0.00046071105</text:p>
          </table:table-cell>
          <table:table-cell/>
          <table:table-cell office:value-type="float" office:value="-0.008316363" calcext:value-type="float">
            <text:p>-0.008316363</text:p>
          </table:table-cell>
          <table:table-cell/>
          <table:table-cell office:value-type="float" office:value="-0.0020888322" calcext:value-type="float">
            <text:p>-0.0020888322</text:p>
          </table:table-cell>
        </table:table-row>
        <table:table-row table:style-name="ro1">
          <table:table-cell/>
          <table:table-cell office:value-type="float" office:value="0.00085407804" calcext:value-type="float">
            <text:p>0.00085407804</text:p>
          </table:table-cell>
          <table:table-cell/>
          <table:table-cell office:value-type="float" office:value="-0.0035296544" calcext:value-type="float">
            <text:p>-0.0035296544</text:p>
          </table:table-cell>
          <table:table-cell/>
          <table:table-cell office:value-type="float" office:value="-0.0020996754" calcext:value-type="float">
            <text:p>-0.0020996754</text:p>
          </table:table-cell>
        </table:table-row>
        <table:table-row table:style-name="ro1">
          <table:table-cell/>
          <table:table-cell office:value-type="float" office:value="-0.004944268" calcext:value-type="float">
            <text:p>-0.004944268</text:p>
          </table:table-cell>
          <table:table-cell/>
          <table:table-cell office:value-type="float" office:value="-0.0025175123" calcext:value-type="float">
            <text:p>-0.0025175123</text:p>
          </table:table-cell>
          <table:table-cell/>
          <table:table-cell office:value-type="float" office:value="-0.00540532" calcext:value-type="float">
            <text:p>-0.00540532</text:p>
          </table:table-cell>
        </table:table-row>
        <table:table-row table:style-name="ro1">
          <table:table-cell/>
          <table:table-cell office:value-type="float" office:value="-0.00071447896" calcext:value-type="float">
            <text:p>-0.00071447896</text:p>
          </table:table-cell>
          <table:table-cell/>
          <table:table-cell office:value-type="float" office:value="-0.005781383" calcext:value-type="float">
            <text:p>-0.005781383</text:p>
          </table:table-cell>
          <table:table-cell/>
          <table:table-cell office:value-type="float" office:value="0.0030453608" calcext:value-type="float">
            <text:p>0.0030453608</text:p>
          </table:table-cell>
        </table:table-row>
        <table:table-row table:style-name="ro1">
          <table:table-cell/>
          <table:table-cell office:value-type="float" office:value="-0.007234841" calcext:value-type="float">
            <text:p>-0.007234841</text:p>
          </table:table-cell>
          <table:table-cell/>
          <table:table-cell office:value-type="float" office:value="-0.0025665252" calcext:value-type="float">
            <text:p>-0.0025665252</text:p>
          </table:table-cell>
          <table:table-cell/>
          <table:table-cell office:value-type="float" office:value="-0.0020931598" calcext:value-type="float">
            <text:p>-0.0020931598</text:p>
          </table:table-cell>
        </table:table-row>
        <table:table-row table:style-name="ro1">
          <table:table-cell/>
          <table:table-cell office:value-type="float" office:value="0.011286521" calcext:value-type="float">
            <text:p>0.011286521</text:p>
          </table:table-cell>
          <table:table-cell/>
          <table:table-cell office:value-type="float" office:value="0.0071383715" calcext:value-type="float">
            <text:p>0.0071383715</text:p>
          </table:table-cell>
          <table:table-cell/>
          <table:table-cell office:value-type="float" office:value="-0.00452056" calcext:value-type="float">
            <text:p>-0.00452056</text:p>
          </table:table-cell>
        </table:table-row>
        <table:table-row table:style-name="ro1">
          <table:table-cell/>
          <table:table-cell office:value-type="float" office:value="0.007521138" calcext:value-type="float">
            <text:p>0.007521138</text:p>
          </table:table-cell>
          <table:table-cell/>
          <table:table-cell office:value-type="float" office:value="0.013016333" calcext:value-type="float">
            <text:p>0.013016333</text:p>
          </table:table-cell>
          <table:table-cell/>
          <table:table-cell office:value-type="float" office:value="-0.0018712406" calcext:value-type="float">
            <text:p>-0.0018712406</text:p>
          </table:table-cell>
        </table:table-row>
        <table:table-row table:style-name="ro1">
          <table:table-cell/>
          <table:table-cell office:value-type="float" office:value="-0.0015806158" calcext:value-type="float">
            <text:p>-0.0015806158</text:p>
          </table:table-cell>
          <table:table-cell/>
          <table:table-cell office:value-type="float" office:value="0.010176608" calcext:value-type="float">
            <text:p>0.010176608</text:p>
          </table:table-cell>
          <table:table-cell/>
          <table:table-cell office:value-type="float" office:value="-0.005199738" calcext:value-type="float">
            <text:p>-0.005199738</text:p>
          </table:table-cell>
        </table:table-row>
        <table:table-row table:style-name="ro1">
          <table:table-cell/>
          <table:table-cell office:value-type="float" office:value="-0.00032393212" calcext:value-type="float">
            <text:p>-0.00032393212</text:p>
          </table:table-cell>
          <table:table-cell/>
          <table:table-cell office:value-type="float" office:value="0.000809338" calcext:value-type="float">
            <text:p>0.000809338</text:p>
          </table:table-cell>
          <table:table-cell/>
          <table:table-cell office:value-type="float" office:value="0.002131767" calcext:value-type="float">
            <text:p>0.002131767</text:p>
          </table:table-cell>
        </table:table-row>
        <table:table-row table:style-name="ro1">
          <table:table-cell/>
          <table:table-cell office:value-type="float" office:value="-0.0029282745" calcext:value-type="float">
            <text:p>-0.0029282745</text:p>
          </table:table-cell>
          <table:table-cell/>
          <table:table-cell office:value-type="float" office:value="-0.0012491348" calcext:value-type="float">
            <text:p>-0.0012491348</text:p>
          </table:table-cell>
          <table:table-cell/>
          <table:table-cell office:value-type="float" office:value="-0.0015970506" calcext:value-type="float">
            <text:p>-0.0015970506</text:p>
          </table:table-cell>
        </table:table-row>
        <table:table-row table:style-name="ro1">
          <table:table-cell/>
          <table:table-cell office:value-type="float" office:value="0.001978845" calcext:value-type="float">
            <text:p>0.001978845</text:p>
          </table:table-cell>
          <table:table-cell/>
          <table:table-cell office:value-type="float" office:value="-0.005299028" calcext:value-type="float">
            <text:p>-0.005299028</text:p>
          </table:table-cell>
          <table:table-cell/>
          <table:table-cell office:value-type="float" office:value="-0.00033871378" calcext:value-type="float">
            <text:p>-0.00033871378</text:p>
          </table:table-cell>
        </table:table-row>
        <table:table-row table:style-name="ro1">
          <table:table-cell/>
          <table:table-cell office:value-type="float" office:value="-0.0004163661" calcext:value-type="float">
            <text:p>-0.0004163661</text:p>
          </table:table-cell>
          <table:table-cell/>
          <table:table-cell office:value-type="float" office:value="-0.012679284" calcext:value-type="float">
            <text:p>-0.012679284</text:p>
          </table:table-cell>
          <table:table-cell/>
          <table:table-cell office:value-type="float" office:value="-0.009533339" calcext:value-type="float">
            <text:p>-0.009533339</text:p>
          </table:table-cell>
        </table:table-row>
        <table:table-row table:style-name="ro1">
          <table:table-cell/>
          <table:table-cell office:value-type="float" office:value="-0.0032311527" calcext:value-type="float">
            <text:p>-0.0032311527</text:p>
          </table:table-cell>
          <table:table-cell/>
          <table:table-cell office:value-type="float" office:value="-0.0136086205" calcext:value-type="float">
            <text:p>-0.0136086205</text:p>
          </table:table-cell>
          <table:table-cell/>
          <table:table-cell office:value-type="float" office:value="-0.0066024875" calcext:value-type="float">
            <text:p>-0.0066024875</text:p>
          </table:table-cell>
        </table:table-row>
        <table:table-row table:style-name="ro1">
          <table:table-cell/>
          <table:table-cell office:value-type="float" office:value="-0.001809391" calcext:value-type="float">
            <text:p>-0.001809391</text:p>
          </table:table-cell>
          <table:table-cell/>
          <table:table-cell office:value-type="float" office:value="-0.010270222" calcext:value-type="float">
            <text:p>-0.010270222</text:p>
          </table:table-cell>
          <table:table-cell/>
          <table:table-cell office:value-type="float" office:value="0.00021010368" calcext:value-type="float">
            <text:p>0.00021010368</text:p>
          </table:table-cell>
        </table:table-row>
        <table:table-row table:style-name="ro1">
          <table:table-cell/>
          <table:table-cell office:value-type="float" office:value="0.00386477" calcext:value-type="float">
            <text:p>0.00386477</text:p>
          </table:table-cell>
          <table:table-cell/>
          <table:table-cell office:value-type="float" office:value="-0.007924838" calcext:value-type="float">
            <text:p>-0.007924838</text:p>
          </table:table-cell>
          <table:table-cell/>
          <table:table-cell office:value-type="float" office:value="0.006341426" calcext:value-type="float">
            <text:p>0.006341426</text:p>
          </table:table-cell>
        </table:table-row>
        <table:table-row table:style-name="ro1">
          <table:table-cell/>
          <table:table-cell office:value-type="float" office:value="0.0006218505" calcext:value-type="float">
            <text:p>0.0006218505</text:p>
          </table:table-cell>
          <table:table-cell/>
          <table:table-cell office:value-type="float" office:value="0.0018764312" calcext:value-type="float">
            <text:p>0.0018764312</text:p>
          </table:table-cell>
          <table:table-cell/>
          <table:table-cell office:value-type="float" office:value="0.003290279" calcext:value-type="float">
            <text:p>0.003290279</text:p>
          </table:table-cell>
        </table:table-row>
        <table:table-row table:style-name="ro1">
          <table:table-cell/>
          <table:table-cell office:value-type="float" office:value="-0.0036151838" calcext:value-type="float">
            <text:p>-0.0036151838</text:p>
          </table:table-cell>
          <table:table-cell/>
          <table:table-cell office:value-type="float" office:value="-0.006001643" calcext:value-type="float">
            <text:p>-0.006001643</text:p>
          </table:table-cell>
          <table:table-cell/>
          <table:table-cell office:value-type="float" office:value="-0.00385028" calcext:value-type="float">
            <text:p>-0.00385028</text:p>
          </table:table-cell>
        </table:table-row>
        <table:table-row table:style-name="ro1">
          <table:table-cell/>
          <table:table-cell office:value-type="float" office:value="0.0024592488" calcext:value-type="float">
            <text:p>0.0024592488</text:p>
          </table:table-cell>
          <table:table-cell/>
          <table:table-cell office:value-type="float" office:value="0.0042664944" calcext:value-type="float">
            <text:p>0.0042664944</text:p>
          </table:table-cell>
          <table:table-cell/>
          <table:table-cell office:value-type="float" office:value="-0.006101954" calcext:value-type="float">
            <text:p>-0.006101954</text:p>
          </table:table-cell>
        </table:table-row>
        <table:table-row table:style-name="ro1">
          <table:table-cell/>
          <table:table-cell office:value-type="float" office:value="-0.001961535" calcext:value-type="float">
            <text:p>-0.001961535</text:p>
          </table:table-cell>
          <table:table-cell/>
          <table:table-cell office:value-type="float" office:value="0.0042792945" calcext:value-type="float">
            <text:p>0.0042792945</text:p>
          </table:table-cell>
          <table:table-cell/>
          <table:table-cell office:value-type="float" office:value="0.0054945443" calcext:value-type="float">
            <text:p>0.0054945443</text:p>
          </table:table-cell>
        </table:table-row>
        <table:table-row table:style-name="ro1">
          <table:table-cell/>
          <table:table-cell office:value-type="float" office:value="0.0013108506" calcext:value-type="float">
            <text:p>0.0013108506</text:p>
          </table:table-cell>
          <table:table-cell/>
          <table:table-cell office:value-type="float" office:value="-0.00054316496" calcext:value-type="float">
            <text:p>-0.00054316496</text:p>
          </table:table-cell>
          <table:table-cell/>
          <table:table-cell office:value-type="float" office:value="-0.0034044967" calcext:value-type="float">
            <text:p>-0.0034044967</text:p>
          </table:table-cell>
        </table:table-row>
        <table:table-row table:style-name="ro1">
          <table:table-cell/>
          <table:table-cell office:value-type="float" office:value="0.0013994919" calcext:value-type="float">
            <text:p>0.0013994919</text:p>
          </table:table-cell>
          <table:table-cell/>
          <table:table-cell office:value-type="float" office:value="-0.0004888521" calcext:value-type="float">
            <text:p>-0.0004888521</text:p>
          </table:table-cell>
          <table:table-cell/>
          <table:table-cell office:value-type="float" office:value="0.0035277582" calcext:value-type="float">
            <text:p>0.0035277582</text:p>
          </table:table-cell>
        </table:table-row>
        <table:table-row table:style-name="ro1">
          <table:table-cell/>
          <table:table-cell office:value-type="float" office:value="0.00038062755" calcext:value-type="float">
            <text:p>0.00038062755</text:p>
          </table:table-cell>
          <table:table-cell/>
          <table:table-cell office:value-type="float" office:value="-0.0000005105505" calcext:value-type="float">
            <text:p>-5.105505E-07</text:p>
          </table:table-cell>
          <table:table-cell/>
          <table:table-cell office:value-type="float" office:value="-0.0034167985" calcext:value-type="float">
            <text:p>-0.0034167985</text:p>
          </table:table-cell>
        </table:table-row>
        <table:table-row table:style-name="ro1">
          <table:table-cell/>
          <table:table-cell office:value-type="float" office:value="0.0010017487" calcext:value-type="float">
            <text:p>0.0010017487</text:p>
          </table:table-cell>
          <table:table-cell/>
          <table:table-cell office:value-type="float" office:value="-0.0013188127" calcext:value-type="float">
            <text:p>-0.0013188127</text:p>
          </table:table-cell>
          <table:table-cell/>
          <table:table-cell office:value-type="float" office:value="0.0024180159" calcext:value-type="float">
            <text:p>0.0024180159</text:p>
          </table:table-cell>
        </table:table-row>
        <table:table-row table:style-name="ro1">
          <table:table-cell/>
          <table:table-cell office:value-type="float" office:value="-0.00019712112" calcext:value-type="float">
            <text:p>-0.00019712112</text:p>
          </table:table-cell>
          <table:table-cell/>
          <table:table-cell office:value-type="float" office:value="-0.0055814716" calcext:value-type="float">
            <text:p>-0.0055814716</text:p>
          </table:table-cell>
          <table:table-cell/>
          <table:table-cell office:value-type="float" office:value="0.0056918603" calcext:value-type="float">
            <text:p>0.0056918603</text:p>
          </table:table-cell>
        </table:table-row>
        <table:table-row table:style-name="ro1">
          <table:table-cell/>
          <table:table-cell office:value-type="float" office:value="0.0028988086" calcext:value-type="float">
            <text:p>0.0028988086</text:p>
          </table:table-cell>
          <table:table-cell/>
          <table:table-cell office:value-type="float" office:value="-0.004583856" calcext:value-type="float">
            <text:p>-0.004583856</text:p>
          </table:table-cell>
          <table:table-cell/>
          <table:table-cell office:value-type="float" office:value="0.0027056746" calcext:value-type="float">
            <text:p>0.0027056746</text:p>
          </table:table-cell>
        </table:table-row>
        <table:table-row table:style-name="ro1">
          <table:table-cell/>
          <table:table-cell office:value-type="float" office:value="0.00019191837" calcext:value-type="float">
            <text:p>0.00019191837</text:p>
          </table:table-cell>
          <table:table-cell/>
          <table:table-cell office:value-type="float" office:value="-0.0058832923" calcext:value-type="float">
            <text:p>-0.0058832923</text:p>
          </table:table-cell>
          <table:table-cell/>
          <table:table-cell office:value-type="float" office:value="-0.005255315" calcext:value-type="float">
            <text:p>-0.005255315</text:p>
          </table:table-cell>
        </table:table-row>
        <table:table-row table:style-name="ro1">
          <table:table-cell/>
          <table:table-cell office:value-type="float" office:value="0.0023699754" calcext:value-type="float">
            <text:p>0.0023699754</text:p>
          </table:table-cell>
          <table:table-cell/>
          <table:table-cell office:value-type="float" office:value="-0.0024385108" calcext:value-type="float">
            <text:p>-0.0024385108</text:p>
          </table:table-cell>
          <table:table-cell/>
          <table:table-cell office:value-type="float" office:value="0.0014225396" calcext:value-type="float">
            <text:p>0.0014225396</text:p>
          </table:table-cell>
        </table:table-row>
        <table:table-row table:style-name="ro1">
          <table:table-cell/>
          <table:table-cell office:value-type="float" office:value="-0.0075350446" calcext:value-type="float">
            <text:p>-0.0075350446</text:p>
          </table:table-cell>
          <table:table-cell/>
          <table:table-cell office:value-type="float" office:value="-0.0010960303" calcext:value-type="float">
            <text:p>-0.0010960303</text:p>
          </table:table-cell>
          <table:table-cell/>
          <table:table-cell office:value-type="float" office:value="0.0054551107" calcext:value-type="float">
            <text:p>0.0054551107</text:p>
          </table:table-cell>
        </table:table-row>
        <table:table-row table:style-name="ro1">
          <table:table-cell/>
          <table:table-cell office:value-type="float" office:value="0.005742915" calcext:value-type="float">
            <text:p>0.005742915</text:p>
          </table:table-cell>
          <table:table-cell/>
          <table:table-cell office:value-type="float" office:value="0.003627826" calcext:value-type="float">
            <text:p>0.003627826</text:p>
          </table:table-cell>
          <table:table-cell/>
          <table:table-cell office:value-type="float" office:value="0.005349062" calcext:value-type="float">
            <text:p>0.005349062</text:p>
          </table:table-cell>
        </table:table-row>
        <table:table-row table:style-name="ro1">
          <table:table-cell/>
          <table:table-cell office:value-type="float" office:value="-0.002741559" calcext:value-type="float">
            <text:p>-0.002741559</text:p>
          </table:table-cell>
          <table:table-cell/>
          <table:table-cell office:value-type="float" office:value="0.0008480487" calcext:value-type="float">
            <text:p>0.0008480487</text:p>
          </table:table-cell>
          <table:table-cell/>
          <table:table-cell office:value-type="float" office:value="-0.004853828" calcext:value-type="float">
            <text:p>-0.004853828</text:p>
          </table:table-cell>
        </table:table-row>
        <table:table-row table:style-name="ro1">
          <table:table-cell/>
          <table:table-cell office:value-type="float" office:value="-0.0015884928" calcext:value-type="float">
            <text:p>-0.0015884928</text:p>
          </table:table-cell>
          <table:table-cell/>
          <table:table-cell office:value-type="float" office:value="-0.007366636" calcext:value-type="float">
            <text:p>-0.007366636</text:p>
          </table:table-cell>
          <table:table-cell/>
          <table:table-cell office:value-type="float" office:value="-0.0012922763" calcext:value-type="float">
            <text:p>-0.0012922763</text:p>
          </table:table-cell>
        </table:table-row>
        <table:table-row table:style-name="ro1">
          <table:table-cell/>
          <table:table-cell office:value-type="float" office:value="-0.008900354" calcext:value-type="float">
            <text:p>-0.008900354</text:p>
          </table:table-cell>
          <table:table-cell/>
          <table:table-cell office:value-type="float" office:value="-0.0022354333" calcext:value-type="float">
            <text:p>-0.0022354333</text:p>
          </table:table-cell>
          <table:table-cell/>
          <table:table-cell office:value-type="float" office:value="-0.00006442661" calcext:value-type="float">
            <text:p>-6.442661E-05</text:p>
          </table:table-cell>
        </table:table-row>
        <table:table-row table:style-name="ro1">
          <table:table-cell/>
          <table:table-cell office:value-type="float" office:value="0.0049535553" calcext:value-type="float">
            <text:p>0.0049535553</text:p>
          </table:table-cell>
          <table:table-cell/>
          <table:table-cell office:value-type="float" office:value="-0.004428892" calcext:value-type="float">
            <text:p>-0.004428892</text:p>
          </table:table-cell>
          <table:table-cell/>
          <table:table-cell office:value-type="float" office:value="0.0023589865" calcext:value-type="float">
            <text:p>0.0023589865</text:p>
          </table:table-cell>
        </table:table-row>
        <table:table-row table:style-name="ro1">
          <table:table-cell/>
          <table:table-cell office:value-type="float" office:value="-0.0021336148" calcext:value-type="float">
            <text:p>-0.0021336148</text:p>
          </table:table-cell>
          <table:table-cell/>
          <table:table-cell office:value-type="float" office:value="-0.0009098253" calcext:value-type="float">
            <text:p>-0.0009098253</text:p>
          </table:table-cell>
          <table:table-cell/>
          <table:table-cell office:value-type="float" office:value="0.004320327" calcext:value-type="float">
            <text:p>0.004320327</text:p>
          </table:table-cell>
        </table:table-row>
        <table:table-row table:style-name="ro1">
          <table:table-cell/>
          <table:table-cell office:value-type="float" office:value="0.0018151286" calcext:value-type="float">
            <text:p>0.0018151286</text:p>
          </table:table-cell>
          <table:table-cell/>
          <table:table-cell office:value-type="float" office:value="-0.0032358447" calcext:value-type="float">
            <text:p>-0.0032358447</text:p>
          </table:table-cell>
          <table:table-cell/>
          <table:table-cell office:value-type="float" office:value="0.0036685728" calcext:value-type="float">
            <text:p>0.0036685728</text:p>
          </table:table-cell>
        </table:table-row>
        <table:table-row table:style-name="ro1">
          <table:table-cell/>
          <table:table-cell office:value-type="float" office:value="0.0027322231" calcext:value-type="float">
            <text:p>0.0027322231</text:p>
          </table:table-cell>
          <table:table-cell/>
          <table:table-cell office:value-type="float" office:value="0.006975439" calcext:value-type="float">
            <text:p>0.006975439</text:p>
          </table:table-cell>
          <table:table-cell/>
          <table:table-cell office:value-type="float" office:value="-0.0046084234" calcext:value-type="float">
            <text:p>-0.0046084234</text:p>
          </table:table-cell>
        </table:table-row>
        <table:table-row table:style-name="ro1">
          <table:table-cell/>
          <table:table-cell office:value-type="float" office:value="-0.0052314894" calcext:value-type="float">
            <text:p>-0.0052314894</text:p>
          </table:table-cell>
          <table:table-cell/>
          <table:table-cell office:value-type="float" office:value="-0.0020717166" calcext:value-type="float">
            <text:p>-0.0020717166</text:p>
          </table:table-cell>
          <table:table-cell/>
          <table:table-cell office:value-type="float" office:value="-0.0021700342" calcext:value-type="float">
            <text:p>-0.0021700342</text:p>
          </table:table-cell>
        </table:table-row>
        <table:table-row table:style-name="ro1">
          <table:table-cell/>
          <table:table-cell office:value-type="float" office:value="0.00012564404" calcext:value-type="float">
            <text:p>0.00012564404</text:p>
          </table:table-cell>
          <table:table-cell/>
          <table:table-cell office:value-type="float" office:value="0.0014313527" calcext:value-type="float">
            <text:p>0.0014313527</text:p>
          </table:table-cell>
          <table:table-cell/>
          <table:table-cell office:value-type="float" office:value="-0.003271413" calcext:value-type="float">
            <text:p>-0.003271413</text:p>
          </table:table-cell>
        </table:table-row>
        <table:table-row table:style-name="ro1">
          <table:table-cell/>
          <table:table-cell office:value-type="float" office:value="-0.00032636334" calcext:value-type="float">
            <text:p>-0.00032636334</text:p>
          </table:table-cell>
          <table:table-cell/>
          <table:table-cell office:value-type="float" office:value="-0.006182487" calcext:value-type="float">
            <text:p>-0.006182487</text:p>
          </table:table-cell>
          <table:table-cell/>
          <table:table-cell office:value-type="float" office:value="0.004965857" calcext:value-type="float">
            <text:p>0.004965857</text:p>
          </table:table-cell>
        </table:table-row>
        <table:table-row table:style-name="ro1">
          <table:table-cell/>
          <table:table-cell office:value-type="float" office:value="-0.00029373672" calcext:value-type="float">
            <text:p>-0.00029373672</text:p>
          </table:table-cell>
          <table:table-cell/>
          <table:table-cell office:value-type="float" office:value="0.0034445506" calcext:value-type="float">
            <text:p>0.0034445506</text:p>
          </table:table-cell>
          <table:table-cell/>
          <table:table-cell office:value-type="float" office:value="-0.00014499635" calcext:value-type="float">
            <text:p>-0.00014499635</text:p>
          </table:table-cell>
        </table:table-row>
        <table:table-row table:style-name="ro1">
          <table:table-cell/>
          <table:table-cell office:value-type="float" office:value="-0.011250685" calcext:value-type="float">
            <text:p>-0.011250685</text:p>
          </table:table-cell>
          <table:table-cell/>
          <table:table-cell office:value-type="float" office:value="-0.0017338903" calcext:value-type="float">
            <text:p>-0.0017338903</text:p>
          </table:table-cell>
          <table:table-cell/>
          <table:table-cell office:value-type="float" office:value="0.0007484184" calcext:value-type="float">
            <text:p>0.0007484184</text:p>
          </table:table-cell>
        </table:table-row>
        <table:table-row table:style-name="ro1">
          <table:table-cell/>
          <table:table-cell office:value-type="float" office:value="0.0061341915" calcext:value-type="float">
            <text:p>0.0061341915</text:p>
          </table:table-cell>
          <table:table-cell/>
          <table:table-cell office:value-type="float" office:value="0.0017353976" calcext:value-type="float">
            <text:p>0.0017353976</text:p>
          </table:table-cell>
          <table:table-cell/>
          <table:table-cell office:value-type="float" office:value="0.009462641" calcext:value-type="float">
            <text:p>0.009462641</text:p>
          </table:table-cell>
        </table:table-row>
        <table:table-row table:style-name="ro1">
          <table:table-cell/>
          <table:table-cell office:value-type="float" office:value="-0.0006316239" calcext:value-type="float">
            <text:p>-0.0006316239</text:p>
          </table:table-cell>
          <table:table-cell/>
          <table:table-cell office:value-type="float" office:value="-0.004590493" calcext:value-type="float">
            <text:p>-0.004590493</text:p>
          </table:table-cell>
          <table:table-cell/>
          <table:table-cell office:value-type="float" office:value="0.0019245809" calcext:value-type="float">
            <text:p>0.0019245809</text:p>
          </table:table-cell>
        </table:table-row>
        <table:table-row table:style-name="ro1">
          <table:table-cell/>
          <table:table-cell office:value-type="float" office:value="-0.0003487303" calcext:value-type="float">
            <text:p>-0.0003487303</text:p>
          </table:table-cell>
          <table:table-cell/>
          <table:table-cell office:value-type="float" office:value="0.003778718" calcext:value-type="float">
            <text:p>0.003778718</text:p>
          </table:table-cell>
          <table:table-cell/>
          <table:table-cell office:value-type="float" office:value="-0.0024426682" calcext:value-type="float">
            <text:p>-0.0024426682</text:p>
          </table:table-cell>
        </table:table-row>
        <table:table-row table:style-name="ro1">
          <table:table-cell/>
          <table:table-cell office:value-type="float" office:value="-0.007564851" calcext:value-type="float">
            <text:p>-0.007564851</text:p>
          </table:table-cell>
          <table:table-cell/>
          <table:table-cell office:value-type="float" office:value="-0.0012134083" calcext:value-type="float">
            <text:p>-0.0012134083</text:p>
          </table:table-cell>
          <table:table-cell/>
          <table:table-cell office:value-type="float" office:value="-0.0039562318" calcext:value-type="float">
            <text:p>-0.0039562318</text:p>
          </table:table-cell>
        </table:table-row>
        <table:table-row table:style-name="ro1">
          <table:table-cell/>
          <table:table-cell office:value-type="float" office:value="-0.00021657065" calcext:value-type="float">
            <text:p>-0.00021657065</text:p>
          </table:table-cell>
          <table:table-cell/>
          <table:table-cell office:value-type="float" office:value="-0.0043879747" calcext:value-type="float">
            <text:p>-0.0043879747</text:p>
          </table:table-cell>
          <table:table-cell/>
          <table:table-cell office:value-type="float" office:value="-0.005318429" calcext:value-type="float">
            <text:p>-0.005318429</text:p>
          </table:table-cell>
        </table:table-row>
        <table:table-row table:style-name="ro1">
          <table:table-cell/>
          <table:table-cell office:value-type="float" office:value="0.0006839918" calcext:value-type="float">
            <text:p>0.0006839918</text:p>
          </table:table-cell>
          <table:table-cell/>
          <table:table-cell office:value-type="float" office:value="0.004180704" calcext:value-type="float">
            <text:p>0.004180704</text:p>
          </table:table-cell>
          <table:table-cell/>
          <table:table-cell office:value-type="float" office:value="0.0022446718" calcext:value-type="float">
            <text:p>0.0022446718</text:p>
          </table:table-cell>
        </table:table-row>
        <table:table-row table:style-name="ro1">
          <table:table-cell/>
          <table:table-cell office:value-type="float" office:value="0.0039115464" calcext:value-type="float">
            <text:p>0.0039115464</text:p>
          </table:table-cell>
          <table:table-cell/>
          <table:table-cell office:value-type="float" office:value="0.00002729014" calcext:value-type="float">
            <text:p>2.729014E-05</text:p>
          </table:table-cell>
          <table:table-cell/>
          <table:table-cell office:value-type="float" office:value="-0.0054504913" calcext:value-type="float">
            <text:p>-0.0054504913</text:p>
          </table:table-cell>
        </table:table-row>
        <table:table-row table:style-name="ro1">
          <table:table-cell/>
          <table:table-cell office:value-type="float" office:value="0.000004716514" calcext:value-type="float">
            <text:p>4.716514E-06</text:p>
          </table:table-cell>
          <table:table-cell/>
          <table:table-cell office:value-type="float" office:value="0.0050782636" calcext:value-type="float">
            <text:p>0.0050782636</text:p>
          </table:table-cell>
          <table:table-cell/>
          <table:table-cell office:value-type="float" office:value="-0.0022687407" calcext:value-type="float">
            <text:p>-0.0022687407</text:p>
          </table:table-cell>
        </table:table-row>
        <table:table-row table:style-name="ro1">
          <table:table-cell/>
          <table:table-cell office:value-type="float" office:value="0.004618537" calcext:value-type="float">
            <text:p>0.004618537</text:p>
          </table:table-cell>
          <table:table-cell/>
          <table:table-cell office:value-type="float" office:value="0.0069874367" calcext:value-type="float">
            <text:p>0.0069874367</text:p>
          </table:table-cell>
          <table:table-cell/>
          <table:table-cell office:value-type="float" office:value="0.0019132029" calcext:value-type="float">
            <text:p>0.0019132029</text:p>
          </table:table-cell>
        </table:table-row>
        <table:table-row table:style-name="ro1">
          <table:table-cell/>
          <table:table-cell office:value-type="float" office:value="-0.003094325" calcext:value-type="float">
            <text:p>-0.003094325</text:p>
          </table:table-cell>
          <table:table-cell/>
          <table:table-cell office:value-type="float" office:value="0.0027730672" calcext:value-type="float">
            <text:p>0.0027730672</text:p>
          </table:table-cell>
          <table:table-cell/>
          <table:table-cell office:value-type="float" office:value="0.0056769326" calcext:value-type="float">
            <text:p>0.0056769326</text:p>
          </table:table-cell>
        </table:table-row>
        <table:table-row table:style-name="ro1">
          <table:table-cell/>
          <table:table-cell office:value-type="float" office:value="0.0007307193" calcext:value-type="float">
            <text:p>0.0007307193</text:p>
          </table:table-cell>
          <table:table-cell/>
          <table:table-cell office:value-type="float" office:value="0.0013971336" calcext:value-type="float">
            <text:p>0.0013971336</text:p>
          </table:table-cell>
          <table:table-cell/>
          <table:table-cell office:value-type="float" office:value="-0.0017022726" calcext:value-type="float">
            <text:p>-0.0017022726</text:p>
          </table:table-cell>
        </table:table-row>
        <table:table-row table:style-name="ro1">
          <table:table-cell/>
          <table:table-cell office:value-type="float" office:value="0.0010971001" calcext:value-type="float">
            <text:p>0.0010971001</text:p>
          </table:table-cell>
          <table:table-cell/>
          <table:table-cell office:value-type="float" office:value="-0.004675208" calcext:value-type="float">
            <text:p>-0.004675208</text:p>
          </table:table-cell>
          <table:table-cell/>
          <table:table-cell office:value-type="float" office:value="0.0015441478" calcext:value-type="float">
            <text:p>0.0015441478</text:p>
          </table:table-cell>
        </table:table-row>
        <table:table-row table:style-name="ro1">
          <table:table-cell/>
          <table:table-cell office:value-type="float" office:value="-0.0018690524" calcext:value-type="float">
            <text:p>-0.0018690524</text:p>
          </table:table-cell>
          <table:table-cell/>
          <table:table-cell office:value-type="float" office:value="-0.013875645" calcext:value-type="float">
            <text:p>-0.013875645</text:p>
          </table:table-cell>
          <table:table-cell/>
          <table:table-cell office:value-type="float" office:value="0.003147568" calcext:value-type="float">
            <text:p>0.003147568</text:p>
          </table:table-cell>
        </table:table-row>
        <table:table-row table:style-name="ro1">
          <table:table-cell/>
          <table:table-cell office:value-type="float" office:value="-0.0043188683" calcext:value-type="float">
            <text:p>-0.0043188683</text:p>
          </table:table-cell>
          <table:table-cell/>
          <table:table-cell office:value-type="float" office:value="-0.00018339703" calcext:value-type="float">
            <text:p>-0.00018339703</text:p>
          </table:table-cell>
          <table:table-cell/>
          <table:table-cell office:value-type="float" office:value="-0.0026603572" calcext:value-type="float">
            <text:p>-0.0026603572</text:p>
          </table:table-cell>
        </table:table-row>
        <table:table-row table:style-name="ro1">
          <table:table-cell/>
          <table:table-cell office:value-type="float" office:value="0.0011667295" calcext:value-type="float">
            <text:p>0.0011667295</text:p>
          </table:table-cell>
          <table:table-cell/>
          <table:table-cell office:value-type="float" office:value="0.0046689236" calcext:value-type="float">
            <text:p>0.0046689236</text:p>
          </table:table-cell>
          <table:table-cell/>
          <table:table-cell office:value-type="float" office:value="-0.0052507445" calcext:value-type="float">
            <text:p>-0.0052507445</text:p>
          </table:table-cell>
        </table:table-row>
        <table:table-row table:style-name="ro1">
          <table:table-cell/>
          <table:table-cell office:value-type="float" office:value="0.0017092258" calcext:value-type="float">
            <text:p>0.0017092258</text:p>
          </table:table-cell>
          <table:table-cell/>
          <table:table-cell office:value-type="float" office:value="-0.0050264914" calcext:value-type="float">
            <text:p>-0.0050264914</text:p>
          </table:table-cell>
          <table:table-cell/>
          <table:table-cell office:value-type="float" office:value="0.0049422747" calcext:value-type="float">
            <text:p>0.0049422747</text:p>
          </table:table-cell>
        </table:table-row>
        <table:table-row table:style-name="ro1">
          <table:table-cell/>
          <table:table-cell office:value-type="float" office:value="-0.0021970205" calcext:value-type="float">
            <text:p>-0.0021970205</text:p>
          </table:table-cell>
          <table:table-cell/>
          <table:table-cell office:value-type="float" office:value="0.004265224" calcext:value-type="float">
            <text:p>0.004265224</text:p>
          </table:table-cell>
          <table:table-cell/>
          <table:table-cell office:value-type="float" office:value="0.0011521423" calcext:value-type="float">
            <text:p>0.0011521423</text:p>
          </table:table-cell>
        </table:table-row>
        <table:table-row table:style-name="ro1">
          <table:table-cell/>
          <table:table-cell office:value-type="float" office:value="-0.0035154077" calcext:value-type="float">
            <text:p>-0.0035154077</text:p>
          </table:table-cell>
          <table:table-cell/>
          <table:table-cell office:value-type="float" office:value="0.0012019818" calcext:value-type="float">
            <text:p>0.0012019818</text:p>
          </table:table-cell>
          <table:table-cell/>
          <table:table-cell office:value-type="float" office:value="-0.0042364993" calcext:value-type="float">
            <text:p>-0.0042364993</text:p>
          </table:table-cell>
        </table:table-row>
        <table:table-row table:style-name="ro1">
          <table:table-cell/>
          <table:table-cell office:value-type="float" office:value="-0.00074686244" calcext:value-type="float">
            <text:p>-0.00074686244</text:p>
          </table:table-cell>
          <table:table-cell/>
          <table:table-cell office:value-type="float" office:value="-0.0022141116" calcext:value-type="float">
            <text:p>-0.0022141116</text:p>
          </table:table-cell>
          <table:table-cell/>
          <table:table-cell office:value-type="float" office:value="-0.00095638266" calcext:value-type="float">
            <text:p>-0.00095638266</text:p>
          </table:table-cell>
        </table:table-row>
        <table:table-row table:style-name="ro1">
          <table:table-cell/>
          <table:table-cell office:value-type="float" office:value="-0.00023271378" calcext:value-type="float">
            <text:p>-0.00023271378</text:p>
          </table:table-cell>
          <table:table-cell/>
          <table:table-cell office:value-type="float" office:value="0.00064401084" calcext:value-type="float">
            <text:p>0.00064401084</text:p>
          </table:table-cell>
          <table:table-cell/>
          <table:table-cell office:value-type="float" office:value="0.0019957176" calcext:value-type="float">
            <text:p>0.0019957176</text:p>
          </table:table-cell>
        </table:table-row>
        <table:table-row table:style-name="ro1">
          <table:table-cell/>
          <table:table-cell office:value-type="float" office:value="0.0055034915" calcext:value-type="float">
            <text:p>0.0055034915</text:p>
          </table:table-cell>
          <table:table-cell/>
          <table:table-cell office:value-type="float" office:value="-0.0005190232" calcext:value-type="float">
            <text:p>-0.0005190232</text:p>
          </table:table-cell>
          <table:table-cell/>
          <table:table-cell office:value-type="float" office:value="-0.001280023" calcext:value-type="float">
            <text:p>-0.001280023</text:p>
          </table:table-cell>
        </table:table-row>
        <table:table-row table:style-name="ro1">
          <table:table-cell/>
          <table:table-cell office:value-type="float" office:value="0.0031953168" calcext:value-type="float">
            <text:p>0.0031953168</text:p>
          </table:table-cell>
          <table:table-cell/>
          <table:table-cell office:value-type="float" office:value="0.0054654917" calcext:value-type="float">
            <text:p>0.0054654917</text:p>
          </table:table-cell>
          <table:table-cell/>
          <table:table-cell office:value-type="float" office:value="-0.0022506525" calcext:value-type="float">
            <text:p>-0.0022506525</text:p>
          </table:table-cell>
        </table:table-row>
        <table:table-row table:style-name="ro1">
          <table:table-cell/>
          <table:table-cell office:value-type="float" office:value="0.0035349545" calcext:value-type="float">
            <text:p>0.0035349545</text:p>
          </table:table-cell>
          <table:table-cell/>
          <table:table-cell office:value-type="float" office:value="0.00008495803" calcext:value-type="float">
            <text:p>8.495803E-05</text:p>
          </table:table-cell>
          <table:table-cell/>
          <table:table-cell office:value-type="float" office:value="0.00654375" calcext:value-type="float">
            <text:p>0.00654375</text:p>
          </table:table-cell>
        </table:table-row>
        <table:table-row table:style-name="ro1">
          <table:table-cell/>
          <table:table-cell office:value-type="float" office:value="-0.00011446056" calcext:value-type="float">
            <text:p>-0.00011446056</text:p>
          </table:table-cell>
          <table:table-cell/>
          <table:table-cell office:value-type="float" office:value="0.0055696256" calcext:value-type="float">
            <text:p>0.0055696256</text:p>
          </table:table-cell>
          <table:table-cell/>
          <table:table-cell office:value-type="float" office:value="-0.0050969473" calcext:value-type="float">
            <text:p>-0.0050969473</text:p>
          </table:table-cell>
        </table:table-row>
        <table:table-row table:style-name="ro1">
          <table:table-cell/>
          <table:table-cell office:value-type="float" office:value="0.0036323967" calcext:value-type="float">
            <text:p>0.0036323967</text:p>
          </table:table-cell>
          <table:table-cell/>
          <table:table-cell office:value-type="float" office:value="-0.00091995124" calcext:value-type="float">
            <text:p>-0.00091995124</text:p>
          </table:table-cell>
          <table:table-cell/>
          <table:table-cell office:value-type="float" office:value="-0.0039280783" calcext:value-type="float">
            <text:p>-0.0039280783</text:p>
          </table:table-cell>
        </table:table-row>
        <table:table-row table:style-name="ro1">
          <table:table-cell/>
          <table:table-cell office:value-type="float" office:value="-0.0006859854" calcext:value-type="float">
            <text:p>-0.0006859854</text:p>
          </table:table-cell>
          <table:table-cell/>
          <table:table-cell office:value-type="float" office:value="-0.0061013945" calcext:value-type="float">
            <text:p>-0.0061013945</text:p>
          </table:table-cell>
          <table:table-cell/>
          <table:table-cell office:value-type="float" office:value="0.0041551515" calcext:value-type="float">
            <text:p>0.0041551515</text:p>
          </table:table-cell>
        </table:table-row>
        <table:table-row table:style-name="ro1">
          <table:table-cell/>
          <table:table-cell office:value-type="float" office:value="-0.0001779147" calcext:value-type="float">
            <text:p>-0.0001779147</text:p>
          </table:table-cell>
          <table:table-cell/>
          <table:table-cell office:value-type="float" office:value="0.0017597217" calcext:value-type="float">
            <text:p>0.0017597217</text:p>
          </table:table-cell>
          <table:table-cell/>
          <table:table-cell office:value-type="float" office:value="0.0048382683" calcext:value-type="float">
            <text:p>0.0048382683</text:p>
          </table:table-cell>
        </table:table-row>
        <table:table-row table:style-name="ro1">
          <table:table-cell/>
          <table:table-cell office:value-type="float" office:value="-0.00059958076" calcext:value-type="float">
            <text:p>-0.00059958076</text:p>
          </table:table-cell>
          <table:table-cell/>
          <table:table-cell office:value-type="float" office:value="-0.0030305183" calcext:value-type="float">
            <text:p>-0.0030305183</text:p>
          </table:table-cell>
          <table:table-cell/>
          <table:table-cell office:value-type="float" office:value="-0.005533249" calcext:value-type="float">
            <text:p>-0.005533249</text:p>
          </table:table-cell>
        </table:table-row>
        <table:table-row table:style-name="ro1">
          <table:table-cell/>
          <table:table-cell office:value-type="float" office:value="-0.006032762" calcext:value-type="float">
            <text:p>-0.006032762</text:p>
          </table:table-cell>
          <table:table-cell/>
          <table:table-cell office:value-type="float" office:value="0.004962964" calcext:value-type="float">
            <text:p>0.004962964</text:p>
          </table:table-cell>
          <table:table-cell/>
          <table:table-cell office:value-type="float" office:value="0.009082547" calcext:value-type="float">
            <text:p>0.009082547</text:p>
          </table:table-cell>
        </table:table-row>
        <table:table-row table:style-name="ro1">
          <table:table-cell/>
          <table:table-cell office:value-type="float" office:value="0.0057766116" calcext:value-type="float">
            <text:p>0.0057766116</text:p>
          </table:table-cell>
          <table:table-cell/>
          <table:table-cell office:value-type="float" office:value="0.0031483097" calcext:value-type="float">
            <text:p>0.0031483097</text:p>
          </table:table-cell>
          <table:table-cell/>
          <table:table-cell office:value-type="float" office:value="0.0002641248" calcext:value-type="float">
            <text:p>0.0002641248</text:p>
          </table:table-cell>
        </table:table-row>
        <table:table-row table:style-name="ro1">
          <table:table-cell/>
          <table:table-cell office:value-type="float" office:value="-0.0024915352" calcext:value-type="float">
            <text:p>-0.0024915352</text:p>
          </table:table-cell>
          <table:table-cell/>
          <table:table-cell office:value-type="float" office:value="-0.0024399573" calcext:value-type="float">
            <text:p>-0.0024399573</text:p>
          </table:table-cell>
          <table:table-cell/>
          <table:table-cell office:value-type="float" office:value="-0.0067935307" calcext:value-type="float">
            <text:p>-0.0067935307</text:p>
          </table:table-cell>
        </table:table-row>
        <table:table-row table:style-name="ro1">
          <table:table-cell/>
          <table:table-cell office:value-type="float" office:value="0.0006140707" calcext:value-type="float">
            <text:p>0.0006140707</text:p>
          </table:table-cell>
          <table:table-cell/>
          <table:table-cell office:value-type="float" office:value="-0.0032946067" calcext:value-type="float">
            <text:p>-0.0032946067</text:p>
          </table:table-cell>
          <table:table-cell/>
          <table:table-cell office:value-type="float" office:value="0.004872159" calcext:value-type="float">
            <text:p>0.004872159</text:p>
          </table:table-cell>
        </table:table-row>
        <table:table-row table:style-name="ro1">
          <table:table-cell/>
          <table:table-cell office:value-type="float" office:value="-0.005160207" calcext:value-type="float">
            <text:p>-0.005160207</text:p>
          </table:table-cell>
          <table:table-cell/>
          <table:table-cell office:value-type="float" office:value="0.004066109" calcext:value-type="float">
            <text:p>0.004066109</text:p>
          </table:table-cell>
          <table:table-cell/>
          <table:table-cell office:value-type="float" office:value="-0.0052830307" calcext:value-type="float">
            <text:p>-0.0052830307</text:p>
          </table:table-cell>
        </table:table-row>
        <table:table-row table:style-name="ro1">
          <table:table-cell/>
          <table:table-cell office:value-type="float" office:value="0.0030462847" calcext:value-type="float">
            <text:p>0.0030462847</text:p>
          </table:table-cell>
          <table:table-cell/>
          <table:table-cell office:value-type="float" office:value="-0.00403093" calcext:value-type="float">
            <text:p>-0.00403093</text:p>
          </table:table-cell>
          <table:table-cell/>
          <table:table-cell office:value-type="float" office:value="-0.0062928023" calcext:value-type="float">
            <text:p>-0.0062928023</text:p>
          </table:table-cell>
        </table:table-row>
        <table:table-row table:style-name="ro1">
          <table:table-cell/>
          <table:table-cell office:value-type="float" office:value="0.008893984" calcext:value-type="float">
            <text:p>0.008893984</text:p>
          </table:table-cell>
          <table:table-cell/>
          <table:table-cell office:value-type="float" office:value="0.0014258825" calcext:value-type="float">
            <text:p>0.0014258825</text:p>
          </table:table-cell>
          <table:table-cell/>
          <table:table-cell office:value-type="float" office:value="0.002466348" calcext:value-type="float">
            <text:p>0.002466348</text:p>
          </table:table-cell>
        </table:table-row>
        <table:table-row table:style-name="ro1">
          <table:table-cell/>
          <table:table-cell office:value-type="float" office:value="0.004049492" calcext:value-type="float">
            <text:p>0.004049492</text:p>
          </table:table-cell>
          <table:table-cell/>
          <table:table-cell office:value-type="float" office:value="0.012049891" calcext:value-type="float">
            <text:p>0.012049891</text:p>
          </table:table-cell>
          <table:table-cell/>
          <table:table-cell office:value-type="float" office:value="-0.003053724" calcext:value-type="float">
            <text:p>-0.003053724</text:p>
          </table:table-cell>
        </table:table-row>
        <table:table-row table:style-name="ro1">
          <table:table-cell/>
          <table:table-cell office:value-type="float" office:value="0.0014472891" calcext:value-type="float">
            <text:p>0.0014472891</text:p>
          </table:table-cell>
          <table:table-cell/>
          <table:table-cell office:value-type="float" office:value="0.010844907" calcext:value-type="float">
            <text:p>0.010844907</text:p>
          </table:table-cell>
          <table:table-cell/>
          <table:table-cell office:value-type="float" office:value="-0.0009905652" calcext:value-type="float">
            <text:p>-0.0009905652</text:p>
          </table:table-cell>
        </table:table-row>
        <table:table-row table:style-name="ro1">
          <table:table-cell/>
          <table:table-cell office:value-type="float" office:value="0.0021814608" calcext:value-type="float">
            <text:p>0.0021814608</text:p>
          </table:table-cell>
          <table:table-cell/>
          <table:table-cell office:value-type="float" office:value="0.008222325" calcext:value-type="float">
            <text:p>0.008222325</text:p>
          </table:table-cell>
          <table:table-cell/>
          <table:table-cell office:value-type="float" office:value="-0.007922771" calcext:value-type="float">
            <text:p>-0.007922771</text:p>
          </table:table-cell>
        </table:table-row>
        <table:table-row table:style-name="ro1">
          <table:table-cell/>
          <table:table-cell office:value-type="float" office:value="-0.000014198166" calcext:value-type="float">
            <text:p>-1.4198166E-05</text:p>
          </table:table-cell>
          <table:table-cell/>
          <table:table-cell office:value-type="float" office:value="0.00981709" calcext:value-type="float">
            <text:p>0.00981709</text:p>
          </table:table-cell>
          <table:table-cell/>
          <table:table-cell office:value-type="float" office:value="0.0027572159" calcext:value-type="float">
            <text:p>0.0027572159</text:p>
          </table:table-cell>
        </table:table-row>
        <table:table-row table:style-name="ro1">
          <table:table-cell/>
          <table:table-cell office:value-type="float" office:value="0.001085868" calcext:value-type="float">
            <text:p>0.001085868</text:p>
          </table:table-cell>
          <table:table-cell/>
          <table:table-cell office:value-type="float" office:value="0.0018041335" calcext:value-type="float">
            <text:p>0.0018041335</text:p>
          </table:table-cell>
          <table:table-cell/>
          <table:table-cell office:value-type="float" office:value="-0.0014735946" calcext:value-type="float">
            <text:p>-0.0014735946</text:p>
          </table:table-cell>
        </table:table-row>
        <table:table-row table:style-name="ro1">
          <table:table-cell/>
          <table:table-cell office:value-type="float" office:value="0.00031809727" calcext:value-type="float">
            <text:p>0.00031809727</text:p>
          </table:table-cell>
          <table:table-cell/>
          <table:table-cell office:value-type="float" office:value="-0.0047483505" calcext:value-type="float">
            <text:p>-0.0047483505</text:p>
          </table:table-cell>
          <table:table-cell/>
          <table:table-cell office:value-type="float" office:value="-0.0008868019" calcext:value-type="float">
            <text:p>-0.0008868019</text:p>
          </table:table-cell>
        </table:table-row>
        <table:table-row table:style-name="ro1">
          <table:table-cell/>
          <table:table-cell office:value-type="float" office:value="0.0013849047" calcext:value-type="float">
            <text:p>0.0013849047</text:p>
          </table:table-cell>
          <table:table-cell/>
          <table:table-cell office:value-type="float" office:value="-0.0058115963" calcext:value-type="float">
            <text:p>-0.0058115963</text:p>
          </table:table-cell>
          <table:table-cell/>
          <table:table-cell office:value-type="float" office:value="0.00008076423" calcext:value-type="float">
            <text:p>8.076423E-05</text:p>
          </table:table-cell>
        </table:table-row>
        <table:table-row table:style-name="ro1">
          <table:table-cell/>
          <table:table-cell office:value-type="float" office:value="-0.0053454153" calcext:value-type="float">
            <text:p>-0.0053454153</text:p>
          </table:table-cell>
          <table:table-cell/>
          <table:table-cell office:value-type="float" office:value="-0.009405252" calcext:value-type="float">
            <text:p>-0.009405252</text:p>
          </table:table-cell>
          <table:table-cell/>
          <table:table-cell office:value-type="float" office:value="0.00292915" calcext:value-type="float">
            <text:p>0.00292915</text:p>
          </table:table-cell>
        </table:table-row>
        <table:table-row table:style-name="ro1">
          <table:table-cell/>
          <table:table-cell office:value-type="float" office:value="0.007054398" calcext:value-type="float">
            <text:p>0.007054398</text:p>
          </table:table-cell>
          <table:table-cell/>
          <table:table-cell office:value-type="float" office:value="-0.0018729302" calcext:value-type="float">
            <text:p>-0.0018729302</text:p>
          </table:table-cell>
          <table:table-cell/>
          <table:table-cell office:value-type="float" office:value="-0.0019780186" calcext:value-type="float">
            <text:p>-0.0019780186</text:p>
          </table:table-cell>
        </table:table-row>
        <table:table-row table:style-name="ro1">
          <table:table-cell/>
          <table:table-cell office:value-type="float" office:value="0.005470038" calcext:value-type="float">
            <text:p>0.005470038</text:p>
          </table:table-cell>
          <table:table-cell/>
          <table:table-cell office:value-type="float" office:value="-0.01179306" calcext:value-type="float">
            <text:p>-0.01179306</text:p>
          </table:table-cell>
          <table:table-cell/>
          <table:table-cell office:value-type="float" office:value="0.0043721115" calcext:value-type="float">
            <text:p>0.0043721115</text:p>
          </table:table-cell>
        </table:table-row>
        <table:table-row table:style-name="ro1">
          <table:table-cell/>
          <table:table-cell office:value-type="float" office:value="-0.005843615" calcext:value-type="float">
            <text:p>-0.005843615</text:p>
          </table:table-cell>
          <table:table-cell/>
          <table:table-cell office:value-type="float" office:value="-0.006219222" calcext:value-type="float">
            <text:p>-0.006219222</text:p>
          </table:table-cell>
          <table:table-cell/>
          <table:table-cell office:value-type="float" office:value="-0.009468427" calcext:value-type="float">
            <text:p>-0.009468427</text:p>
          </table:table-cell>
        </table:table-row>
        <table:table-row table:style-name="ro1">
          <table:table-cell/>
          <table:table-cell office:value-type="float" office:value="-0.0059184474" calcext:value-type="float">
            <text:p>-0.0059184474</text:p>
          </table:table-cell>
          <table:table-cell/>
          <table:table-cell office:value-type="float" office:value="-0.0009830407" calcext:value-type="float">
            <text:p>-0.0009830407</text:p>
          </table:table-cell>
          <table:table-cell/>
          <table:table-cell office:value-type="float" office:value="0.0051014693" calcext:value-type="float">
            <text:p>0.0051014693</text:p>
          </table:table-cell>
        </table:table-row>
        <table:table-row table:style-name="ro1">
          <table:table-cell/>
          <table:table-cell office:value-type="float" office:value="0.004341381" calcext:value-type="float">
            <text:p>0.004341381</text:p>
          </table:table-cell>
          <table:table-cell/>
          <table:table-cell office:value-type="float" office:value="0.0015322472" calcext:value-type="float">
            <text:p>0.0015322472</text:p>
          </table:table-cell>
          <table:table-cell/>
          <table:table-cell office:value-type="float" office:value="0.0039321627" calcext:value-type="float">
            <text:p>0.0039321627</text:p>
          </table:table-cell>
        </table:table-row>
        <table:table-row table:style-name="ro1">
          <table:table-cell/>
          <table:table-cell office:value-type="float" office:value="-0.0013662331" calcext:value-type="float">
            <text:p>-0.0013662331</text:p>
          </table:table-cell>
          <table:table-cell/>
          <table:table-cell office:value-type="float" office:value="0.0062130047" calcext:value-type="float">
            <text:p>0.0062130047</text:p>
          </table:table-cell>
          <table:table-cell/>
          <table:table-cell office:value-type="float" office:value="0.000023339451" calcext:value-type="float">
            <text:p>2.3339451E-05</text:p>
          </table:table-cell>
        </table:table-row>
        <table:table-row table:style-name="ro1">
          <table:table-cell/>
          <table:table-cell office:value-type="float" office:value="0.0055819703" calcext:value-type="float">
            <text:p>0.0055819703</text:p>
          </table:table-cell>
          <table:table-cell/>
          <table:table-cell office:value-type="float" office:value="-0.001878996" calcext:value-type="float">
            <text:p>-0.001878996</text:p>
          </table:table-cell>
          <table:table-cell/>
          <table:table-cell office:value-type="float" office:value="-0.008768048" calcext:value-type="float">
            <text:p>-0.008768048</text:p>
          </table:table-cell>
        </table:table-row>
        <table:table-row table:style-name="ro1">
          <table:table-cell/>
          <table:table-cell office:value-type="float" office:value="0.006561838" calcext:value-type="float">
            <text:p>0.006561838</text:p>
          </table:table-cell>
          <table:table-cell/>
          <table:table-cell office:value-type="float" office:value="0.01039386" calcext:value-type="float">
            <text:p>0.01039386</text:p>
          </table:table-cell>
          <table:table-cell/>
          <table:table-cell office:value-type="float" office:value="0.004852904" calcext:value-type="float">
            <text:p>0.004852904</text:p>
          </table:table-cell>
        </table:table-row>
        <table:table-row table:style-name="ro1">
          <table:table-cell/>
          <table:table-cell office:value-type="float" office:value="0.002170326" calcext:value-type="float">
            <text:p>0.002170326</text:p>
          </table:table-cell>
          <table:table-cell/>
          <table:table-cell office:value-type="float" office:value="0.0036415805" calcext:value-type="float">
            <text:p>0.0036415805</text:p>
          </table:table-cell>
          <table:table-cell/>
          <table:table-cell office:value-type="float" office:value="0.0034887132" calcext:value-type="float">
            <text:p>0.0034887132</text:p>
          </table:table-cell>
        </table:table-row>
        <table:table-row table:style-name="ro1">
          <table:table-cell/>
          <table:table-cell office:value-type="float" office:value="-0.0011228707" calcext:value-type="float">
            <text:p>-0.0011228707</text:p>
          </table:table-cell>
          <table:table-cell/>
          <table:table-cell office:value-type="float" office:value="-0.0033143724" calcext:value-type="float">
            <text:p>-0.0033143724</text:p>
          </table:table-cell>
          <table:table-cell/>
          <table:table-cell office:value-type="float" office:value="-0.0014744212" calcext:value-type="float">
            <text:p>-0.0014744212</text:p>
          </table:table-cell>
        </table:table-row>
        <table:table-row table:style-name="ro1">
          <table:table-cell/>
          <table:table-cell office:value-type="float" office:value="-0.0014500606" calcext:value-type="float">
            <text:p>-0.0014500606</text:p>
          </table:table-cell>
          <table:table-cell/>
          <table:table-cell office:value-type="float" office:value="0.00272995" calcext:value-type="float">
            <text:p>0.00272995</text:p>
          </table:table-cell>
          <table:table-cell/>
          <table:table-cell office:value-type="float" office:value="-0.009237123" calcext:value-type="float">
            <text:p>-0.009237123</text:p>
          </table:table-cell>
        </table:table-row>
        <table:table-row table:style-name="ro1">
          <table:table-cell/>
          <table:table-cell office:value-type="float" office:value="-0.0010853332" calcext:value-type="float">
            <text:p>-0.0010853332</text:p>
          </table:table-cell>
          <table:table-cell/>
          <table:table-cell office:value-type="float" office:value="-0.008968828" calcext:value-type="float">
            <text:p>-0.008968828</text:p>
          </table:table-cell>
          <table:table-cell/>
          <table:table-cell office:value-type="float" office:value="0.0042109718" calcext:value-type="float">
            <text:p>0.0042109718</text:p>
          </table:table-cell>
        </table:table-row>
        <table:table-row table:style-name="ro1">
          <table:table-cell/>
          <table:table-cell office:value-type="float" office:value="0.0020993836" calcext:value-type="float">
            <text:p>0.0020993836</text:p>
          </table:table-cell>
          <table:table-cell/>
          <table:table-cell office:value-type="float" office:value="-0.010049482" calcext:value-type="float">
            <text:p>-0.010049482</text:p>
          </table:table-cell>
          <table:table-cell/>
          <table:table-cell office:value-type="float" office:value="0.005108228" calcext:value-type="float">
            <text:p>0.005108228</text:p>
          </table:table-cell>
        </table:table-row>
        <table:table-row table:style-name="ro1">
          <table:table-cell/>
          <table:table-cell office:value-type="float" office:value="-0.0073390906" calcext:value-type="float">
            <text:p>-0.0073390906</text:p>
          </table:table-cell>
          <table:table-cell/>
          <table:table-cell office:value-type="float" office:value="-0.004869728" calcext:value-type="float">
            <text:p>-0.004869728</text:p>
          </table:table-cell>
          <table:table-cell/>
          <table:table-cell office:value-type="float" office:value="0.003279047" calcext:value-type="float">
            <text:p>0.003279047</text:p>
          </table:table-cell>
        </table:table-row>
        <table:table-row table:style-name="ro1">
          <table:table-cell/>
          <table:table-cell office:value-type="float" office:value="0.0028430857" calcext:value-type="float">
            <text:p>0.0028430857</text:p>
          </table:table-cell>
          <table:table-cell/>
          <table:table-cell office:value-type="float" office:value="-0.0067997426" calcext:value-type="float">
            <text:p>-0.0067997426</text:p>
          </table:table-cell>
          <table:table-cell/>
          <table:table-cell office:value-type="float" office:value="-0.0018828616" calcext:value-type="float">
            <text:p>-0.0018828616</text:p>
          </table:table-cell>
        </table:table-row>
        <table:table-row table:style-name="ro1">
          <table:table-cell/>
          <table:table-cell office:value-type="float" office:value="-0.0029344498" calcext:value-type="float">
            <text:p>-0.0029344498</text:p>
          </table:table-cell>
          <table:table-cell/>
          <table:table-cell office:value-type="float" office:value="-0.010074839" calcext:value-type="float">
            <text:p>-0.010074839</text:p>
          </table:table-cell>
          <table:table-cell/>
          <table:table-cell office:value-type="float" office:value="-0.0016945901" calcext:value-type="float">
            <text:p>-0.0016945901</text:p>
          </table:table-cell>
        </table:table-row>
        <table:table-row table:style-name="ro1">
          <table:table-cell/>
          <table:table-cell office:value-type="float" office:value="0.00087464595" calcext:value-type="float">
            <text:p>0.00087464595</text:p>
          </table:table-cell>
          <table:table-cell/>
          <table:table-cell office:value-type="float" office:value="-0.0031347435" calcext:value-type="float">
            <text:p>-0.0031347435</text:p>
          </table:table-cell>
          <table:table-cell/>
          <table:table-cell office:value-type="float" office:value="0.004407461" calcext:value-type="float">
            <text:p>0.004407461</text:p>
          </table:table-cell>
        </table:table-row>
        <table:table-row table:style-name="ro1">
          <table:table-cell/>
          <table:table-cell office:value-type="float" office:value="-0.005365205" calcext:value-type="float">
            <text:p>-0.005365205</text:p>
          </table:table-cell>
          <table:table-cell/>
          <table:table-cell office:value-type="float" office:value="-0.0021620842" calcext:value-type="float">
            <text:p>-0.0021620842</text:p>
          </table:table-cell>
          <table:table-cell/>
          <table:table-cell office:value-type="float" office:value="-0.0013067175" calcext:value-type="float">
            <text:p>-0.0013067175</text:p>
          </table:table-cell>
        </table:table-row>
        <table:table-row table:style-name="ro1">
          <table:table-cell/>
          <table:table-cell office:value-type="float" office:value="0.002202612" calcext:value-type="float">
            <text:p>0.002202612</text:p>
          </table:table-cell>
          <table:table-cell/>
          <table:table-cell office:value-type="float" office:value="-0.00040778398" calcext:value-type="float">
            <text:p>-0.00040778398</text:p>
          </table:table-cell>
          <table:table-cell/>
          <table:table-cell office:value-type="float" office:value="-0.0018352102" calcext:value-type="float">
            <text:p>-0.0018352102</text:p>
          </table:table-cell>
        </table:table-row>
        <table:table-row table:style-name="ro1">
          <table:table-cell/>
          <table:table-cell office:value-type="float" office:value="-0.005488369" calcext:value-type="float">
            <text:p>-0.005488369</text:p>
          </table:table-cell>
          <table:table-cell/>
          <table:table-cell office:value-type="float" office:value="0.0062247897" calcext:value-type="float">
            <text:p>0.0062247897</text:p>
          </table:table-cell>
          <table:table-cell/>
          <table:table-cell office:value-type="float" office:value="0.0042809416" calcext:value-type="float">
            <text:p>0.0042809416</text:p>
          </table:table-cell>
        </table:table-row>
        <table:table-row table:style-name="ro1">
          <table:table-cell/>
          <table:table-cell office:value-type="float" office:value="0.00033394864" calcext:value-type="float">
            <text:p>0.00033394864</text:p>
          </table:table-cell>
          <table:table-cell/>
          <table:table-cell office:value-type="float" office:value="0.0007683299" calcext:value-type="float">
            <text:p>0.0007683299</text:p>
          </table:table-cell>
          <table:table-cell/>
          <table:table-cell office:value-type="float" office:value="-0.0022994708" calcext:value-type="float">
            <text:p>-0.0022994708</text:p>
          </table:table-cell>
        </table:table-row>
        <table:table-row table:style-name="ro1">
          <table:table-cell/>
          <table:table-cell office:value-type="float" office:value="-0.0038743003" calcext:value-type="float">
            <text:p>-0.0038743003</text:p>
          </table:table-cell>
          <table:table-cell/>
          <table:table-cell office:value-type="float" office:value="0.0042071184" calcext:value-type="float">
            <text:p>0.0042071184</text:p>
          </table:table-cell>
          <table:table-cell/>
          <table:table-cell office:value-type="float" office:value="-0.0038273297" calcext:value-type="float">
            <text:p>-0.0038273297</text:p>
          </table:table-cell>
        </table:table-row>
        <table:table-row table:style-name="ro1">
          <table:table-cell/>
          <table:table-cell office:value-type="float" office:value="0.00024851653" calcext:value-type="float">
            <text:p>0.00024851653</text:p>
          </table:table-cell>
          <table:table-cell/>
          <table:table-cell office:value-type="float" office:value="0.0031272313" calcext:value-type="float">
            <text:p>0.0031272313</text:p>
          </table:table-cell>
          <table:table-cell/>
          <table:table-cell office:value-type="float" office:value="0.00051045325" calcext:value-type="float">
            <text:p>0.00051045325</text:p>
          </table:table-cell>
        </table:table-row>
        <table:table-row table:style-name="ro1">
          <table:table-cell/>
          <table:table-cell office:value-type="float" office:value="-0.004170906" calcext:value-type="float">
            <text:p>-0.004170906</text:p>
          </table:table-cell>
          <table:table-cell/>
          <table:table-cell office:value-type="float" office:value="-0.0037772958" calcext:value-type="float">
            <text:p>-0.0037772958</text:p>
          </table:table-cell>
          <table:table-cell/>
          <table:table-cell office:value-type="float" office:value="0.0028763928" calcext:value-type="float">
            <text:p>0.0028763928</text:p>
          </table:table-cell>
        </table:table-row>
        <table:table-row table:style-name="ro1">
          <table:table-cell/>
          <table:table-cell office:value-type="float" office:value="0.0019591039" calcext:value-type="float">
            <text:p>0.0019591039</text:p>
          </table:table-cell>
          <table:table-cell/>
          <table:table-cell office:value-type="float" office:value="-0.006915188" calcext:value-type="float">
            <text:p>-0.006915188</text:p>
          </table:table-cell>
          <table:table-cell/>
          <table:table-cell office:value-type="float" office:value="-0.002684669" calcext:value-type="float">
            <text:p>-0.002684669</text:p>
          </table:table-cell>
        </table:table-row>
        <table:table-row table:style-name="ro1">
          <table:table-cell/>
          <table:table-cell office:value-type="float" office:value="-0.0035103022" calcext:value-type="float">
            <text:p>-0.0035103022</text:p>
          </table:table-cell>
          <table:table-cell/>
          <table:table-cell office:value-type="float" office:value="-0.008420935" calcext:value-type="float">
            <text:p>-0.008420935</text:p>
          </table:table-cell>
          <table:table-cell/>
          <table:table-cell office:value-type="float" office:value="0.0000007779817" calcext:value-type="float">
            <text:p>7.779817E-07</text:p>
          </table:table-cell>
        </table:table-row>
        <table:table-row table:style-name="ro1">
          <table:table-cell/>
          <table:table-cell office:value-type="float" office:value="-0.00008309817" calcext:value-type="float">
            <text:p>-8.309817E-05</text:p>
          </table:table-cell>
          <table:table-cell/>
          <table:table-cell office:value-type="float" office:value="-0.01702709" calcext:value-type="float">
            <text:p>-0.01702709</text:p>
          </table:table-cell>
          <table:table-cell/>
          <table:table-cell office:value-type="float" office:value="0.0063727885" calcext:value-type="float">
            <text:p>0.0063727885</text:p>
          </table:table-cell>
        </table:table-row>
        <table:table-row table:style-name="ro1">
          <table:table-cell/>
          <table:table-cell office:value-type="float" office:value="0.00014494771" calcext:value-type="float">
            <text:p>0.00014494771</text:p>
          </table:table-cell>
          <table:table-cell/>
          <table:table-cell office:value-type="float" office:value="-0.006974764" calcext:value-type="float">
            <text:p>-0.006974764</text:p>
          </table:table-cell>
          <table:table-cell/>
          <table:table-cell office:value-type="float" office:value="-0.0067889118" calcext:value-type="float">
            <text:p>-0.0067889118</text:p>
          </table:table-cell>
        </table:table-row>
        <table:table-row table:style-name="ro1">
          <table:table-cell/>
          <table:table-cell office:value-type="float" office:value="-0.0011879294" calcext:value-type="float">
            <text:p>-0.0011879294</text:p>
          </table:table-cell>
          <table:table-cell/>
          <table:table-cell office:value-type="float" office:value="-0.004080028" calcext:value-type="float">
            <text:p>-0.004080028</text:p>
          </table:table-cell>
          <table:table-cell/>
          <table:table-cell office:value-type="float" office:value="-0.004352224" calcext:value-type="float">
            <text:p>-0.004352224</text:p>
          </table:table-cell>
        </table:table-row>
        <table:table-row table:style-name="ro1">
          <table:table-cell/>
          <table:table-cell office:value-type="float" office:value="0.0035451655" calcext:value-type="float">
            <text:p>0.0035451655</text:p>
          </table:table-cell>
          <table:table-cell/>
          <table:table-cell office:value-type="float" office:value="-0.0036720252" calcext:value-type="float">
            <text:p>-0.0036720252</text:p>
          </table:table-cell>
          <table:table-cell/>
          <table:table-cell office:value-type="float" office:value="0.0044325995" calcext:value-type="float">
            <text:p>0.0044325995</text:p>
          </table:table-cell>
        </table:table-row>
        <table:table-row table:style-name="ro1">
          <table:table-cell/>
          <table:table-cell office:value-type="float" office:value="0.0064865197" calcext:value-type="float">
            <text:p>0.0064865197</text:p>
          </table:table-cell>
          <table:table-cell/>
          <table:table-cell office:value-type="float" office:value="0.003286985" calcext:value-type="float">
            <text:p>0.003286985</text:p>
          </table:table-cell>
          <table:table-cell/>
          <table:table-cell office:value-type="float" office:value="-0.0019432525" calcext:value-type="float">
            <text:p>-0.0019432525</text:p>
          </table:table-cell>
        </table:table-row>
        <table:table-row table:style-name="ro1">
          <table:table-cell/>
          <table:table-cell office:value-type="float" office:value="0.001882813" calcext:value-type="float">
            <text:p>0.001882813</text:p>
          </table:table-cell>
          <table:table-cell/>
          <table:table-cell office:value-type="float" office:value="-0.000557351" calcext:value-type="float">
            <text:p>-0.000557351</text:p>
          </table:table-cell>
          <table:table-cell/>
          <table:table-cell office:value-type="float" office:value="-0.0021883652" calcext:value-type="float">
            <text:p>-0.0021883652</text:p>
          </table:table-cell>
        </table:table-row>
        <table:table-row table:style-name="ro1">
          <table:table-cell/>
          <table:table-cell office:value-type="float" office:value="-0.003578959" calcext:value-type="float">
            <text:p>-0.003578959</text:p>
          </table:table-cell>
          <table:table-cell/>
          <table:table-cell office:value-type="float" office:value="-0.0013805164" calcext:value-type="float">
            <text:p>-0.0013805164</text:p>
          </table:table-cell>
          <table:table-cell/>
          <table:table-cell office:value-type="float" office:value="-0.0004314395" calcext:value-type="float">
            <text:p>-0.0004314395</text:p>
          </table:table-cell>
        </table:table-row>
        <table:table-row table:style-name="ro1">
          <table:table-cell/>
          <table:table-cell office:value-type="float" office:value="0.00051434315" calcext:value-type="float">
            <text:p>0.00051434315</text:p>
          </table:table-cell>
          <table:table-cell/>
          <table:table-cell office:value-type="float" office:value="-0.006955351" calcext:value-type="float">
            <text:p>-0.006955351</text:p>
          </table:table-cell>
          <table:table-cell/>
          <table:table-cell office:value-type="float" office:value="-0.0025855736" calcext:value-type="float">
            <text:p>-0.0025855736</text:p>
          </table:table-cell>
        </table:table-row>
        <table:table-row table:style-name="ro1">
          <table:table-cell/>
          <table:table-cell office:value-type="float" office:value="-0.003492214" calcext:value-type="float">
            <text:p>-0.003492214</text:p>
          </table:table-cell>
          <table:table-cell/>
          <table:table-cell office:value-type="float" office:value="-0.005600642" calcext:value-type="float">
            <text:p>-0.005600642</text:p>
          </table:table-cell>
          <table:table-cell/>
          <table:table-cell office:value-type="float" office:value="0.0022872176" calcext:value-type="float">
            <text:p>0.0022872176</text:p>
          </table:table-cell>
        </table:table-row>
        <table:table-row table:style-name="ro1">
          <table:table-cell/>
          <table:table-cell office:value-type="float" office:value="0.0036685728" calcext:value-type="float">
            <text:p>0.0036685728</text:p>
          </table:table-cell>
          <table:table-cell/>
          <table:table-cell office:value-type="float" office:value="-0.006358931" calcext:value-type="float">
            <text:p>-0.006358931</text:p>
          </table:table-cell>
          <table:table-cell/>
          <table:table-cell office:value-type="float" office:value="0.006453018" calcext:value-type="float">
            <text:p>0.006453018</text:p>
          </table:table-cell>
        </table:table-row>
        <table:table-row table:style-name="ro1">
          <table:table-cell/>
          <table:table-cell office:value-type="float" office:value="-0.006146542" calcext:value-type="float">
            <text:p>-0.006146542</text:p>
          </table:table-cell>
          <table:table-cell/>
          <table:table-cell office:value-type="float" office:value="-0.0028665953" calcext:value-type="float">
            <text:p>-0.0028665953</text:p>
          </table:table-cell>
          <table:table-cell/>
          <table:table-cell office:value-type="float" office:value="-0.002761592" calcext:value-type="float">
            <text:p>-0.002761592</text:p>
          </table:table-cell>
        </table:table-row>
        <table:table-row table:style-name="ro1">
          <table:table-cell/>
          <table:table-cell office:value-type="float" office:value="0.00040070922" calcext:value-type="float">
            <text:p>0.00040070922</text:p>
          </table:table-cell>
          <table:table-cell/>
          <table:table-cell office:value-type="float" office:value="-0.005216647" calcext:value-type="float">
            <text:p>-0.005216647</text:p>
          </table:table-cell>
          <table:table-cell/>
          <table:table-cell office:value-type="float" office:value="-0.0007276074" calcext:value-type="float">
            <text:p>-0.0007276074</text:p>
          </table:table-cell>
        </table:table-row>
        <table:table-row table:style-name="ro1">
          <table:table-cell/>
          <table:table-cell office:value-type="float" office:value="-0.0002985505" calcext:value-type="float">
            <text:p>-0.0002985505</text:p>
          </table:table-cell>
          <table:table-cell/>
          <table:table-cell office:value-type="float" office:value="-0.008869794" calcext:value-type="float">
            <text:p>-0.008869794</text:p>
          </table:table-cell>
          <table:table-cell/>
          <table:table-cell office:value-type="float" office:value="0.009013113" calcext:value-type="float">
            <text:p>0.009013113</text:p>
          </table:table-cell>
        </table:table-row>
        <table:table-row table:style-name="ro1">
          <table:table-cell/>
          <table:table-cell office:value-type="float" office:value="-0.0057618786" calcext:value-type="float">
            <text:p>-0.0057618786</text:p>
          </table:table-cell>
          <table:table-cell/>
          <table:table-cell office:value-type="float" office:value="-0.0018304695" calcext:value-type="float">
            <text:p>-0.0018304695</text:p>
          </table:table-cell>
          <table:table-cell/>
          <table:table-cell office:value-type="float" office:value="-0.0057309535" calcext:value-type="float">
            <text:p>-0.0057309535</text:p>
          </table:table-cell>
        </table:table-row>
        <table:table-row table:style-name="ro1">
          <table:table-cell/>
          <table:table-cell office:value-type="float" office:value="0.00030744864" calcext:value-type="float">
            <text:p>0.00030744864</text:p>
          </table:table-cell>
          <table:table-cell/>
          <table:table-cell office:value-type="float" office:value="-0.004284139" calcext:value-type="float">
            <text:p>-0.004284139</text:p>
          </table:table-cell>
          <table:table-cell/>
          <table:table-cell office:value-type="float" office:value="0.0069271005" calcext:value-type="float">
            <text:p>0.0069271005</text:p>
          </table:table-cell>
        </table:table-row>
        <table:table-row table:style-name="ro1">
          <table:table-cell/>
          <table:table-cell office:value-type="float" office:value="-0.004557271" calcext:value-type="float">
            <text:p>-0.004557271</text:p>
          </table:table-cell>
          <table:table-cell/>
          <table:table-cell office:value-type="float" office:value="0.008668685" calcext:value-type="float">
            <text:p>0.008668685</text:p>
          </table:table-cell>
          <table:table-cell/>
          <table:table-cell office:value-type="float" office:value="-0.011123972" calcext:value-type="float">
            <text:p>-0.011123972</text:p>
          </table:table-cell>
        </table:table-row>
        <table:table-row table:style-name="ro1">
          <table:table-cell/>
          <table:table-cell office:value-type="float" office:value="0.0031494645" calcext:value-type="float">
            <text:p>0.0031494645</text:p>
          </table:table-cell>
          <table:table-cell/>
          <table:table-cell office:value-type="float" office:value="-0.010215763" calcext:value-type="float">
            <text:p>-0.010215763</text:p>
          </table:table-cell>
          <table:table-cell/>
          <table:table-cell office:value-type="float" office:value="0.0011944937" calcext:value-type="float">
            <text:p>0.0011944937</text:p>
          </table:table-cell>
        </table:table-row>
        <table:table-row table:style-name="ro1">
          <table:table-cell/>
          <table:table-cell office:value-type="float" office:value="0.001296458" calcext:value-type="float">
            <text:p>0.001296458</text:p>
          </table:table-cell>
          <table:table-cell/>
          <table:table-cell office:value-type="float" office:value="-0.00018539061" calcext:value-type="float">
            <text:p>-0.00018539061</text:p>
          </table:table-cell>
          <table:table-cell/>
          <table:table-cell office:value-type="float" office:value="-0.0035391848" calcext:value-type="float">
            <text:p>-0.0035391848</text:p>
          </table:table-cell>
        </table:table-row>
        <table:table-row table:style-name="ro1">
          <table:table-cell/>
          <table:table-cell office:value-type="float" office:value="-0.004106674" calcext:value-type="float">
            <text:p>-0.004106674</text:p>
          </table:table-cell>
          <table:table-cell/>
          <table:table-cell office:value-type="float" office:value="0.0011515102" calcext:value-type="float">
            <text:p>0.0011515102</text:p>
          </table:table-cell>
          <table:table-cell/>
          <table:table-cell office:value-type="float" office:value="0.0018684204" calcext:value-type="float">
            <text:p>0.0018684204</text:p>
          </table:table-cell>
        </table:table-row>
        <table:table-row table:style-name="ro1">
          <table:table-cell/>
          <table:table-cell office:value-type="float" office:value="-0.0050143837" calcext:value-type="float">
            <text:p>-0.0050143837</text:p>
          </table:table-cell>
          <table:table-cell/>
          <table:table-cell office:value-type="float" office:value="-0.00291872" calcext:value-type="float">
            <text:p>-0.00291872</text:p>
          </table:table-cell>
          <table:table-cell/>
          <table:table-cell office:value-type="float" office:value="0.0036590912" calcext:value-type="float">
            <text:p>0.0036590912</text:p>
          </table:table-cell>
        </table:table-row>
        <table:table-row table:style-name="ro1">
          <table:table-cell/>
          <table:table-cell office:value-type="float" office:value="0.0005407459" calcext:value-type="float">
            <text:p>0.0005407459</text:p>
          </table:table-cell>
          <table:table-cell/>
          <table:table-cell office:value-type="float" office:value="0.001987403" calcext:value-type="float">
            <text:p>0.001987403</text:p>
          </table:table-cell>
          <table:table-cell/>
          <table:table-cell office:value-type="float" office:value="0.013400589" calcext:value-type="float">
            <text:p>0.013400589</text:p>
          </table:table-cell>
        </table:table-row>
        <table:table-row table:style-name="ro1">
          <table:table-cell/>
          <table:table-cell office:value-type="float" office:value="-0.004347313" calcext:value-type="float">
            <text:p>-0.004347313</text:p>
          </table:table-cell>
          <table:table-cell/>
          <table:table-cell office:value-type="float" office:value="0.002008384" calcext:value-type="float">
            <text:p>0.002008384</text:p>
          </table:table-cell>
          <table:table-cell/>
          <table:table-cell office:value-type="float" office:value="0.00041505325" calcext:value-type="float">
            <text:p>0.00041505325</text:p>
          </table:table-cell>
        </table:table-row>
        <table:table-row table:style-name="ro1">
          <table:table-cell/>
          <table:table-cell office:value-type="float" office:value="0.0039976104" calcext:value-type="float">
            <text:p>0.0039976104</text:p>
          </table:table-cell>
          <table:table-cell/>
          <table:table-cell office:value-type="float" office:value="0.0011483618" calcext:value-type="float">
            <text:p>0.0011483618</text:p>
          </table:table-cell>
          <table:table-cell/>
          <table:table-cell office:value-type="float" office:value="0.010041507" calcext:value-type="float">
            <text:p>0.010041507</text:p>
          </table:table-cell>
        </table:table-row>
        <table:table-row table:style-name="ro1">
          <table:table-cell/>
          <table:table-cell office:value-type="float" office:value="-0.0027742828" calcext:value-type="float">
            <text:p>-0.0027742828</text:p>
          </table:table-cell>
          <table:table-cell/>
          <table:table-cell office:value-type="float" office:value="0.008064778" calcext:value-type="float">
            <text:p>0.008064778</text:p>
          </table:table-cell>
          <table:table-cell/>
          <table:table-cell office:value-type="float" office:value="0.0072795264" calcext:value-type="float">
            <text:p>0.0072795264</text:p>
          </table:table-cell>
        </table:table-row>
        <table:table-row table:style-name="ro1">
          <table:table-cell/>
          <table:table-cell office:value-type="float" office:value="-0.0040349537" calcext:value-type="float">
            <text:p>-0.0040349537</text:p>
          </table:table-cell>
          <table:table-cell/>
          <table:table-cell office:value-type="float" office:value="0.00088621845" calcext:value-type="float">
            <text:p>0.00088621845</text:p>
          </table:table-cell>
          <table:table-cell/>
          <table:table-cell office:value-type="float" office:value="0.0023767827" calcext:value-type="float">
            <text:p>0.0023767827</text:p>
          </table:table-cell>
        </table:table-row>
        <table:table-row table:style-name="ro1">
          <table:table-cell/>
          <table:table-cell office:value-type="float" office:value="-0.004510349" calcext:value-type="float">
            <text:p>-0.004510349</text:p>
          </table:table-cell>
          <table:table-cell/>
          <table:table-cell office:value-type="float" office:value="-0.004256107" calcext:value-type="float">
            <text:p>-0.004256107</text:p>
          </table:table-cell>
          <table:table-cell/>
          <table:table-cell office:value-type="float" office:value="0.009829507" calcext:value-type="float">
            <text:p>0.009829507</text:p>
          </table:table-cell>
        </table:table-row>
        <table:table-row table:style-name="ro1">
          <table:table-cell/>
          <table:table-cell office:value-type="float" office:value="-0.0051579215" calcext:value-type="float">
            <text:p>-0.0051579215</text:p>
          </table:table-cell>
          <table:table-cell/>
          <table:table-cell office:value-type="float" office:value="0.006936108" calcext:value-type="float">
            <text:p>0.006936108</text:p>
          </table:table-cell>
          <table:table-cell/>
          <table:table-cell office:value-type="float" office:value="0.0073084575" calcext:value-type="float">
            <text:p>0.0073084575</text:p>
          </table:table-cell>
        </table:table-row>
        <table:table-row table:style-name="ro1">
          <table:table-cell/>
          <table:table-cell office:value-type="float" office:value="0.0017299396" calcext:value-type="float">
            <text:p>0.0017299396</text:p>
          </table:table-cell>
          <table:table-cell/>
          <table:table-cell office:value-type="float" office:value="0.000090148635" calcext:value-type="float">
            <text:p>9.0148635E-05</text:p>
          </table:table-cell>
          <table:table-cell/>
          <table:table-cell office:value-type="float" office:value="-0.002431193" calcext:value-type="float">
            <text:p>-0.002431193</text:p>
          </table:table-cell>
        </table:table-row>
        <table:table-row table:style-name="ro1">
          <table:table-cell/>
          <table:table-cell office:value-type="float" office:value="-0.0019586661" calcext:value-type="float">
            <text:p>-0.0019586661</text:p>
          </table:table-cell>
          <table:table-cell/>
          <table:table-cell office:value-type="float" office:value="0.0035967554" calcext:value-type="float">
            <text:p>0.0035967554</text:p>
          </table:table-cell>
          <table:table-cell/>
          <table:table-cell office:value-type="float" office:value="-0.0048247995" calcext:value-type="float">
            <text:p>-0.0048247995</text:p>
          </table:table-cell>
        </table:table-row>
        <table:table-row table:style-name="ro1">
          <table:table-cell/>
          <table:table-cell office:value-type="float" office:value="-0.007915137" calcext:value-type="float">
            <text:p>-0.007915137</text:p>
          </table:table-cell>
          <table:table-cell/>
          <table:table-cell office:value-type="float" office:value="0.0030173534" calcext:value-type="float">
            <text:p>0.0030173534</text:p>
          </table:table-cell>
          <table:table-cell/>
          <table:table-cell office:value-type="float" office:value="0.0020297542" calcext:value-type="float">
            <text:p>0.0020297542</text:p>
          </table:table-cell>
        </table:table-row>
        <table:table-row table:style-name="ro1">
          <table:table-cell/>
          <table:table-cell office:value-type="float" office:value="0.004961384" calcext:value-type="float">
            <text:p>0.004961384</text:p>
          </table:table-cell>
          <table:table-cell/>
          <table:table-cell office:value-type="float" office:value="0.0046931505" calcext:value-type="float">
            <text:p>0.0046931505</text:p>
          </table:table-cell>
          <table:table-cell/>
          <table:table-cell office:value-type="float" office:value="-0.00015073396" calcext:value-type="float">
            <text:p>-0.00015073396</text:p>
          </table:table-cell>
        </table:table-row>
        <table:table-row table:style-name="ro1">
          <table:table-cell/>
          <table:table-cell office:value-type="float" office:value="0.004465226" calcext:value-type="float">
            <text:p>0.004465226</text:p>
          </table:table-cell>
          <table:table-cell/>
          <table:table-cell office:value-type="float" office:value="0.004223833" calcext:value-type="float">
            <text:p>0.004223833</text:p>
          </table:table-cell>
          <table:table-cell/>
          <table:table-cell office:value-type="float" office:value="-0.00013566056" calcext:value-type="float">
            <text:p>-0.00013566056</text:p>
          </table:table-cell>
        </table:table-row>
        <table:table-row table:style-name="ro1">
          <table:table-cell/>
          <table:table-cell office:value-type="float" office:value="-0.0038914646" calcext:value-type="float">
            <text:p>-0.0038914646</text:p>
          </table:table-cell>
          <table:table-cell/>
          <table:table-cell office:value-type="float" office:value="0.008415707" calcext:value-type="float">
            <text:p>0.008415707</text:p>
          </table:table-cell>
          <table:table-cell/>
          <table:table-cell office:value-type="float" office:value="0.007568352" calcext:value-type="float">
            <text:p>0.007568352</text:p>
          </table:table-cell>
        </table:table-row>
        <table:table-row table:style-name="ro1">
          <table:table-cell/>
          <table:table-cell office:value-type="float" office:value="0.0028697315" calcext:value-type="float">
            <text:p>0.0028697315</text:p>
          </table:table-cell>
          <table:table-cell/>
          <table:table-cell office:value-type="float" office:value="0.007354407" calcext:value-type="float">
            <text:p>0.007354407</text:p>
          </table:table-cell>
          <table:table-cell/>
          <table:table-cell office:value-type="float" office:value="-0.0024169947" calcext:value-type="float">
            <text:p>-0.0024169947</text:p>
          </table:table-cell>
        </table:table-row>
        <table:table-row table:style-name="ro1">
          <table:table-cell/>
          <table:table-cell office:value-type="float" office:value="-0.003789306" calcext:value-type="float">
            <text:p>-0.003789306</text:p>
          </table:table-cell>
          <table:table-cell/>
          <table:table-cell office:value-type="float" office:value="0.0042019766" calcext:value-type="float">
            <text:p>0.0042019766</text:p>
          </table:table-cell>
          <table:table-cell/>
          <table:table-cell office:value-type="float" office:value="-0.00085694686" calcext:value-type="float">
            <text:p>-0.00085694686</text:p>
          </table:table-cell>
        </table:table-row>
        <table:table-row table:style-name="ro1">
          <table:table-cell/>
          <table:table-cell office:value-type="float" office:value="0.0023025342" calcext:value-type="float">
            <text:p>0.0023025342</text:p>
          </table:table-cell>
          <table:table-cell/>
          <table:table-cell office:value-type="float" office:value="-0.0056664664" calcext:value-type="float">
            <text:p>-0.0056664664</text:p>
          </table:table-cell>
          <table:table-cell/>
          <table:table-cell office:value-type="float" office:value="-0.002968535" calcext:value-type="float">
            <text:p>-0.002968535</text:p>
          </table:table-cell>
        </table:table-row>
        <table:table-row table:style-name="ro1">
          <table:table-cell/>
          <table:table-cell office:value-type="float" office:value="-0.0023222268" calcext:value-type="float">
            <text:p>-0.0023222268</text:p>
          </table:table-cell>
          <table:table-cell/>
          <table:table-cell office:value-type="float" office:value="-0.0059787286" calcext:value-type="float">
            <text:p>-0.0059787286</text:p>
          </table:table-cell>
          <table:table-cell/>
          <table:table-cell office:value-type="float" office:value="-0.009043746" calcext:value-type="float">
            <text:p>-0.009043746</text:p>
          </table:table-cell>
        </table:table-row>
        <table:table-row table:style-name="ro1">
          <table:table-cell/>
          <table:table-cell office:value-type="float" office:value="0.0060399096" calcext:value-type="float">
            <text:p>0.0060399096</text:p>
          </table:table-cell>
          <table:table-cell/>
          <table:table-cell office:value-type="float" office:value="-0.0049413997" calcext:value-type="float">
            <text:p>-0.0049413997</text:p>
          </table:table-cell>
          <table:table-cell/>
          <table:table-cell office:value-type="float" office:value="-0.0037448637" calcext:value-type="float">
            <text:p>-0.0037448637</text:p>
          </table:table-cell>
        </table:table-row>
        <table:table-row table:style-name="ro1">
          <table:table-cell/>
          <table:table-cell office:value-type="float" office:value="-0.0024742736" calcext:value-type="float">
            <text:p>-0.0024742736</text:p>
          </table:table-cell>
          <table:table-cell/>
          <table:table-cell office:value-type="float" office:value="-0.003788078" calcext:value-type="float">
            <text:p>-0.003788078</text:p>
          </table:table-cell>
          <table:table-cell/>
          <table:table-cell office:value-type="float" office:value="0.010032949" calcext:value-type="float">
            <text:p>0.010032949</text:p>
          </table:table-cell>
        </table:table-row>
        <table:table-row table:style-name="ro1">
          <table:table-cell/>
          <table:table-cell office:value-type="float" office:value="-0.0022268267" calcext:value-type="float">
            <text:p>-0.0022268267</text:p>
          </table:table-cell>
          <table:table-cell/>
          <table:table-cell office:value-type="float" office:value="0.000765534" calcext:value-type="float">
            <text:p>0.000765534</text:p>
          </table:table-cell>
          <table:table-cell/>
          <table:table-cell office:value-type="float" office:value="-0.008987926" calcext:value-type="float">
            <text:p>-0.008987926</text:p>
          </table:table-cell>
        </table:table-row>
        <table:table-row table:style-name="ro1">
          <table:table-cell/>
          <table:table-cell office:value-type="float" office:value="-0.0013449845" calcext:value-type="float">
            <text:p>-0.0013449845</text:p>
          </table:table-cell>
          <table:table-cell/>
          <table:table-cell office:value-type="float" office:value="0.0044243457" calcext:value-type="float">
            <text:p>0.0044243457</text:p>
          </table:table-cell>
          <table:table-cell/>
          <table:table-cell office:value-type="float" office:value="0.002897204" calcext:value-type="float">
            <text:p>0.002897204</text:p>
          </table:table-cell>
        </table:table-row>
        <table:table-row table:style-name="ro1">
          <table:table-cell/>
          <table:table-cell office:value-type="float" office:value="0.0029643048" calcext:value-type="float">
            <text:p>0.0029643048</text:p>
          </table:table-cell>
          <table:table-cell/>
          <table:table-cell office:value-type="float" office:value="0.0015649102" calcext:value-type="float">
            <text:p>0.0015649102</text:p>
          </table:table-cell>
          <table:table-cell/>
          <table:table-cell office:value-type="float" office:value="0.003266648" calcext:value-type="float">
            <text:p>0.003266648</text:p>
          </table:table-cell>
        </table:table-row>
        <table:table-row table:style-name="ro1">
          <table:table-cell/>
          <table:table-cell office:value-type="float" office:value="-0.7999932" calcext:value-type="float">
            <text:p>-0.7999932</text:p>
          </table:table-cell>
          <table:table-cell/>
          <table:table-cell office:value-type="float" office:value="0.18312229" calcext:value-type="float">
            <text:p>0.18312229</text:p>
          </table:table-cell>
          <table:table-cell/>
          <table:table-cell office:value-type="float" office:value="0.5214947" calcext:value-type="float">
            <text:p>0.5214947</text:p>
          </table:table-cell>
        </table:table-row>
        <table:table-row table:style-name="ro1">
          <table:table-cell/>
          <table:table-cell office:value-type="float" office:value="-0.7340564" calcext:value-type="float">
            <text:p>-0.7340564</text:p>
          </table:table-cell>
          <table:table-cell/>
          <table:table-cell office:value-type="float" office:value="0.28236374" calcext:value-type="float">
            <text:p>0.28236374</text:p>
          </table:table-cell>
          <table:table-cell/>
          <table:table-cell office:value-type="float" office:value="0.29642037" calcext:value-type="float">
            <text:p>0.29642037</text:p>
          </table:table-cell>
        </table:table-row>
        <table:table-row table:style-name="ro1">
          <table:table-cell/>
          <table:table-cell office:value-type="float" office:value="-0.4879457" calcext:value-type="float">
            <text:p>-0.4879457</text:p>
          </table:table-cell>
          <table:table-cell/>
          <table:table-cell office:value-type="float" office:value="-0.005149947" calcext:value-type="float">
            <text:p>-0.005149947</text:p>
          </table:table-cell>
          <table:table-cell/>
          <table:table-cell office:value-type="float" office:value="0.3243467" calcext:value-type="float">
            <text:p>0.3243467</text:p>
          </table:table-cell>
        </table:table-row>
        <table:table-row table:style-name="ro1">
          <table:table-cell/>
          <table:table-cell office:value-type="float" office:value="-0.18360913" calcext:value-type="float">
            <text:p>-0.18360913</text:p>
          </table:table-cell>
          <table:table-cell/>
          <table:table-cell office:value-type="float" office:value="-0.5768029" calcext:value-type="float">
            <text:p>-0.5768029</text:p>
          </table:table-cell>
          <table:table-cell/>
          <table:table-cell office:value-type="float" office:value="0.31234664" calcext:value-type="float">
            <text:p>0.31234664</text:p>
          </table:table-cell>
        </table:table-row>
        <table:table-row table:style-name="ro1">
          <table:table-cell/>
          <table:table-cell office:value-type="float" office:value="-0.16524823" calcext:value-type="float">
            <text:p>-0.16524823</text:p>
          </table:table-cell>
          <table:table-cell/>
          <table:table-cell office:value-type="float" office:value="-0.51912266" calcext:value-type="float">
            <text:p>-0.51912266</text:p>
          </table:table-cell>
          <table:table-cell/>
          <table:table-cell office:value-type="float" office:value="0.281112" calcext:value-type="float">
            <text:p>0.281112</text:p>
          </table:table-cell>
        </table:table-row>
        <table:table-row table:style-name="ro1">
          <table:table-cell/>
          <table:table-cell office:value-type="float" office:value="-0.14872341" calcext:value-type="float">
            <text:p>-0.14872341</text:p>
          </table:table-cell>
          <table:table-cell/>
          <table:table-cell office:value-type="float" office:value="-0.4672104" calcext:value-type="float">
            <text:p>-0.4672104</text:p>
          </table:table-cell>
          <table:table-cell/>
          <table:table-cell office:value-type="float" office:value="0.25300077" calcext:value-type="float">
            <text:p>0.25300077</text:p>
          </table:table-cell>
        </table:table-row>
        <table:table-row table:style-name="ro1">
          <table:table-cell/>
          <table:table-cell office:value-type="float" office:value="-0.13385108" calcext:value-type="float">
            <text:p>-0.13385108</text:p>
          </table:table-cell>
          <table:table-cell/>
          <table:table-cell office:value-type="float" office:value="-0.42048934" calcext:value-type="float">
            <text:p>-0.42048934</text:p>
          </table:table-cell>
          <table:table-cell/>
          <table:table-cell office:value-type="float" office:value="0.22770071" calcext:value-type="float">
            <text:p>0.22770071</text:p>
          </table:table-cell>
        </table:table-row>
        <table:table-row table:style-name="ro1">
          <table:table-cell/>
          <table:table-cell office:value-type="float" office:value="0.13661413" calcext:value-type="float">
            <text:p>0.13661413</text:p>
          </table:table-cell>
          <table:table-cell/>
          <table:table-cell office:value-type="float" office:value="-0.5085185" calcext:value-type="float">
            <text:p>-0.5085185</text:p>
          </table:table-cell>
          <table:table-cell/>
          <table:table-cell office:value-type="float" office:value="-0.097852595" calcext:value-type="float">
            <text:p>-0.097852595</text:p>
          </table:table-cell>
        </table:table-row>
        <table:table-row table:style-name="ro1">
          <table:table-cell/>
          <table:table-cell office:value-type="float" office:value="0.230399" calcext:value-type="float">
            <text:p>0.230399</text:p>
          </table:table-cell>
          <table:table-cell/>
          <table:table-cell office:value-type="float" office:value="-0.25661686" calcext:value-type="float">
            <text:p>-0.25661686</text:p>
          </table:table-cell>
          <table:table-cell/>
          <table:table-cell office:value-type="float" office:value="-0.2952695" calcext:value-type="float">
            <text:p>-0.2952695</text:p>
          </table:table-cell>
        </table:table-row>
        <table:table-row table:style-name="ro1">
          <table:table-cell/>
          <table:table-cell office:value-type="float" office:value="0.35040107" calcext:value-type="float">
            <text:p>0.35040107</text:p>
          </table:table-cell>
          <table:table-cell/>
          <table:table-cell office:value-type="float" office:value="-0.17184874" calcext:value-type="float">
            <text:p>-0.17184874</text:p>
          </table:table-cell>
          <table:table-cell/>
          <table:table-cell office:value-type="float" office:value="-0.324849" calcext:value-type="float">
            <text:p>-0.324849</text:p>
          </table:table-cell>
        </table:table-row>
        <table:table-row table:style-name="ro1">
          <table:table-cell/>
          <table:table-cell office:value-type="float" office:value="0.30283654" calcext:value-type="float">
            <text:p>0.30283654</text:p>
          </table:table-cell>
          <table:table-cell/>
          <table:table-cell office:value-type="float" office:value="-0.249366" calcext:value-type="float">
            <text:p>-0.249366</text:p>
          </table:table-cell>
          <table:table-cell/>
          <table:table-cell office:value-type="float" office:value="-0.07373613" calcext:value-type="float">
            <text:p>-0.07373613</text:p>
          </table:table-cell>
        </table:table-row>
        <table:table-row table:style-name="ro1">
          <table:table-cell/>
          <table:table-cell office:value-type="float" office:value="0.21234788" calcext:value-type="float">
            <text:p>0.21234788</text:p>
          </table:table-cell>
          <table:table-cell/>
          <table:table-cell office:value-type="float" office:value="-0.13807687" calcext:value-type="float">
            <text:p>-0.13807687</text:p>
          </table:table-cell>
          <table:table-cell/>
          <table:table-cell office:value-type="float" office:value="0.016694078" calcext:value-type="float">
            <text:p>0.016694078</text:p>
          </table:table-cell>
        </table:table-row>
        <table:table-row table:style-name="ro1">
          <table:table-cell/>
          <table:table-cell office:value-type="float" office:value="0.12255838" calcext:value-type="float">
            <text:p>0.12255838</text:p>
          </table:table-cell>
          <table:table-cell/>
          <table:table-cell office:value-type="float" office:value="0.12534018" calcext:value-type="float">
            <text:p>0.12534018</text:p>
          </table:table-cell>
          <table:table-cell/>
          <table:table-cell office:value-type="float" office:value="-0.18228976" calcext:value-type="float">
            <text:p>-0.18228976</text:p>
          </table:table-cell>
        </table:table-row>
        <table:table-row table:style-name="ro1">
          <table:table-cell/>
          <table:table-cell office:value-type="float" office:value="0.17622054" calcext:value-type="float">
            <text:p>0.17622054</text:p>
          </table:table-cell>
          <table:table-cell/>
          <table:table-cell office:value-type="float" office:value="0.15125832" calcext:value-type="float">
            <text:p>0.15125832</text:p>
          </table:table-cell>
          <table:table-cell/>
          <table:table-cell office:value-type="float" office:value="-0.20888503" calcext:value-type="float">
            <text:p>-0.20888503</text:p>
          </table:table-cell>
        </table:table-row>
        <table:table-row table:style-name="ro1">
          <table:table-cell/>
          <table:table-cell office:value-type="float" office:value="0.09070294" calcext:value-type="float">
            <text:p>0.09070294</text:p>
          </table:table-cell>
          <table:table-cell/>
          <table:table-cell office:value-type="float" office:value="0.1040524" calcext:value-type="float">
            <text:p>0.1040524</text:p>
          </table:table-cell>
          <table:table-cell/>
          <table:table-cell office:value-type="float" office:value="-0.13877779" calcext:value-type="float">
            <text:p>-0.13877779</text:p>
          </table:table-cell>
        </table:table-row>
        <table:table-row table:style-name="ro1">
          <table:table-cell/>
          <table:table-cell office:value-type="float" office:value="0.049552575" calcext:value-type="float">
            <text:p>0.049552575</text:p>
          </table:table-cell>
          <table:table-cell/>
          <table:table-cell office:value-type="float" office:value="-0.027861616" calcext:value-type="float">
            <text:p>-0.027861616</text:p>
          </table:table-cell>
          <table:table-cell/>
          <table:table-cell office:value-type="float" office:value="-0.1266578" calcext:value-type="float">
            <text:p>-0.1266578</text:p>
          </table:table-cell>
        </table:table-row>
        <table:table-row table:style-name="ro1">
          <table:table-cell/>
          <table:table-cell office:value-type="float" office:value="0.072942056" calcext:value-type="float">
            <text:p>0.072942056</text:p>
          </table:table-cell>
          <table:table-cell/>
          <table:table-cell office:value-type="float" office:value="-0.067482695" calcext:value-type="float">
            <text:p>-0.067482695</text:p>
          </table:table-cell>
          <table:table-cell/>
          <table:table-cell office:value-type="float" office:value="-0.12519807" calcext:value-type="float">
            <text:p>-0.12519807</text:p>
          </table:table-cell>
        </table:table-row>
        <table:table-row table:style-name="ro1">
          <table:table-cell/>
          <table:table-cell office:value-type="float" office:value="0.05422207" calcext:value-type="float">
            <text:p>0.05422207</text:p>
          </table:table-cell>
          <table:table-cell/>
          <table:table-cell office:value-type="float" office:value="-0.0000898812" calcext:value-type="float">
            <text:p>-8.98812E-05</text:p>
          </table:table-cell>
          <table:table-cell/>
          <table:table-cell office:value-type="float" office:value="-0.11509525" calcext:value-type="float">
            <text:p>-0.11509525</text:p>
          </table:table-cell>
        </table:table-row>
        <table:table-row table:style-name="ro1">
          <table:table-cell/>
          <table:table-cell office:value-type="float" office:value="0.08461524" calcext:value-type="float">
            <text:p>0.08461524</text:p>
          </table:table-cell>
          <table:table-cell/>
          <table:table-cell office:value-type="float" office:value="0.08627166" calcext:value-type="float">
            <text:p>0.08627166</text:p>
          </table:table-cell>
          <table:table-cell/>
          <table:table-cell office:value-type="float" office:value="-0.10907887" calcext:value-type="float">
            <text:p>-0.10907887</text:p>
          </table:table-cell>
        </table:table-row>
        <table:table-row table:style-name="ro1">
          <table:table-cell/>
          <table:table-cell office:value-type="float" office:value="0.039239697" calcext:value-type="float">
            <text:p>0.039239697</text:p>
          </table:table-cell>
          <table:table-cell/>
          <table:table-cell office:value-type="float" office:value="0.19431928" calcext:value-type="float">
            <text:p>0.19431928</text:p>
          </table:table-cell>
          <table:table-cell/>
          <table:table-cell office:value-type="float" office:value="-0.08894247" calcext:value-type="float">
            <text:p>-0.08894247</text:p>
          </table:table-cell>
        </table:table-row>
        <table:table-row table:style-name="ro1">
          <table:table-cell/>
          <table:table-cell office:value-type="float" office:value="0.074866496" calcext:value-type="float">
            <text:p>0.074866496</text:p>
          </table:table-cell>
          <table:table-cell/>
          <table:table-cell office:value-type="float" office:value="0.16456021" calcext:value-type="float">
            <text:p>0.16456021</text:p>
          </table:table-cell>
          <table:table-cell/>
          <table:table-cell office:value-type="float" office:value="-0.061591208" calcext:value-type="float">
            <text:p>-0.061591208</text:p>
          </table:table-cell>
        </table:table-row>
        <table:table-row table:style-name="ro1">
          <table:table-cell/>
          <table:table-cell office:value-type="float" office:value="0.040133793" calcext:value-type="float">
            <text:p>0.040133793</text:p>
          </table:table-cell>
          <table:table-cell/>
          <table:table-cell office:value-type="float" office:value="0.12525262" calcext:value-type="float">
            <text:p>0.12525262</text:p>
          </table:table-cell>
          <table:table-cell/>
          <table:table-cell office:value-type="float" office:value="-0.041589297" calcext:value-type="float">
            <text:p>-0.041589297</text:p>
          </table:table-cell>
        </table:table-row>
        <table:table-row table:style-name="ro1">
          <table:table-cell/>
          <table:table-cell office:value-type="float" office:value="0.08292215" calcext:value-type="float">
            <text:p>0.08292215</text:p>
          </table:table-cell>
          <table:table-cell/>
          <table:table-cell office:value-type="float" office:value="0.14898226" calcext:value-type="float">
            <text:p>0.14898226</text:p>
          </table:table-cell>
          <table:table-cell/>
          <table:table-cell office:value-type="float" office:value="-0.023587627" calcext:value-type="float">
            <text:p>-0.023587627</text:p>
          </table:table-cell>
        </table:table-row>
        <table:table-row table:style-name="ro1">
          <table:table-cell/>
          <table:table-cell office:value-type="float" office:value="0.0421104" calcext:value-type="float">
            <text:p>0.0421104</text:p>
          </table:table-cell>
          <table:table-cell/>
          <table:table-cell office:value-type="float" office:value="0.1354024" calcext:value-type="float">
            <text:p>0.1354024</text:p>
          </table:table-cell>
          <table:table-cell/>
          <table:table-cell office:value-type="float" office:value="-0.017932964" calcext:value-type="float">
            <text:p>-0.017932964</text:p>
          </table:table-cell>
        </table:table-row>
        <table:table-row table:style-name="ro1">
          <table:table-cell/>
          <table:table-cell office:value-type="float" office:value="0.051961835" calcext:value-type="float">
            <text:p>0.051961835</text:p>
          </table:table-cell>
          <table:table-cell/>
          <table:table-cell office:value-type="float" office:value="0.098131694" calcext:value-type="float">
            <text:p>0.098131694</text:p>
          </table:table-cell>
          <table:table-cell/>
          <table:table-cell office:value-type="float" office:value="-0.008229539" calcext:value-type="float">
            <text:p>-0.008229539</text:p>
          </table:table-cell>
        </table:table-row>
        <table:table-row table:style-name="ro1">
          <table:table-cell/>
          <table:table-cell office:value-type="float" office:value="0.031824265" calcext:value-type="float">
            <text:p>0.031824265</text:p>
          </table:table-cell>
          <table:table-cell/>
          <table:table-cell office:value-type="float" office:value="0.057996277" calcext:value-type="float">
            <text:p>0.057996277</text:p>
          </table:table-cell>
          <table:table-cell/>
          <table:table-cell office:value-type="float" office:value="-0.025863614" calcext:value-type="float">
            <text:p>-0.025863614</text:p>
          </table:table-cell>
        </table:table-row>
        <table:table-row table:style-name="ro1">
          <table:table-cell/>
          <table:table-cell office:value-type="float" office:value="0.033695556" calcext:value-type="float">
            <text:p>0.033695556</text:p>
          </table:table-cell>
          <table:table-cell/>
          <table:table-cell office:value-type="float" office:value="0.044066757" calcext:value-type="float">
            <text:p>0.044066757</text:p>
          </table:table-cell>
          <table:table-cell/>
          <table:table-cell office:value-type="float" office:value="-0.043711826" calcext:value-type="float">
            <text:p>-0.043711826</text:p>
          </table:table-cell>
        </table:table-row>
        <table:table-row table:style-name="ro1">
          <table:table-cell/>
          <table:table-cell office:value-type="float" office:value="0.026370905" calcext:value-type="float">
            <text:p>0.026370905</text:p>
          </table:table-cell>
          <table:table-cell/>
          <table:table-cell office:value-type="float" office:value="0.034826107" calcext:value-type="float">
            <text:p>0.034826107</text:p>
          </table:table-cell>
          <table:table-cell/>
          <table:table-cell office:value-type="float" office:value="-0.03450665" calcext:value-type="float">
            <text:p>-0.03450665</text:p>
          </table:table-cell>
        </table:table-row>
        <table:table-row table:style-name="ro1">
          <table:table-cell/>
          <table:table-cell office:value-type="float" office:value="0.0011020111" calcext:value-type="float">
            <text:p>0.0011020111</text:p>
          </table:table-cell>
          <table:table-cell/>
          <table:table-cell office:value-type="float" office:value="0.03815502" calcext:value-type="float">
            <text:p>0.03815502</text:p>
          </table:table-cell>
          <table:table-cell/>
          <table:table-cell office:value-type="float" office:value="-0.022266906" calcext:value-type="float">
            <text:p>-0.022266906</text:p>
          </table:table-cell>
        </table:table-row>
        <table:table-row table:style-name="ro1">
          <table:table-cell/>
          <table:table-cell office:value-type="float" office:value="0.013516217" calcext:value-type="float">
            <text:p>0.013516217</text:p>
          </table:table-cell>
          <table:table-cell/>
          <table:table-cell office:value-type="float" office:value="0.036536768" calcext:value-type="float">
            <text:p>0.036536768</text:p>
          </table:table-cell>
          <table:table-cell/>
          <table:table-cell office:value-type="float" office:value="-0.028389866" calcext:value-type="float">
            <text:p>-0.028389866</text:p>
          </table:table-cell>
        </table:table-row>
        <table:table-row table:style-name="ro1">
          <table:table-cell/>
          <table:table-cell office:value-type="float" office:value="0.009308162" calcext:value-type="float">
            <text:p>0.009308162</text:p>
          </table:table-cell>
          <table:table-cell/>
          <table:table-cell office:value-type="float" office:value="0.01508526" calcext:value-type="float">
            <text:p>0.01508526</text:p>
          </table:table-cell>
          <table:table-cell/>
          <table:table-cell office:value-type="float" office:value="-0.016761761" calcext:value-type="float">
            <text:p>-0.016761761</text:p>
          </table:table-cell>
        </table:table-row>
        <table:table-row table:style-name="ro1">
          <table:table-cell/>
          <table:table-cell office:value-type="float" office:value="0.02024255" calcext:value-type="float">
            <text:p>0.02024255</text:p>
          </table:table-cell>
          <table:table-cell/>
          <table:table-cell office:value-type="float" office:value="0.022365782" calcext:value-type="float">
            <text:p>0.022365782</text:p>
          </table:table-cell>
          <table:table-cell/>
          <table:table-cell office:value-type="float" office:value="-0.005857084" calcext:value-type="float">
            <text:p>-0.005857084</text:p>
          </table:table-cell>
        </table:table-row>
        <table:table-row table:style-name="ro1">
          <table:table-cell/>
          <table:table-cell office:value-type="float" office:value="0.0017388378" calcext:value-type="float">
            <text:p>0.0017388378</text:p>
          </table:table-cell>
          <table:table-cell/>
          <table:table-cell office:value-type="float" office:value="0.020788377" calcext:value-type="float">
            <text:p>0.020788377</text:p>
          </table:table-cell>
          <table:table-cell/>
          <table:table-cell office:value-type="float" office:value="-0.014060415" calcext:value-type="float">
            <text:p>-0.014060415</text:p>
          </table:table-cell>
        </table:table-row>
        <table:table-row table:style-name="ro1">
          <table:table-cell/>
          <table:table-cell office:value-type="float" office:value="0.012111814" calcext:value-type="float">
            <text:p>0.012111814</text:p>
          </table:table-cell>
          <table:table-cell/>
          <table:table-cell office:value-type="float" office:value="0.02574079" calcext:value-type="float">
            <text:p>0.02574079</text:p>
          </table:table-cell>
          <table:table-cell/>
          <table:table-cell office:value-type="float" office:value="-0.005183692" calcext:value-type="float">
            <text:p>-0.005183692</text:p>
          </table:table-cell>
        </table:table-row>
        <table:table-row table:style-name="ro1">
          <table:table-cell/>
          <table:table-cell office:value-type="float" office:value="0.006506115" calcext:value-type="float">
            <text:p>0.006506115</text:p>
          </table:table-cell>
          <table:table-cell/>
          <table:table-cell office:value-type="float" office:value="0.022287814" calcext:value-type="float">
            <text:p>0.022287814</text:p>
          </table:table-cell>
          <table:table-cell/>
          <table:table-cell office:value-type="float" office:value="-0.014772754" calcext:value-type="float">
            <text:p>-0.014772754</text:p>
          </table:table-cell>
        </table:table-row>
        <table:table-row table:style-name="ro1">
          <table:table-cell/>
          <table:table-cell office:value-type="float" office:value="0.0010215386" calcext:value-type="float">
            <text:p>0.0010215386</text:p>
          </table:table-cell>
          <table:table-cell/>
          <table:table-cell office:value-type="float" office:value="0.013467252" calcext:value-type="float">
            <text:p>0.013467252</text:p>
          </table:table-cell>
          <table:table-cell/>
          <table:table-cell office:value-type="float" office:value="-0.008022062" calcext:value-type="float">
            <text:p>-0.008022062</text:p>
          </table:table-cell>
        </table:table-row>
        <table:table-row table:style-name="ro1">
          <table:table-cell/>
          <table:table-cell office:value-type="float" office:value="0.0066322456" calcext:value-type="float">
            <text:p>0.0066322456</text:p>
          </table:table-cell>
          <table:table-cell/>
          <table:table-cell office:value-type="float" office:value="0.019591233" calcext:value-type="float">
            <text:p>0.019591233</text:p>
          </table:table-cell>
          <table:table-cell/>
          <table:table-cell office:value-type="float" office:value="-0.008757935" calcext:value-type="float">
            <text:p>-0.008757935</text:p>
          </table:table-cell>
        </table:table-row>
        <table:table-row table:style-name="ro1">
          <table:table-cell/>
          <table:table-cell office:value-type="float" office:value="0.011022736" calcext:value-type="float">
            <text:p>0.011022736</text:p>
          </table:table-cell>
          <table:table-cell/>
          <table:table-cell office:value-type="float" office:value="0.018950468" calcext:value-type="float">
            <text:p>0.018950468</text:p>
          </table:table-cell>
          <table:table-cell/>
          <table:table-cell office:value-type="float" office:value="-0.005465127" calcext:value-type="float">
            <text:p>-0.005465127</text:p>
          </table:table-cell>
        </table:table-row>
        <table:table-row table:style-name="ro1">
          <table:table-cell/>
          <table:table-cell office:value-type="float" office:value="0.011678283" calcext:value-type="float">
            <text:p>0.011678283</text:p>
          </table:table-cell>
          <table:table-cell/>
          <table:table-cell office:value-type="float" office:value="0.01837379" calcext:value-type="float">
            <text:p>0.01837379</text:p>
          </table:table-cell>
          <table:table-cell/>
          <table:table-cell office:value-type="float" office:value="-0.0022819177" calcext:value-type="float">
            <text:p>-0.0022819177</text:p>
          </table:table-cell>
        </table:table-row>
        <table:table-row table:style-name="ro1">
          <table:table-cell/>
          <table:table-cell office:value-type="float" office:value="0.006555371" calcext:value-type="float">
            <text:p>0.006555371</text:p>
          </table:table-cell>
          <table:table-cell/>
          <table:table-cell office:value-type="float" office:value="0.021809867" calcext:value-type="float">
            <text:p>0.021809867</text:p>
          </table:table-cell>
          <table:table-cell/>
          <table:table-cell office:value-type="float" office:value="0.0036591399" calcext:value-type="float">
            <text:p>0.0036591399</text:p>
          </table:table-cell>
        </table:table-row>
        <table:table-row table:style-name="ro1">
          <table:table-cell/>
          <table:table-cell office:value-type="float" office:value="0.010294352" calcext:value-type="float">
            <text:p>0.010294352</text:p>
          </table:table-cell>
          <table:table-cell/>
          <table:table-cell office:value-type="float" office:value="0.011718715" calcext:value-type="float">
            <text:p>0.011718715</text:p>
          </table:table-cell>
          <table:table-cell/>
          <table:table-cell office:value-type="float" office:value="-0.0032985453" calcext:value-type="float">
            <text:p>-0.0032985453</text:p>
          </table:table-cell>
        </table:table-row>
        <table:table-row table:style-name="ro1">
          <table:table-cell/>
          <table:table-cell office:value-type="float" office:value="0.002453414" calcext:value-type="float">
            <text:p>0.002453414</text:p>
          </table:table-cell>
          <table:table-cell/>
          <table:table-cell office:value-type="float" office:value="0.020434542" calcext:value-type="float">
            <text:p>0.020434542</text:p>
          </table:table-cell>
          <table:table-cell/>
          <table:table-cell office:value-type="float" office:value="-0.0012108799" calcext:value-type="float">
            <text:p>-0.0012108799</text:p>
          </table:table-cell>
        </table:table-row>
        <table:table-row table:style-name="ro1">
          <table:table-cell/>
          <table:table-cell office:value-type="float" office:value="-0.010096598" calcext:value-type="float">
            <text:p>-0.010096598</text:p>
          </table:table-cell>
          <table:table-cell/>
          <table:table-cell office:value-type="float" office:value="0.02739986" calcext:value-type="float">
            <text:p>0.02739986</text:p>
          </table:table-cell>
          <table:table-cell/>
          <table:table-cell office:value-type="float" office:value="-0.005264602" calcext:value-type="float">
            <text:p>-0.005264602</text:p>
          </table:table-cell>
        </table:table-row>
        <table:table-row table:style-name="ro1">
          <table:table-cell/>
          <table:table-cell office:value-type="float" office:value="0.017280238" calcext:value-type="float">
            <text:p>0.017280238</text:p>
          </table:table-cell>
          <table:table-cell/>
          <table:table-cell office:value-type="float" office:value="0.026857145" calcext:value-type="float">
            <text:p>0.026857145</text:p>
          </table:table-cell>
          <table:table-cell/>
          <table:table-cell office:value-type="float" office:value="0.00207337" calcext:value-type="float">
            <text:p>0.00207337</text:p>
          </table:table-cell>
        </table:table-row>
        <table:table-row table:style-name="ro1">
          <table:table-cell/>
          <table:table-cell office:value-type="float" office:value="-0.008837386" calcext:value-type="float">
            <text:p>-0.008837386</text:p>
          </table:table-cell>
          <table:table-cell/>
          <table:table-cell office:value-type="float" office:value="0.009669486" calcext:value-type="float">
            <text:p>0.009669486</text:p>
          </table:table-cell>
          <table:table-cell/>
          <table:table-cell office:value-type="float" office:value="-0.0036271452" calcext:value-type="float">
            <text:p>-0.0036271452</text:p>
          </table:table-cell>
        </table:table-row>
        <table:table-row table:style-name="ro1">
          <table:table-cell/>
          <table:table-cell office:value-type="float" office:value="0.009184998" calcext:value-type="float">
            <text:p>0.009184998</text:p>
          </table:table-cell>
          <table:table-cell/>
          <table:table-cell office:value-type="float" office:value="0.014635149" calcext:value-type="float">
            <text:p>0.014635149</text:p>
          </table:table-cell>
          <table:table-cell/>
          <table:table-cell office:value-type="float" office:value="-0.005681406" calcext:value-type="float">
            <text:p>-0.005681406</text:p>
          </table:table-cell>
        </table:table-row>
        <table:table-row table:style-name="ro1">
          <table:table-cell/>
          <table:table-cell office:value-type="float" office:value="-0.001621168" calcext:value-type="float">
            <text:p>-0.001621168</text:p>
          </table:table-cell>
          <table:table-cell/>
          <table:table-cell office:value-type="float" office:value="0.008337654" calcext:value-type="float">
            <text:p>0.008337654</text:p>
          </table:table-cell>
          <table:table-cell/>
          <table:table-cell office:value-type="float" office:value="0.003675769" calcext:value-type="float">
            <text:p>0.003675769</text:p>
          </table:table-cell>
        </table:table-row>
        <table:table-row table:style-name="ro1">
          <table:table-cell/>
          <table:table-cell office:value-type="float" office:value="0.007989191" calcext:value-type="float">
            <text:p>0.007989191</text:p>
          </table:table-cell>
          <table:table-cell/>
          <table:table-cell office:value-type="float" office:value="0.009920872" calcext:value-type="float">
            <text:p>0.009920872</text:p>
          </table:table-cell>
          <table:table-cell/>
          <table:table-cell office:value-type="float" office:value="0.0026490279" calcext:value-type="float">
            <text:p>0.0026490279</text:p>
          </table:table-cell>
        </table:table-row>
        <table:table-row table:style-name="ro1">
          <table:table-cell/>
          <table:table-cell office:value-type="float" office:value="-0.0013790699" calcext:value-type="float">
            <text:p>-0.0013790699</text:p>
          </table:table-cell>
          <table:table-cell/>
          <table:table-cell office:value-type="float" office:value="0.01705866" calcext:value-type="float">
            <text:p>0.01705866</text:p>
          </table:table-cell>
          <table:table-cell/>
          <table:table-cell office:value-type="float" office:value="0.002384125" calcext:value-type="float">
            <text:p>0.002384125</text:p>
          </table:table-cell>
        </table:table-row>
        <table:table-row table:style-name="ro1">
          <table:table-cell/>
          <table:table-cell office:value-type="float" office:value="0.0051308866" calcext:value-type="float">
            <text:p>0.0051308866</text:p>
          </table:table-cell>
          <table:table-cell/>
          <table:table-cell office:value-type="float" office:value="0.012716087" calcext:value-type="float">
            <text:p>0.012716087</text:p>
          </table:table-cell>
          <table:table-cell/>
          <table:table-cell office:value-type="float" office:value="-0.0020290737" calcext:value-type="float">
            <text:p>-0.0020290737</text:p>
          </table:table-cell>
        </table:table-row>
        <table:table-row table:style-name="ro1">
          <table:table-cell/>
          <table:table-cell office:value-type="float" office:value="0.009891211" calcext:value-type="float">
            <text:p>0.009891211</text:p>
          </table:table-cell>
          <table:table-cell/>
          <table:table-cell office:value-type="float" office:value="0.011005037" calcext:value-type="float">
            <text:p>0.011005037</text:p>
          </table:table-cell>
          <table:table-cell/>
          <table:table-cell office:value-type="float" office:value="-0.000068365145" calcext:value-type="float">
            <text:p>-6.8365145E-05</text:p>
          </table:table-cell>
        </table:table-row>
        <table:table-row table:style-name="ro1">
          <table:table-cell/>
          <table:table-cell office:value-type="float" office:value="0.0045075775" calcext:value-type="float">
            <text:p>0.0045075775</text:p>
          </table:table-cell>
          <table:table-cell/>
          <table:table-cell office:value-type="float" office:value="0.01342016" calcext:value-type="float">
            <text:p>0.01342016</text:p>
          </table:table-cell>
          <table:table-cell/>
          <table:table-cell office:value-type="float" office:value="0.00081736705" calcext:value-type="float">
            <text:p>0.00081736705</text:p>
          </table:table-cell>
        </table:table-row>
        <table:table-row table:style-name="ro1">
          <table:table-cell/>
          <table:table-cell office:value-type="float" office:value="0.0033976405" calcext:value-type="float">
            <text:p>0.0033976405</text:p>
          </table:table-cell>
          <table:table-cell/>
          <table:table-cell office:value-type="float" office:value="0.010540048" calcext:value-type="float">
            <text:p>0.010540048</text:p>
          </table:table-cell>
          <table:table-cell/>
          <table:table-cell office:value-type="float" office:value="-0.0003629771" calcext:value-type="float">
            <text:p>-0.0003629771</text:p>
          </table:table-cell>
        </table:table-row>
        <table:table-row table:style-name="ro1">
          <table:table-cell/>
          <table:table-cell office:value-type="float" office:value="0.011846911" calcext:value-type="float">
            <text:p>0.011846911</text:p>
          </table:table-cell>
          <table:table-cell/>
          <table:table-cell office:value-type="float" office:value="0.012342486" calcext:value-type="float">
            <text:p>0.012342486</text:p>
          </table:table-cell>
          <table:table-cell/>
          <table:table-cell office:value-type="float" office:value="-0.0031831122" calcext:value-type="float">
            <text:p>-0.0031831122</text:p>
          </table:table-cell>
        </table:table-row>
        <table:table-row table:style-name="ro1">
          <table:table-cell/>
          <table:table-cell office:value-type="float" office:value="0.0007745294" calcext:value-type="float">
            <text:p>0.0007745294</text:p>
          </table:table-cell>
          <table:table-cell/>
          <table:table-cell office:value-type="float" office:value="0.0023191879" calcext:value-type="float">
            <text:p>0.0023191879</text:p>
          </table:table-cell>
          <table:table-cell/>
          <table:table-cell office:value-type="float" office:value="-0.000008363303" calcext:value-type="float">
            <text:p>-8.363303E-06</text:p>
          </table:table-cell>
        </table:table-row>
        <table:table-row table:style-name="ro1">
          <table:table-cell/>
          <table:table-cell office:value-type="float" office:value="-0.0036974554" calcext:value-type="float">
            <text:p>-0.0036974554</text:p>
          </table:table-cell>
          <table:table-cell/>
          <table:table-cell office:value-type="float" office:value="-0.000109987166" calcext:value-type="float">
            <text:p>-0.000109987166</text:p>
          </table:table-cell>
          <table:table-cell/>
          <table:table-cell office:value-type="float" office:value="0.01581277" calcext:value-type="float">
            <text:p>0.01581277</text:p>
          </table:table-cell>
        </table:table-row>
        <table:table-row table:style-name="ro1">
          <table:table-cell/>
          <table:table-cell office:value-type="float" office:value="-0.0035474508" calcext:value-type="float">
            <text:p>-0.0035474508</text:p>
          </table:table-cell>
          <table:table-cell/>
          <table:table-cell office:value-type="float" office:value="0.0067125233" calcext:value-type="float">
            <text:p>0.0067125233</text:p>
          </table:table-cell>
          <table:table-cell/>
          <table:table-cell office:value-type="float" office:value="-0.011037032" calcext:value-type="float">
            <text:p>-0.011037032</text:p>
          </table:table-cell>
        </table:table-row>
        <table:table-row table:style-name="ro1">
          <table:table-cell/>
          <table:table-cell office:value-type="float" office:value="0.003179368" calcext:value-type="float">
            <text:p>0.003179368</text:p>
          </table:table-cell>
          <table:table-cell/>
          <table:table-cell office:value-type="float" office:value="0.0020862066" calcext:value-type="float">
            <text:p>0.0020862066</text:p>
          </table:table-cell>
          <table:table-cell/>
          <table:table-cell office:value-type="float" office:value="-0.00202319" calcext:value-type="float">
            <text:p>-0.00202319</text:p>
          </table:table-cell>
        </table:table-row>
        <table:table-row table:style-name="ro1">
          <table:table-cell/>
          <table:table-cell office:value-type="float" office:value="-0.0032909112" calcext:value-type="float">
            <text:p>-0.0032909112</text:p>
          </table:table-cell>
          <table:table-cell/>
          <table:table-cell office:value-type="float" office:value="0.0009986854" calcext:value-type="float">
            <text:p>0.0009986854</text:p>
          </table:table-cell>
          <table:table-cell/>
          <table:table-cell office:value-type="float" office:value="0.0041117305" calcext:value-type="float">
            <text:p>0.0041117305</text:p>
          </table:table-cell>
        </table:table-row>
        <table:table-row table:style-name="ro1">
          <table:table-cell/>
          <table:table-cell office:value-type="float" office:value="0.0012129707" calcext:value-type="float">
            <text:p>0.0012129707</text:p>
          </table:table-cell>
          <table:table-cell/>
          <table:table-cell office:value-type="float" office:value="0.0026566375" calcext:value-type="float">
            <text:p>0.0026566375</text:p>
          </table:table-cell>
          <table:table-cell/>
          <table:table-cell office:value-type="float" office:value="0.0058978307" calcext:value-type="float">
            <text:p>0.0058978307</text:p>
          </table:table-cell>
        </table:table-row>
        <table:table-row table:style-name="ro1">
          <table:table-cell/>
          <table:table-cell office:value-type="float" office:value="0.006365106" calcext:value-type="float">
            <text:p>0.006365106</text:p>
          </table:table-cell>
          <table:table-cell/>
          <table:table-cell office:value-type="float" office:value="-0.0009049143" calcext:value-type="float">
            <text:p>-0.0009049143</text:p>
          </table:table-cell>
          <table:table-cell/>
          <table:table-cell office:value-type="float" office:value="0.0015726901" calcext:value-type="float">
            <text:p>0.0015726901</text:p>
          </table:table-cell>
        </table:table-row>
        <table:table-row table:style-name="ro1">
          <table:table-cell/>
          <table:table-cell office:value-type="float" office:value="-0.009652274" calcext:value-type="float">
            <text:p>-0.009652274</text:p>
          </table:table-cell>
          <table:table-cell/>
          <table:table-cell office:value-type="float" office:value="0.0033603704" calcext:value-type="float">
            <text:p>0.0033603704</text:p>
          </table:table-cell>
          <table:table-cell/>
          <table:table-cell office:value-type="float" office:value="-0.0031988176" calcext:value-type="float">
            <text:p>-0.0031988176</text:p>
          </table:table-cell>
        </table:table-row>
        <table:table-row table:style-name="ro1">
          <table:table-cell/>
          <table:table-cell office:value-type="float" office:value="0.00032174407" calcext:value-type="float">
            <text:p>0.00032174407</text:p>
          </table:table-cell>
          <table:table-cell/>
          <table:table-cell office:value-type="float" office:value="0.0010467987" calcext:value-type="float">
            <text:p>0.0010467987</text:p>
          </table:table-cell>
          <table:table-cell/>
          <table:table-cell office:value-type="float" office:value="0.005250939" calcext:value-type="float">
            <text:p>0.005250939</text:p>
          </table:table-cell>
        </table:table-row>
        <table:table-row table:style-name="ro1">
          <table:table-cell/>
          <table:table-cell office:value-type="float" office:value="0.0020473562" calcext:value-type="float">
            <text:p>0.0020473562</text:p>
          </table:table-cell>
          <table:table-cell/>
          <table:table-cell office:value-type="float" office:value="0.005776101" calcext:value-type="float">
            <text:p>0.005776101</text:p>
          </table:table-cell>
          <table:table-cell/>
          <table:table-cell office:value-type="float" office:value="0.0034074627" calcext:value-type="float">
            <text:p>0.0034074627</text:p>
          </table:table-cell>
        </table:table-row>
        <table:table-row table:style-name="ro1">
          <table:table-cell/>
          <table:table-cell office:value-type="float" office:value="-0.0095831305" calcext:value-type="float">
            <text:p>-0.0095831305</text:p>
          </table:table-cell>
          <table:table-cell/>
          <table:table-cell office:value-type="float" office:value="0.0025617722" calcext:value-type="float">
            <text:p>0.0025617722</text:p>
          </table:table-cell>
          <table:table-cell/>
          <table:table-cell office:value-type="float" office:value="0.0015286368" calcext:value-type="float">
            <text:p>0.0015286368</text:p>
          </table:table-cell>
        </table:table-row>
        <table:table-row table:style-name="ro1">
          <table:table-cell/>
          <table:table-cell office:value-type="float" office:value="0.0054376544" calcext:value-type="float">
            <text:p>0.0054376544</text:p>
          </table:table-cell>
          <table:table-cell/>
          <table:table-cell office:value-type="float" office:value="0.0060409307" calcext:value-type="float">
            <text:p>0.0060409307</text:p>
          </table:table-cell>
          <table:table-cell/>
          <table:table-cell office:value-type="float" office:value="0.00071661844" calcext:value-type="float">
            <text:p>0.00071661844</text:p>
          </table:table-cell>
        </table:table-row>
        <table:table-row table:style-name="ro1">
          <table:table-cell/>
          <table:table-cell office:value-type="float" office:value="-0.0027965526" calcext:value-type="float">
            <text:p>-0.0027965526</text:p>
          </table:table-cell>
          <table:table-cell/>
          <table:table-cell office:value-type="float" office:value="0.010710279" calcext:value-type="float">
            <text:p>0.010710279</text:p>
          </table:table-cell>
          <table:table-cell/>
          <table:table-cell office:value-type="float" office:value="-0.002650924" calcext:value-type="float">
            <text:p>-0.002650924</text:p>
          </table:table-cell>
        </table:table-row>
        <table:table-row table:style-name="ro1">
          <table:table-cell/>
          <table:table-cell office:value-type="float" office:value="-0.0014182606" calcext:value-type="float">
            <text:p>-0.0014182606</text:p>
          </table:table-cell>
          <table:table-cell/>
          <table:table-cell office:value-type="float" office:value="-0.002225976" calcext:value-type="float">
            <text:p>-0.002225976</text:p>
          </table:table-cell>
          <table:table-cell/>
          <table:table-cell office:value-type="float" office:value="0.0020087003" calcext:value-type="float">
            <text:p>0.0020087003</text:p>
          </table:table-cell>
        </table:table-row>
        <table:table-row table:style-name="ro1">
          <table:table-cell/>
          <table:table-cell office:value-type="float" office:value="0.02091594" calcext:value-type="float">
            <text:p>0.02091594</text:p>
          </table:table-cell>
          <table:table-cell/>
          <table:table-cell office:value-type="float" office:value="0.015794475" calcext:value-type="float">
            <text:p>0.015794475</text:p>
          </table:table-cell>
          <table:table-cell/>
          <table:table-cell office:value-type="float" office:value="0.0031261737" calcext:value-type="float">
            <text:p>0.0031261737</text:p>
          </table:table-cell>
        </table:table-row>
        <table:table-row table:style-name="ro1">
          <table:table-cell/>
          <table:table-cell office:value-type="float" office:value="-0.0038074425" calcext:value-type="float">
            <text:p>-0.0038074425</text:p>
          </table:table-cell>
          <table:table-cell/>
          <table:table-cell office:value-type="float" office:value="0.0041075977" calcext:value-type="float">
            <text:p>0.0041075977</text:p>
          </table:table-cell>
          <table:table-cell/>
          <table:table-cell office:value-type="float" office:value="0.006329173" calcext:value-type="float">
            <text:p>0.006329173</text:p>
          </table:table-cell>
        </table:table-row>
        <table:table-row table:style-name="ro1">
          <table:table-cell/>
          <table:table-cell office:value-type="float" office:value="0.0018467341" calcext:value-type="float">
            <text:p>0.0018467341</text:p>
          </table:table-cell>
          <table:table-cell/>
          <table:table-cell office:value-type="float" office:value="0.009629444" calcext:value-type="float">
            <text:p>0.009629444</text:p>
          </table:table-cell>
          <table:table-cell/>
          <table:table-cell office:value-type="float" office:value="0.004597629" calcext:value-type="float">
            <text:p>0.004597629</text:p>
          </table:table-cell>
        </table:table-row>
        <table:table-row table:style-name="ro1">
          <table:table-cell/>
          <table:table-cell office:value-type="float" office:value="-0.0009746652" calcext:value-type="float">
            <text:p>-0.0009746652</text:p>
          </table:table-cell>
          <table:table-cell/>
          <table:table-cell office:value-type="float" office:value="0.0011958065" calcext:value-type="float">
            <text:p>0.0011958065</text:p>
          </table:table-cell>
          <table:table-cell/>
          <table:table-cell office:value-type="float" office:value="0.0004025083" calcext:value-type="float">
            <text:p>0.0004025083</text:p>
          </table:table-cell>
        </table:table-row>
        <table:table-row table:style-name="ro1">
          <table:table-cell/>
          <table:table-cell office:value-type="float" office:value="0.0019792342" calcext:value-type="float">
            <text:p>0.0019792342</text:p>
          </table:table-cell>
          <table:table-cell/>
          <table:table-cell office:value-type="float" office:value="0.010304732" calcext:value-type="float">
            <text:p>0.010304732</text:p>
          </table:table-cell>
          <table:table-cell/>
          <table:table-cell office:value-type="float" office:value="0.008931571" calcext:value-type="float">
            <text:p>0.008931571</text:p>
          </table:table-cell>
        </table:table-row>
        <table:table-row table:style-name="ro1">
          <table:table-cell/>
          <table:table-cell office:value-type="float" office:value="-0.004810504" calcext:value-type="float">
            <text:p>-0.004810504</text:p>
          </table:table-cell>
          <table:table-cell/>
          <table:table-cell office:value-type="float" office:value="-0.007424936" calcext:value-type="float">
            <text:p>-0.007424936</text:p>
          </table:table-cell>
          <table:table-cell/>
          <table:table-cell office:value-type="float" office:value="-0.0018492625" calcext:value-type="float">
            <text:p>-0.0018492625</text:p>
          </table:table-cell>
        </table:table-row>
        <table:table-row table:style-name="ro1">
          <table:table-cell/>
          <table:table-cell office:value-type="float" office:value="0.0016031772" calcext:value-type="float">
            <text:p>0.0016031772</text:p>
          </table:table-cell>
          <table:table-cell/>
          <table:table-cell office:value-type="float" office:value="-0.0053640865" calcext:value-type="float">
            <text:p>-0.0053640865</text:p>
          </table:table-cell>
          <table:table-cell/>
          <table:table-cell office:value-type="float" office:value="0.0062458315" calcext:value-type="float">
            <text:p>0.0062458315</text:p>
          </table:table-cell>
        </table:table-row>
        <table:table-row table:style-name="ro1">
          <table:table-cell/>
          <table:table-cell office:value-type="float" office:value="-0.0073461896" calcext:value-type="float">
            <text:p>-0.0073461896</text:p>
          </table:table-cell>
          <table:table-cell/>
          <table:table-cell office:value-type="float" office:value="0.009893983" calcext:value-type="float">
            <text:p>0.009893983</text:p>
          </table:table-cell>
          <table:table-cell/>
          <table:table-cell office:value-type="float" office:value="0.0005675377" calcext:value-type="float">
            <text:p>0.0005675377</text:p>
          </table:table-cell>
        </table:table-row>
        <table:table-row table:style-name="ro1">
          <table:table-cell/>
          <table:table-cell office:value-type="float" office:value="-0.0030959295" calcext:value-type="float">
            <text:p>-0.0030959295</text:p>
          </table:table-cell>
          <table:table-cell/>
          <table:table-cell office:value-type="float" office:value="0.0014338932" calcext:value-type="float">
            <text:p>0.0014338932</text:p>
          </table:table-cell>
          <table:table-cell/>
          <table:table-cell office:value-type="float" office:value="0.0029277883" calcext:value-type="float">
            <text:p>0.0029277883</text:p>
          </table:table-cell>
        </table:table-row>
        <table:table-row table:style-name="ro1">
          <table:table-cell/>
          <table:table-cell office:value-type="float" office:value="-0.008718939" calcext:value-type="float">
            <text:p>-0.008718939</text:p>
          </table:table-cell>
          <table:table-cell/>
          <table:table-cell office:value-type="float" office:value="-0.003763195" calcext:value-type="float">
            <text:p>-0.003763195</text:p>
          </table:table-cell>
          <table:table-cell/>
          <table:table-cell office:value-type="float" office:value="0.0010969056" calcext:value-type="float">
            <text:p>0.0010969056</text:p>
          </table:table-cell>
        </table:table-row>
        <table:table-row table:style-name="ro1">
          <table:table-cell/>
          <table:table-cell office:value-type="float" office:value="-0.00059607986" calcext:value-type="float">
            <text:p>-0.00059607986</text:p>
          </table:table-cell>
          <table:table-cell/>
          <table:table-cell office:value-type="float" office:value="0.0021062882" calcext:value-type="float">
            <text:p>0.0021062882</text:p>
          </table:table-cell>
          <table:table-cell/>
          <table:table-cell office:value-type="float" office:value="0.0082381945" calcext:value-type="float">
            <text:p>0.0082381945</text:p>
          </table:table-cell>
        </table:table-row>
        <table:table-row table:style-name="ro1">
          <table:table-cell/>
          <table:table-cell office:value-type="float" office:value="-0.008446645" calcext:value-type="float">
            <text:p>-0.008446645</text:p>
          </table:table-cell>
          <table:table-cell/>
          <table:table-cell office:value-type="float" office:value="0.0025548434" calcext:value-type="float">
            <text:p>0.0025548434</text:p>
          </table:table-cell>
          <table:table-cell/>
          <table:table-cell office:value-type="float" office:value="0.009172161" calcext:value-type="float">
            <text:p>0.009172161</text:p>
          </table:table-cell>
        </table:table-row>
        <table:table-row table:style-name="ro1">
          <table:table-cell/>
          <table:table-cell office:value-type="float" office:value="-0.0023285479" calcext:value-type="float">
            <text:p>-0.0023285479</text:p>
          </table:table-cell>
          <table:table-cell/>
          <table:table-cell office:value-type="float" office:value="0.011747609" calcext:value-type="float">
            <text:p>0.011747609</text:p>
          </table:table-cell>
          <table:table-cell/>
          <table:table-cell office:value-type="float" office:value="0.016824292" calcext:value-type="float">
            <text:p>0.016824292</text:p>
          </table:table-cell>
        </table:table-row>
        <table:table-row table:style-name="ro1">
          <table:table-cell/>
          <table:table-cell office:value-type="float" office:value="-0.014839807" calcext:value-type="float">
            <text:p>-0.014839807</text:p>
          </table:table-cell>
          <table:table-cell/>
          <table:table-cell office:value-type="float" office:value="0.012110926" calcext:value-type="float">
            <text:p>0.012110926</text:p>
          </table:table-cell>
          <table:table-cell/>
          <table:table-cell office:value-type="float" office:value="-0.011005572" calcext:value-type="float">
            <text:p>-0.011005572</text:p>
          </table:table-cell>
        </table:table-row>
        <table:table-row table:style-name="ro1">
          <table:table-cell/>
          <table:table-cell office:value-type="float" office:value="0.007298441" calcext:value-type="float">
            <text:p>0.007298441</text:p>
          </table:table-cell>
          <table:table-cell/>
          <table:table-cell office:value-type="float" office:value="-0.011072819" calcext:value-type="float">
            <text:p>-0.011072819</text:p>
          </table:table-cell>
          <table:table-cell/>
          <table:table-cell office:value-type="float" office:value="0.009870351" calcext:value-type="float">
            <text:p>0.009870351</text:p>
          </table:table-cell>
        </table:table-row>
        <table:table-row table:style-name="ro1">
          <table:table-cell/>
          <table:table-cell office:value-type="float" office:value="-0.0015612635" calcext:value-type="float">
            <text:p>-0.0015612635</text:p>
          </table:table-cell>
          <table:table-cell/>
          <table:table-cell office:value-type="float" office:value="0.010688752" calcext:value-type="float">
            <text:p>0.010688752</text:p>
          </table:table-cell>
          <table:table-cell/>
          <table:table-cell office:value-type="float" office:value="0.0047085397" calcext:value-type="float">
            <text:p>0.0047085397</text:p>
          </table:table-cell>
        </table:table-row>
        <table:table-row table:style-name="ro1">
          <table:table-cell/>
          <table:table-cell office:value-type="float" office:value="0.003868271" calcext:value-type="float">
            <text:p>0.003868271</text:p>
          </table:table-cell>
          <table:table-cell/>
          <table:table-cell office:value-type="float" office:value="0.0045661693" calcext:value-type="float">
            <text:p>0.0045661693</text:p>
          </table:table-cell>
          <table:table-cell/>
          <table:table-cell office:value-type="float" office:value="0.004017935" calcext:value-type="float">
            <text:p>0.004017935</text:p>
          </table:table-cell>
        </table:table-row>
        <table:table-row table:style-name="ro1">
          <table:table-cell/>
          <table:table-cell office:value-type="float" office:value="-0.003769516" calcext:value-type="float">
            <text:p>-0.003769516</text:p>
          </table:table-cell>
          <table:table-cell/>
          <table:table-cell office:value-type="float" office:value="0.0036701045" calcext:value-type="float">
            <text:p>0.0036701045</text:p>
          </table:table-cell>
          <table:table-cell/>
          <table:table-cell office:value-type="float" office:value="-0.0018770267" calcext:value-type="float">
            <text:p>-0.0018770267</text:p>
          </table:table-cell>
        </table:table-row>
        <table:table-row table:style-name="ro1">
          <table:table-cell/>
          <table:table-cell office:value-type="float" office:value="-0.0022939278" calcext:value-type="float">
            <text:p>-0.0022939278</text:p>
          </table:table-cell>
          <table:table-cell/>
          <table:table-cell office:value-type="float" office:value="0.0026439223" calcext:value-type="float">
            <text:p>0.0026439223</text:p>
          </table:table-cell>
          <table:table-cell/>
          <table:table-cell office:value-type="float" office:value="0.0011671184" calcext:value-type="float">
            <text:p>0.0011671184</text:p>
          </table:table-cell>
        </table:table-row>
        <table:table-row table:style-name="ro1">
          <table:table-cell/>
          <table:table-cell office:value-type="float" office:value="-0.00689851" calcext:value-type="float">
            <text:p>-0.00689851</text:p>
          </table:table-cell>
          <table:table-cell/>
          <table:table-cell office:value-type="float" office:value="0.0017203607" calcext:value-type="float">
            <text:p>0.0017203607</text:p>
          </table:table-cell>
          <table:table-cell/>
          <table:table-cell office:value-type="float" office:value="0.006104093" calcext:value-type="float">
            <text:p>0.006104093</text:p>
          </table:table-cell>
        </table:table-row>
        <table:table-row table:style-name="ro1">
          <table:table-cell/>
          <table:table-cell office:value-type="float" office:value="0.008952479" calcext:value-type="float">
            <text:p>0.008952479</text:p>
          </table:table-cell>
          <table:table-cell/>
          <table:table-cell office:value-type="float" office:value="0.0044047623" calcext:value-type="float">
            <text:p>0.0044047623</text:p>
          </table:table-cell>
          <table:table-cell/>
          <table:table-cell office:value-type="float" office:value="-0.0015375837" calcext:value-type="float">
            <text:p>-0.0015375837</text:p>
          </table:table-cell>
        </table:table-row>
        <table:table-row table:style-name="ro1">
          <table:table-cell/>
          <table:table-cell office:value-type="float" office:value="0.004102152" calcext:value-type="float">
            <text:p>0.004102152</text:p>
          </table:table-cell>
          <table:table-cell/>
          <table:table-cell office:value-type="float" office:value="0.0061615543" calcext:value-type="float">
            <text:p>0.0061615543</text:p>
          </table:table-cell>
          <table:table-cell/>
          <table:table-cell office:value-type="float" office:value="0.004109348" calcext:value-type="float">
            <text:p>0.004109348</text:p>
          </table:table-cell>
        </table:table-row>
        <table:table-row table:style-name="ro1">
          <table:table-cell/>
          <table:table-cell office:value-type="float" office:value="-0.009491669" calcext:value-type="float">
            <text:p>-0.009491669</text:p>
          </table:table-cell>
          <table:table-cell/>
          <table:table-cell office:value-type="float" office:value="-0.0052212053" calcext:value-type="float">
            <text:p>-0.0052212053</text:p>
          </table:table-cell>
          <table:table-cell/>
          <table:table-cell office:value-type="float" office:value="-0.008386546" calcext:value-type="float">
            <text:p>-0.008386546</text:p>
          </table:table-cell>
        </table:table-row>
        <table:table-row table:style-name="ro1">
          <table:table-cell/>
          <table:table-cell office:value-type="float" office:value="0.0050805123" calcext:value-type="float">
            <text:p>0.0050805123</text:p>
          </table:table-cell>
          <table:table-cell/>
          <table:table-cell office:value-type="float" office:value="-0.0046990826" calcext:value-type="float">
            <text:p>-0.0046990826</text:p>
          </table:table-cell>
          <table:table-cell/>
          <table:table-cell office:value-type="float" office:value="-0.002274478" calcext:value-type="float">
            <text:p>-0.002274478</text:p>
          </table:table-cell>
        </table:table-row>
        <table:table-row table:style-name="ro1">
          <table:table-cell/>
          <table:table-cell office:value-type="float" office:value="-0.0024587626" calcext:value-type="float">
            <text:p>-0.0024587626</text:p>
          </table:table-cell>
          <table:table-cell/>
          <table:table-cell office:value-type="float" office:value="-0.011480141" calcext:value-type="float">
            <text:p>-0.011480141</text:p>
          </table:table-cell>
          <table:table-cell/>
          <table:table-cell office:value-type="float" office:value="-0.0044640102" calcext:value-type="float">
            <text:p>-0.0044640102</text:p>
          </table:table-cell>
        </table:table-row>
        <table:table-row table:style-name="ro1">
          <table:table-cell/>
          <table:table-cell office:value-type="float" office:value="0.007894521" calcext:value-type="float">
            <text:p>0.007894521</text:p>
          </table:table-cell>
          <table:table-cell/>
          <table:table-cell office:value-type="float" office:value="-0.010112401" calcext:value-type="float">
            <text:p>-0.010112401</text:p>
          </table:table-cell>
          <table:table-cell/>
          <table:table-cell office:value-type="float" office:value="0.013121051" calcext:value-type="float">
            <text:p>0.013121051</text:p>
          </table:table-cell>
        </table:table-row>
        <table:table-row table:style-name="ro1">
          <table:table-cell/>
          <table:table-cell office:value-type="float" office:value="0.013037661" calcext:value-type="float">
            <text:p>0.013037661</text:p>
          </table:table-cell>
          <table:table-cell/>
          <table:table-cell office:value-type="float" office:value="0.007598037" calcext:value-type="float">
            <text:p>0.007598037</text:p>
          </table:table-cell>
          <table:table-cell/>
          <table:table-cell office:value-type="float" office:value="-0.0073072417" calcext:value-type="float">
            <text:p>-0.0073072417</text:p>
          </table:table-cell>
        </table:table-row>
        <table:table-row table:style-name="ro1">
          <table:table-cell/>
          <table:table-cell office:value-type="float" office:value="-0.0060639298" calcext:value-type="float">
            <text:p>-0.0060639298</text:p>
          </table:table-cell>
          <table:table-cell/>
          <table:table-cell office:value-type="float" office:value="-0.0017311065" calcext:value-type="float">
            <text:p>-0.0017311065</text:p>
          </table:table-cell>
          <table:table-cell/>
          <table:table-cell office:value-type="float" office:value="0.0017730689" calcext:value-type="float">
            <text:p>0.0017730689</text:p>
          </table:table-cell>
        </table:table-row>
        <table:table-row table:style-name="ro1">
          <table:table-cell/>
          <table:table-cell office:value-type="float" office:value="0.0037709747" calcext:value-type="float">
            <text:p>0.0037709747</text:p>
          </table:table-cell>
          <table:table-cell/>
          <table:table-cell office:value-type="float" office:value="0.0072310483" calcext:value-type="float">
            <text:p>0.0072310483</text:p>
          </table:table-cell>
          <table:table-cell/>
          <table:table-cell office:value-type="float" office:value="0.0033535874" calcext:value-type="float">
            <text:p>0.0033535874</text:p>
          </table:table-cell>
        </table:table-row>
        <table:table-row table:style-name="ro1">
          <table:table-cell/>
          <table:table-cell office:value-type="float" office:value="-0.009350271" calcext:value-type="float">
            <text:p>-0.009350271</text:p>
          </table:table-cell>
          <table:table-cell/>
          <table:table-cell office:value-type="float" office:value="0.0047501377" calcext:value-type="float">
            <text:p>0.0047501377</text:p>
          </table:table-cell>
          <table:table-cell/>
          <table:table-cell office:value-type="float" office:value="0.007412756" calcext:value-type="float">
            <text:p>0.007412756</text:p>
          </table:table-cell>
        </table:table-row>
        <table:table-row table:style-name="ro1">
          <table:table-cell/>
          <table:table-cell office:value-type="float" office:value="0.0054275407" calcext:value-type="float">
            <text:p>0.0054275407</text:p>
          </table:table-cell>
          <table:table-cell/>
          <table:table-cell office:value-type="float" office:value="0.002737037" calcext:value-type="float">
            <text:p>0.002737037</text:p>
          </table:table-cell>
          <table:table-cell/>
          <table:table-cell office:value-type="float" office:value="0.0016177644" calcext:value-type="float">
            <text:p>0.0016177644</text:p>
          </table:table-cell>
        </table:table-row>
        <table:table-row table:style-name="ro1">
          <table:table-cell/>
          <table:table-cell office:value-type="float" office:value="-0.0111552365" calcext:value-type="float">
            <text:p>-0.0111552365</text:p>
          </table:table-cell>
          <table:table-cell/>
          <table:table-cell office:value-type="float" office:value="-0.0021509249" calcext:value-type="float">
            <text:p>-0.0021509249</text:p>
          </table:table-cell>
          <table:table-cell/>
          <table:table-cell office:value-type="float" office:value="-0.00008207707" calcext:value-type="float">
            <text:p>-8.207707E-05</text:p>
          </table:table-cell>
        </table:table-row>
        <table:table-row table:style-name="ro1">
          <table:table-cell/>
          <table:table-cell office:value-type="float" office:value="-0.012017241" calcext:value-type="float">
            <text:p>-0.012017241</text:p>
          </table:table-cell>
          <table:table-cell/>
          <table:table-cell office:value-type="float" office:value="-0.0032542003" calcext:value-type="float">
            <text:p>-0.0032542003</text:p>
          </table:table-cell>
          <table:table-cell/>
          <table:table-cell office:value-type="float" office:value="0.007616538" calcext:value-type="float">
            <text:p>0.007616538</text:p>
          </table:table-cell>
        </table:table-row>
        <table:table-row table:style-name="ro1">
          <table:table-cell/>
          <table:table-cell office:value-type="float" office:value="-0.0072998996" calcext:value-type="float">
            <text:p>-0.0072998996</text:p>
          </table:table-cell>
          <table:table-cell/>
          <table:table-cell office:value-type="float" office:value="0.0005868413" calcext:value-type="float">
            <text:p>0.0005868413</text:p>
          </table:table-cell>
          <table:table-cell/>
          <table:table-cell office:value-type="float" office:value="0.005097093" calcext:value-type="float">
            <text:p>0.005097093</text:p>
          </table:table-cell>
        </table:table-row>
        <table:table-row table:style-name="ro1">
          <table:table-cell/>
          <table:table-cell office:value-type="float" office:value="0.010129273" calcext:value-type="float">
            <text:p>0.010129273</text:p>
          </table:table-cell>
          <table:table-cell/>
          <table:table-cell office:value-type="float" office:value="0.00096761476" calcext:value-type="float">
            <text:p>0.00096761476</text:p>
          </table:table-cell>
          <table:table-cell/>
          <table:table-cell office:value-type="float" office:value="0.0032690305" calcext:value-type="float">
            <text:p>0.0032690305</text:p>
          </table:table-cell>
        </table:table-row>
        <table:table-row table:style-name="ro1">
          <table:table-cell/>
          <table:table-cell office:value-type="float" office:value="-0.012636563" calcext:value-type="float">
            <text:p>-0.012636563</text:p>
          </table:table-cell>
          <table:table-cell/>
          <table:table-cell office:value-type="float" office:value="0.0037272861" calcext:value-type="float">
            <text:p>0.0037272861</text:p>
          </table:table-cell>
          <table:table-cell/>
          <table:table-cell office:value-type="float" office:value="0.0049196645" calcext:value-type="float">
            <text:p>0.0049196645</text:p>
          </table:table-cell>
        </table:table-row>
        <table:table-row table:style-name="ro1">
          <table:table-cell/>
          <table:table-cell office:value-type="float" office:value="-0.008955931" calcext:value-type="float">
            <text:p>-0.008955931</text:p>
          </table:table-cell>
          <table:table-cell/>
          <table:table-cell office:value-type="float" office:value="0.0057715545" calcext:value-type="float">
            <text:p>0.0057715545</text:p>
          </table:table-cell>
          <table:table-cell/>
          <table:table-cell office:value-type="float" office:value="-0.00018656974" calcext:value-type="float">
            <text:p>-0.00018656974</text:p>
          </table:table-cell>
        </table:table-row>
        <table:table-row table:style-name="ro1">
          <table:table-cell/>
          <table:table-cell office:value-type="float" office:value="0.000948457" calcext:value-type="float">
            <text:p>0.000948457</text:p>
          </table:table-cell>
          <table:table-cell/>
          <table:table-cell office:value-type="float" office:value="-0.004473565" calcext:value-type="float">
            <text:p>-0.004473565</text:p>
          </table:table-cell>
          <table:table-cell/>
          <table:table-cell office:value-type="float" office:value="0.0046660914" calcext:value-type="float">
            <text:p>0.0046660914</text:p>
          </table:table-cell>
        </table:table-row>
        <table:table-row table:style-name="ro1">
          <table:table-cell/>
          <table:table-cell office:value-type="float" office:value="0.000414178" calcext:value-type="float">
            <text:p>0.000414178</text:p>
          </table:table-cell>
          <table:table-cell/>
          <table:table-cell office:value-type="float" office:value="-0.011496916" calcext:value-type="float">
            <text:p>-0.011496916</text:p>
          </table:table-cell>
          <table:table-cell/>
          <table:table-cell office:value-type="float" office:value="0.0039797653" calcext:value-type="float">
            <text:p>0.0039797653</text:p>
          </table:table-cell>
        </table:table-row>
        <table:table-row table:style-name="ro1">
          <table:table-cell/>
          <table:table-cell office:value-type="float" office:value="-0.008196572" calcext:value-type="float">
            <text:p>-0.008196572</text:p>
          </table:table-cell>
          <table:table-cell/>
          <table:table-cell office:value-type="float" office:value="0.0008588189" calcext:value-type="float">
            <text:p>0.0008588189</text:p>
          </table:table-cell>
          <table:table-cell/>
          <table:table-cell office:value-type="float" office:value="0.0018239781" calcext:value-type="float">
            <text:p>0.0018239781</text:p>
          </table:table-cell>
        </table:table-row>
        <table:table-row table:style-name="ro1">
          <table:table-cell/>
          <table:table-cell office:value-type="float" office:value="-0.0018837368" calcext:value-type="float">
            <text:p>-0.0018837368</text:p>
          </table:table-cell>
          <table:table-cell/>
          <table:table-cell office:value-type="float" office:value="0.002311019" calcext:value-type="float">
            <text:p>0.002311019</text:p>
          </table:table-cell>
          <table:table-cell/>
          <table:table-cell office:value-type="float" office:value="0.00471773" calcext:value-type="float">
            <text:p>0.00471773</text:p>
          </table:table-cell>
        </table:table-row>
        <table:table-row table:style-name="ro1">
          <table:table-cell/>
          <table:table-cell office:value-type="float" office:value="-0.0014756368" calcext:value-type="float">
            <text:p>-0.0014756368</text:p>
          </table:table-cell>
          <table:table-cell/>
          <table:table-cell office:value-type="float" office:value="-0.011103671" calcext:value-type="float">
            <text:p>-0.011103671</text:p>
          </table:table-cell>
          <table:table-cell/>
          <table:table-cell office:value-type="float" office:value="0.0024881314" calcext:value-type="float">
            <text:p>0.0024881314</text:p>
          </table:table-cell>
        </table:table-row>
        <table:table-row table:style-name="ro1">
          <table:table-cell/>
          <table:table-cell office:value-type="float" office:value="-0.008139585" calcext:value-type="float">
            <text:p>-0.008139585</text:p>
          </table:table-cell>
          <table:table-cell/>
          <table:table-cell office:value-type="float" office:value="-0.012630023" calcext:value-type="float">
            <text:p>-0.012630023</text:p>
          </table:table-cell>
          <table:table-cell/>
          <table:table-cell office:value-type="float" office:value="-0.007428656" calcext:value-type="float">
            <text:p>-0.007428656</text:p>
          </table:table-cell>
        </table:table-row>
        <table:table-row table:style-name="ro1">
          <table:table-cell/>
          <table:table-cell office:value-type="float" office:value="0.0093735615" calcext:value-type="float">
            <text:p>0.0093735615</text:p>
          </table:table-cell>
          <table:table-cell/>
          <table:table-cell office:value-type="float" office:value="-0.010488117" calcext:value-type="float">
            <text:p>-0.010488117</text:p>
          </table:table-cell>
          <table:table-cell/>
          <table:table-cell office:value-type="float" office:value="-0.004708248" calcext:value-type="float">
            <text:p>-0.004708248</text:p>
          </table:table-cell>
        </table:table-row>
        <table:table-row table:style-name="ro1">
          <table:table-cell/>
          <table:table-cell office:value-type="float" office:value="-0.008702455" calcext:value-type="float">
            <text:p>-0.008702455</text:p>
          </table:table-cell>
          <table:table-cell/>
          <table:table-cell office:value-type="float" office:value="-0.01669031" calcext:value-type="float">
            <text:p>-0.01669031</text:p>
          </table:table-cell>
          <table:table-cell/>
          <table:table-cell office:value-type="float" office:value="-0.006654418" calcext:value-type="float">
            <text:p>-0.006654418</text:p>
          </table:table-cell>
        </table:table-row>
        <table:table-row table:style-name="ro1">
          <table:table-cell/>
          <table:table-cell office:value-type="float" office:value="-0.008491378" calcext:value-type="float">
            <text:p>-0.008491378</text:p>
          </table:table-cell>
          <table:table-cell/>
          <table:table-cell office:value-type="float" office:value="-0.0055730236" calcext:value-type="float">
            <text:p>-0.0055730236</text:p>
          </table:table-cell>
          <table:table-cell/>
          <table:table-cell office:value-type="float" office:value="0.003459247" calcext:value-type="float">
            <text:p>0.003459247</text:p>
          </table:table-cell>
        </table:table-row>
        <table:table-row table:style-name="ro1">
          <table:table-cell/>
          <table:table-cell office:value-type="float" office:value="0.0026849122" calcext:value-type="float">
            <text:p>0.0026849122</text:p>
          </table:table-cell>
          <table:table-cell/>
          <table:table-cell office:value-type="float" office:value="-0.0058946214" calcext:value-type="float">
            <text:p>-0.0058946214</text:p>
          </table:table-cell>
          <table:table-cell/>
          <table:table-cell office:value-type="float" office:value="-0.0076532494" calcext:value-type="float">
            <text:p>-0.0076532494</text:p>
          </table:table-cell>
        </table:table-row>
        <table:table-row table:style-name="ro1">
          <table:table-cell/>
          <table:table-cell office:value-type="float" office:value="-0.0002203147" calcext:value-type="float">
            <text:p>-0.0002203147</text:p>
          </table:table-cell>
          <table:table-cell/>
          <table:table-cell office:value-type="float" office:value="-0.007282687" calcext:value-type="float">
            <text:p>-0.007282687</text:p>
          </table:table-cell>
          <table:table-cell/>
          <table:table-cell office:value-type="float" office:value="-0.0013947753" calcext:value-type="float">
            <text:p>-0.0013947753</text:p>
          </table:table-cell>
        </table:table-row>
        <table:table-row table:style-name="ro1">
          <table:table-cell/>
          <table:table-cell office:value-type="float" office:value="0.005294895" calcext:value-type="float">
            <text:p>0.005294895</text:p>
          </table:table-cell>
          <table:table-cell/>
          <table:table-cell office:value-type="float" office:value="0.0028938246" calcext:value-type="float">
            <text:p>0.0028938246</text:p>
          </table:table-cell>
          <table:table-cell/>
          <table:table-cell office:value-type="float" office:value="-0.0036722682" calcext:value-type="float">
            <text:p>-0.0036722682</text:p>
          </table:table-cell>
        </table:table-row>
        <table:table-row table:style-name="ro1">
          <table:table-cell/>
          <table:table-cell office:value-type="float" office:value="0.006742962" calcext:value-type="float">
            <text:p>0.006742962</text:p>
          </table:table-cell>
          <table:table-cell/>
          <table:table-cell office:value-type="float" office:value="0.008976499" calcext:value-type="float">
            <text:p>0.008976499</text:p>
          </table:table-cell>
          <table:table-cell/>
          <table:table-cell office:value-type="float" office:value="0.0015289285" calcext:value-type="float">
            <text:p>0.0015289285</text:p>
          </table:table-cell>
        </table:table-row>
        <table:table-row table:style-name="ro1">
          <table:table-cell/>
          <table:table-cell office:value-type="float" office:value="0.0016741194" calcext:value-type="float">
            <text:p>0.0016741194</text:p>
          </table:table-cell>
          <table:table-cell/>
          <table:table-cell office:value-type="float" office:value="0.0045632273" calcext:value-type="float">
            <text:p>0.0045632273</text:p>
          </table:table-cell>
          <table:table-cell/>
          <table:table-cell office:value-type="float" office:value="-0.001480402" calcext:value-type="float">
            <text:p>-0.001480402</text:p>
          </table:table-cell>
        </table:table-row>
        <table:table-row table:style-name="ro1">
          <table:table-cell/>
          <table:table-cell office:value-type="float" office:value="0.002165901" calcext:value-type="float">
            <text:p>0.002165901</text:p>
          </table:table-cell>
          <table:table-cell/>
          <table:table-cell office:value-type="float" office:value="0.0019096534" calcext:value-type="float">
            <text:p>0.0019096534</text:p>
          </table:table-cell>
          <table:table-cell/>
          <table:table-cell office:value-type="float" office:value="-0.000014003671" calcext:value-type="float">
            <text:p>-1.4003671E-05</text:p>
          </table:table-cell>
        </table:table-row>
        <table:table-row table:style-name="ro1">
          <table:table-cell/>
          <table:table-cell office:value-type="float" office:value="0.0019493304" calcext:value-type="float">
            <text:p>0.0019493304</text:p>
          </table:table-cell>
          <table:table-cell/>
          <table:table-cell office:value-type="float" office:value="0.0045751403" calcext:value-type="float">
            <text:p>0.0045751403</text:p>
          </table:table-cell>
          <table:table-cell/>
          <table:table-cell office:value-type="float" office:value="0.00064655143" calcext:value-type="float">
            <text:p>0.00064655143</text:p>
          </table:table-cell>
        </table:table-row>
        <table:table-row table:style-name="ro1">
          <table:table-cell/>
          <table:table-cell office:value-type="float" office:value="0.0026333223" calcext:value-type="float">
            <text:p>0.0026333223</text:p>
          </table:table-cell>
          <table:table-cell/>
          <table:table-cell office:value-type="float" office:value="-0.006429241" calcext:value-type="float">
            <text:p>-0.006429241</text:p>
          </table:table-cell>
          <table:table-cell/>
          <table:table-cell office:value-type="float" office:value="-0.006888785" calcext:value-type="float">
            <text:p>-0.006888785</text:p>
          </table:table-cell>
        </table:table-row>
        <table:table-row table:style-name="ro1">
          <table:table-cell/>
          <table:table-cell office:value-type="float" office:value="0.0036883627" calcext:value-type="float">
            <text:p>0.0036883627</text:p>
          </table:table-cell>
          <table:table-cell/>
          <table:table-cell office:value-type="float" office:value="-0.0051271426" calcext:value-type="float">
            <text:p>-0.0051271426</text:p>
          </table:table-cell>
          <table:table-cell/>
          <table:table-cell office:value-type="float" office:value="-0.000926479" calcext:value-type="float">
            <text:p>-0.000926479</text:p>
          </table:table-cell>
        </table:table-row>
        <table:table-row table:style-name="ro1">
          <table:table-cell/>
          <table:table-cell office:value-type="float" office:value="-0.0032722882" calcext:value-type="float">
            <text:p>-0.0032722882</text:p>
          </table:table-cell>
          <table:table-cell/>
          <table:table-cell office:value-type="float" office:value="-0.009228711" calcext:value-type="float">
            <text:p>-0.009228711</text:p>
          </table:table-cell>
          <table:table-cell/>
          <table:table-cell office:value-type="float" office:value="-0.0025916516" calcext:value-type="float">
            <text:p>-0.0025916516</text:p>
          </table:table-cell>
        </table:table-row>
        <table:table-row table:style-name="ro1">
          <table:table-cell/>
          <table:table-cell office:value-type="float" office:value="0.009139875" calcext:value-type="float">
            <text:p>0.009139875</text:p>
          </table:table-cell>
          <table:table-cell/>
          <table:table-cell office:value-type="float" office:value="-0.0063282736" calcext:value-type="float">
            <text:p>-0.0063282736</text:p>
          </table:table-cell>
          <table:table-cell/>
          <table:table-cell office:value-type="float" office:value="-0.013538535" calcext:value-type="float">
            <text:p>-0.013538535</text:p>
          </table:table-cell>
        </table:table-row>
        <table:table-row table:style-name="ro1">
          <table:table-cell/>
          <table:table-cell office:value-type="float" office:value="0.0038313654" calcext:value-type="float">
            <text:p>0.0038313654</text:p>
          </table:table-cell>
          <table:table-cell/>
          <table:table-cell office:value-type="float" office:value="-0.019757964" calcext:value-type="float">
            <text:p>-0.019757964</text:p>
          </table:table-cell>
          <table:table-cell/>
          <table:table-cell office:value-type="float" office:value="-0.0014181148" calcext:value-type="float">
            <text:p>-0.0014181148</text:p>
          </table:table-cell>
        </table:table-row>
        <table:table-row table:style-name="ro1">
          <table:table-cell/>
          <table:table-cell office:value-type="float" office:value="0.0016904084" calcext:value-type="float">
            <text:p>0.0016904084</text:p>
          </table:table-cell>
          <table:table-cell/>
          <table:table-cell office:value-type="float" office:value="-0.012948193" calcext:value-type="float">
            <text:p>-0.012948193</text:p>
          </table:table-cell>
          <table:table-cell/>
          <table:table-cell office:value-type="float" office:value="-0.006110268" calcext:value-type="float">
            <text:p>-0.006110268</text:p>
          </table:table-cell>
        </table:table-row>
        <table:table-row table:style-name="ro1">
          <table:table-cell/>
          <table:table-cell office:value-type="float" office:value="-0.001115334" calcext:value-type="float">
            <text:p>-0.001115334</text:p>
          </table:table-cell>
          <table:table-cell/>
          <table:table-cell office:value-type="float" office:value="-0.01429009" calcext:value-type="float">
            <text:p>-0.01429009</text:p>
          </table:table-cell>
          <table:table-cell/>
          <table:table-cell office:value-type="float" office:value="-0.00835567" calcext:value-type="float">
            <text:p>-0.00835567</text:p>
          </table:table-cell>
        </table:table-row>
        <table:table-row table:style-name="ro1">
          <table:table-cell/>
          <table:table-cell office:value-type="float" office:value="-0.0010037909" calcext:value-type="float">
            <text:p>-0.0010037909</text:p>
          </table:table-cell>
          <table:table-cell/>
          <table:table-cell office:value-type="float" office:value="-0.0016550103" calcext:value-type="float">
            <text:p>-0.0016550103</text:p>
          </table:table-cell>
          <table:table-cell/>
          <table:table-cell office:value-type="float" office:value="-0.00620173" calcext:value-type="float">
            <text:p>-0.00620173</text:p>
          </table:table-cell>
        </table:table-row>
        <table:table-row table:style-name="ro1">
          <table:table-cell/>
          <table:table-cell office:value-type="float" office:value="0.009643473" calcext:value-type="float">
            <text:p>0.009643473</text:p>
          </table:table-cell>
          <table:table-cell/>
          <table:table-cell office:value-type="float" office:value="0.0035642018" calcext:value-type="float">
            <text:p>0.0035642018</text:p>
          </table:table-cell>
          <table:table-cell/>
          <table:table-cell office:value-type="float" office:value="-0.0027251241" calcext:value-type="float">
            <text:p>-0.0027251241</text:p>
          </table:table-cell>
        </table:table-row>
        <table:table-row table:style-name="ro1">
          <table:table-cell/>
          <table:table-cell office:value-type="float" office:value="0.0027465185" calcext:value-type="float">
            <text:p>0.0027465185</text:p>
          </table:table-cell>
          <table:table-cell/>
          <table:table-cell office:value-type="float" office:value="0.010239017" calcext:value-type="float">
            <text:p>0.010239017</text:p>
          </table:table-cell>
          <table:table-cell/>
          <table:table-cell office:value-type="float" office:value="0.00084328355" calcext:value-type="float">
            <text:p>0.00084328355</text:p>
          </table:table-cell>
        </table:table-row>
        <table:table-row table:style-name="ro1">
          <table:table-cell/>
          <table:table-cell office:value-type="float" office:value="0.012799015" calcext:value-type="float">
            <text:p>0.012799015</text:p>
          </table:table-cell>
          <table:table-cell/>
          <table:table-cell office:value-type="float" office:value="0.00086550467" calcext:value-type="float">
            <text:p>0.00086550467</text:p>
          </table:table-cell>
          <table:table-cell/>
          <table:table-cell office:value-type="float" office:value="-0.002756681" calcext:value-type="float">
            <text:p>-0.002756681</text:p>
          </table:table-cell>
        </table:table-row>
        <table:table-row table:style-name="ro1">
          <table:table-cell/>
          <table:table-cell office:value-type="float" office:value="0.000972234" calcext:value-type="float">
            <text:p>0.000972234</text:p>
          </table:table-cell>
          <table:table-cell/>
          <table:table-cell office:value-type="float" office:value="0.003195949" calcext:value-type="float">
            <text:p>0.003195949</text:p>
          </table:table-cell>
          <table:table-cell/>
          <table:table-cell office:value-type="float" office:value="-0.004238833" calcext:value-type="float">
            <text:p>-0.004238833</text:p>
          </table:table-cell>
        </table:table-row>
        <table:table-row table:style-name="ro1">
          <table:table-cell/>
          <table:table-cell office:value-type="float" office:value="-0.010111331" calcext:value-type="float">
            <text:p>-0.010111331</text:p>
          </table:table-cell>
          <table:table-cell/>
          <table:table-cell office:value-type="float" office:value="0.000898812" calcext:value-type="float">
            <text:p>0.000898812</text:p>
          </table:table-cell>
          <table:table-cell/>
          <table:table-cell office:value-type="float" office:value="-0.0055727805" calcext:value-type="float">
            <text:p>-0.0055727805</text:p>
          </table:table-cell>
        </table:table-row>
        <table:table-row table:style-name="ro1">
          <table:table-cell/>
          <table:table-cell office:value-type="float" office:value="0.0007874634" calcext:value-type="float">
            <text:p>0.0007874634</text:p>
          </table:table-cell>
          <table:table-cell/>
          <table:table-cell office:value-type="float" office:value="-0.008199879" calcext:value-type="float">
            <text:p>-0.008199879</text:p>
          </table:table-cell>
          <table:table-cell/>
          <table:table-cell office:value-type="float" office:value="0.00025794955" calcext:value-type="float">
            <text:p>0.00025794955</text:p>
          </table:table-cell>
        </table:table-row>
        <table:table-row table:style-name="ro1">
          <table:table-cell/>
          <table:table-cell office:value-type="float" office:value="-0.0052239043" calcext:value-type="float">
            <text:p>-0.0052239043</text:p>
          </table:table-cell>
          <table:table-cell/>
          <table:table-cell office:value-type="float" office:value="-0.0023261653" calcext:value-type="float">
            <text:p>-0.0023261653</text:p>
          </table:table-cell>
          <table:table-cell/>
          <table:table-cell office:value-type="float" office:value="-0.0035032032" calcext:value-type="float">
            <text:p>-0.0035032032</text:p>
          </table:table-cell>
        </table:table-row>
        <table:table-row table:style-name="ro1">
          <table:table-cell/>
          <table:table-cell office:value-type="float" office:value="0.0010113763" calcext:value-type="float">
            <text:p>0.0010113763</text:p>
          </table:table-cell>
          <table:table-cell/>
          <table:table-cell office:value-type="float" office:value="-0.008245901" calcext:value-type="float">
            <text:p>-0.008245901</text:p>
          </table:table-cell>
          <table:table-cell/>
          <table:table-cell office:value-type="float" office:value="-0.0042515243" calcext:value-type="float">
            <text:p>-0.0042515243</text:p>
          </table:table-cell>
        </table:table-row>
        <table:table-row table:style-name="ro1">
          <table:table-cell/>
          <table:table-cell office:value-type="float" office:value="0.007282298" calcext:value-type="float">
            <text:p>0.007282298</text:p>
          </table:table-cell>
          <table:table-cell/>
          <table:table-cell office:value-type="float" office:value="-0.00039003626" calcext:value-type="float">
            <text:p>-0.00039003626</text:p>
          </table:table-cell>
          <table:table-cell/>
          <table:table-cell office:value-type="float" office:value="-0.004485551" calcext:value-type="float">
            <text:p>-0.004485551</text:p>
          </table:table-cell>
        </table:table-row>
        <table:table-row table:style-name="ro1">
          <table:table-cell/>
          <table:table-cell office:value-type="float" office:value="-0.00069692574" calcext:value-type="float">
            <text:p>-0.00069692574</text:p>
          </table:table-cell>
          <table:table-cell/>
          <table:table-cell office:value-type="float" office:value="0.013931173" calcext:value-type="float">
            <text:p>0.013931173</text:p>
          </table:table-cell>
          <table:table-cell/>
          <table:table-cell office:value-type="float" office:value="0.0012364561" calcext:value-type="float">
            <text:p>0.0012364561</text:p>
          </table:table-cell>
        </table:table-row>
        <table:table-row table:style-name="ro1">
          <table:table-cell/>
          <table:table-cell office:value-type="float" office:value="0.0099196555" calcext:value-type="float">
            <text:p>0.0099196555</text:p>
          </table:table-cell>
          <table:table-cell/>
          <table:table-cell office:value-type="float" office:value="0.036927715" calcext:value-type="float">
            <text:p>0.036927715</text:p>
          </table:table-cell>
          <table:table-cell/>
          <table:table-cell office:value-type="float" office:value="0.010561054" calcext:value-type="float">
            <text:p>0.010561054</text:p>
          </table:table-cell>
        </table:table-row>
        <table:table-row table:style-name="ro1">
          <table:table-cell/>
          <table:table-cell office:value-type="float" office:value="-0.004915094" calcext:value-type="float">
            <text:p>-0.004915094</text:p>
          </table:table-cell>
          <table:table-cell/>
          <table:table-cell office:value-type="float" office:value="0.004231029" calcext:value-type="float">
            <text:p>0.004231029</text:p>
          </table:table-cell>
          <table:table-cell/>
          <table:table-cell office:value-type="float" office:value="0.014119201" calcext:value-type="float">
            <text:p>0.014119201</text:p>
          </table:table-cell>
        </table:table-row>
        <table:table-row table:style-name="ro1">
          <table:table-cell/>
          <table:table-cell office:value-type="float" office:value="-0.006840599" calcext:value-type="float">
            <text:p>-0.006840599</text:p>
          </table:table-cell>
          <table:table-cell/>
          <table:table-cell office:value-type="float" office:value="-0.019263363" calcext:value-type="float">
            <text:p>-0.019263363</text:p>
          </table:table-cell>
          <table:table-cell/>
          <table:table-cell office:value-type="float" office:value="-0.0068483786" calcext:value-type="float">
            <text:p>-0.0068483786</text:p>
          </table:table-cell>
        </table:table-row>
        <table:table-row table:style-name="ro1">
          <table:table-cell/>
          <table:table-cell office:value-type="float" office:value="-0.0109904995" calcext:value-type="float">
            <text:p>-0.0109904995</text:p>
          </table:table-cell>
          <table:table-cell/>
          <table:table-cell office:value-type="float" office:value="-0.012063603" calcext:value-type="float">
            <text:p>-0.012063603</text:p>
          </table:table-cell>
          <table:table-cell/>
          <table:table-cell office:value-type="float" office:value="-0.021104991" calcext:value-type="float">
            <text:p>-0.021104991</text:p>
          </table:table-cell>
        </table:table-row>
        <table:table-row table:style-name="ro1">
          <table:table-cell/>
          <table:table-cell office:value-type="float" office:value="-0.0011024001" calcext:value-type="float">
            <text:p>-0.0011024001</text:p>
          </table:table-cell>
          <table:table-cell/>
          <table:table-cell office:value-type="float" office:value="-0.017668767" calcext:value-type="float">
            <text:p>-0.017668767</text:p>
          </table:table-cell>
          <table:table-cell/>
          <table:table-cell office:value-type="float" office:value="-0.0066897674" calcext:value-type="float">
            <text:p>-0.0066897674</text:p>
          </table:table-cell>
        </table:table-row>
        <table:table-row table:style-name="ro1">
          <table:table-cell/>
          <table:table-cell office:value-type="float" office:value="-0.0016513148" calcext:value-type="float">
            <text:p>-0.0016513148</text:p>
          </table:table-cell>
          <table:table-cell/>
          <table:table-cell office:value-type="float" office:value="-0.017439967" calcext:value-type="float">
            <text:p>-0.017439967</text:p>
          </table:table-cell>
          <table:table-cell/>
          <table:table-cell office:value-type="float" office:value="0.0069430494" calcext:value-type="float">
            <text:p>0.0069430494</text:p>
          </table:table-cell>
        </table:table-row>
        <table:table-row table:style-name="ro1">
          <table:table-cell/>
          <table:table-cell office:value-type="float" office:value="-0.00675964" calcext:value-type="float">
            <text:p>-0.00675964</text:p>
          </table:table-cell>
          <table:table-cell/>
          <table:table-cell office:value-type="float" office:value="-0.014377613" calcext:value-type="float">
            <text:p>-0.014377613</text:p>
          </table:table-cell>
          <table:table-cell/>
          <table:table-cell office:value-type="float" office:value="0.008885475" calcext:value-type="float">
            <text:p>0.008885475</text:p>
          </table:table-cell>
        </table:table-row>
        <table:table-row table:style-name="ro1">
          <table:table-cell/>
          <table:table-cell office:value-type="float" office:value="-0.0034469452" calcext:value-type="float">
            <text:p>-0.0034469452</text:p>
          </table:table-cell>
          <table:table-cell/>
          <table:table-cell office:value-type="float" office:value="-0.016675187" calcext:value-type="float">
            <text:p>-0.016675187</text:p>
          </table:table-cell>
          <table:table-cell/>
          <table:table-cell office:value-type="float" office:value="-0.00013293762" calcext:value-type="float">
            <text:p>-0.00013293762</text:p>
          </table:table-cell>
        </table:table-row>
        <table:table-row table:style-name="ro1">
          <table:table-cell/>
          <table:table-cell office:value-type="float" office:value="0.0043684645" calcext:value-type="float">
            <text:p>0.0043684645</text:p>
          </table:table-cell>
          <table:table-cell/>
          <table:table-cell office:value-type="float" office:value="-0.009294791" calcext:value-type="float">
            <text:p>-0.009294791</text:p>
          </table:table-cell>
          <table:table-cell/>
          <table:table-cell office:value-type="float" office:value="-0.011105981" calcext:value-type="float">
            <text:p>-0.011105981</text:p>
          </table:table-cell>
        </table:table-row>
        <table:table-row table:style-name="ro1">
          <table:table-cell/>
          <table:table-cell office:value-type="float" office:value="-0.0011220927" calcext:value-type="float">
            <text:p>-0.0011220927</text:p>
          </table:table-cell>
          <table:table-cell/>
          <table:table-cell office:value-type="float" office:value="-0.014957112" calcext:value-type="float">
            <text:p>-0.014957112</text:p>
          </table:table-cell>
          <table:table-cell/>
          <table:table-cell office:value-type="float" office:value="-0.008457294" calcext:value-type="float">
            <text:p>-0.008457294</text:p>
          </table:table-cell>
        </table:table-row>
        <table:table-row table:style-name="ro1">
          <table:table-cell/>
          <table:table-cell office:value-type="float" office:value="-0.0016690625" calcext:value-type="float">
            <text:p>-0.0016690625</text:p>
          </table:table-cell>
          <table:table-cell/>
          <table:table-cell office:value-type="float" office:value="-0.004452608" calcext:value-type="float">
            <text:p>-0.004452608</text:p>
          </table:table-cell>
          <table:table-cell/>
          <table:table-cell office:value-type="float" office:value="0.0013972066" calcext:value-type="float">
            <text:p>0.0013972066</text:p>
          </table:table-cell>
        </table:table-row>
        <table:table-row table:style-name="ro1">
          <table:table-cell/>
          <table:table-cell office:value-type="float" office:value="-0.004578325" calcext:value-type="float">
            <text:p>-0.004578325</text:p>
          </table:table-cell>
          <table:table-cell/>
          <table:table-cell office:value-type="float" office:value="0.0017055304" calcext:value-type="float">
            <text:p>0.0017055304</text:p>
          </table:table-cell>
          <table:table-cell/>
          <table:table-cell office:value-type="float" office:value="0.0014771927" calcext:value-type="float">
            <text:p>0.0014771927</text:p>
          </table:table-cell>
        </table:table-row>
        <table:table-row table:style-name="ro1">
          <table:table-cell/>
          <table:table-cell office:value-type="float" office:value="-0.000824612" calcext:value-type="float">
            <text:p>-0.000824612</text:p>
          </table:table-cell>
          <table:table-cell/>
          <table:table-cell office:value-type="float" office:value="0.0028533451" calcext:value-type="float">
            <text:p>0.0028533451</text:p>
          </table:table-cell>
          <table:table-cell/>
          <table:table-cell office:value-type="float" office:value="0.008580457" calcext:value-type="float">
            <text:p>0.008580457</text:p>
          </table:table-cell>
        </table:table-row>
        <table:table-row table:style-name="ro1">
          <table:table-cell/>
          <table:table-cell office:value-type="float" office:value="0.0005761927" calcext:value-type="float">
            <text:p>0.0005761927</text:p>
          </table:table-cell>
          <table:table-cell/>
          <table:table-cell office:value-type="float" office:value="0.009599273" calcext:value-type="float">
            <text:p>0.009599273</text:p>
          </table:table-cell>
          <table:table-cell/>
          <table:table-cell office:value-type="float" office:value="0.0004714569" calcext:value-type="float">
            <text:p>0.0004714569</text:p>
          </table:table-cell>
        </table:table-row>
        <table:table-row table:style-name="ro1">
          <table:table-cell/>
          <table:table-cell office:value-type="float" office:value="-0.00321676" calcext:value-type="float">
            <text:p>-0.00321676</text:p>
          </table:table-cell>
          <table:table-cell/>
          <table:table-cell office:value-type="float" office:value="0.006661809" calcext:value-type="float">
            <text:p>0.006661809</text:p>
          </table:table-cell>
          <table:table-cell/>
          <table:table-cell office:value-type="float" office:value="-0.0030913104" calcext:value-type="float">
            <text:p>-0.0030913104</text:p>
          </table:table-cell>
        </table:table-row>
        <table:table-row table:style-name="ro1">
          <table:table-cell/>
          <table:table-cell office:value-type="float" office:value="0.00413614" calcext:value-type="float">
            <text:p>0.00413614</text:p>
          </table:table-cell>
          <table:table-cell/>
          <table:table-cell office:value-type="float" office:value="0.0037983742" calcext:value-type="float">
            <text:p>0.0037983742</text:p>
          </table:table-cell>
          <table:table-cell/>
          <table:table-cell office:value-type="float" office:value="-0.0016835524" calcext:value-type="float">
            <text:p>-0.0016835524</text:p>
          </table:table-cell>
        </table:table-row>
        <table:table-row table:style-name="ro1">
          <table:table-cell/>
          <table:table-cell office:value-type="float" office:value="0.0015252818" calcext:value-type="float">
            <text:p>0.0015252818</text:p>
          </table:table-cell>
          <table:table-cell/>
          <table:table-cell office:value-type="float" office:value="-0.0031732658" calcext:value-type="float">
            <text:p>-0.0031732658</text:p>
          </table:table-cell>
          <table:table-cell/>
          <table:table-cell office:value-type="float" office:value="0.0022201652" calcext:value-type="float">
            <text:p>0.0022201652</text:p>
          </table:table-cell>
        </table:table-row>
        <table:table-row table:style-name="ro1">
          <table:table-cell/>
          <table:table-cell office:value-type="float" office:value="-0.00038505232" calcext:value-type="float">
            <text:p>-0.00038505232</text:p>
          </table:table-cell>
          <table:table-cell/>
          <table:table-cell office:value-type="float" office:value="0.009448758" calcext:value-type="float">
            <text:p>0.009448758</text:p>
          </table:table-cell>
          <table:table-cell/>
          <table:table-cell office:value-type="float" office:value="0.003096805" calcext:value-type="float">
            <text:p>0.003096805</text:p>
          </table:table-cell>
        </table:table-row>
        <table:table-row table:style-name="ro1">
          <table:table-cell/>
          <table:table-cell office:value-type="float" office:value="-0.0012254671" calcext:value-type="float">
            <text:p>-0.0012254671</text:p>
          </table:table-cell>
          <table:table-cell/>
          <table:table-cell office:value-type="float" office:value="-0.005119168" calcext:value-type="float">
            <text:p>-0.005119168</text:p>
          </table:table-cell>
          <table:table-cell/>
          <table:table-cell office:value-type="float" office:value="0.0001503936" calcext:value-type="float">
            <text:p>0.0001503936</text:p>
          </table:table-cell>
        </table:table-row>
        <table:table-row table:style-name="ro1">
          <table:table-cell/>
          <table:table-cell office:value-type="float" office:value="-0.00088320376" calcext:value-type="float">
            <text:p>-0.00088320376</text:p>
          </table:table-cell>
          <table:table-cell/>
          <table:table-cell office:value-type="float" office:value="0.0022042897" calcext:value-type="float">
            <text:p>0.0022042897</text:p>
          </table:table-cell>
          <table:table-cell/>
          <table:table-cell office:value-type="float" office:value="0.00035510003" calcext:value-type="float">
            <text:p>0.00035510003</text:p>
          </table:table-cell>
        </table:table-row>
        <table:table-row table:style-name="ro1">
          <table:table-cell/>
          <table:table-cell office:value-type="float" office:value="0.0018418231" calcext:value-type="float">
            <text:p>0.0018418231</text:p>
          </table:table-cell>
          <table:table-cell/>
          <table:table-cell office:value-type="float" office:value="-0.001092335" calcext:value-type="float">
            <text:p>-0.001092335</text:p>
          </table:table-cell>
          <table:table-cell/>
          <table:table-cell office:value-type="float" office:value="0.008888927" calcext:value-type="float">
            <text:p>0.008888927</text:p>
          </table:table-cell>
        </table:table-row>
        <table:table-row table:style-name="ro1">
          <table:table-cell/>
          <table:table-cell office:value-type="float" office:value="-0.0040552295" calcext:value-type="float">
            <text:p>-0.0040552295</text:p>
          </table:table-cell>
          <table:table-cell/>
          <table:table-cell office:value-type="float" office:value="-0.0077946233" calcext:value-type="float">
            <text:p>-0.0077946233</text:p>
          </table:table-cell>
          <table:table-cell/>
          <table:table-cell office:value-type="float" office:value="-0.0036454764" calcext:value-type="float">
            <text:p>-0.0036454764</text:p>
          </table:table-cell>
        </table:table-row>
        <table:table-row table:style-name="ro1">
          <table:table-cell/>
          <table:table-cell office:value-type="float" office:value="0.00052508904" calcext:value-type="float">
            <text:p>0.00052508904</text:p>
          </table:table-cell>
          <table:table-cell/>
          <table:table-cell office:value-type="float" office:value="-0.0070151584" calcext:value-type="float">
            <text:p>-0.0070151584</text:p>
          </table:table-cell>
          <table:table-cell/>
          <table:table-cell office:value-type="float" office:value="0.00023470736" calcext:value-type="float">
            <text:p>0.00023470736</text:p>
          </table:table-cell>
        </table:table-row>
        <table:table-row table:style-name="ro1">
          <table:table-cell/>
          <table:table-cell office:value-type="float" office:value="-0.00084576337" calcext:value-type="float">
            <text:p>-0.00084576337</text:p>
          </table:table-cell>
          <table:table-cell/>
          <table:table-cell office:value-type="float" office:value="0.0009373221" calcext:value-type="float">
            <text:p>0.0009373221</text:p>
          </table:table-cell>
          <table:table-cell/>
          <table:table-cell office:value-type="float" office:value="0.0013098781" calcext:value-type="float">
            <text:p>0.0013098781</text:p>
          </table:table-cell>
        </table:table-row>
        <table:table-row table:style-name="ro1">
          <table:table-cell/>
          <table:table-cell office:value-type="float" office:value="-0.0075726793" calcext:value-type="float">
            <text:p>-0.0075726793</text:p>
          </table:table-cell>
          <table:table-cell/>
          <table:table-cell office:value-type="float" office:value="0.0017225002" calcext:value-type="float">
            <text:p>0.0017225002</text:p>
          </table:table-cell>
          <table:table-cell/>
          <table:table-cell office:value-type="float" office:value="0.008869332" calcext:value-type="float">
            <text:p>0.008869332</text:p>
          </table:table-cell>
        </table:table-row>
        <table:table-row table:style-name="ro1">
          <table:table-cell/>
          <table:table-cell office:value-type="float" office:value="0.0039511747" calcext:value-type="float">
            <text:p>0.0039511747</text:p>
          </table:table-cell>
          <table:table-cell/>
          <table:table-cell office:value-type="float" office:value="0.0059448015" calcext:value-type="float">
            <text:p>0.0059448015</text:p>
          </table:table-cell>
          <table:table-cell/>
          <table:table-cell office:value-type="float" office:value="0.0055653895" calcext:value-type="float">
            <text:p>0.0055653895</text:p>
          </table:table-cell>
        </table:table-row>
        <table:table-row table:style-name="ro1">
          <table:table-cell/>
          <table:table-cell office:value-type="float" office:value="0.00069960003" calcext:value-type="float">
            <text:p>0.00069960003</text:p>
          </table:table-cell>
          <table:table-cell/>
          <table:table-cell office:value-type="float" office:value="0.004031963" calcext:value-type="float">
            <text:p>0.004031963</text:p>
          </table:table-cell>
          <table:table-cell/>
          <table:table-cell office:value-type="float" office:value="-0.0002645624" calcext:value-type="float">
            <text:p>-0.0002645624</text:p>
          </table:table-cell>
        </table:table-row>
        <table:table-row table:style-name="ro1">
          <table:table-cell/>
          <table:table-cell office:value-type="float" office:value="0.0019480176" calcext:value-type="float">
            <text:p>0.0019480176</text:p>
          </table:table-cell>
          <table:table-cell/>
          <table:table-cell office:value-type="float" office:value="0.008462739" calcext:value-type="float">
            <text:p>0.008462739</text:p>
          </table:table-cell>
          <table:table-cell/>
          <table:table-cell office:value-type="float" office:value="-0.0011170359" calcext:value-type="float">
            <text:p>-0.0011170359</text:p>
          </table:table-cell>
        </table:table-row>
        <table:table-row table:style-name="ro1">
          <table:table-cell/>
          <table:table-cell office:value-type="float" office:value="-0.0037399526" calcext:value-type="float">
            <text:p>-0.0037399526</text:p>
          </table:table-cell>
          <table:table-cell/>
          <table:table-cell office:value-type="float" office:value="0.009154559" calcext:value-type="float">
            <text:p>0.009154559</text:p>
          </table:table-cell>
          <table:table-cell/>
          <table:table-cell office:value-type="float" office:value="-0.00056588446" calcext:value-type="float">
            <text:p>-0.00056588446</text:p>
          </table:table-cell>
        </table:table-row>
        <table:table-row table:style-name="ro1">
          <table:table-cell/>
          <table:table-cell office:value-type="float" office:value="-0.0002897982" calcext:value-type="float">
            <text:p>-0.0002897982</text:p>
          </table:table-cell>
          <table:table-cell/>
          <table:table-cell office:value-type="float" office:value="0.0075799245" calcext:value-type="float">
            <text:p>0.0075799245</text:p>
          </table:table-cell>
          <table:table-cell/>
          <table:table-cell office:value-type="float" office:value="0.001468246" calcext:value-type="float">
            <text:p>0.001468246</text:p>
          </table:table-cell>
        </table:table-row>
        <table:table-row table:style-name="ro1">
          <table:table-cell/>
          <table:table-cell office:value-type="float" office:value="-0.0026778132" calcext:value-type="float">
            <text:p>-0.0026778132</text:p>
          </table:table-cell>
          <table:table-cell/>
          <table:table-cell office:value-type="float" office:value="0.005064126" calcext:value-type="float">
            <text:p>0.005064126</text:p>
          </table:table-cell>
          <table:table-cell/>
          <table:table-cell office:value-type="float" office:value="0.0032989827" calcext:value-type="float">
            <text:p>0.0032989827</text:p>
          </table:table-cell>
        </table:table-row>
        <table:table-row table:style-name="ro1">
          <table:table-cell/>
          <table:table-cell office:value-type="float" office:value="0.001545023" calcext:value-type="float">
            <text:p>0.001545023</text:p>
          </table:table-cell>
          <table:table-cell/>
          <table:table-cell office:value-type="float" office:value="0.00016318167" calcext:value-type="float">
            <text:p>0.00016318167</text:p>
          </table:table-cell>
          <table:table-cell/>
          <table:table-cell office:value-type="float" office:value="-0.00032680095" calcext:value-type="float">
            <text:p>-0.00032680095</text:p>
          </table:table-cell>
        </table:table-row>
        <table:table-row table:style-name="ro1">
          <table:table-cell/>
          <table:table-cell office:value-type="float" office:value="0.0011708138" calcext:value-type="float">
            <text:p>0.0011708138</text:p>
          </table:table-cell>
          <table:table-cell/>
          <table:table-cell office:value-type="float" office:value="0.0062991963" calcext:value-type="float">
            <text:p>0.0062991963</text:p>
          </table:table-cell>
          <table:table-cell/>
          <table:table-cell office:value-type="float" office:value="0.0012439442" calcext:value-type="float">
            <text:p>0.0012439442</text:p>
          </table:table-cell>
        </table:table-row>
        <table:table-row table:style-name="ro1">
          <table:table-cell/>
          <table:table-cell office:value-type="float" office:value="0.002372115" calcext:value-type="float">
            <text:p>0.002372115</text:p>
          </table:table-cell>
          <table:table-cell/>
          <table:table-cell office:value-type="float" office:value="0.0063284435" calcext:value-type="float">
            <text:p>0.0063284435</text:p>
          </table:table-cell>
          <table:table-cell/>
          <table:table-cell office:value-type="float" office:value="0.003536559" calcext:value-type="float">
            <text:p>0.003536559</text:p>
          </table:table-cell>
        </table:table-row>
        <table:table-row table:style-name="ro1">
          <table:table-cell/>
          <table:table-cell office:value-type="float" office:value="0.0016954653" calcext:value-type="float">
            <text:p>0.0016954653</text:p>
          </table:table-cell>
          <table:table-cell/>
          <table:table-cell office:value-type="float" office:value="-0.0026540116" calcext:value-type="float">
            <text:p>-0.0026540116</text:p>
          </table:table-cell>
          <table:table-cell/>
          <table:table-cell office:value-type="float" office:value="0.0038420628" calcext:value-type="float">
            <text:p>0.0038420628</text:p>
          </table:table-cell>
        </table:table-row>
        <table:table-row table:style-name="ro1">
          <table:table-cell/>
          <table:table-cell office:value-type="float" office:value="-0.0006713496" calcext:value-type="float">
            <text:p>-0.0006713496</text:p>
          </table:table-cell>
          <table:table-cell/>
          <table:table-cell office:value-type="float" office:value="0.00727938" calcext:value-type="float">
            <text:p>0.00727938</text:p>
          </table:table-cell>
          <table:table-cell/>
          <table:table-cell office:value-type="float" office:value="-0.0033536847" calcext:value-type="float">
            <text:p>-0.0033536847</text:p>
          </table:table-cell>
        </table:table-row>
        <table:table-row table:style-name="ro1">
          <table:table-cell/>
          <table:table-cell office:value-type="float" office:value="0.0035705958" calcext:value-type="float">
            <text:p>0.0035705958</text:p>
          </table:table-cell>
          <table:table-cell/>
          <table:table-cell office:value-type="float" office:value="0.005672532" calcext:value-type="float">
            <text:p>0.005672532</text:p>
          </table:table-cell>
          <table:table-cell/>
          <table:table-cell office:value-type="float" office:value="-0.00038160002" calcext:value-type="float">
            <text:p>-0.00038160002</text:p>
          </table:table-cell>
        </table:table-row>
        <table:table-row table:style-name="ro1">
          <table:table-cell/>
          <table:table-cell office:value-type="float" office:value="-0.0042571644" calcext:value-type="float">
            <text:p>-0.0042571644</text:p>
          </table:table-cell>
          <table:table-cell/>
          <table:table-cell office:value-type="float" office:value="-0.0023654047" calcext:value-type="float">
            <text:p>-0.0023654047</text:p>
          </table:table-cell>
          <table:table-cell/>
          <table:table-cell office:value-type="float" office:value="-0.00078289275" calcext:value-type="float">
            <text:p>-0.00078289275</text:p>
          </table:table-cell>
        </table:table-row>
        <table:table-row table:style-name="ro1">
          <table:table-cell/>
          <table:table-cell office:value-type="float" office:value="0.008692973" calcext:value-type="float">
            <text:p>0.008692973</text:p>
          </table:table-cell>
          <table:table-cell/>
          <table:table-cell office:value-type="float" office:value="0.0070996424" calcext:value-type="float">
            <text:p>0.0070996424</text:p>
          </table:table-cell>
          <table:table-cell/>
          <table:table-cell office:value-type="float" office:value="0.0014926551" calcext:value-type="float">
            <text:p>0.0014926551</text:p>
          </table:table-cell>
        </table:table-row>
        <table:table-row table:style-name="ro1">
          <table:table-cell/>
          <table:table-cell office:value-type="float" office:value="-0.0016245717" calcext:value-type="float">
            <text:p>-0.0016245717</text:p>
          </table:table-cell>
          <table:table-cell/>
          <table:table-cell office:value-type="float" office:value="-0.0008612987" calcext:value-type="float">
            <text:p>-0.0008612987</text:p>
          </table:table-cell>
          <table:table-cell/>
          <table:table-cell office:value-type="float" office:value="0.002442036" calcext:value-type="float">
            <text:p>0.002442036</text:p>
          </table:table-cell>
        </table:table-row>
        <table:table-row table:style-name="ro1">
          <table:table-cell/>
          <table:table-cell office:value-type="float" office:value="0.00337187" calcext:value-type="float">
            <text:p>0.00337187</text:p>
          </table:table-cell>
          <table:table-cell/>
          <table:table-cell office:value-type="float" office:value="0.003179903" calcext:value-type="float">
            <text:p>0.003179903</text:p>
          </table:table-cell>
          <table:table-cell/>
          <table:table-cell office:value-type="float" office:value="-0.0026361425" calcext:value-type="float">
            <text:p>-0.0026361425</text:p>
          </table:table-cell>
        </table:table-row>
        <table:table-row table:style-name="ro1">
          <table:table-cell/>
          <table:table-cell office:value-type="float" office:value="-0.002678202" calcext:value-type="float">
            <text:p>-0.002678202</text:p>
          </table:table-cell>
          <table:table-cell/>
          <table:table-cell office:value-type="float" office:value="-0.0076849763" calcext:value-type="float">
            <text:p>-0.0076849763</text:p>
          </table:table-cell>
          <table:table-cell/>
          <table:table-cell office:value-type="float" office:value="-0.0017133589" calcext:value-type="float">
            <text:p>-0.0017133589</text:p>
          </table:table-cell>
        </table:table-row>
        <table:table-row table:style-name="ro1">
          <table:table-cell/>
          <table:table-cell office:value-type="float" office:value="0.0022038764" calcext:value-type="float">
            <text:p>0.0022038764</text:p>
          </table:table-cell>
          <table:table-cell/>
          <table:table-cell office:value-type="float" office:value="0.0020923333" calcext:value-type="float">
            <text:p>0.0020923333</text:p>
          </table:table-cell>
          <table:table-cell/>
          <table:table-cell office:value-type="float" office:value="-0.0000039385322" calcext:value-type="float">
            <text:p>-3.9385322E-06</text:p>
          </table:table-cell>
        </table:table-row>
        <table:table-row table:style-name="ro1">
          <table:table-cell/>
          <table:table-cell office:value-type="float" office:value="-0.0010926754" calcext:value-type="float">
            <text:p>-0.0010926754</text:p>
          </table:table-cell>
          <table:table-cell/>
          <table:table-cell office:value-type="float" office:value="-0.00009442753" calcext:value-type="float">
            <text:p>-9.442753E-05</text:p>
          </table:table-cell>
          <table:table-cell/>
          <table:table-cell office:value-type="float" office:value="-0.005716415" calcext:value-type="float">
            <text:p>-0.005716415</text:p>
          </table:table-cell>
        </table:table-row>
        <table:table-row table:style-name="ro1">
          <table:table-cell/>
          <table:table-cell office:value-type="float" office:value="0.0023125021" calcext:value-type="float">
            <text:p>0.0023125021</text:p>
          </table:table-cell>
          <table:table-cell/>
          <table:table-cell office:value-type="float" office:value="0.002112269" calcext:value-type="float">
            <text:p>0.002112269</text:p>
          </table:table-cell>
          <table:table-cell/>
          <table:table-cell office:value-type="float" office:value="-0.0020686048" calcext:value-type="float">
            <text:p>-0.0020686048</text:p>
          </table:table-cell>
        </table:table-row>
        <table:table-row table:style-name="ro1">
          <table:table-cell/>
          <table:table-cell office:value-type="float" office:value="-0.00055547897" calcext:value-type="float">
            <text:p>-0.00055547897</text:p>
          </table:table-cell>
          <table:table-cell/>
          <table:table-cell office:value-type="float" office:value="0.0012418533" calcext:value-type="float">
            <text:p>0.0012418533</text:p>
          </table:table-cell>
          <table:table-cell/>
          <table:table-cell office:value-type="float" office:value="0.00011577341" calcext:value-type="float">
            <text:p>0.00011577341</text:p>
          </table:table-cell>
        </table:table-row>
        <table:table-row table:style-name="ro1">
          <table:table-cell/>
          <table:table-cell office:value-type="float" office:value="-0.0013788267" calcext:value-type="float">
            <text:p>-0.0013788267</text:p>
          </table:table-cell>
          <table:table-cell/>
          <table:table-cell office:value-type="float" office:value="0.002436031" calcext:value-type="float">
            <text:p>0.002436031</text:p>
          </table:table-cell>
          <table:table-cell/>
          <table:table-cell office:value-type="float" office:value="0.0016422708" calcext:value-type="float">
            <text:p>0.0016422708</text:p>
          </table:table-cell>
        </table:table-row>
        <table:table-row table:style-name="ro1">
          <table:table-cell/>
          <table:table-cell office:value-type="float" office:value="-0.0023395855" calcext:value-type="float">
            <text:p>-0.0023395855</text:p>
          </table:table-cell>
          <table:table-cell/>
          <table:table-cell office:value-type="float" office:value="0.0052685896" calcext:value-type="float">
            <text:p>0.0052685896</text:p>
          </table:table-cell>
          <table:table-cell/>
          <table:table-cell office:value-type="float" office:value="0.0012583368" calcext:value-type="float">
            <text:p>0.0012583368</text:p>
          </table:table-cell>
        </table:table-row>
        <table:table-row table:style-name="ro1">
          <table:table-cell/>
          <table:table-cell office:value-type="float" office:value="0.0060242526" calcext:value-type="float">
            <text:p>0.0060242526</text:p>
          </table:table-cell>
          <table:table-cell/>
          <table:table-cell office:value-type="float" office:value="-0.002069796" calcext:value-type="float">
            <text:p>-0.002069796</text:p>
          </table:table-cell>
          <table:table-cell/>
          <table:table-cell office:value-type="float" office:value="0.0017916919" calcext:value-type="float">
            <text:p>0.0017916919</text:p>
          </table:table-cell>
        </table:table-row>
        <table:table-row table:style-name="ro1">
          <table:table-cell/>
          <table:table-cell office:value-type="float" office:value="0.0012470074" calcext:value-type="float">
            <text:p>0.0012470074</text:p>
          </table:table-cell>
          <table:table-cell/>
          <table:table-cell office:value-type="float" office:value="-0.0009839038" calcext:value-type="float">
            <text:p>-0.0009839038</text:p>
          </table:table-cell>
          <table:table-cell/>
          <table:table-cell office:value-type="float" office:value="0.001612513" calcext:value-type="float">
            <text:p>0.001612513</text:p>
          </table:table-cell>
        </table:table-row>
        <table:table-row table:style-name="ro1">
          <table:table-cell/>
          <table:table-cell office:value-type="float" office:value="-0.0074470355" calcext:value-type="float">
            <text:p>-0.0074470355</text:p>
          </table:table-cell>
          <table:table-cell/>
          <table:table-cell office:value-type="float" office:value="0.0024103818" calcext:value-type="float">
            <text:p>0.0024103818</text:p>
          </table:table-cell>
          <table:table-cell/>
          <table:table-cell office:value-type="float" office:value="0.006285217" calcext:value-type="float">
            <text:p>0.006285217</text:p>
          </table:table-cell>
        </table:table-row>
        <table:table-row table:style-name="ro1">
          <table:table-cell/>
          <table:table-cell office:value-type="float" office:value="0.0040642736" calcext:value-type="float">
            <text:p>0.0040642736</text:p>
          </table:table-cell>
          <table:table-cell/>
          <table:table-cell office:value-type="float" office:value="0.0012904286" calcext:value-type="float">
            <text:p>0.0012904286</text:p>
          </table:table-cell>
          <table:table-cell/>
          <table:table-cell office:value-type="float" office:value="0.0030199792" calcext:value-type="float">
            <text:p>0.0030199792</text:p>
          </table:table-cell>
        </table:table-row>
        <table:table-row table:style-name="ro1">
          <table:table-cell/>
          <table:table-cell office:value-type="float" office:value="0.0005816872" calcext:value-type="float">
            <text:p>0.0005816872</text:p>
          </table:table-cell>
          <table:table-cell/>
          <table:table-cell office:value-type="float" office:value="0.0033586444" calcext:value-type="float">
            <text:p>0.0033586444</text:p>
          </table:table-cell>
          <table:table-cell/>
          <table:table-cell office:value-type="float" office:value="0.0049152398" calcext:value-type="float">
            <text:p>0.0049152398</text:p>
          </table:table-cell>
        </table:table-row>
        <table:table-row table:style-name="ro1">
          <table:table-cell/>
          <table:table-cell office:value-type="float" office:value="0.00030380185" calcext:value-type="float">
            <text:p>0.00030380185</text:p>
          </table:table-cell>
          <table:table-cell/>
          <table:table-cell office:value-type="float" office:value="-0.001371752" calcext:value-type="float">
            <text:p>-0.001371752</text:p>
          </table:table-cell>
          <table:table-cell/>
          <table:table-cell office:value-type="float" office:value="-0.0067823473" calcext:value-type="float">
            <text:p>-0.0067823473</text:p>
          </table:table-cell>
        </table:table-row>
        <table:table-row table:style-name="ro1">
          <table:table-cell/>
          <table:table-cell office:value-type="float" office:value="-0.008515642" calcext:value-type="float">
            <text:p>-0.008515642</text:p>
          </table:table-cell>
          <table:table-cell/>
          <table:table-cell office:value-type="float" office:value="0.0033796742" calcext:value-type="float">
            <text:p>0.0033796742</text:p>
          </table:table-cell>
          <table:table-cell/>
          <table:table-cell office:value-type="float" office:value="-0.00039122754" calcext:value-type="float">
            <text:p>-0.00039122754</text:p>
          </table:table-cell>
        </table:table-row>
        <table:table-row table:style-name="ro1">
          <table:table-cell/>
          <table:table-cell office:value-type="float" office:value="-0.0012920331" calcext:value-type="float">
            <text:p>-0.0012920331</text:p>
          </table:table-cell>
          <table:table-cell/>
          <table:table-cell office:value-type="float" office:value="0.006777047" calcext:value-type="float">
            <text:p>0.006777047</text:p>
          </table:table-cell>
          <table:table-cell/>
          <table:table-cell office:value-type="float" office:value="-0.0023296177" calcext:value-type="float">
            <text:p>-0.0023296177</text:p>
          </table:table-cell>
        </table:table-row>
        <table:table-row table:style-name="ro1">
          <table:table-cell/>
          <table:table-cell office:value-type="float" office:value="-0.0031403718" calcext:value-type="float">
            <text:p>-0.0031403718</text:p>
          </table:table-cell>
          <table:table-cell/>
          <table:table-cell office:value-type="float" office:value="-0.0064250836" calcext:value-type="float">
            <text:p>-0.0064250836</text:p>
          </table:table-cell>
          <table:table-cell/>
          <table:table-cell office:value-type="float" office:value="0.00449513" calcext:value-type="float">
            <text:p>0.00449513</text:p>
          </table:table-cell>
        </table:table-row>
        <table:table-row table:style-name="ro1">
          <table:table-cell/>
          <table:table-cell office:value-type="float" office:value="0.005083819" calcext:value-type="float">
            <text:p>0.005083819</text:p>
          </table:table-cell>
          <table:table-cell/>
          <table:table-cell office:value-type="float" office:value="0.0016881474" calcext:value-type="float">
            <text:p>0.0016881474</text:p>
          </table:table-cell>
          <table:table-cell/>
          <table:table-cell office:value-type="float" office:value="-0.0010080698" calcext:value-type="float">
            <text:p>-0.0010080698</text:p>
          </table:table-cell>
        </table:table-row>
        <table:table-row table:style-name="ro1">
          <table:table-cell/>
          <table:table-cell office:value-type="float" office:value="0.0006203432" calcext:value-type="float">
            <text:p>0.0006203432</text:p>
          </table:table-cell>
          <table:table-cell/>
          <table:table-cell office:value-type="float" office:value="-0.0015568386" calcext:value-type="float">
            <text:p>-0.0015568386</text:p>
          </table:table-cell>
          <table:table-cell/>
          <table:table-cell office:value-type="float" office:value="0.0028281093" calcext:value-type="float">
            <text:p>0.0028281093</text:p>
          </table:table-cell>
        </table:table-row>
        <table:table-row table:style-name="ro1">
          <table:table-cell/>
          <table:table-cell office:value-type="float" office:value="-0.0031770342" calcext:value-type="float">
            <text:p>-0.0031770342</text:p>
          </table:table-cell>
          <table:table-cell/>
          <table:table-cell office:value-type="float" office:value="0.004531452" calcext:value-type="float">
            <text:p>0.004531452</text:p>
          </table:table-cell>
          <table:table-cell/>
          <table:table-cell office:value-type="float" office:value="0.0012269258" calcext:value-type="float">
            <text:p>0.0012269258</text:p>
          </table:table-cell>
        </table:table-row>
        <table:table-row table:style-name="ro1">
          <table:table-cell/>
          <table:table-cell office:value-type="float" office:value="0.0008760074" calcext:value-type="float">
            <text:p>0.0008760074</text:p>
          </table:table-cell>
          <table:table-cell/>
          <table:table-cell office:value-type="float" office:value="-0.0040515587" calcext:value-type="float">
            <text:p>-0.0040515587</text:p>
          </table:table-cell>
          <table:table-cell/>
          <table:table-cell office:value-type="float" office:value="0.0000055917435" calcext:value-type="float">
            <text:p>5.5917435E-06</text:p>
          </table:table-cell>
        </table:table-row>
        <table:table-row table:style-name="ro1">
          <table:table-cell/>
          <table:table-cell office:value-type="float" office:value="0.0027659682" calcext:value-type="float">
            <text:p>0.0027659682</text:p>
          </table:table-cell>
          <table:table-cell/>
          <table:table-cell office:value-type="float" office:value="-0.00013077387" calcext:value-type="float">
            <text:p>-0.00013077387</text:p>
          </table:table-cell>
          <table:table-cell/>
          <table:table-cell office:value-type="float" office:value="-0.00043440555" calcext:value-type="float">
            <text:p>-0.00043440555</text:p>
          </table:table-cell>
        </table:table-row>
        <table:table-row table:style-name="ro1">
          <table:table-cell/>
          <table:table-cell office:value-type="float" office:value="0.0024893957" calcext:value-type="float">
            <text:p>0.0024893957</text:p>
          </table:table-cell>
          <table:table-cell/>
          <table:table-cell office:value-type="float" office:value="-0.0016557882" calcext:value-type="float">
            <text:p>-0.0016557882</text:p>
          </table:table-cell>
          <table:table-cell/>
          <table:table-cell office:value-type="float" office:value="-0.00083039823" calcext:value-type="float">
            <text:p>-0.00083039823</text:p>
          </table:table-cell>
        </table:table-row>
        <table:table-row table:style-name="ro1">
          <table:table-cell/>
          <table:table-cell office:value-type="float" office:value="0.0022404415" calcext:value-type="float">
            <text:p>0.0022404415</text:p>
          </table:table-cell>
          <table:table-cell/>
          <table:table-cell office:value-type="float" office:value="-0.0017099308" calcext:value-type="float">
            <text:p>-0.0017099308</text:p>
          </table:table-cell>
          <table:table-cell/>
          <table:table-cell office:value-type="float" office:value="0.0027682534" calcext:value-type="float">
            <text:p>0.0027682534</text:p>
          </table:table-cell>
        </table:table-row>
        <table:table-row table:style-name="ro1">
          <table:table-cell/>
          <table:table-cell office:value-type="float" office:value="-0.0069924025" calcext:value-type="float">
            <text:p>-0.0069924025</text:p>
          </table:table-cell>
          <table:table-cell/>
          <table:table-cell office:value-type="float" office:value="0.0039542136" calcext:value-type="float">
            <text:p>0.0039542136</text:p>
          </table:table-cell>
          <table:table-cell/>
          <table:table-cell office:value-type="float" office:value="0.0035900453" calcext:value-type="float">
            <text:p>0.0035900453</text:p>
          </table:table-cell>
        </table:table-row>
        <table:table-row table:style-name="ro1">
          <table:table-cell/>
          <table:table-cell office:value-type="float" office:value="0.00007891652" calcext:value-type="float">
            <text:p>7.891652E-05</text:p>
          </table:table-cell>
          <table:table-cell/>
          <table:table-cell office:value-type="float" office:value="-0.0056697363" calcext:value-type="float">
            <text:p>-0.0056697363</text:p>
          </table:table-cell>
          <table:table-cell/>
          <table:table-cell office:value-type="float" office:value="-0.0029212728" calcext:value-type="float">
            <text:p>-0.0029212728</text:p>
          </table:table-cell>
        </table:table-row>
        <table:table-row table:style-name="ro1">
          <table:table-cell/>
          <table:table-cell office:value-type="float" office:value="0.0018288405" calcext:value-type="float">
            <text:p>0.0018288405</text:p>
          </table:table-cell>
          <table:table-cell/>
          <table:table-cell office:value-type="float" office:value="-0.0048830267" calcext:value-type="float">
            <text:p>-0.0048830267</text:p>
          </table:table-cell>
          <table:table-cell/>
          <table:table-cell office:value-type="float" office:value="0.0015456552" calcext:value-type="float">
            <text:p>0.0015456552</text:p>
          </table:table-cell>
        </table:table-row>
        <table:table-row table:style-name="ro1">
          <table:table-cell/>
          <table:table-cell office:value-type="float" office:value="-0.009560082" calcext:value-type="float">
            <text:p>-0.009560082</text:p>
          </table:table-cell>
          <table:table-cell/>
          <table:table-cell office:value-type="float" office:value="-0.025048994" calcext:value-type="float">
            <text:p>-0.025048994</text:p>
          </table:table-cell>
          <table:table-cell/>
          <table:table-cell office:value-type="float" office:value="-0.0065190494" calcext:value-type="float">
            <text:p>-0.0065190494</text:p>
          </table:table-cell>
        </table:table-row>
        <table:table-row table:style-name="ro1">
          <table:table-cell/>
          <table:table-cell office:value-type="float" office:value="-0.0022320296" calcext:value-type="float">
            <text:p>-0.0022320296</text:p>
          </table:table-cell>
          <table:table-cell/>
          <table:table-cell office:value-type="float" office:value="-0.040781412" calcext:value-type="float">
            <text:p>-0.040781412</text:p>
          </table:table-cell>
          <table:table-cell/>
          <table:table-cell office:value-type="float" office:value="-0.0045488104" calcext:value-type="float">
            <text:p>-0.0045488104</text:p>
          </table:table-cell>
        </table:table-row>
        <table:table-row table:style-name="ro1">
          <table:table-cell/>
          <table:table-cell office:value-type="float" office:value="0.017986257" calcext:value-type="float">
            <text:p>0.017986257</text:p>
          </table:table-cell>
          <table:table-cell/>
          <table:table-cell office:value-type="float" office:value="-0.02417887" calcext:value-type="float">
            <text:p>-0.02417887</text:p>
          </table:table-cell>
          <table:table-cell/>
          <table:table-cell office:value-type="float" office:value="0.012385566" calcext:value-type="float">
            <text:p>0.012385566</text:p>
          </table:table-cell>
        </table:table-row>
        <table:table-row table:style-name="ro1">
          <table:table-cell/>
          <table:table-cell office:value-type="float" office:value="-0.018089728" calcext:value-type="float">
            <text:p>-0.018089728</text:p>
          </table:table-cell>
          <table:table-cell/>
          <table:table-cell office:value-type="float" office:value="-0.07339671" calcext:value-type="float">
            <text:p>-0.07339671</text:p>
          </table:table-cell>
          <table:table-cell/>
          <table:table-cell office:value-type="float" office:value="0.12694293" calcext:value-type="float">
            <text:p>0.12694293</text:p>
          </table:table-cell>
        </table:table-row>
        <table:table-row table:style-name="ro1">
          <table:table-cell/>
          <table:table-cell office:value-type="float" office:value="0.042825706" calcext:value-type="float">
            <text:p>0.042825706</text:p>
          </table:table-cell>
          <table:table-cell/>
          <table:table-cell office:value-type="float" office:value="-0.25062734" calcext:value-type="float">
            <text:p>-0.25062734</text:p>
          </table:table-cell>
          <table:table-cell/>
          <table:table-cell office:value-type="float" office:value="0.29134822" calcext:value-type="float">
            <text:p>0.29134822</text:p>
          </table:table-cell>
        </table:table-row>
        <table:table-row table:style-name="ro1">
          <table:table-cell/>
          <table:table-cell office:value-type="float" office:value="0.077434756" calcext:value-type="float">
            <text:p>0.077434756</text:p>
          </table:table-cell>
          <table:table-cell/>
          <table:table-cell office:value-type="float" office:value="-0.25500798" calcext:value-type="float">
            <text:p>-0.25500798</text:p>
          </table:table-cell>
          <table:table-cell/>
          <table:table-cell office:value-type="float" office:value="0.34812653" calcext:value-type="float">
            <text:p>0.34812653</text:p>
          </table:table-cell>
        </table:table-row>
        <table:table-row table:style-name="ro1">
          <table:table-cell/>
          <table:table-cell office:value-type="float" office:value="-0.2146349" calcext:value-type="float">
            <text:p>-0.2146349</text:p>
          </table:table-cell>
          <table:table-cell/>
          <table:table-cell office:value-type="float" office:value="-0.27652866" calcext:value-type="float">
            <text:p>-0.27652866</text:p>
          </table:table-cell>
          <table:table-cell/>
          <table:table-cell office:value-type="float" office:value="0.24475917" calcext:value-type="float">
            <text:p>0.24475917</text:p>
          </table:table-cell>
        </table:table-row>
        <table:table-row table:style-name="ro1">
          <table:table-cell/>
          <table:table-cell office:value-type="float" office:value="-0.1749341" calcext:value-type="float">
            <text:p>-0.1749341</text:p>
          </table:table-cell>
          <table:table-cell/>
          <table:table-cell office:value-type="float" office:value="-1.4039782" calcext:value-type="float">
            <text:p>-1.4039782</text:p>
          </table:table-cell>
          <table:table-cell/>
          <table:table-cell office:value-type="float" office:value="-0.23389155" calcext:value-type="float">
            <text:p>-0.23389155</text:p>
          </table:table-cell>
        </table:table-row>
        <table:table-row table:style-name="ro1">
          <table:table-cell/>
          <table:table-cell office:value-type="float" office:value="-0.14909111" calcext:value-type="float">
            <text:p>-0.14909111</text:p>
          </table:table-cell>
          <table:table-cell/>
          <table:table-cell office:value-type="float" office:value="-0.9254213" calcext:value-type="float">
            <text:p>-0.9254213</text:p>
          </table:table-cell>
          <table:table-cell/>
          <table:table-cell office:value-type="float" office:value="-0.5014204" calcext:value-type="float">
            <text:p>-0.5014204</text:p>
          </table:table-cell>
        </table:table-row>
        <table:table-row table:style-name="ro1">
          <table:table-cell/>
          <table:table-cell office:value-type="float" office:value="-0.17505114" calcext:value-type="float">
            <text:p>-0.17505114</text:p>
          </table:table-cell>
          <table:table-cell/>
          <table:table-cell office:value-type="float" office:value="-0.7082943" calcext:value-type="float">
            <text:p>-0.7082943</text:p>
          </table:table-cell>
          <table:table-cell/>
          <table:table-cell office:value-type="float" office:value="-0.52598536" calcext:value-type="float">
            <text:p>-0.52598536</text:p>
          </table:table-cell>
        </table:table-row>
        <table:table-row table:style-name="ro1">
          <table:table-cell/>
          <table:table-cell office:value-type="float" office:value="-0.015382935" calcext:value-type="float">
            <text:p>-0.015382935</text:p>
          </table:table-cell>
          <table:table-cell/>
          <table:table-cell office:value-type="float" office:value="-0.7187636" calcext:value-type="float">
            <text:p>-0.7187636</text:p>
          </table:table-cell>
          <table:table-cell/>
          <table:table-cell office:value-type="float" office:value="-0.4645978" calcext:value-type="float">
            <text:p>-0.4645978</text:p>
          </table:table-cell>
        </table:table-row>
        <table:table-row table:style-name="ro1">
          <table:table-cell/>
          <table:table-cell office:value-type="float" office:value="-0.21643253" calcext:value-type="float">
            <text:p>-0.21643253</text:p>
          </table:table-cell>
          <table:table-cell/>
          <table:table-cell office:value-type="float" office:value="0.089855865" calcext:value-type="float">
            <text:p>0.089855865</text:p>
          </table:table-cell>
          <table:table-cell/>
          <table:table-cell office:value-type="float" office:value="-0.45109698" calcext:value-type="float">
            <text:p>-0.45109698</text:p>
          </table:table-cell>
        </table:table-row>
        <table:table-row table:style-name="ro1">
          <table:table-cell/>
          <table:table-cell office:value-type="float" office:value="-0.55052656" calcext:value-type="float">
            <text:p>-0.55052656</text:p>
          </table:table-cell>
          <table:table-cell/>
          <table:table-cell office:value-type="float" office:value="0.64776486" calcext:value-type="float">
            <text:p>0.64776486</text:p>
          </table:table-cell>
          <table:table-cell/>
          <table:table-cell office:value-type="float" office:value="-0.33699316" calcext:value-type="float">
            <text:p>-0.33699316</text:p>
          </table:table-cell>
        </table:table-row>
        <table:table-row table:style-name="ro1">
          <table:table-cell/>
          <table:table-cell office:value-type="float" office:value="-0.6598294" calcext:value-type="float">
            <text:p>-0.6598294</text:p>
          </table:table-cell>
          <table:table-cell/>
          <table:table-cell office:value-type="float" office:value="0.59529305" calcext:value-type="float">
            <text:p>0.59529305</text:p>
          </table:table-cell>
          <table:table-cell/>
          <table:table-cell office:value-type="float" office:value="-0.06489053" calcext:value-type="float">
            <text:p>-0.06489053</text:p>
          </table:table-cell>
        </table:table-row>
        <table:table-row table:style-name="ro1">
          <table:table-cell/>
          <table:table-cell office:value-type="float" office:value="-0.79819214" calcext:value-type="float">
            <text:p>-0.79819214</text:p>
          </table:table-cell>
          <table:table-cell/>
          <table:table-cell office:value-type="float" office:value="1.085959" calcext:value-type="float">
            <text:p>1.085959</text:p>
          </table:table-cell>
          <table:table-cell/>
          <table:table-cell office:value-type="float" office:value="0.051681545" calcext:value-type="float">
            <text:p>0.051681545</text:p>
          </table:table-cell>
        </table:table-row>
        <table:table-row table:style-name="ro1">
          <table:table-cell/>
          <table:table-cell office:value-type="float" office:value="-0.73353404" calcext:value-type="float">
            <text:p>-0.73353404</text:p>
          </table:table-cell>
          <table:table-cell/>
          <table:table-cell office:value-type="float" office:value="1.4113231" calcext:value-type="float">
            <text:p>1.4113231</text:p>
          </table:table-cell>
          <table:table-cell/>
          <table:table-cell office:value-type="float" office:value="-0.17694853" calcext:value-type="float">
            <text:p>-0.17694853</text:p>
          </table:table-cell>
        </table:table-row>
        <table:table-row table:style-name="ro1">
          <table:table-cell/>
          <table:table-cell office:value-type="float" office:value="-0.87375486" calcext:value-type="float">
            <text:p>-0.87375486</text:p>
          </table:table-cell>
          <table:table-cell/>
          <table:table-cell office:value-type="float" office:value="0.9504887" calcext:value-type="float">
            <text:p>0.9504887</text:p>
          </table:table-cell>
          <table:table-cell/>
          <table:table-cell office:value-type="float" office:value="-0.103662856" calcext:value-type="float">
            <text:p>-0.103662856</text:p>
          </table:table-cell>
        </table:table-row>
        <table:table-row table:style-name="ro1">
          <table:table-cell/>
          <table:table-cell office:value-type="float" office:value="-1.0111597" calcext:value-type="float">
            <text:p>-1.0111597</text:p>
          </table:table-cell>
          <table:table-cell/>
          <table:table-cell office:value-type="float" office:value="-0.0553268" calcext:value-type="float">
            <text:p>-0.0553268</text:p>
          </table:table-cell>
          <table:table-cell/>
          <table:table-cell office:value-type="float" office:value="0.17455012" calcext:value-type="float">
            <text:p>0.17455012</text:p>
          </table:table-cell>
        </table:table-row>
        <table:table-row table:style-name="ro1">
          <table:table-cell/>
          <table:table-cell office:value-type="float" office:value="-0.8269871" calcext:value-type="float">
            <text:p>-0.8269871</text:p>
          </table:table-cell>
          <table:table-cell/>
          <table:table-cell office:value-type="float" office:value="-0.2892961" calcext:value-type="float">
            <text:p>-0.2892961</text:p>
          </table:table-cell>
          <table:table-cell/>
          <table:table-cell office:value-type="float" office:value="-0.13052697" calcext:value-type="float">
            <text:p>-0.13052697</text:p>
          </table:table-cell>
        </table:table-row>
        <table:table-row table:style-name="ro1">
          <table:table-cell/>
          <table:table-cell office:value-type="float" office:value="-0.6102551" calcext:value-type="float">
            <text:p>-0.6102551</text:p>
          </table:table-cell>
          <table:table-cell/>
          <table:table-cell office:value-type="float" office:value="-0.91053736" calcext:value-type="float">
            <text:p>-0.91053736</text:p>
          </table:table-cell>
          <table:table-cell/>
          <table:table-cell office:value-type="float" office:value="-0.14933462" calcext:value-type="float">
            <text:p>-0.14933462</text:p>
          </table:table-cell>
        </table:table-row>
        <table:table-row table:style-name="ro1">
          <table:table-cell/>
          <table:table-cell office:value-type="float" office:value="-0.86255974" calcext:value-type="float">
            <text:p>-0.86255974</text:p>
          </table:table-cell>
          <table:table-cell/>
          <table:table-cell office:value-type="float" office:value="0.17477904" calcext:value-type="float">
            <text:p>0.17477904</text:p>
          </table:table-cell>
          <table:table-cell/>
          <table:table-cell office:value-type="float" office:value="-0.12956718" calcext:value-type="float">
            <text:p>-0.12956718</text:p>
          </table:table-cell>
        </table:table-row>
        <table:table-row table:style-name="ro1">
          <table:table-cell/>
          <table:table-cell office:value-type="float" office:value="-0.3643164" calcext:value-type="float">
            <text:p>-0.3643164</text:p>
          </table:table-cell>
          <table:table-cell/>
          <table:table-cell office:value-type="float" office:value="0.90656865" calcext:value-type="float">
            <text:p>0.90656865</text:p>
          </table:table-cell>
          <table:table-cell/>
          <table:table-cell office:value-type="float" office:value="0.43292567" calcext:value-type="float">
            <text:p>0.43292567</text:p>
          </table:table-cell>
        </table:table-row>
        <table:table-row table:style-name="ro1">
          <table:table-cell/>
          <table:table-cell office:value-type="float" office:value="-0.7058145" calcext:value-type="float">
            <text:p>-0.7058145</text:p>
          </table:table-cell>
          <table:table-cell/>
          <table:table-cell office:value-type="float" office:value="0.7855896" calcext:value-type="float">
            <text:p>0.7855896</text:p>
          </table:table-cell>
          <table:table-cell/>
          <table:table-cell office:value-type="float" office:value="-0.114199884" calcext:value-type="float">
            <text:p>-0.114199884</text:p>
          </table:table-cell>
        </table:table-row>
        <table:table-row table:style-name="ro1">
          <table:table-cell/>
          <table:table-cell office:value-type="float" office:value="-0.40517932" calcext:value-type="float">
            <text:p>-0.40517932</text:p>
          </table:table-cell>
          <table:table-cell/>
          <table:table-cell office:value-type="float" office:value="1.2110834" calcext:value-type="float">
            <text:p>1.2110834</text:p>
          </table:table-cell>
          <table:table-cell/>
          <table:table-cell office:value-type="float" office:value="-0.056417607" calcext:value-type="float">
            <text:p>-0.056417607</text:p>
          </table:table-cell>
        </table:table-row>
        <table:table-row table:style-name="ro1">
          <table:table-cell/>
          <table:table-cell office:value-type="float" office:value="-0.5371467" calcext:value-type="float">
            <text:p>-0.5371467</text:p>
          </table:table-cell>
          <table:table-cell/>
          <table:table-cell office:value-type="float" office:value="0.2154633" calcext:value-type="float">
            <text:p>0.2154633</text:p>
          </table:table-cell>
          <table:table-cell/>
          <table:table-cell office:value-type="float" office:value="0.14214407" calcext:value-type="float">
            <text:p>0.14214407</text:p>
          </table:table-cell>
        </table:table-row>
        <table:table-row table:style-name="ro1">
          <table:table-cell/>
          <table:table-cell office:value-type="float" office:value="-0.46101996" calcext:value-type="float">
            <text:p>-0.46101996</text:p>
          </table:table-cell>
          <table:table-cell/>
          <table:table-cell office:value-type="float" office:value="-0.3925332" calcext:value-type="float">
            <text:p>-0.3925332</text:p>
          </table:table-cell>
          <table:table-cell/>
          <table:table-cell office:value-type="float" office:value="-0.09311525" calcext:value-type="float">
            <text:p>-0.09311525</text:p>
          </table:table-cell>
        </table:table-row>
        <table:table-row table:style-name="ro1">
          <table:table-cell/>
          <table:table-cell office:value-type="float" office:value="-0.49445897" calcext:value-type="float">
            <text:p>-0.49445897</text:p>
          </table:table-cell>
          <table:table-cell/>
          <table:table-cell office:value-type="float" office:value="-0.66331404" calcext:value-type="float">
            <text:p>-0.66331404</text:p>
          </table:table-cell>
          <table:table-cell/>
          <table:table-cell office:value-type="float" office:value="-0.28067875" calcext:value-type="float">
            <text:p>-0.28067875</text:p>
          </table:table-cell>
        </table:table-row>
        <table:table-row table:style-name="ro1">
          <table:table-cell/>
          <table:table-cell office:value-type="float" office:value="-0.1655209" calcext:value-type="float">
            <text:p>-0.1655209</text:p>
          </table:table-cell>
          <table:table-cell/>
          <table:table-cell office:value-type="float" office:value="-0.55984885" calcext:value-type="float">
            <text:p>-0.55984885</text:p>
          </table:table-cell>
          <table:table-cell/>
          <table:table-cell office:value-type="float" office:value="-0.19306497" calcext:value-type="float">
            <text:p>-0.19306497</text:p>
          </table:table-cell>
        </table:table-row>
        <table:table-row table:style-name="ro1">
          <table:table-cell/>
          <table:table-cell office:value-type="float" office:value="-0.34562412" calcext:value-type="float">
            <text:p>-0.34562412</text:p>
          </table:table-cell>
          <table:table-cell/>
          <table:table-cell office:value-type="float" office:value="-0.061993875" calcext:value-type="float">
            <text:p>-0.061993875</text:p>
          </table:table-cell>
          <table:table-cell/>
          <table:table-cell office:value-type="float" office:value="0.21713509" calcext:value-type="float">
            <text:p>0.21713509</text:p>
          </table:table-cell>
        </table:table-row>
        <table:table-row table:style-name="ro1">
          <table:table-cell/>
          <table:table-cell office:value-type="float" office:value="-0.4912375" calcext:value-type="float">
            <text:p>-0.4912375</text:p>
          </table:table-cell>
          <table:table-cell/>
          <table:table-cell office:value-type="float" office:value="0.44298482" calcext:value-type="float">
            <text:p>0.44298482</text:p>
          </table:table-cell>
          <table:table-cell/>
          <table:table-cell office:value-type="float" office:value="0.01414716" calcext:value-type="float">
            <text:p>0.01414716</text:p>
          </table:table-cell>
        </table:table-row>
        <table:table-row table:style-name="ro1">
          <table:table-cell/>
          <table:table-cell office:value-type="float" office:value="-0.29555604" calcext:value-type="float">
            <text:p>-0.29555604</text:p>
          </table:table-cell>
          <table:table-cell/>
          <table:table-cell office:value-type="float" office:value="1.5100633" calcext:value-type="float">
            <text:p>1.5100633</text:p>
          </table:table-cell>
          <table:table-cell/>
          <table:table-cell office:value-type="float" office:value="-0.55460155" calcext:value-type="float">
            <text:p>-0.55460155</text:p>
          </table:table-cell>
        </table:table-row>
        <table:table-row table:style-name="ro1">
          <table:table-cell/>
          <table:table-cell office:value-type="float" office:value="-0.33125928" calcext:value-type="float">
            <text:p>-0.33125928</text:p>
          </table:table-cell>
          <table:table-cell/>
          <table:table-cell office:value-type="float" office:value="0.3342523" calcext:value-type="float">
            <text:p>0.3342523</text:p>
          </table:table-cell>
          <table:table-cell/>
          <table:table-cell office:value-type="float" office:value="0.0040324493" calcext:value-type="float">
            <text:p>0.0040324493</text:p>
          </table:table-cell>
        </table:table-row>
        <table:table-row table:style-name="ro1">
          <table:table-cell/>
          <table:table-cell office:value-type="float" office:value="-0.3517466" calcext:value-type="float">
            <text:p>-0.3517466</text:p>
          </table:table-cell>
          <table:table-cell/>
          <table:table-cell office:value-type="float" office:value="-0.5754425" calcext:value-type="float">
            <text:p>-0.5754425</text:p>
          </table:table-cell>
          <table:table-cell/>
          <table:table-cell office:value-type="float" office:value="-0.023616875" calcext:value-type="float">
            <text:p>-0.023616875</text:p>
          </table:table-cell>
        </table:table-row>
        <table:table-row table:style-name="ro1">
          <table:table-cell/>
          <table:table-cell office:value-type="float" office:value="-0.4655466" calcext:value-type="float">
            <text:p>-0.4655466</text:p>
          </table:table-cell>
          <table:table-cell/>
          <table:table-cell office:value-type="float" office:value="-0.44407013" calcext:value-type="float">
            <text:p>-0.44407013</text:p>
          </table:table-cell>
          <table:table-cell/>
          <table:table-cell office:value-type="float" office:value="-0.38182646" calcext:value-type="float">
            <text:p>-0.38182646</text:p>
          </table:table-cell>
        </table:table-row>
        <table:table-row table:style-name="ro1">
          <table:table-cell/>
          <table:table-cell office:value-type="float" office:value="0.3696067" calcext:value-type="float">
            <text:p>0.3696067</text:p>
          </table:table-cell>
          <table:table-cell/>
          <table:table-cell office:value-type="float" office:value="-0.5576465" calcext:value-type="float">
            <text:p>-0.5576465</text:p>
          </table:table-cell>
          <table:table-cell/>
          <table:table-cell office:value-type="float" office:value="-0.35111454" calcext:value-type="float">
            <text:p>-0.35111454</text:p>
          </table:table-cell>
        </table:table-row>
        <table:table-row table:style-name="ro1">
          <table:table-cell/>
          <table:table-cell office:value-type="float" office:value="-0.44320852" calcext:value-type="float">
            <text:p>-0.44320852</text:p>
          </table:table-cell>
          <table:table-cell/>
          <table:table-cell office:value-type="float" office:value="-0.56032914" calcext:value-type="float">
            <text:p>-0.56032914</text:p>
          </table:table-cell>
          <table:table-cell/>
          <table:table-cell office:value-type="float" office:value="-0.09210172" calcext:value-type="float">
            <text:p>-0.09210172</text:p>
          </table:table-cell>
        </table:table-row>
        <table:table-row table:style-name="ro1">
          <table:table-cell/>
          <table:table-cell office:value-type="float" office:value="0.06495515" calcext:value-type="float">
            <text:p>0.06495515</text:p>
          </table:table-cell>
          <table:table-cell/>
          <table:table-cell office:value-type="float" office:value="0.21355046" calcext:value-type="float">
            <text:p>0.21355046</text:p>
          </table:table-cell>
          <table:table-cell/>
          <table:table-cell office:value-type="float" office:value="0.41105378" calcext:value-type="float">
            <text:p>0.41105378</text:p>
          </table:table-cell>
        </table:table-row>
        <table:table-row table:style-name="ro1">
          <table:table-cell/>
          <table:table-cell office:value-type="float" office:value="-0.42801496" calcext:value-type="float">
            <text:p>-0.42801496</text:p>
          </table:table-cell>
          <table:table-cell/>
          <table:table-cell office:value-type="float" office:value="0.71031064" calcext:value-type="float">
            <text:p>0.71031064</text:p>
          </table:table-cell>
          <table:table-cell/>
          <table:table-cell office:value-type="float" office:value="-0.32328892" calcext:value-type="float">
            <text:p>-0.32328892</text:p>
          </table:table-cell>
        </table:table-row>
        <table:table-row table:style-name="ro1">
          <table:table-cell/>
          <table:table-cell office:value-type="float" office:value="-0.03738635" calcext:value-type="float">
            <text:p>-0.03738635</text:p>
          </table:table-cell>
          <table:table-cell/>
          <table:table-cell office:value-type="float" office:value="1.211887" calcext:value-type="float">
            <text:p>1.211887</text:p>
          </table:table-cell>
          <table:table-cell/>
          <table:table-cell office:value-type="float" office:value="-0.11715631" calcext:value-type="float">
            <text:p>-0.11715631</text:p>
          </table:table-cell>
        </table:table-row>
        <table:table-row table:style-name="ro1">
          <table:table-cell/>
          <table:table-cell office:value-type="float" office:value="-0.109892786" calcext:value-type="float">
            <text:p>-0.109892786</text:p>
          </table:table-cell>
          <table:table-cell/>
          <table:table-cell office:value-type="float" office:value="-0.062866144" calcext:value-type="float">
            <text:p>-0.062866144</text:p>
          </table:table-cell>
          <table:table-cell/>
          <table:table-cell office:value-type="float" office:value="0.26787475" calcext:value-type="float">
            <text:p>0.26787475</text:p>
          </table:table-cell>
        </table:table-row>
        <table:table-row table:style-name="ro1">
          <table:table-cell/>
          <table:table-cell office:value-type="float" office:value="-0.15976784" calcext:value-type="float">
            <text:p>-0.15976784</text:p>
          </table:table-cell>
          <table:table-cell/>
          <table:table-cell office:value-type="float" office:value="-0.5412963" calcext:value-type="float">
            <text:p>-0.5412963</text:p>
          </table:table-cell>
          <table:table-cell/>
          <table:table-cell office:value-type="float" office:value="0.030149769" calcext:value-type="float">
            <text:p>0.030149769</text:p>
          </table:table-cell>
        </table:table-row>
        <table:table-row table:style-name="ro1">
          <table:table-cell/>
          <table:table-cell office:value-type="float" office:value="-0.12357617" calcext:value-type="float">
            <text:p>-0.12357617</text:p>
          </table:table-cell>
          <table:table-cell/>
          <table:table-cell office:value-type="float" office:value="-0.48738638" calcext:value-type="float">
            <text:p>-0.48738638</text:p>
          </table:table-cell>
          <table:table-cell/>
          <table:table-cell office:value-type="float" office:value="-0.01834859" calcext:value-type="float">
            <text:p>-0.01834859</text:p>
          </table:table-cell>
        </table:table-row>
        <table:table-row table:style-name="ro1">
          <table:table-cell/>
          <table:table-cell office:value-type="float" office:value="0.15289271" calcext:value-type="float">
            <text:p>0.15289271</text:p>
          </table:table-cell>
          <table:table-cell/>
          <table:table-cell office:value-type="float" office:value="-0.837891" calcext:value-type="float">
            <text:p>-0.837891</text:p>
          </table:table-cell>
          <table:table-cell/>
          <table:table-cell office:value-type="float" office:value="-0.19888677" calcext:value-type="float">
            <text:p>-0.19888677</text:p>
          </table:table-cell>
        </table:table-row>
        <table:table-row table:style-name="ro1">
          <table:table-cell/>
          <table:table-cell office:value-type="float" office:value="-0.1383732" calcext:value-type="float">
            <text:p>-0.1383732</text:p>
          </table:table-cell>
          <table:table-cell/>
          <table:table-cell office:value-type="float" office:value="-0.30542022" calcext:value-type="float">
            <text:p>-0.30542022</text:p>
          </table:table-cell>
          <table:table-cell/>
          <table:table-cell office:value-type="float" office:value="0.042486273" calcext:value-type="float">
            <text:p>0.042486273</text:p>
          </table:table-cell>
        </table:table-row>
        <table:table-row table:style-name="ro1">
          <table:table-cell/>
          <table:table-cell office:value-type="float" office:value="-0.024999665" calcext:value-type="float">
            <text:p>-0.024999665</text:p>
          </table:table-cell>
          <table:table-cell/>
          <table:table-cell office:value-type="float" office:value="0.42802706" calcext:value-type="float">
            <text:p>0.42802706</text:p>
          </table:table-cell>
          <table:table-cell/>
          <table:table-cell office:value-type="float" office:value="0.26060092" calcext:value-type="float">
            <text:p>0.26060092</text:p>
          </table:table-cell>
        </table:table-row>
        <table:table-row table:style-name="ro1">
          <table:table-cell/>
          <table:table-cell office:value-type="float" office:value="-0.19476528" calcext:value-type="float">
            <text:p>-0.19476528</text:p>
          </table:table-cell>
          <table:table-cell/>
          <table:table-cell office:value-type="float" office:value="0.7222849" calcext:value-type="float">
            <text:p>0.7222849</text:p>
          </table:table-cell>
          <table:table-cell/>
          <table:table-cell office:value-type="float" office:value="-0.41672868" calcext:value-type="float">
            <text:p>-0.41672868</text:p>
          </table:table-cell>
        </table:table-row>
        <table:table-row table:style-name="ro1">
          <table:table-cell/>
          <table:table-cell office:value-type="float" office:value="-0.118819006" calcext:value-type="float">
            <text:p>-0.118819006</text:p>
          </table:table-cell>
          <table:table-cell/>
          <table:table-cell office:value-type="float" office:value="0.7834304" calcext:value-type="float">
            <text:p>0.7834304</text:p>
          </table:table-cell>
          <table:table-cell/>
          <table:table-cell office:value-type="float" office:value="-0.106110506" calcext:value-type="float">
            <text:p>-0.106110506</text:p>
          </table:table-cell>
        </table:table-row>
        <table:table-row table:style-name="ro1">
          <table:table-cell/>
          <table:table-cell office:value-type="float" office:value="-0.2209751" calcext:value-type="float">
            <text:p>-0.2209751</text:p>
          </table:table-cell>
          <table:table-cell/>
          <table:table-cell office:value-type="float" office:value="-0.14767137" calcext:value-type="float">
            <text:p>-0.14767137</text:p>
          </table:table-cell>
          <table:table-cell/>
          <table:table-cell office:value-type="float" office:value="0.2136558" calcext:value-type="float">
            <text:p>0.2136558</text:p>
          </table:table-cell>
        </table:table-row>
        <table:table-row table:style-name="ro1">
          <table:table-cell/>
          <table:table-cell office:value-type="float" office:value="0.029857771" calcext:value-type="float">
            <text:p>0.029857771</text:p>
          </table:table-cell>
          <table:table-cell/>
          <table:table-cell office:value-type="float" office:value="-0.48600483" calcext:value-type="float">
            <text:p>-0.48600483</text:p>
          </table:table-cell>
          <table:table-cell/>
          <table:table-cell office:value-type="float" office:value="0.23469746" calcext:value-type="float">
            <text:p>0.23469746</text:p>
          </table:table-cell>
        </table:table-row>
        <table:table-row table:style-name="ro1">
          <table:table-cell/>
          <table:table-cell office:value-type="float" office:value="0.1997968" calcext:value-type="float">
            <text:p>0.1997968</text:p>
          </table:table-cell>
          <table:table-cell/>
          <table:table-cell office:value-type="float" office:value="-0.7634786" calcext:value-type="float">
            <text:p>-0.7634786</text:p>
          </table:table-cell>
          <table:table-cell/>
          <table:table-cell office:value-type="float" office:value="-0.16186799" calcext:value-type="float">
            <text:p>-0.16186799</text:p>
          </table:table-cell>
        </table:table-row>
        <table:table-row table:style-name="ro1">
          <table:table-cell/>
          <table:table-cell office:value-type="float" office:value="-0.3222581" calcext:value-type="float">
            <text:p>-0.3222581</text:p>
          </table:table-cell>
          <table:table-cell/>
          <table:table-cell office:value-type="float" office:value="-0.46520686" calcext:value-type="float">
            <text:p>-0.46520686</text:p>
          </table:table-cell>
          <table:table-cell/>
          <table:table-cell office:value-type="float" office:value="-0.1896265" calcext:value-type="float">
            <text:p>-0.1896265</text:p>
          </table:table-cell>
        </table:table-row>
        <table:table-row table:style-name="ro1">
          <table:table-cell/>
          <table:table-cell office:value-type="float" office:value="0.13557799" calcext:value-type="float">
            <text:p>0.13557799</text:p>
          </table:table-cell>
          <table:table-cell/>
          <table:table-cell office:value-type="float" office:value="0.5224027" calcext:value-type="float">
            <text:p>0.5224027</text:p>
          </table:table-cell>
          <table:table-cell/>
          <table:table-cell office:value-type="float" office:value="0.28351098" calcext:value-type="float">
            <text:p>0.28351098</text:p>
          </table:table-cell>
        </table:table-row>
        <table:table-row table:style-name="ro1">
          <table:table-cell/>
          <table:table-cell office:value-type="float" office:value="-0.25766724" calcext:value-type="float">
            <text:p>-0.25766724</text:p>
          </table:table-cell>
          <table:table-cell/>
          <table:table-cell office:value-type="float" office:value="0.5448694" calcext:value-type="float">
            <text:p>0.5448694</text:p>
          </table:table-cell>
          <table:table-cell/>
          <table:table-cell office:value-type="float" office:value="0.010823914" calcext:value-type="float">
            <text:p>0.010823914</text:p>
          </table:table-cell>
        </table:table-row>
        <table:table-row table:style-name="ro1">
          <table:table-cell/>
          <table:table-cell office:value-type="float" office:value="0.20205945" calcext:value-type="float">
            <text:p>0.20205945</text:p>
          </table:table-cell>
          <table:table-cell/>
          <table:table-cell office:value-type="float" office:value="0.8298601" calcext:value-type="float">
            <text:p>0.8298601</text:p>
          </table:table-cell>
          <table:table-cell/>
          <table:table-cell office:value-type="float" office:value="-0.42443818" calcext:value-type="float">
            <text:p>-0.42443818</text:p>
          </table:table-cell>
        </table:table-row>
        <table:table-row table:style-name="ro1">
          <table:table-cell/>
          <table:table-cell office:value-type="float" office:value="-0.07478709" calcext:value-type="float">
            <text:p>-0.07478709</text:p>
          </table:table-cell>
          <table:table-cell/>
          <table:table-cell office:value-type="float" office:value="0.3362051" calcext:value-type="float">
            <text:p>0.3362051</text:p>
          </table:table-cell>
          <table:table-cell/>
          <table:table-cell office:value-type="float" office:value="0.19412869" calcext:value-type="float">
            <text:p>0.19412869</text:p>
          </table:table-cell>
        </table:table-row>
        <table:table-row table:style-name="ro1">
          <table:table-cell/>
          <table:table-cell office:value-type="float" office:value="-0.022264475" calcext:value-type="float">
            <text:p>-0.022264475</text:p>
          </table:table-cell>
          <table:table-cell/>
          <table:table-cell office:value-type="float" office:value="-0.697391" calcext:value-type="float">
            <text:p>-0.697391</text:p>
          </table:table-cell>
          <table:table-cell/>
          <table:table-cell office:value-type="float" office:value="0.27776757" calcext:value-type="float">
            <text:p>0.27776757</text:p>
          </table:table-cell>
        </table:table-row>
        <table:table-row table:style-name="ro1">
          <table:table-cell/>
          <table:table-cell office:value-type="float" office:value="-0.048163" calcext:value-type="float">
            <text:p>-0.048163</text:p>
          </table:table-cell>
          <table:table-cell/>
          <table:table-cell office:value-type="float" office:value="-0.40067434" calcext:value-type="float">
            <text:p>-0.40067434</text:p>
          </table:table-cell>
          <table:table-cell/>
          <table:table-cell office:value-type="float" office:value="0.22230527" calcext:value-type="float">
            <text:p>0.22230527</text:p>
          </table:table-cell>
        </table:table-row>
        <table:table-row table:style-name="ro1">
          <table:table-cell/>
          <table:table-cell office:value-type="float" office:value="0.4629033" calcext:value-type="float">
            <text:p>0.4629033</text:p>
          </table:table-cell>
          <table:table-cell/>
          <table:table-cell office:value-type="float" office:value="-0.6005483" calcext:value-type="float">
            <text:p>-0.6005483</text:p>
          </table:table-cell>
          <table:table-cell/>
          <table:table-cell office:value-type="float" office:value="-0.16620944" calcext:value-type="float">
            <text:p>-0.16620944</text:p>
          </table:table-cell>
        </table:table-row>
        <table:table-row table:style-name="ro1">
          <table:table-cell/>
          <table:table-cell office:value-type="float" office:value="-0.36341637" calcext:value-type="float">
            <text:p>-0.36341637</text:p>
          </table:table-cell>
          <table:table-cell/>
          <table:table-cell office:value-type="float" office:value="-0.34054232" calcext:value-type="float">
            <text:p>-0.34054232</text:p>
          </table:table-cell>
          <table:table-cell/>
          <table:table-cell office:value-type="float" office:value="0.038277708" calcext:value-type="float">
            <text:p>0.038277708</text:p>
          </table:table-cell>
        </table:table-row>
        <table:table-row table:style-name="ro1">
          <table:table-cell/>
          <table:table-cell office:value-type="float" office:value="0.21982472" calcext:value-type="float">
            <text:p>0.21982472</text:p>
          </table:table-cell>
          <table:table-cell/>
          <table:table-cell office:value-type="float" office:value="0.54253536" calcext:value-type="float">
            <text:p>0.54253536</text:p>
          </table:table-cell>
          <table:table-cell/>
          <table:table-cell office:value-type="float" office:value="0.14035814" calcext:value-type="float">
            <text:p>0.14035814</text:p>
          </table:table-cell>
        </table:table-row>
        <table:table-row table:style-name="ro1">
          <table:table-cell/>
          <table:table-cell office:value-type="float" office:value="-0.19239216" calcext:value-type="float">
            <text:p>-0.19239216</text:p>
          </table:table-cell>
          <table:table-cell/>
          <table:table-cell office:value-type="float" office:value="0.76294005" calcext:value-type="float">
            <text:p>0.76294005</text:p>
          </table:table-cell>
          <table:table-cell/>
          <table:table-cell office:value-type="float" office:value="-0.4361777" calcext:value-type="float">
            <text:p>-0.4361777</text:p>
          </table:table-cell>
        </table:table-row>
        <table:table-row table:style-name="ro1">
          <table:table-cell/>
          <table:table-cell office:value-type="float" office:value="0.12589495" calcext:value-type="float">
            <text:p>0.12589495</text:p>
          </table:table-cell>
          <table:table-cell/>
          <table:table-cell office:value-type="float" office:value="0.72180223" calcext:value-type="float">
            <text:p>0.72180223</text:p>
          </table:table-cell>
          <table:table-cell/>
          <table:table-cell office:value-type="float" office:value="-0.055059906" calcext:value-type="float">
            <text:p>-0.055059906</text:p>
          </table:table-cell>
        </table:table-row>
        <table:table-row table:style-name="ro1">
          <table:table-cell/>
          <table:table-cell office:value-type="float" office:value="0.04453109" calcext:value-type="float">
            <text:p>0.04453109</text:p>
          </table:table-cell>
          <table:table-cell/>
          <table:table-cell office:value-type="float" office:value="-0.3011348" calcext:value-type="float">
            <text:p>-0.3011348</text:p>
          </table:table-cell>
          <table:table-cell/>
          <table:table-cell office:value-type="float" office:value="0.46526545" calcext:value-type="float">
            <text:p>0.46526545</text:p>
          </table:table-cell>
        </table:table-row>
        <table:table-row table:style-name="ro1">
          <table:table-cell/>
          <table:table-cell office:value-type="float" office:value="-0.21062998" calcext:value-type="float">
            <text:p>-0.21062998</text:p>
          </table:table-cell>
          <table:table-cell/>
          <table:table-cell office:value-type="float" office:value="-0.35957113" calcext:value-type="float">
            <text:p>-0.35957113</text:p>
          </table:table-cell>
          <table:table-cell/>
          <table:table-cell office:value-type="float" office:value="0.23241076" calcext:value-type="float">
            <text:p>0.23241076</text:p>
          </table:table-cell>
        </table:table-row>
        <table:table-row table:style-name="ro1">
          <table:table-cell/>
          <table:table-cell office:value-type="float" office:value="0.27823076" calcext:value-type="float">
            <text:p>0.27823076</text:p>
          </table:table-cell>
          <table:table-cell/>
          <table:table-cell office:value-type="float" office:value="-0.42029372" calcext:value-type="float">
            <text:p>-0.42029372</text:p>
          </table:table-cell>
          <table:table-cell/>
          <table:table-cell office:value-type="float" office:value="-0.066587165" calcext:value-type="float">
            <text:p>-0.066587165</text:p>
          </table:table-cell>
        </table:table-row>
        <table:table-row table:style-name="ro1">
          <table:table-cell/>
          <table:table-cell office:value-type="float" office:value="-0.2723218" calcext:value-type="float">
            <text:p>-0.2723218</text:p>
          </table:table-cell>
          <table:table-cell/>
          <table:table-cell office:value-type="float" office:value="-0.698406" calcext:value-type="float">
            <text:p>-0.698406</text:p>
          </table:table-cell>
          <table:table-cell/>
          <table:table-cell office:value-type="float" office:value="0.0635579" calcext:value-type="float">
            <text:p>0.0635579</text:p>
          </table:table-cell>
        </table:table-row>
        <table:table-row table:style-name="ro1">
          <table:table-cell/>
          <table:table-cell office:value-type="float" office:value="0.33191234" calcext:value-type="float">
            <text:p>0.33191234</text:p>
          </table:table-cell>
          <table:table-cell/>
          <table:table-cell office:value-type="float" office:value="0.06774813" calcext:value-type="float">
            <text:p>0.06774813</text:p>
          </table:table-cell>
          <table:table-cell/>
          <table:table-cell office:value-type="float" office:value="0.40129387" calcext:value-type="float">
            <text:p>0.40129387</text:p>
          </table:table-cell>
        </table:table-row>
        <table:table-row table:style-name="ro1">
          <table:table-cell/>
          <table:table-cell office:value-type="float" office:value="-0.23323688" calcext:value-type="float">
            <text:p>-0.23323688</text:p>
          </table:table-cell>
          <table:table-cell/>
          <table:table-cell office:value-type="float" office:value="0.5760124" calcext:value-type="float">
            <text:p>0.5760124</text:p>
          </table:table-cell>
          <table:table-cell/>
          <table:table-cell office:value-type="float" office:value="-0.23517339" calcext:value-type="float">
            <text:p>-0.23517339</text:p>
          </table:table-cell>
        </table:table-row>
        <table:table-row table:style-name="ro1">
          <table:table-cell/>
          <table:table-cell office:value-type="float" office:value="0.5628651" calcext:value-type="float">
            <text:p>0.5628651</text:p>
          </table:table-cell>
          <table:table-cell/>
          <table:table-cell office:value-type="float" office:value="1.246585" calcext:value-type="float">
            <text:p>1.246585</text:p>
          </table:table-cell>
          <table:table-cell/>
          <table:table-cell office:value-type="float" office:value="-0.19210039" calcext:value-type="float">
            <text:p>-0.19210039</text:p>
          </table:table-cell>
        </table:table-row>
        <table:table-row table:style-name="ro1">
          <table:table-cell/>
          <table:table-cell office:value-type="float" office:value="0.26949364" calcext:value-type="float">
            <text:p>0.26949364</text:p>
          </table:table-cell>
          <table:table-cell/>
          <table:table-cell office:value-type="float" office:value="0.3445339" calcext:value-type="float">
            <text:p>0.3445339</text:p>
          </table:table-cell>
          <table:table-cell/>
          <table:table-cell office:value-type="float" office:value="0.3645608" calcext:value-type="float">
            <text:p>0.3645608</text:p>
          </table:table-cell>
        </table:table-row>
        <table:table-row table:style-name="ro1">
          <table:table-cell/>
          <table:table-cell office:value-type="float" office:value="0.1601468" calcext:value-type="float">
            <text:p>0.1601468</text:p>
          </table:table-cell>
          <table:table-cell/>
          <table:table-cell office:value-type="float" office:value="-0.3038355" calcext:value-type="float">
            <text:p>-0.3038355</text:p>
          </table:table-cell>
          <table:table-cell/>
          <table:table-cell office:value-type="float" office:value="0.2142864" calcext:value-type="float">
            <text:p>0.2142864</text:p>
          </table:table-cell>
        </table:table-row>
        <table:table-row table:style-name="ro1">
          <table:table-cell/>
          <table:table-cell office:value-type="float" office:value="0.187638" calcext:value-type="float">
            <text:p>0.187638</text:p>
          </table:table-cell>
          <table:table-cell/>
          <table:table-cell office:value-type="float" office:value="-0.28158185" calcext:value-type="float">
            <text:p>-0.28158185</text:p>
          </table:table-cell>
          <table:table-cell/>
          <table:table-cell office:value-type="float" office:value="0.16385384" calcext:value-type="float">
            <text:p>0.16385384</text:p>
          </table:table-cell>
        </table:table-row>
        <table:table-row table:style-name="ro1">
          <table:table-cell/>
          <table:table-cell office:value-type="float" office:value="0.35981658" calcext:value-type="float">
            <text:p>0.35981658</text:p>
          </table:table-cell>
          <table:table-cell/>
          <table:table-cell office:value-type="float" office:value="-0.51951253" calcext:value-type="float">
            <text:p>-0.51951253</text:p>
          </table:table-cell>
          <table:table-cell/>
          <table:table-cell office:value-type="float" office:value="-0.031828422" calcext:value-type="float">
            <text:p>-0.031828422</text:p>
          </table:table-cell>
        </table:table-row>
        <table:table-row table:style-name="ro1">
          <table:table-cell/>
          <table:table-cell office:value-type="float" office:value="0.007208973" calcext:value-type="float">
            <text:p>0.007208973</text:p>
          </table:table-cell>
          <table:table-cell/>
          <table:table-cell office:value-type="float" office:value="-0.5286452" calcext:value-type="float">
            <text:p>-0.5286452</text:p>
          </table:table-cell>
          <table:table-cell/>
          <table:table-cell office:value-type="float" office:value="-0.032820374" calcext:value-type="float">
            <text:p>-0.032820374</text:p>
          </table:table-cell>
        </table:table-row>
        <table:table-row table:style-name="ro1">
          <table:table-cell/>
          <table:table-cell office:value-type="float" office:value="-0.008013844" calcext:value-type="float">
            <text:p>-0.008013844</text:p>
          </table:table-cell>
          <table:table-cell/>
          <table:table-cell office:value-type="float" office:value="-0.47687936" calcext:value-type="float">
            <text:p>-0.47687936</text:p>
          </table:table-cell>
          <table:table-cell/>
          <table:table-cell office:value-type="float" office:value="-0.12094459" calcext:value-type="float">
            <text:p>-0.12094459</text:p>
          </table:table-cell>
        </table:table-row>
        <table:table-row table:style-name="ro1">
          <table:table-cell/>
          <table:table-cell office:value-type="float" office:value="0.13275334" calcext:value-type="float">
            <text:p>0.13275334</text:p>
          </table:table-cell>
          <table:table-cell/>
          <table:table-cell office:value-type="float" office:value="-0.46039262" calcext:value-type="float">
            <text:p>-0.46039262</text:p>
          </table:table-cell>
          <table:table-cell/>
          <table:table-cell office:value-type="float" office:value="-0.18048097" calcext:value-type="float">
            <text:p>-0.18048097</text:p>
          </table:table-cell>
        </table:table-row>
        <table:table-row table:style-name="ro1">
          <table:table-cell/>
          <table:table-cell office:value-type="float" office:value="0.11947801" calcext:value-type="float">
            <text:p>0.11947801</text:p>
          </table:table-cell>
          <table:table-cell/>
          <table:table-cell office:value-type="float" office:value="-0.41435334" calcext:value-type="float">
            <text:p>-0.41435334</text:p>
          </table:table-cell>
          <table:table-cell/>
          <table:table-cell office:value-type="float" office:value="-0.16243286" calcext:value-type="float">
            <text:p>-0.16243286</text:p>
          </table:table-cell>
        </table:table-row>
        <table:table-row table:style-name="ro1">
          <table:table-cell/>
          <table:table-cell office:value-type="float" office:value="0.1075302" calcext:value-type="float">
            <text:p>0.1075302</text:p>
          </table:table-cell>
          <table:table-cell/>
          <table:table-cell office:value-type="float" office:value="-0.372918" calcext:value-type="float">
            <text:p>-0.372918</text:p>
          </table:table-cell>
          <table:table-cell/>
          <table:table-cell office:value-type="float" office:value="-0.14618959" calcext:value-type="float">
            <text:p>-0.14618959</text:p>
          </table:table-cell>
        </table:table-row>
        <table:table-row table:style-name="ro1">
          <table:table-cell/>
          <table:table-cell office:value-type="float" office:value="0.09677718" calcext:value-type="float">
            <text:p>0.09677718</text:p>
          </table:table-cell>
          <table:table-cell/>
          <table:table-cell office:value-type="float" office:value="-0.3356262" calcext:value-type="float">
            <text:p>-0.3356262</text:p>
          </table:table-cell>
          <table:table-cell/>
          <table:table-cell office:value-type="float" office:value="-0.13157062" calcext:value-type="float">
            <text:p>-0.13157062</text:p>
          </table:table-cell>
        </table:table-row>
        <table:table-row table:style-name="ro1">
          <table:table-cell/>
          <table:table-cell office:value-type="float" office:value="0.08709948" calcext:value-type="float">
            <text:p>0.08709948</text:p>
          </table:table-cell>
          <table:table-cell/>
          <table:table-cell office:value-type="float" office:value="-0.3020636" calcext:value-type="float">
            <text:p>-0.3020636</text:p>
          </table:table-cell>
          <table:table-cell/>
          <table:table-cell office:value-type="float" office:value="-0.11841357" calcext:value-type="float">
            <text:p>-0.11841357</text:p>
          </table:table-cell>
        </table:table-row>
        <table:table-row table:style-name="ro1">
          <table:table-cell/>
          <table:table-cell office:value-type="float" office:value="0.07838953" calcext:value-type="float">
            <text:p>0.07838953</text:p>
          </table:table-cell>
          <table:table-cell/>
          <table:table-cell office:value-type="float" office:value="-0.27185726" calcext:value-type="float">
            <text:p>-0.27185726</text:p>
          </table:table-cell>
          <table:table-cell/>
          <table:table-cell office:value-type="float" office:value="-0.10657221" calcext:value-type="float">
            <text:p>-0.10657221</text:p>
          </table:table-cell>
        </table:table-row>
        <table:table-row table:style-name="ro1">
          <table:table-cell/>
          <table:table-cell office:value-type="float" office:value="1.3476014" calcext:value-type="float">
            <text:p>1.3476014</text:p>
          </table:table-cell>
          <table:table-cell/>
          <table:table-cell office:value-type="float" office:value="0.18005992" calcext:value-type="float">
            <text:p>0.18005992</text:p>
          </table:table-cell>
          <table:table-cell/>
          <table:table-cell office:value-type="float" office:value="0.48679984" calcext:value-type="float">
            <text:p>0.48679984</text:p>
          </table:table-cell>
        </table:table-row>
        <table:table-row table:style-name="ro1">
          <table:table-cell/>
          <table:table-cell office:value-type="float" office:value="1.1203364" calcext:value-type="float">
            <text:p>1.1203364</text:p>
          </table:table-cell>
          <table:table-cell/>
          <table:table-cell office:value-type="float" office:value="0.11239575" calcext:value-type="float">
            <text:p>0.11239575</text:p>
          </table:table-cell>
          <table:table-cell/>
          <table:table-cell office:value-type="float" office:value="0.3201267" calcext:value-type="float">
            <text:p>0.3201267</text:p>
          </table:table-cell>
        </table:table-row>
        <table:table-row table:style-name="ro1">
          <table:table-cell/>
          <table:table-cell office:value-type="float" office:value="0.98786813" calcext:value-type="float">
            <text:p>0.98786813</text:p>
          </table:table-cell>
          <table:table-cell/>
          <table:table-cell office:value-type="float" office:value="0.05435442" calcext:value-type="float">
            <text:p>0.05435442</text:p>
          </table:table-cell>
          <table:table-cell/>
          <table:table-cell office:value-type="float" office:value="0.21362673" calcext:value-type="float">
            <text:p>0.21362673</text:p>
          </table:table-cell>
        </table:table-row>
        <table:table-row table:style-name="ro1">
          <table:table-cell/>
          <table:table-cell office:value-type="float" office:value="0.8930365" calcext:value-type="float">
            <text:p>0.8930365</text:p>
          </table:table-cell>
          <table:table-cell/>
          <table:table-cell office:value-type="float" office:value="0.047380887" calcext:value-type="float">
            <text:p>0.047380887</text:p>
          </table:table-cell>
          <table:table-cell/>
          <table:table-cell office:value-type="float" office:value="0.19731775" calcext:value-type="float">
            <text:p>0.19731775</text:p>
          </table:table-cell>
        </table:table-row>
        <table:table-row table:style-name="ro1">
          <table:table-cell/>
          <table:table-cell office:value-type="float" office:value="0.7949437" calcext:value-type="float">
            <text:p>0.7949437</text:p>
          </table:table-cell>
          <table:table-cell/>
          <table:table-cell office:value-type="float" office:value="0.061319545" calcext:value-type="float">
            <text:p>0.061319545</text:p>
          </table:table-cell>
          <table:table-cell/>
          <table:table-cell office:value-type="float" office:value="0.18417776" calcext:value-type="float">
            <text:p>0.18417776</text:p>
          </table:table-cell>
        </table:table-row>
        <table:table-row table:style-name="ro1">
          <table:table-cell/>
          <table:table-cell office:value-type="float" office:value="0.71347183" calcext:value-type="float">
            <text:p>0.71347183</text:p>
          </table:table-cell>
          <table:table-cell/>
          <table:table-cell office:value-type="float" office:value="0.053210035" calcext:value-type="float">
            <text:p>0.053210035</text:p>
          </table:table-cell>
          <table:table-cell/>
          <table:table-cell office:value-type="float" office:value="0.1624641" calcext:value-type="float">
            <text:p>0.1624641</text:p>
          </table:table-cell>
        </table:table-row>
        <table:table-row table:style-name="ro1">
          <table:table-cell/>
          <table:table-cell office:value-type="float" office:value="0.6495953" calcext:value-type="float">
            <text:p>0.6495953</text:p>
          </table:table-cell>
          <table:table-cell/>
          <table:table-cell office:value-type="float" office:value="0.056897838" calcext:value-type="float">
            <text:p>0.056897838</text:p>
          </table:table-cell>
          <table:table-cell/>
          <table:table-cell office:value-type="float" office:value="0.15874209" calcext:value-type="float">
            <text:p>0.15874209</text:p>
          </table:table-cell>
        </table:table-row>
        <table:table-row table:style-name="ro1">
          <table:table-cell/>
          <table:table-cell office:value-type="float" office:value="0.57716507" calcext:value-type="float">
            <text:p>0.57716507</text:p>
          </table:table-cell>
          <table:table-cell/>
          <table:table-cell office:value-type="float" office:value="0.075597696" calcext:value-type="float">
            <text:p>0.075597696</text:p>
          </table:table-cell>
          <table:table-cell/>
          <table:table-cell office:value-type="float" office:value="0.12133471" calcext:value-type="float">
            <text:p>0.12133471</text:p>
          </table:table-cell>
        </table:table-row>
        <table:table-row table:style-name="ro1">
          <table:table-cell/>
          <table:table-cell office:value-type="float" office:value="0.5258206" calcext:value-type="float">
            <text:p>0.5258206</text:p>
          </table:table-cell>
          <table:table-cell/>
          <table:table-cell office:value-type="float" office:value="0.021016447" calcext:value-type="float">
            <text:p>0.021016447</text:p>
          </table:table-cell>
          <table:table-cell/>
          <table:table-cell office:value-type="float" office:value="0.11557332" calcext:value-type="float">
            <text:p>0.11557332</text:p>
          </table:table-cell>
        </table:table-row>
        <table:table-row table:style-name="ro1">
          <table:table-cell/>
          <table:table-cell office:value-type="float" office:value="-1.3379674" calcext:value-type="float">
            <text:p>-1.3379674</text:p>
          </table:table-cell>
          <table:table-cell/>
          <table:table-cell office:value-type="float" office:value="-0.45986935" calcext:value-type="float">
            <text:p>-0.45986935</text:p>
          </table:table-cell>
          <table:table-cell/>
          <table:table-cell office:value-type="float" office:value="-0.41146252" calcext:value-type="float">
            <text:p>-0.41146252</text:p>
          </table:table-cell>
        </table:table-row>
        <table:table-row table:style-name="ro1">
          <table:table-cell/>
          <table:table-cell office:value-type="float" office:value="-0.7840535" calcext:value-type="float">
            <text:p>-0.7840535</text:p>
          </table:table-cell>
          <table:table-cell/>
          <table:table-cell office:value-type="float" office:value="-0.10758359" calcext:value-type="float">
            <text:p>-0.10758359</text:p>
          </table:table-cell>
          <table:table-cell/>
          <table:table-cell office:value-type="float" office:value="-0.41030654" calcext:value-type="float">
            <text:p>-0.41030654</text:p>
          </table:table-cell>
        </table:table-row>
        <table:table-row table:style-name="ro1">
          <table:table-cell/>
          <table:table-cell office:value-type="float" office:value="-0.7423425" calcext:value-type="float">
            <text:p>-0.7423425</text:p>
          </table:table-cell>
          <table:table-cell/>
          <table:table-cell office:value-type="float" office:value="0.74978113" calcext:value-type="float">
            <text:p>0.74978113</text:p>
          </table:table-cell>
          <table:table-cell/>
          <table:table-cell office:value-type="float" office:value="-0.10340673" calcext:value-type="float">
            <text:p>-0.10340673</text:p>
          </table:table-cell>
        </table:table-row>
        <table:table-row table:style-name="ro1">
          <table:table-cell/>
          <table:table-cell office:value-type="float" office:value="-0.5966971" calcext:value-type="float">
            <text:p>-0.5966971</text:p>
          </table:table-cell>
          <table:table-cell/>
          <table:table-cell office:value-type="float" office:value="1.137767" calcext:value-type="float">
            <text:p>1.137767</text:p>
          </table:table-cell>
          <table:table-cell/>
          <table:table-cell office:value-type="float" office:value="-0.17963833" calcext:value-type="float">
            <text:p>-0.17963833</text:p>
          </table:table-cell>
        </table:table-row>
        <table:table-row table:style-name="ro1">
          <table:table-cell/>
          <table:table-cell office:value-type="float" office:value="-0.5370274" calcext:value-type="float">
            <text:p>-0.5370274</text:p>
          </table:table-cell>
          <table:table-cell/>
          <table:table-cell office:value-type="float" office:value="1.0239903" calcext:value-type="float">
            <text:p>1.0239903</text:p>
          </table:table-cell>
          <table:table-cell/>
          <table:table-cell office:value-type="float" office:value="-0.16167448" calcext:value-type="float">
            <text:p>-0.16167448</text:p>
          </table:table-cell>
        </table:table-row>
        <table:table-row table:style-name="ro1">
          <table:table-cell/>
          <table:table-cell office:value-type="float" office:value="-0.48332465" calcext:value-type="float">
            <text:p>-0.48332465</text:p>
          </table:table-cell>
          <table:table-cell/>
          <table:table-cell office:value-type="float" office:value="0.9215912" calcext:value-type="float">
            <text:p>0.9215912</text:p>
          </table:table-cell>
          <table:table-cell/>
          <table:table-cell office:value-type="float" office:value="-0.14550702" calcext:value-type="float">
            <text:p>-0.14550702</text:p>
          </table:table-cell>
        </table:table-row>
        <table:table-row table:style-name="ro1">
          <table:table-cell/>
          <table:table-cell office:value-type="float" office:value="-0.4349922" calcext:value-type="float">
            <text:p>-0.4349922</text:p>
          </table:table-cell>
          <table:table-cell/>
          <table:table-cell office:value-type="float" office:value="0.8294321" calcext:value-type="float">
            <text:p>0.8294321</text:p>
          </table:table-cell>
          <table:table-cell/>
          <table:table-cell office:value-type="float" office:value="-0.1309563" calcext:value-type="float">
            <text:p>-0.1309563</text:p>
          </table:table-cell>
        </table:table-row>
        <table:table-row table:style-name="ro1">
          <table:table-cell/>
          <table:table-cell office:value-type="float" office:value="-0.39149296" calcext:value-type="float">
            <text:p>-0.39149296</text:p>
          </table:table-cell>
          <table:table-cell/>
          <table:table-cell office:value-type="float" office:value="0.74648887" calcext:value-type="float">
            <text:p>0.74648887</text:p>
          </table:table-cell>
          <table:table-cell/>
          <table:table-cell office:value-type="float" office:value="-0.11786069" calcext:value-type="float">
            <text:p>-0.11786069</text:p>
          </table:table-cell>
        </table:table-row>
        <table:table-row table:style-name="ro1">
          <table:table-cell/>
          <table:table-cell office:value-type="float" office:value="-0.65710443" calcext:value-type="float">
            <text:p>-0.65710443</text:p>
          </table:table-cell>
          <table:table-cell/>
          <table:table-cell office:value-type="float" office:value="-0.87591386" calcext:value-type="float">
            <text:p>-0.87591386</text:p>
          </table:table-cell>
          <table:table-cell/>
          <table:table-cell office:value-type="float" office:value="-0.008076568" calcext:value-type="float">
            <text:p>-0.008076568</text:p>
          </table:table-cell>
        </table:table-row>
        <table:table-row table:style-name="ro1">
          <table:table-cell/>
          <table:table-cell office:value-type="float" office:value="-0.39649647" calcext:value-type="float">
            <text:p>-0.39649647</text:p>
          </table:table-cell>
          <table:table-cell/>
          <table:table-cell office:value-type="float" office:value="0.08091578" calcext:value-type="float">
            <text:p>0.08091578</text:p>
          </table:table-cell>
          <table:table-cell/>
          <table:table-cell office:value-type="float" office:value="0.22124672" calcext:value-type="float">
            <text:p>0.22124672</text:p>
          </table:table-cell>
        </table:table-row>
        <table:table-row table:style-name="ro1">
          <table:table-cell/>
          <table:table-cell office:value-type="float" office:value="-0.505382" calcext:value-type="float">
            <text:p>-0.505382</text:p>
          </table:table-cell>
          <table:table-cell/>
          <table:table-cell office:value-type="float" office:value="0.54875195" calcext:value-type="float">
            <text:p>0.54875195</text:p>
          </table:table-cell>
          <table:table-cell/>
          <table:table-cell office:value-type="float" office:value="-0.1645254" calcext:value-type="float">
            <text:p>-0.1645254</text:p>
          </table:table-cell>
        </table:table-row>
        <table:table-row table:style-name="ro1">
          <table:table-cell/>
          <table:table-cell office:value-type="float" office:value="-0.18567881" calcext:value-type="float">
            <text:p>-0.18567881</text:p>
          </table:table-cell>
          <table:table-cell/>
          <table:table-cell office:value-type="float" office:value="1.0359422" calcext:value-type="float">
            <text:p>1.0359422</text:p>
          </table:table-cell>
          <table:table-cell/>
          <table:table-cell office:value-type="float" office:value="-0.29353186" calcext:value-type="float">
            <text:p>-0.29353186</text:p>
          </table:table-cell>
        </table:table-row>
        <table:table-row table:style-name="ro1">
          <table:table-cell/>
          <table:table-cell office:value-type="float" office:value="-0.28048983" calcext:value-type="float">
            <text:p>-0.28048983</text:p>
          </table:table-cell>
          <table:table-cell/>
          <table:table-cell office:value-type="float" office:value="0.1600091" calcext:value-type="float">
            <text:p>0.1600091</text:p>
          </table:table-cell>
          <table:table-cell/>
          <table:table-cell office:value-type="float" office:value="0.08848246" calcext:value-type="float">
            <text:p>0.08848246</text:p>
          </table:table-cell>
        </table:table-row>
        <table:table-row table:style-name="ro1">
          <table:table-cell/>
          <table:table-cell office:value-type="float" office:value="-0.3291254" calcext:value-type="float">
            <text:p>-0.3291254</text:p>
          </table:table-cell>
          <table:table-cell/>
          <table:table-cell office:value-type="float" office:value="-0.42024958" calcext:value-type="float">
            <text:p>-0.42024958</text:p>
          </table:table-cell>
          <table:table-cell/>
          <table:table-cell office:value-type="float" office:value="0.08600629" calcext:value-type="float">
            <text:p>0.08600629</text:p>
          </table:table-cell>
        </table:table-row>
        <table:table-row table:style-name="ro1">
          <table:table-cell/>
          <table:table-cell office:value-type="float" office:value="-0.36498725" calcext:value-type="float">
            <text:p>-0.36498725</text:p>
          </table:table-cell>
          <table:table-cell/>
          <table:table-cell office:value-type="float" office:value="-0.72890824" calcext:value-type="float">
            <text:p>-0.72890824</text:p>
          </table:table-cell>
          <table:table-cell/>
          <table:table-cell office:value-type="float" office:value="-0.13441074" calcext:value-type="float">
            <text:p>-0.13441074</text:p>
          </table:table-cell>
        </table:table-row>
        <table:table-row table:style-name="ro1">
          <table:table-cell/>
          <table:table-cell office:value-type="float" office:value="-0.039987627" calcext:value-type="float">
            <text:p>-0.039987627</text:p>
          </table:table-cell>
          <table:table-cell/>
          <table:table-cell office:value-type="float" office:value="-1.218078" calcext:value-type="float">
            <text:p>-1.218078</text:p>
          </table:table-cell>
          <table:table-cell/>
          <table:table-cell office:value-type="float" office:value="-0.19369917" calcext:value-type="float">
            <text:p>-0.19369917</text:p>
          </table:table-cell>
        </table:table-row>
        <table:table-row table:style-name="ro1">
          <table:table-cell/>
          <table:table-cell office:value-type="float" office:value="-0.29658458" calcext:value-type="float">
            <text:p>-0.29658458</text:p>
          </table:table-cell>
          <table:table-cell/>
          <table:table-cell office:value-type="float" office:value="-0.4878473" calcext:value-type="float">
            <text:p>-0.4878473</text:p>
          </table:table-cell>
          <table:table-cell/>
          <table:table-cell office:value-type="float" office:value="0.08956235" calcext:value-type="float">
            <text:p>0.08956235</text:p>
          </table:table-cell>
        </table:table-row>
        <table:table-row table:style-name="ro1">
          <table:table-cell/>
          <table:table-cell office:value-type="float" office:value="-0.088947624" calcext:value-type="float">
            <text:p>-0.088947624</text:p>
          </table:table-cell>
          <table:table-cell/>
          <table:table-cell office:value-type="float" office:value="0.39743644" calcext:value-type="float">
            <text:p>0.39743644</text:p>
          </table:table-cell>
          <table:table-cell/>
          <table:table-cell office:value-type="float" office:value="0.10411686" calcext:value-type="float">
            <text:p>0.10411686</text:p>
          </table:table-cell>
        </table:table-row>
        <table:table-row table:style-name="ro1">
          <table:table-cell/>
          <table:table-cell office:value-type="float" office:value="-0.13410552" calcext:value-type="float">
            <text:p>-0.13410552</text:p>
          </table:table-cell>
          <table:table-cell/>
          <table:table-cell office:value-type="float" office:value="0.5679711" calcext:value-type="float">
            <text:p>0.5679711</text:p>
          </table:table-cell>
          <table:table-cell/>
          <table:table-cell office:value-type="float" office:value="-0.24731044" calcext:value-type="float">
            <text:p>-0.24731044</text:p>
          </table:table-cell>
        </table:table-row>
        <table:table-row table:style-name="ro1">
          <table:table-cell/>
          <table:table-cell office:value-type="float" office:value="-0.041153967" calcext:value-type="float">
            <text:p>-0.041153967</text:p>
          </table:table-cell>
          <table:table-cell/>
          <table:table-cell office:value-type="float" office:value="1.0321456" calcext:value-type="float">
            <text:p>1.0321456</text:p>
          </table:table-cell>
          <table:table-cell/>
          <table:table-cell office:value-type="float" office:value="-0.111397766" calcext:value-type="float">
            <text:p>-0.111397766</text:p>
          </table:table-cell>
        </table:table-row>
        <table:table-row table:style-name="ro1">
          <table:table-cell/>
          <table:table-cell office:value-type="float" office:value="-0.13218017" calcext:value-type="float">
            <text:p>-0.13218017</text:p>
          </table:table-cell>
          <table:table-cell/>
          <table:table-cell office:value-type="float" office:value="0.28798872" calcext:value-type="float">
            <text:p>0.28798872</text:p>
          </table:table-cell>
          <table:table-cell/>
          <table:table-cell office:value-type="float" office:value="-0.014344901" calcext:value-type="float">
            <text:p>-0.014344901</text:p>
          </table:table-cell>
        </table:table-row>
        <table:table-row table:style-name="ro1">
          <table:table-cell/>
          <table:table-cell office:value-type="float" office:value="-0.28837126" calcext:value-type="float">
            <text:p>-0.28837126</text:p>
          </table:table-cell>
          <table:table-cell/>
          <table:table-cell office:value-type="float" office:value="-0.23453572" calcext:value-type="float">
            <text:p>-0.23453572</text:p>
          </table:table-cell>
          <table:table-cell/>
          <table:table-cell office:value-type="float" office:value="-0.06762233" calcext:value-type="float">
            <text:p>-0.06762233</text:p>
          </table:table-cell>
        </table:table-row>
        <table:table-row table:style-name="ro1">
          <table:table-cell/>
          <table:table-cell office:value-type="float" office:value="-0.10814257" calcext:value-type="float">
            <text:p>-0.10814257</text:p>
          </table:table-cell>
          <table:table-cell/>
          <table:table-cell office:value-type="float" office:value="-0.9155255" calcext:value-type="float">
            <text:p>-0.9155255</text:p>
          </table:table-cell>
          <table:table-cell/>
          <table:table-cell office:value-type="float" office:value="-0.03734936" calcext:value-type="float">
            <text:p>-0.03734936</text:p>
          </table:table-cell>
        </table:table-row>
        <table:table-row table:style-name="ro1">
          <table:table-cell/>
          <table:table-cell office:value-type="float" office:value="0.24039139" calcext:value-type="float">
            <text:p>0.24039139</text:p>
          </table:table-cell>
          <table:table-cell/>
          <table:table-cell office:value-type="float" office:value="-1.2544172" calcext:value-type="float">
            <text:p>-1.2544172</text:p>
          </table:table-cell>
          <table:table-cell/>
          <table:table-cell office:value-type="float" office:value="-0.03691032" calcext:value-type="float">
            <text:p>-0.03691032</text:p>
          </table:table-cell>
        </table:table-row>
        <table:table-row table:style-name="ro1">
          <table:table-cell/>
          <table:table-cell office:value-type="float" office:value="-0.28352568" calcext:value-type="float">
            <text:p>-0.28352568</text:p>
          </table:table-cell>
          <table:table-cell/>
          <table:table-cell office:value-type="float" office:value="-0.5429648" calcext:value-type="float">
            <text:p>-0.5429648</text:p>
          </table:table-cell>
          <table:table-cell/>
          <table:table-cell office:value-type="float" office:value="0.017537544" calcext:value-type="float">
            <text:p>0.017537544</text:p>
          </table:table-cell>
        </table:table-row>
        <table:table-row table:style-name="ro1">
          <table:table-cell/>
          <table:table-cell office:value-type="float" office:value="0.020583743" calcext:value-type="float">
            <text:p>0.020583743</text:p>
          </table:table-cell>
          <table:table-cell/>
          <table:table-cell office:value-type="float" office:value="0.49680528" calcext:value-type="float">
            <text:p>0.49680528</text:p>
          </table:table-cell>
          <table:table-cell/>
          <table:table-cell office:value-type="float" office:value="0.1315797" calcext:value-type="float">
            <text:p>0.1315797</text:p>
          </table:table-cell>
        </table:table-row>
        <table:table-row table:style-name="ro1">
          <table:table-cell/>
          <table:table-cell office:value-type="float" office:value="-0.05508305" calcext:value-type="float">
            <text:p>-0.05508305</text:p>
          </table:table-cell>
          <table:table-cell/>
          <table:table-cell office:value-type="float" office:value="0.7198055" calcext:value-type="float">
            <text:p>0.7198055</text:p>
          </table:table-cell>
          <table:table-cell/>
          <table:table-cell office:value-type="float" office:value="-0.1498644" calcext:value-type="float">
            <text:p>-0.1498644</text:p>
          </table:table-cell>
        </table:table-row>
        <table:table-row table:style-name="ro1">
          <table:table-cell/>
          <table:table-cell office:value-type="float" office:value="-0.024525873" calcext:value-type="float">
            <text:p>-0.024525873</text:p>
          </table:table-cell>
          <table:table-cell/>
          <table:table-cell office:value-type="float" office:value="0.2791237" calcext:value-type="float">
            <text:p>0.2791237</text:p>
          </table:table-cell>
          <table:table-cell/>
          <table:table-cell office:value-type="float" office:value="0.029916946" calcext:value-type="float">
            <text:p>0.029916946</text:p>
          </table:table-cell>
        </table:table-row>
        <table:table-row table:style-name="ro1">
          <table:table-cell/>
          <table:table-cell office:value-type="float" office:value="-0.32793272" calcext:value-type="float">
            <text:p>-0.32793272</text:p>
          </table:table-cell>
          <table:table-cell/>
          <table:table-cell office:value-type="float" office:value="-0.4859713" calcext:value-type="float">
            <text:p>-0.4859713</text:p>
          </table:table-cell>
          <table:table-cell/>
          <table:table-cell office:value-type="float" office:value="0.1655727" calcext:value-type="float">
            <text:p>0.1655727</text:p>
          </table:table-cell>
        </table:table-row>
        <table:table-row table:style-name="ro1">
          <table:table-cell/>
          <table:table-cell office:value-type="float" office:value="-0.012131653" calcext:value-type="float">
            <text:p>-0.012131653</text:p>
          </table:table-cell>
          <table:table-cell/>
          <table:table-cell office:value-type="float" office:value="-0.70148546" calcext:value-type="float">
            <text:p>-0.70148546</text:p>
          </table:table-cell>
          <table:table-cell/>
          <table:table-cell office:value-type="float" office:value="0.09562189" calcext:value-type="float">
            <text:p>0.09562189</text:p>
          </table:table-cell>
        </table:table-row>
        <table:table-row table:style-name="ro1">
          <table:table-cell/>
          <table:table-cell office:value-type="float" office:value="0.22001415" calcext:value-type="float">
            <text:p>0.22001415</text:p>
          </table:table-cell>
          <table:table-cell/>
          <table:table-cell office:value-type="float" office:value="-0.52630764" calcext:value-type="float">
            <text:p>-0.52630764</text:p>
          </table:table-cell>
          <table:table-cell/>
          <table:table-cell office:value-type="float" office:value="-0.18596178" calcext:value-type="float">
            <text:p>-0.18596178</text:p>
          </table:table-cell>
        </table:table-row>
        <table:table-row table:style-name="ro1">
          <table:table-cell/>
          <table:table-cell office:value-type="float" office:value="-0.28121084" calcext:value-type="float">
            <text:p>-0.28121084</text:p>
          </table:table-cell>
          <table:table-cell/>
          <table:table-cell office:value-type="float" office:value="-0.3598585" calcext:value-type="float">
            <text:p>-0.3598585</text:p>
          </table:table-cell>
          <table:table-cell/>
          <table:table-cell office:value-type="float" office:value="0.0062183714" calcext:value-type="float">
            <text:p>0.0062183714</text:p>
          </table:table-cell>
        </table:table-row>
        <table:table-row table:style-name="ro1">
          <table:table-cell/>
          <table:table-cell office:value-type="float" office:value="0.034971736" calcext:value-type="float">
            <text:p>0.034971736</text:p>
          </table:table-cell>
          <table:table-cell/>
          <table:table-cell office:value-type="float" office:value="0.55327576" calcext:value-type="float">
            <text:p>0.55327576</text:p>
          </table:table-cell>
          <table:table-cell/>
          <table:table-cell office:value-type="float" office:value="0.3252987" calcext:value-type="float">
            <text:p>0.3252987</text:p>
          </table:table-cell>
        </table:table-row>
        <table:table-row table:style-name="ro1">
          <table:table-cell/>
          <table:table-cell office:value-type="float" office:value="-0.09179202" calcext:value-type="float">
            <text:p>-0.09179202</text:p>
          </table:table-cell>
          <table:table-cell/>
          <table:table-cell office:value-type="float" office:value="0.38566795" calcext:value-type="float">
            <text:p>0.38566795</text:p>
          </table:table-cell>
          <table:table-cell/>
          <table:table-cell office:value-type="float" office:value="0.08446805" calcext:value-type="float">
            <text:p>0.08446805</text:p>
          </table:table-cell>
        </table:table-row>
        <table:table-row table:style-name="ro1">
          <table:table-cell/>
          <table:table-cell office:value-type="float" office:value="0.10810985" calcext:value-type="float">
            <text:p>0.10810985</text:p>
          </table:table-cell>
          <table:table-cell/>
          <table:table-cell office:value-type="float" office:value="1.091315" calcext:value-type="float">
            <text:p>1.091315</text:p>
          </table:table-cell>
          <table:table-cell/>
          <table:table-cell office:value-type="float" office:value="-0.11228442" calcext:value-type="float">
            <text:p>-0.11228442</text:p>
          </table:table-cell>
        </table:table-row>
        <table:table-row table:style-name="ro1">
          <table:table-cell/>
          <table:table-cell office:value-type="float" office:value="-0.13385351" calcext:value-type="float">
            <text:p>-0.13385351</text:p>
          </table:table-cell>
          <table:table-cell/>
          <table:table-cell office:value-type="float" office:value="0.20896575" calcext:value-type="float">
            <text:p>0.20896575</text:p>
          </table:table-cell>
          <table:table-cell/>
          <table:table-cell office:value-type="float" office:value="-0.048321612" calcext:value-type="float">
            <text:p>-0.048321612</text:p>
          </table:table-cell>
        </table:table-row>
        <table:table-row table:style-name="ro1">
          <table:table-cell/>
          <table:table-cell office:value-type="float" office:value="-0.16990663" calcext:value-type="float">
            <text:p>-0.16990663</text:p>
          </table:table-cell>
          <table:table-cell/>
          <table:table-cell office:value-type="float" office:value="-0.49879608" calcext:value-type="float">
            <text:p>-0.49879608</text:p>
          </table:table-cell>
          <table:table-cell/>
          <table:table-cell office:value-type="float" office:value="0.1149334" calcext:value-type="float">
            <text:p>0.1149334</text:p>
          </table:table-cell>
        </table:table-row>
        <table:table-row table:style-name="ro1">
          <table:table-cell/>
          <table:table-cell office:value-type="float" office:value="-0.0035018902" calcext:value-type="float">
            <text:p>-0.0035018902</text:p>
          </table:table-cell>
          <table:table-cell/>
          <table:table-cell office:value-type="float" office:value="-0.64315474" calcext:value-type="float">
            <text:p>-0.64315474</text:p>
          </table:table-cell>
          <table:table-cell/>
          <table:table-cell office:value-type="float" office:value="0.0041236435" calcext:value-type="float">
            <text:p>0.0041236435</text:p>
          </table:table-cell>
        </table:table-row>
        <table:table-row table:style-name="ro1">
          <table:table-cell/>
          <table:table-cell office:value-type="float" office:value="0.10253672" calcext:value-type="float">
            <text:p>0.10253672</text:p>
          </table:table-cell>
          <table:table-cell/>
          <table:table-cell office:value-type="float" office:value="-0.7715395" calcext:value-type="float">
            <text:p>-0.7715395</text:p>
          </table:table-cell>
          <table:table-cell/>
          <table:table-cell office:value-type="float" office:value="-0.04111294" calcext:value-type="float">
            <text:p>-0.04111294</text:p>
          </table:table-cell>
        </table:table-row>
        <table:table-row table:style-name="ro1">
          <table:table-cell/>
          <table:table-cell office:value-type="float" office:value="-0.09624237" calcext:value-type="float">
            <text:p>-0.09624237</text:p>
          </table:table-cell>
          <table:table-cell/>
          <table:table-cell office:value-type="float" office:value="-0.16132888" calcext:value-type="float">
            <text:p>-0.16132888</text:p>
          </table:table-cell>
          <table:table-cell/>
          <table:table-cell office:value-type="float" office:value="0.117685854" calcext:value-type="float">
            <text:p>0.117685854</text:p>
          </table:table-cell>
        </table:table-row>
        <table:table-row table:style-name="ro1">
          <table:table-cell/>
          <table:table-cell office:value-type="float" office:value="0.050271526" calcext:value-type="float">
            <text:p>0.050271526</text:p>
          </table:table-cell>
          <table:table-cell/>
          <table:table-cell office:value-type="float" office:value="0.57287043" calcext:value-type="float">
            <text:p>0.57287043</text:p>
          </table:table-cell>
          <table:table-cell/>
          <table:table-cell office:value-type="float" office:value="0.14173271" calcext:value-type="float">
            <text:p>0.14173271</text:p>
          </table:table-cell>
        </table:table-row>
        <table:table-row table:style-name="ro1">
          <table:table-cell/>
          <table:table-cell office:value-type="float" office:value="0.070952415" calcext:value-type="float">
            <text:p>0.070952415</text:p>
          </table:table-cell>
          <table:table-cell/>
          <table:table-cell office:value-type="float" office:value="0.79002184" calcext:value-type="float">
            <text:p>0.79002184</text:p>
          </table:table-cell>
          <table:table-cell/>
          <table:table-cell office:value-type="float" office:value="-0.33518472" calcext:value-type="float">
            <text:p>-0.33518472</text:p>
          </table:table-cell>
        </table:table-row>
        <table:table-row table:style-name="ro1">
          <table:table-cell/>
          <table:table-cell office:value-type="float" office:value="0.13197239" calcext:value-type="float">
            <text:p>0.13197239</text:p>
          </table:table-cell>
          <table:table-cell/>
          <table:table-cell office:value-type="float" office:value="0.7180509" calcext:value-type="float">
            <text:p>0.7180509</text:p>
          </table:table-cell>
          <table:table-cell/>
          <table:table-cell office:value-type="float" office:value="0.10680544" calcext:value-type="float">
            <text:p>0.10680544</text:p>
          </table:table-cell>
        </table:table-row>
        <table:table-row table:style-name="ro1">
          <table:table-cell/>
          <table:table-cell office:value-type="float" office:value="-0.11787026" calcext:value-type="float">
            <text:p>-0.11787026</text:p>
          </table:table-cell>
          <table:table-cell/>
          <table:table-cell office:value-type="float" office:value="-0.3251653" calcext:value-type="float">
            <text:p>-0.3251653</text:p>
          </table:table-cell>
          <table:table-cell/>
          <table:table-cell office:value-type="float" office:value="0.21983095" calcext:value-type="float">
            <text:p>0.21983095</text:p>
          </table:table-cell>
        </table:table-row>
        <table:table-row table:style-name="ro1">
          <table:table-cell/>
          <table:table-cell office:value-type="float" office:value="-0.08718676" calcext:value-type="float">
            <text:p>-0.08718676</text:p>
          </table:table-cell>
          <table:table-cell/>
          <table:table-cell office:value-type="float" office:value="-0.61081284" calcext:value-type="float">
            <text:p>-0.61081284</text:p>
          </table:table-cell>
          <table:table-cell/>
          <table:table-cell office:value-type="float" office:value="0.08996211" calcext:value-type="float">
            <text:p>0.08996211</text:p>
          </table:table-cell>
        </table:table-row>
        <table:table-row table:style-name="ro1">
          <table:table-cell/>
          <table:table-cell office:value-type="float" office:value="0.40361196" calcext:value-type="float">
            <text:p>0.40361196</text:p>
          </table:table-cell>
          <table:table-cell/>
          <table:table-cell office:value-type="float" office:value="-0.5664308" calcext:value-type="float">
            <text:p>-0.5664308</text:p>
          </table:table-cell>
          <table:table-cell/>
          <table:table-cell office:value-type="float" office:value="-0.10294525" calcext:value-type="float">
            <text:p>-0.10294525</text:p>
          </table:table-cell>
        </table:table-row>
        <table:table-row table:style-name="ro1">
          <table:table-cell/>
          <table:table-cell office:value-type="float" office:value="-0.3378967" calcext:value-type="float">
            <text:p>-0.3378967</text:p>
          </table:table-cell>
          <table:table-cell/>
          <table:table-cell office:value-type="float" office:value="-0.80092543" calcext:value-type="float">
            <text:p>-0.80092543</text:p>
          </table:table-cell>
          <table:table-cell/>
          <table:table-cell office:value-type="float" office:value="0.033692054" calcext:value-type="float">
            <text:p>0.033692054</text:p>
          </table:table-cell>
        </table:table-row>
        <table:table-row table:style-name="ro1">
          <table:table-cell/>
          <table:table-cell office:value-type="float" office:value="0.20104429" calcext:value-type="float">
            <text:p>0.20104429</text:p>
          </table:table-cell>
          <table:table-cell/>
          <table:table-cell office:value-type="float" office:value="0.17982633" calcext:value-type="float">
            <text:p>0.17982633</text:p>
          </table:table-cell>
          <table:table-cell/>
          <table:table-cell office:value-type="float" office:value="0.25554258" calcext:value-type="float">
            <text:p>0.25554258</text:p>
          </table:table-cell>
        </table:table-row>
        <table:table-row table:style-name="ro1">
          <table:table-cell/>
          <table:table-cell office:value-type="float" office:value="0.14160882" calcext:value-type="float">
            <text:p>0.14160882</text:p>
          </table:table-cell>
          <table:table-cell/>
          <table:table-cell office:value-type="float" office:value="0.41628706" calcext:value-type="float">
            <text:p>0.41628706</text:p>
          </table:table-cell>
          <table:table-cell/>
          <table:table-cell office:value-type="float" office:value="0.08958304" calcext:value-type="float">
            <text:p>0.08958304</text:p>
          </table:table-cell>
        </table:table-row>
        <table:table-row table:style-name="ro1">
          <table:table-cell/>
          <table:table-cell office:value-type="float" office:value="0.30872235" calcext:value-type="float">
            <text:p>0.30872235</text:p>
          </table:table-cell>
          <table:table-cell/>
          <table:table-cell office:value-type="float" office:value="0.62778336" calcext:value-type="float">
            <text:p>0.62778336</text:p>
          </table:table-cell>
          <table:table-cell/>
          <table:table-cell office:value-type="float" office:value="-0.1454739" calcext:value-type="float">
            <text:p>-0.1454739</text:p>
          </table:table-cell>
        </table:table-row>
        <table:table-row table:style-name="ro1">
          <table:table-cell/>
          <table:table-cell office:value-type="float" office:value="0.18248878" calcext:value-type="float">
            <text:p>0.18248878</text:p>
          </table:table-cell>
          <table:table-cell/>
          <table:table-cell office:value-type="float" office:value="0.54281265" calcext:value-type="float">
            <text:p>0.54281265</text:p>
          </table:table-cell>
          <table:table-cell/>
          <table:table-cell office:value-type="float" office:value="0.04133913" calcext:value-type="float">
            <text:p>0.04133913</text:p>
          </table:table-cell>
        </table:table-row>
        <table:table-row table:style-name="ro1">
          <table:table-cell/>
          <table:table-cell office:value-type="float" office:value="0.18203776" calcext:value-type="float">
            <text:p>0.18203776</text:p>
          </table:table-cell>
          <table:table-cell/>
          <table:table-cell office:value-type="float" office:value="0.12927844" calcext:value-type="float">
            <text:p>0.12927844</text:p>
          </table:table-cell>
          <table:table-cell/>
          <table:table-cell office:value-type="float" office:value="0.18991518" calcext:value-type="float">
            <text:p>0.18991518</text:p>
          </table:table-cell>
        </table:table-row>
        <table:table-row table:style-name="ro1">
          <table:table-cell/>
          <table:table-cell office:value-type="float" office:value="0.19877054" calcext:value-type="float">
            <text:p>0.19877054</text:p>
          </table:table-cell>
          <table:table-cell/>
          <table:table-cell office:value-type="float" office:value="0.023406262" calcext:value-type="float">
            <text:p>0.023406262</text:p>
          </table:table-cell>
          <table:table-cell/>
          <table:table-cell office:value-type="float" office:value="0.2796883" calcext:value-type="float">
            <text:p>0.2796883</text:p>
          </table:table-cell>
        </table:table-row>
        <table:table-row table:style-name="ro1">
          <table:table-cell/>
          <table:table-cell office:value-type="float" office:value="0.16065618" calcext:value-type="float">
            <text:p>0.16065618</text:p>
          </table:table-cell>
          <table:table-cell/>
          <table:table-cell office:value-type="float" office:value="-0.09165409" calcext:value-type="float">
            <text:p>-0.09165409</text:p>
          </table:table-cell>
          <table:table-cell/>
          <table:table-cell office:value-type="float" office:value="0.20096265" calcext:value-type="float">
            <text:p>0.20096265</text:p>
          </table:table-cell>
        </table:table-row>
        <table:table-row table:style-name="ro1">
          <table:table-cell/>
          <table:table-cell office:value-type="float" office:value="0.120200895" calcext:value-type="float">
            <text:p>0.120200895</text:p>
          </table:table-cell>
          <table:table-cell/>
          <table:table-cell office:value-type="float" office:value="-0.3241879" calcext:value-type="float">
            <text:p>-0.3241879</text:p>
          </table:table-cell>
          <table:table-cell/>
          <table:table-cell office:value-type="float" office:value="0.1885568" calcext:value-type="float">
            <text:p>0.1885568</text:p>
          </table:table-cell>
        </table:table-row>
        <table:table-row table:style-name="ro1">
          <table:table-cell/>
          <table:table-cell office:value-type="float" office:value="0.23672087" calcext:value-type="float">
            <text:p>0.23672087</text:p>
          </table:table-cell>
          <table:table-cell/>
          <table:table-cell office:value-type="float" office:value="-0.56291175" calcext:value-type="float">
            <text:p>-0.56291175</text:p>
          </table:table-cell>
          <table:table-cell/>
          <table:table-cell office:value-type="float" office:value="0.20024313" calcext:value-type="float">
            <text:p>0.20024313</text:p>
          </table:table-cell>
        </table:table-row>
        <table:table-row table:style-name="ro1">
          <table:table-cell/>
          <table:table-cell office:value-type="float" office:value="0.16448921" calcext:value-type="float">
            <text:p>0.16448921</text:p>
          </table:table-cell>
          <table:table-cell/>
          <table:table-cell office:value-type="float" office:value="-0.59648865" calcext:value-type="float">
            <text:p>-0.59648865</text:p>
          </table:table-cell>
          <table:table-cell/>
          <table:table-cell office:value-type="float" office:value="0.14989653" calcext:value-type="float">
            <text:p>0.14989653</text:p>
          </table:table-cell>
        </table:table-row>
        <table:table-row table:style-name="ro1">
          <table:table-cell/>
          <table:table-cell office:value-type="float" office:value="0.2974544" calcext:value-type="float">
            <text:p>0.2974544</text:p>
          </table:table-cell>
          <table:table-cell/>
          <table:table-cell office:value-type="float" office:value="-0.5574941" calcext:value-type="float">
            <text:p>-0.5574941</text:p>
          </table:table-cell>
          <table:table-cell/>
          <table:table-cell office:value-type="float" office:value="0.18478481" calcext:value-type="float">
            <text:p>0.18478481</text:p>
          </table:table-cell>
        </table:table-row>
        <table:table-row table:style-name="ro1">
          <table:table-cell/>
          <table:table-cell office:value-type="float" office:value="0.4604091" calcext:value-type="float">
            <text:p>0.4604091</text:p>
          </table:table-cell>
          <table:table-cell/>
          <table:table-cell office:value-type="float" office:value="-0.48306796" calcext:value-type="float">
            <text:p>-0.48306796</text:p>
          </table:table-cell>
          <table:table-cell/>
          <table:table-cell office:value-type="float" office:value="0.25265884" calcext:value-type="float">
            <text:p>0.25265884</text:p>
          </table:table-cell>
        </table:table-row>
        <table:table-row table:style-name="ro1">
          <table:table-cell/>
          <table:table-cell office:value-type="float" office:value="0.3249395" calcext:value-type="float">
            <text:p>0.3249395</text:p>
          </table:table-cell>
          <table:table-cell/>
          <table:table-cell office:value-type="float" office:value="-0.5382524" calcext:value-type="float">
            <text:p>-0.5382524</text:p>
          </table:table-cell>
          <table:table-cell/>
          <table:table-cell office:value-type="float" office:value="0.29243204" calcext:value-type="float">
            <text:p>0.29243204</text:p>
          </table:table-cell>
        </table:table-row>
        <table:table-row table:style-name="ro1">
          <table:table-cell/>
          <table:table-cell office:value-type="float" office:value="0.6587298" calcext:value-type="float">
            <text:p>0.6587298</text:p>
          </table:table-cell>
          <table:table-cell/>
          <table:table-cell office:value-type="float" office:value="-0.3892855" calcext:value-type="float">
            <text:p>-0.3892855</text:p>
          </table:table-cell>
          <table:table-cell/>
          <table:table-cell office:value-type="float" office:value="0.3684379" calcext:value-type="float">
            <text:p>0.3684379</text:p>
          </table:table-cell>
        </table:table-row>
        <table:table-row table:style-name="ro1">
          <table:table-cell/>
          <table:table-cell office:value-type="float" office:value="0.59285676" calcext:value-type="float">
            <text:p>0.59285676</text:p>
          </table:table-cell>
          <table:table-cell/>
          <table:table-cell office:value-type="float" office:value="-0.35035697" calcext:value-type="float">
            <text:p>-0.35035697</text:p>
          </table:table-cell>
          <table:table-cell/>
          <table:table-cell office:value-type="float" office:value="0.33159408" calcext:value-type="float">
            <text:p>0.33159408</text:p>
          </table:table-cell>
        </table:table-row>
        <table:table-row table:style-name="ro1">
          <table:table-cell/>
          <table:table-cell office:value-type="float" office:value="0.53357106" calcext:value-type="float">
            <text:p>0.53357106</text:p>
          </table:table-cell>
          <table:table-cell/>
          <table:table-cell office:value-type="float" office:value="-0.31532127" calcext:value-type="float">
            <text:p>-0.31532127</text:p>
          </table:table-cell>
          <table:table-cell/>
          <table:table-cell office:value-type="float" office:value="0.29843467" calcext:value-type="float">
            <text:p>0.29843467</text:p>
          </table:table-cell>
        </table:table-row>
        <table:table-row table:style-name="ro1">
          <table:table-cell/>
          <table:table-cell office:value-type="float" office:value="0.48021397" calcext:value-type="float">
            <text:p>0.48021397</text:p>
          </table:table-cell>
          <table:table-cell/>
          <table:table-cell office:value-type="float" office:value="-0.28378913" calcext:value-type="float">
            <text:p>-0.28378913</text:p>
          </table:table-cell>
          <table:table-cell/>
          <table:table-cell office:value-type="float" office:value="0.2685912" calcext:value-type="float">
            <text:p>0.2685912</text:p>
          </table:table-cell>
        </table:table-row>
        <table:table-row table:style-name="ro1">
          <table:table-cell/>
          <table:table-cell office:value-type="float" office:value="0.43219256" calcext:value-type="float">
            <text:p>0.43219256</text:p>
          </table:table-cell>
          <table:table-cell/>
          <table:table-cell office:value-type="float" office:value="-0.25541022" calcext:value-type="float">
            <text:p>-0.25541022</text:p>
          </table:table-cell>
          <table:table-cell/>
          <table:table-cell office:value-type="float" office:value="0.24173205" calcext:value-type="float">
            <text:p>0.24173205</text:p>
          </table:table-cell>
        </table:table-row>
        <table:table-row table:style-name="ro1">
          <table:table-cell/>
          <table:table-cell office:value-type="float" office:value="0.9042321" calcext:value-type="float">
            <text:p>0.9042321</text:p>
          </table:table-cell>
          <table:table-cell/>
          <table:table-cell office:value-type="float" office:value="-0.12352152" calcext:value-type="float">
            <text:p>-0.12352152</text:p>
          </table:table-cell>
          <table:table-cell/>
          <table:table-cell office:value-type="float" office:value="-0.04962872" calcext:value-type="float">
            <text:p>-0.04962872</text:p>
          </table:table-cell>
        </table:table-row>
        <table:table-row table:style-name="ro1">
          <table:table-cell/>
          <table:table-cell office:value-type="float" office:value="0.74811065" calcext:value-type="float">
            <text:p>0.74811065</text:p>
          </table:table-cell>
          <table:table-cell/>
          <table:table-cell office:value-type="float" office:value="0.031213429" calcext:value-type="float">
            <text:p>0.031213429</text:p>
          </table:table-cell>
          <table:table-cell/>
          <table:table-cell office:value-type="float" office:value="-0.11739535" calcext:value-type="float">
            <text:p>-0.11739535</text:p>
          </table:table-cell>
        </table:table-row>
        <table:table-row table:style-name="ro1">
          <table:table-cell/>
          <table:table-cell office:value-type="float" office:value="0.6607752" calcext:value-type="float">
            <text:p>0.6607752</text:p>
          </table:table-cell>
          <table:table-cell/>
          <table:table-cell office:value-type="float" office:value="0.029849894" calcext:value-type="float">
            <text:p>0.029849894</text:p>
          </table:table-cell>
          <table:table-cell/>
          <table:table-cell office:value-type="float" office:value="-0.09379056" calcext:value-type="float">
            <text:p>-0.09379056</text:p>
          </table:table-cell>
        </table:table-row>
        <table:table-row table:style-name="ro1">
          <table:table-cell/>
          <table:table-cell office:value-type="float" office:value="0.60106975" calcext:value-type="float">
            <text:p>0.60106975</text:p>
          </table:table-cell>
          <table:table-cell/>
          <table:table-cell office:value-type="float" office:value="-0.00060094224" calcext:value-type="float">
            <text:p>-0.00060094224</text:p>
          </table:table-cell>
          <table:table-cell/>
          <table:table-cell office:value-type="float" office:value="-0.09210195" calcext:value-type="float">
            <text:p>-0.09210195</text:p>
          </table:table-cell>
        </table:table-row>
        <table:table-row table:style-name="ro1">
          <table:table-cell/>
          <table:table-cell office:value-type="float" office:value="0.53568935" calcext:value-type="float">
            <text:p>0.53568935</text:p>
          </table:table-cell>
          <table:table-cell/>
          <table:table-cell office:value-type="float" office:value="0.010445499" calcext:value-type="float">
            <text:p>0.010445499</text:p>
          </table:table-cell>
          <table:table-cell/>
          <table:table-cell office:value-type="float" office:value="-0.08267203" calcext:value-type="float">
            <text:p>-0.08267203</text:p>
          </table:table-cell>
        </table:table-row>
        <table:table-row table:style-name="ro1">
          <table:table-cell/>
          <table:table-cell office:value-type="float" office:value="0.49530402" calcext:value-type="float">
            <text:p>0.49530402</text:p>
          </table:table-cell>
          <table:table-cell/>
          <table:table-cell office:value-type="float" office:value="0.005445872" calcext:value-type="float">
            <text:p>0.005445872</text:p>
          </table:table-cell>
          <table:table-cell/>
          <table:table-cell office:value-type="float" office:value="-0.070889205" calcext:value-type="float">
            <text:p>-0.070889205</text:p>
          </table:table-cell>
        </table:table-row>
        <table:table-row table:style-name="ro1">
          <table:table-cell/>
          <table:table-cell office:value-type="float" office:value="0.43962124" calcext:value-type="float">
            <text:p>0.43962124</text:p>
          </table:table-cell>
          <table:table-cell/>
          <table:table-cell office:value-type="float" office:value="-0.0014707987" calcext:value-type="float">
            <text:p>-0.0014707987</text:p>
          </table:table-cell>
          <table:table-cell/>
          <table:table-cell office:value-type="float" office:value="-0.07830226" calcext:value-type="float">
            <text:p>-0.07830226</text:p>
          </table:table-cell>
        </table:table-row>
        <table:table-row table:style-name="ro1">
          <table:table-cell/>
          <table:table-cell office:value-type="float" office:value="0.39807612" calcext:value-type="float">
            <text:p>0.39807612</text:p>
          </table:table-cell>
          <table:table-cell/>
          <table:table-cell office:value-type="float" office:value="-0.0028618057" calcext:value-type="float">
            <text:p>-0.0028618057</text:p>
          </table:table-cell>
          <table:table-cell/>
          <table:table-cell office:value-type="float" office:value="-0.050476912" calcext:value-type="float">
            <text:p>-0.050476912</text:p>
          </table:table-cell>
        </table:table-row>
        <table:table-row table:style-name="ro1">
          <table:table-cell/>
          <table:table-cell office:value-type="float" office:value="0.3639814" calcext:value-type="float">
            <text:p>0.3639814</text:p>
          </table:table-cell>
          <table:table-cell/>
          <table:table-cell office:value-type="float" office:value="0.0018189213" calcext:value-type="float">
            <text:p>0.0018189213</text:p>
          </table:table-cell>
          <table:table-cell/>
          <table:table-cell office:value-type="float" office:value="-0.0550972" calcext:value-type="float">
            <text:p>-0.0550972</text:p>
          </table:table-cell>
        </table:table-row>
        <table:table-row table:style-name="ro1">
          <table:table-cell/>
          <table:table-cell office:value-type="float" office:value="0.343843" calcext:value-type="float">
            <text:p>0.343843</text:p>
          </table:table-cell>
          <table:table-cell/>
          <table:table-cell office:value-type="float" office:value="0.056788385" calcext:value-type="float">
            <text:p>0.056788385</text:p>
          </table:table-cell>
          <table:table-cell/>
          <table:table-cell office:value-type="float" office:value="-0.06716564" calcext:value-type="float">
            <text:p>-0.06716564</text:p>
          </table:table-cell>
        </table:table-row>
        <table:table-row table:style-name="ro1">
          <table:table-cell/>
          <table:table-cell office:value-type="float" office:value="0.31824777" calcext:value-type="float">
            <text:p>0.31824777</text:p>
          </table:table-cell>
          <table:table-cell/>
          <table:table-cell office:value-type="float" office:value="0.07352165" calcext:value-type="float">
            <text:p>0.07352165</text:p>
          </table:table-cell>
          <table:table-cell/>
          <table:table-cell office:value-type="float" office:value="-0.025952011" calcext:value-type="float">
            <text:p>-0.025952011</text:p>
          </table:table-cell>
        </table:table-row>
        <table:table-row table:style-name="ro1">
          <table:table-cell/>
          <table:table-cell office:value-type="float" office:value="0.35234097" calcext:value-type="float">
            <text:p>0.35234097</text:p>
          </table:table-cell>
          <table:table-cell/>
          <table:table-cell office:value-type="float" office:value="0.080891185" calcext:value-type="float">
            <text:p>0.080891185</text:p>
          </table:table-cell>
          <table:table-cell/>
          <table:table-cell office:value-type="float" office:value="-0.0029222453" calcext:value-type="float">
            <text:p>-0.0029222453</text:p>
          </table:table-cell>
        </table:table-row>
        <table:table-row table:style-name="ro1">
          <table:table-cell/>
          <table:table-cell office:value-type="float" office:value="0.2395434" calcext:value-type="float">
            <text:p>0.2395434</text:p>
          </table:table-cell>
          <table:table-cell/>
          <table:table-cell office:value-type="float" office:value="0.07280207" calcext:value-type="float">
            <text:p>0.07280207</text:p>
          </table:table-cell>
          <table:table-cell/>
          <table:table-cell office:value-type="float" office:value="-0.0026300158" calcext:value-type="float">
            <text:p>-0.0026300158</text:p>
          </table:table-cell>
        </table:table-row>
        <table:table-row table:style-name="ro1">
          <table:table-cell/>
          <table:table-cell office:value-type="float" office:value="0.21558905" calcext:value-type="float">
            <text:p>0.21558905</text:p>
          </table:table-cell>
          <table:table-cell/>
          <table:table-cell office:value-type="float" office:value="0.065521866" calcext:value-type="float">
            <text:p>0.065521866</text:p>
          </table:table-cell>
          <table:table-cell/>
          <table:table-cell office:value-type="float" office:value="-0.0023670094" calcext:value-type="float">
            <text:p>-0.0023670094</text:p>
          </table:table-cell>
        </table:table-row>
        <table:table-row table:style-name="ro1">
          <table:table-cell/>
          <table:table-cell office:value-type="float" office:value="0.19403015" calcext:value-type="float">
            <text:p>0.19403015</text:p>
          </table:table-cell>
          <table:table-cell/>
          <table:table-cell office:value-type="float" office:value="0.058969676" calcext:value-type="float">
            <text:p>0.058969676</text:p>
          </table:table-cell>
          <table:table-cell/>
          <table:table-cell office:value-type="float" office:value="-0.0021303084" calcext:value-type="float">
            <text:p>-0.0021303084</text:p>
          </table:table-cell>
        </table:table-row>
        <table:table-row table:style-name="ro1">
          <table:table-cell/>
          <table:table-cell office:value-type="float" office:value="0.15397283" calcext:value-type="float">
            <text:p>0.15397283</text:p>
          </table:table-cell>
          <table:table-cell/>
          <table:table-cell office:value-type="float" office:value="0.06318011" calcext:value-type="float">
            <text:p>0.06318011</text:p>
          </table:table-cell>
          <table:table-cell/>
          <table:table-cell office:value-type="float" office:value="-0.008069616" calcext:value-type="float">
            <text:p>-0.008069616</text:p>
          </table:table-cell>
        </table:table-row>
        <table:table-row table:style-name="ro1">
          <table:table-cell/>
          <table:table-cell office:value-type="float" office:value="0.15703255" calcext:value-type="float">
            <text:p>0.15703255</text:p>
          </table:table-cell>
          <table:table-cell/>
          <table:table-cell office:value-type="float" office:value="0.02675958" calcext:value-type="float">
            <text:p>0.02675958</text:p>
          </table:table-cell>
          <table:table-cell/>
          <table:table-cell office:value-type="float" office:value="0.008997115" calcext:value-type="float">
            <text:p>0.008997115</text:p>
          </table:table-cell>
        </table:table-row>
        <table:table-row table:style-name="ro1">
          <table:table-cell/>
          <table:table-cell office:value-type="float" office:value="0.1321008" calcext:value-type="float">
            <text:p>0.1321008</text:p>
          </table:table-cell>
          <table:table-cell/>
          <table:table-cell office:value-type="float" office:value="0.05308753" calcext:value-type="float">
            <text:p>0.05308753</text:p>
          </table:table-cell>
          <table:table-cell/>
          <table:table-cell office:value-type="float" office:value="-0.00025226056" calcext:value-type="float">
            <text:p>-0.00025226056</text:p>
          </table:table-cell>
        </table:table-row>
        <table:table-row table:style-name="ro1">
          <table:table-cell/>
          <table:table-cell office:value-type="float" office:value="0.12438386" calcext:value-type="float">
            <text:p>0.12438386</text:p>
          </table:table-cell>
          <table:table-cell/>
          <table:table-cell office:value-type="float" office:value="0.03283737" calcext:value-type="float">
            <text:p>0.03283737</text:p>
          </table:table-cell>
          <table:table-cell/>
          <table:table-cell office:value-type="float" office:value="0.007902884" calcext:value-type="float">
            <text:p>0.007902884</text:p>
          </table:table-cell>
        </table:table-row>
        <table:table-row table:style-name="ro1">
          <table:table-cell/>
          <table:table-cell office:value-type="float" office:value="0.10645231" calcext:value-type="float">
            <text:p>0.10645231</text:p>
          </table:table-cell>
          <table:table-cell/>
          <table:table-cell office:value-type="float" office:value="0.017908143" calcext:value-type="float">
            <text:p>0.017908143</text:p>
          </table:table-cell>
          <table:table-cell/>
          <table:table-cell office:value-type="float" office:value="0.0033772672" calcext:value-type="float">
            <text:p>0.0033772672</text:p>
          </table:table-cell>
        </table:table-row>
        <table:table-row table:style-name="ro1">
          <table:table-cell/>
          <table:table-cell office:value-type="float" office:value="0.09492816" calcext:value-type="float">
            <text:p>0.09492816</text:p>
          </table:table-cell>
          <table:table-cell/>
          <table:table-cell office:value-type="float" office:value="0.017875152" calcext:value-type="float">
            <text:p>0.017875152</text:p>
          </table:table-cell>
          <table:table-cell/>
          <table:table-cell office:value-type="float" office:value="-0.0147583615" calcext:value-type="float">
            <text:p>-0.0147583615</text:p>
          </table:table-cell>
        </table:table-row>
        <table:table-row table:style-name="ro1">
          <table:table-cell/>
          <table:table-cell office:value-type="float" office:value="0.08587479" calcext:value-type="float">
            <text:p>0.08587479</text:p>
          </table:table-cell>
          <table:table-cell/>
          <table:table-cell office:value-type="float" office:value="0.04640989" calcext:value-type="float">
            <text:p>0.04640989</text:p>
          </table:table-cell>
          <table:table-cell/>
          <table:table-cell office:value-type="float" office:value="-0.0007581432" calcext:value-type="float">
            <text:p>-0.0007581432</text:p>
          </table:table-cell>
        </table:table-row>
        <table:table-row table:style-name="ro1">
          <table:table-cell/>
          <table:table-cell office:value-type="float" office:value="0.08739472" calcext:value-type="float">
            <text:p>0.08739472</text:p>
          </table:table-cell>
          <table:table-cell/>
          <table:table-cell office:value-type="float" office:value="0.021114593" calcext:value-type="float">
            <text:p>0.021114593</text:p>
          </table:table-cell>
          <table:table-cell/>
          <table:table-cell office:value-type="float" office:value="0.003492457" calcext:value-type="float">
            <text:p>0.003492457</text:p>
          </table:table-cell>
        </table:table-row>
        <table:table-row table:style-name="ro1">
          <table:table-cell/>
          <table:table-cell office:value-type="float" office:value="0.08019333" calcext:value-type="float">
            <text:p>0.08019333</text:p>
          </table:table-cell>
          <table:table-cell/>
          <table:table-cell office:value-type="float" office:value="0.018783396" calcext:value-type="float">
            <text:p>0.018783396</text:p>
          </table:table-cell>
          <table:table-cell/>
          <table:table-cell office:value-type="float" office:value="0.002484047" calcext:value-type="float">
            <text:p>0.002484047</text:p>
          </table:table-cell>
        </table:table-row>
        <table:table-row table:style-name="ro1">
          <table:table-cell/>
          <table:table-cell office:value-type="float" office:value="0.06734001" calcext:value-type="float">
            <text:p>0.06734001</text:p>
          </table:table-cell>
          <table:table-cell/>
          <table:table-cell office:value-type="float" office:value="0.027451936" calcext:value-type="float">
            <text:p>0.027451936</text:p>
          </table:table-cell>
          <table:table-cell/>
          <table:table-cell office:value-type="float" office:value="0.0114641925" calcext:value-type="float">
            <text:p>0.0114641925</text:p>
          </table:table-cell>
        </table:table-row>
        <table:table-row table:style-name="ro1">
          <table:table-cell/>
          <table:table-cell office:value-type="float" office:value="0.056211464" calcext:value-type="float">
            <text:p>0.056211464</text:p>
          </table:table-cell>
          <table:table-cell/>
          <table:table-cell office:value-type="float" office:value="0.020751666" calcext:value-type="float">
            <text:p>0.020751666</text:p>
          </table:table-cell>
          <table:table-cell/>
          <table:table-cell office:value-type="float" office:value="-0.000009384405" calcext:value-type="float">
            <text:p>-9.384405E-06</text:p>
          </table:table-cell>
        </table:table-row>
        <table:table-row table:style-name="ro1">
          <table:table-cell/>
          <table:table-cell office:value-type="float" office:value="0.055204563" calcext:value-type="float">
            <text:p>0.055204563</text:p>
          </table:table-cell>
          <table:table-cell/>
          <table:table-cell office:value-type="float" office:value="0.018017327" calcext:value-type="float">
            <text:p>0.018017327</text:p>
          </table:table-cell>
          <table:table-cell/>
          <table:table-cell office:value-type="float" office:value="-0.0035240627" calcext:value-type="float">
            <text:p>-0.0035240627</text:p>
          </table:table-cell>
        </table:table-row>
        <table:table-row table:style-name="ro1">
          <table:table-cell/>
          <table:table-cell office:value-type="float" office:value="0.039796438" calcext:value-type="float">
            <text:p>0.039796438</text:p>
          </table:table-cell>
          <table:table-cell/>
          <table:table-cell office:value-type="float" office:value="0.015116963" calcext:value-type="float">
            <text:p>0.015116963</text:p>
          </table:table-cell>
          <table:table-cell/>
          <table:table-cell office:value-type="float" office:value="-0.0029519545" calcext:value-type="float">
            <text:p>-0.0029519545</text:p>
          </table:table-cell>
        </table:table-row>
        <table:table-row table:style-name="ro1">
          <table:table-cell/>
          <table:table-cell office:value-type="float" office:value="0.05053847" calcext:value-type="float">
            <text:p>0.05053847</text:p>
          </table:table-cell>
          <table:table-cell/>
          <table:table-cell office:value-type="float" office:value="0.038873825" calcext:value-type="float">
            <text:p>0.038873825</text:p>
          </table:table-cell>
          <table:table-cell/>
          <table:table-cell office:value-type="float" office:value="0.0017377681" calcext:value-type="float">
            <text:p>0.0017377681</text:p>
          </table:table-cell>
        </table:table-row>
        <table:table-row table:style-name="ro1">
          <table:table-cell/>
          <table:table-cell office:value-type="float" office:value="-0.08437377" calcext:value-type="float">
            <text:p>-0.08437377</text:p>
          </table:table-cell>
          <table:table-cell/>
          <table:table-cell office:value-type="float" office:value="0.2026378" calcext:value-type="float">
            <text:p>0.2026378</text:p>
          </table:table-cell>
          <table:table-cell/>
          <table:table-cell office:value-type="float" office:value="-0.3939438" calcext:value-type="float">
            <text:p>-0.3939438</text:p>
          </table:table-cell>
        </table:table-row>
        <table:table-row table:style-name="ro1">
          <table:table-cell/>
          <table:table-cell office:value-type="float" office:value="0.051724747" calcext:value-type="float">
            <text:p>0.051724747</text:p>
          </table:table-cell>
          <table:table-cell/>
          <table:table-cell office:value-type="float" office:value="-0.03295798" calcext:value-type="float">
            <text:p>-0.03295798</text:p>
          </table:table-cell>
          <table:table-cell/>
          <table:table-cell office:value-type="float" office:value="0.036783557" calcext:value-type="float">
            <text:p>0.036783557</text:p>
          </table:table-cell>
        </table:table-row>
        <table:table-row table:style-name="ro1">
          <table:table-cell/>
          <table:table-cell office:value-type="float" office:value="0.05028762" calcext:value-type="float">
            <text:p>0.05028762</text:p>
          </table:table-cell>
          <table:table-cell/>
          <table:table-cell office:value-type="float" office:value="-0.0063711596" calcext:value-type="float">
            <text:p>-0.0063711596</text:p>
          </table:table-cell>
          <table:table-cell/>
          <table:table-cell office:value-type="float" office:value="0.036620814" calcext:value-type="float">
            <text:p>0.036620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43:45.170000000</meta:creation-date>
    <dc:date>2018-07-09T15:32:08.698000000</dc:date>
    <meta:editing-duration>PT4H58M21S</meta:editing-duration>
    <meta:editing-cycles>2</meta:editing-cycles>
    <meta:generator>LibreOffice/6.0.4.2$Windows_X86_64 LibreOffice_project/9b0d9b32d5dcda91d2f1a96dc04c645c450872bf</meta:generator>
    <meta:document-statistic meta:table-count="1" meta:cell-count="39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34cm" svg:height="16.443cm" xlink:href=".." xlink:type="simple" chart:class="chart:line" chart:style-name="ch1">
        <chart:legend chart:legend-position="end" svg:x="26.25cm" svg:y="7.673cm" style:legend-expansion="high" chart:style-name="ch2"/>
        <chart:plot-area chart:style-name="ch3" table:cell-range-address="Sheet1.A1:Sheet1.B1154" chart:data-source-has-labels="row" svg:x="0.584cm" svg:y="0.328cm" svg:width="25.082cm" svg:height="15.787cm">
          <chartooo:coordinate-region svg:x="1.457cm" svg:y="0.527cm" svg:width="24.209cm" svg:height="15.3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54" chart:label-cell-address="Sheet1.A1:Sheet1.A1" chart:class="chart:line">
            <chart:data-point chart:repeated="1153"/>
          </chart:series>
          <chart:series chart:style-name="ch7" chart:values-cell-range-address="Sheet1.B2:Sheet1.B1154" chart:label-cell-address="Sheet1.B1:Sheet1.B1" chart:class="chart:line">
            <chart:data-point chart:repeated="11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A1:Sheet1.A1</svg:desc>
                </draw:g>
              </table:table-cell>
              <table:table-cell office:value-type="string">
                <text:p>X e4 han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48084">
                <text:p>0.08448084</text:p>
                <draw:g>
                  <svg:desc>Sheet1.A2:Sheet1.A1154</svg:desc>
                </draw:g>
              </table:table-cell>
              <table:table-cell office:value-type="float" office:value="0.057794172">
                <text:p>0.057794172</text:p>
                <draw:g>
                  <svg:desc>Sheet1.B2:Sheet1.B1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394776">
                <text:p>0.06394776</text:p>
              </table:table-cell>
              <table:table-cell office:value-type="float" office:value="0.057947386">
                <text:p>0.057947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445554">
                <text:p>0.047445554</text:p>
              </table:table-cell>
              <table:table-cell office:value-type="float" office:value="0.060502227">
                <text:p>0.060502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35533">
                <text:p>0.06335533</text:p>
              </table:table-cell>
              <table:table-cell office:value-type="float" office:value="0.042586766">
                <text:p>0.042586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867412">
                <text:p>0.050867412</text:p>
              </table:table-cell>
              <table:table-cell office:value-type="float" office:value="0.035032175">
                <text:p>0.035032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17525">
                <text:p>0.05017525</text:p>
              </table:table-cell>
              <table:table-cell office:value-type="float" office:value="0.03284731">
                <text:p>0.03284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9005328">
                <text:p>0.039005328</text:p>
              </table:table-cell>
              <table:table-cell office:value-type="float" office:value="0.022751054">
                <text:p>0.022751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664289">
                <text:p>0.03664289</text:p>
              </table:table-cell>
              <table:table-cell office:value-type="float" office:value="0.033439793">
                <text:p>0.033439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122139">
                <text:p>0.030122139</text:p>
              </table:table-cell>
              <table:table-cell office:value-type="float" office:value="0.016033327">
                <text:p>0.016033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603074">
                <text:p>0.032603074</text:p>
              </table:table-cell>
              <table:table-cell office:value-type="float" office:value="0.012012961">
                <text:p>0.012012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773424">
                <text:p>0.020773424</text:p>
              </table:table-cell>
              <table:table-cell office:value-type="float" office:value="0.01081166">
                <text:p>0.01081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39357124">
                <text:p>-0.0039357124</text:p>
              </table:table-cell>
              <table:table-cell office:value-type="float" office:value="0.03148346">
                <text:p>0.03148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112145">
                <text:p>0.017112145</text:p>
              </table:table-cell>
              <table:table-cell office:value-type="float" office:value="0.0010889799">
                <text:p>0.00108897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39654">
                <text:p>0.0439654</text:p>
              </table:table-cell>
              <table:table-cell office:value-type="float" office:value="0.011087553">
                <text:p>0.011087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537628">
                <text:p>0.032537628</text:p>
              </table:table-cell>
              <table:table-cell office:value-type="float" office:value="-0.008697981">
                <text:p>-0.008697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829265">
                <text:p>0.03829265</text:p>
              </table:table-cell>
              <table:table-cell office:value-type="float" office:value="-0.008926805">
                <text:p>-0.008926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47315875">
                <text:p>-0.00047315875</text:p>
              </table:table-cell>
              <table:table-cell office:value-type="float" office:value="0.0005352028">
                <text:p>0.0005352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349573">
                <text:p>0.019349573</text:p>
              </table:table-cell>
              <table:table-cell office:value-type="float" office:value="0.009929964">
                <text:p>0.009929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840365">
                <text:p>0.028840365</text:p>
              </table:table-cell>
              <table:table-cell office:value-type="float" office:value="-0.006004463">
                <text:p>-0.006004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5956338">
                <text:p>0.025956338</text:p>
              </table:table-cell>
              <table:table-cell office:value-type="float" office:value="-0.01243526">
                <text:p>-0.01243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9513028">
                <text:p>0.029513028</text:p>
              </table:table-cell>
              <table:table-cell office:value-type="float" office:value="0.0055074785">
                <text:p>0.0055074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3188553">
                <text:p>-0.03188553</text:p>
              </table:table-cell>
              <table:table-cell office:value-type="float" office:value="-0.011742467">
                <text:p>-0.011742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257129">
                <text:p>0.024257129</text:p>
              </table:table-cell>
              <table:table-cell office:value-type="float" office:value="0.021511875">
                <text:p>0.02151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6445689">
                <text:p>0.026445689</text:p>
              </table:table-cell>
              <table:table-cell office:value-type="float" office:value="-0.005688165">
                <text:p>-0.005688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8166652">
                <text:p>-0.018166652</text:p>
              </table:table-cell>
              <table:table-cell office:value-type="float" office:value="0.0019118901">
                <text:p>0.0019118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154552">
                <text:p>0.05154552</text:p>
              </table:table-cell>
              <table:table-cell office:value-type="float" office:value="0.0047968896">
                <text:p>0.0047968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3424865">
                <text:p>-0.03424865</text:p>
              </table:table-cell>
              <table:table-cell office:value-type="float" office:value="-0.01765542">
                <text:p>-0.017655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6209524">
                <text:p>-0.026209524</text:p>
              </table:table-cell>
              <table:table-cell office:value-type="float" office:value="-0.013472893">
                <text:p>-0.013472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6621385">
                <text:p>0.016621385</text:p>
              </table:table-cell>
              <table:table-cell office:value-type="float" office:value="-0.0061929775">
                <text:p>-0.0061929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7667705">
                <text:p>-0.027667705</text:p>
              </table:table-cell>
              <table:table-cell office:value-type="float" office:value="-0.0049145105">
                <text:p>-0.0049145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438888">
                <text:p>0.023438888</text:p>
              </table:table-cell>
              <table:table-cell office:value-type="float" office:value="-0.0044230693">
                <text:p>-0.0044230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82157">
                <text:p>0.01582157</text:p>
              </table:table-cell>
              <table:table-cell office:value-type="float" office:value="0.0050279987">
                <text:p>0.00502799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3773273">
                <text:p>-0.023773273</text:p>
              </table:table-cell>
              <table:table-cell office:value-type="float" office:value="-0.017667139">
                <text:p>-0.017667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7514746">
                <text:p>0.0047514746</text:p>
              </table:table-cell>
              <table:table-cell office:value-type="float" office:value="-0.01414259">
                <text:p>-0.01414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4691998">
                <text:p>-0.04691998</text:p>
              </table:table-cell>
              <table:table-cell office:value-type="float" office:value="-0.01844123">
                <text:p>-0.01844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42227972">
                <text:p>-0.042227972</text:p>
              </table:table-cell>
              <table:table-cell office:value-type="float" office:value="-0.0040726857">
                <text:p>-0.0040726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8005184">
                <text:p>-0.038005184</text:p>
              </table:table-cell>
              <table:table-cell office:value-type="float" office:value="-0.0043246057">
                <text:p>-0.00432460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4204647">
                <text:p>-0.034204647</text:p>
              </table:table-cell>
              <table:table-cell office:value-type="float" office:value="-0.0023540754">
                <text:p>-0.0023540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4192411">
                <text:p>-0.024192411</text:p>
              </table:table-cell>
              <table:table-cell office:value-type="float" office:value="-0.012885273">
                <text:p>-0.0128852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14460075">
                <text:p>-0.0114460075</text:p>
              </table:table-cell>
              <table:table-cell office:value-type="float" office:value="0.00070791476">
                <text:p>0.00070791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21715416">
                <text:p>-0.0021715416</text:p>
              </table:table-cell>
              <table:table-cell office:value-type="float" office:value="0.0021751882">
                <text:p>0.0021751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21741185">
                <text:p>-0.0021741185</text:p>
              </table:table-cell>
              <table:table-cell office:value-type="float" office:value="-0.00089876336">
                <text:p>-0.00089876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886054">
                <text:p>0.011886054</text:p>
              </table:table-cell>
              <table:table-cell office:value-type="float" office:value="0.011935261">
                <text:p>0.011935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6983207">
                <text:p>-0.036983207</text:p>
              </table:table-cell>
              <table:table-cell office:value-type="float" office:value="-0.056714285">
                <text:p>-0.0567142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727795">
                <text:p>0.004727795</text:p>
              </table:table-cell>
              <table:table-cell office:value-type="float" office:value="0.057282306">
                <text:p>0.057282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62325574">
                <text:p>0.0062325574</text:p>
              </table:table-cell>
              <table:table-cell office:value-type="float" office:value="0.02606584">
                <text:p>0.02606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5106895">
                <text:p>0.0045106895</text:p>
              </table:table-cell>
              <table:table-cell office:value-type="float" office:value="-0.01279566">
                <text:p>-0.012795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7412672">
                <text:p>0.0027412672</text:p>
              </table:table-cell>
              <table:table-cell office:value-type="float" office:value="0.008039566">
                <text:p>0.008039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30260086">
                <text:p>-0.0030260086</text:p>
              </table:table-cell>
              <table:table-cell office:value-type="float" office:value="0.024154581">
                <text:p>0.024154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8543681">
                <text:p>-0.018543681</text:p>
              </table:table-cell>
              <table:table-cell office:value-type="float" office:value="0.0032820618">
                <text:p>0.00328206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428726">
                <text:p>0.03428726</text:p>
              </table:table-cell>
              <table:table-cell office:value-type="float" office:value="-0.0060549346">
                <text:p>-0.00605493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65149">
                <text:p>0.06865149</text:p>
              </table:table-cell>
              <table:table-cell office:value-type="float" office:value="-0.039067615">
                <text:p>-0.039067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551677">
                <text:p>0.08551677</text:p>
              </table:table-cell>
              <table:table-cell office:value-type="float" office:value="-0.033403035">
                <text:p>-0.0334030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1221949">
                <text:p>-0.11221949</text:p>
              </table:table-cell>
              <table:table-cell office:value-type="float" office:value="0.1369295">
                <text:p>0.1369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0033835">
                <text:p>-0.10033835</text:p>
              </table:table-cell>
              <table:table-cell office:value-type="float" office:value="0.026776575">
                <text:p>0.0267765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0877091">
                <text:p>0.020877091</text:p>
              </table:table-cell>
              <table:table-cell office:value-type="float" office:value="-0.0020485718">
                <text:p>-0.00204857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76626334">
                <text:p>-0.00076626334</text:p>
              </table:table-cell>
              <table:table-cell office:value-type="float" office:value="0.0043086573">
                <text:p>0.0043086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0243957">
                <text:p>-1.0243957</text:p>
              </table:table-cell>
              <table:table-cell office:value-type="float" office:value="-0.001175968">
                <text:p>-0.001175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8213213">
                <text:p>-0.8213213</text:p>
              </table:table-cell>
              <table:table-cell office:value-type="float" office:value="0.004434836">
                <text:p>0.004434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61262673">
                <text:p>-0.61262673</text:p>
              </table:table-cell>
              <table:table-cell office:value-type="float" office:value="-0.007873904">
                <text:p>-0.007873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7734058">
                <text:p>-0.37734058</text:p>
              </table:table-cell>
              <table:table-cell office:value-type="float" office:value="-0.0026920112">
                <text:p>-0.0026920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3960652">
                <text:p>-0.33960652</text:p>
              </table:table-cell>
              <table:table-cell office:value-type="float" office:value="0.01735259">
                <text:p>0.017352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0564588">
                <text:p>-0.30564588</text:p>
              </table:table-cell>
              <table:table-cell office:value-type="float" office:value="0.0136397695">
                <text:p>0.01363976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7584725">
                <text:p>0.057584725</text:p>
              </table:table-cell>
              <table:table-cell office:value-type="float" office:value="0.018867563">
                <text:p>0.0188675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421885">
                <text:p>0.15421885</text:p>
              </table:table-cell>
              <table:table-cell office:value-type="float" office:value="0.0024788443">
                <text:p>0.00247884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041316">
                <text:p>0.27041316</text:p>
              </table:table-cell>
              <table:table-cell office:value-type="float" office:value="0.005087417">
                <text:p>0.0050874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147245">
                <text:p>0.37147245</text:p>
              </table:table-cell>
              <table:table-cell office:value-type="float" office:value="0.013587451">
                <text:p>0.013587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8659572">
                <text:p>0.48659572</text:p>
              </table:table-cell>
              <table:table-cell office:value-type="float" office:value="-0.007986177">
                <text:p>-0.007986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92545">
                <text:p>0.4392545</text:p>
              </table:table-cell>
              <table:table-cell office:value-type="float" office:value="0.013686498">
                <text:p>0.013686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01972">
                <text:p>0.2601972</text:p>
              </table:table-cell>
              <table:table-cell office:value-type="float" office:value="-0.011632383">
                <text:p>-0.0116323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584741">
                <text:p>0.14584741</text:p>
              </table:table-cell>
              <table:table-cell office:value-type="float" office:value="-0.0018997827">
                <text:p>-0.00189978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697554">
                <text:p>0.13697554</text:p>
              </table:table-cell>
              <table:table-cell office:value-type="float" office:value="-0.0074227233">
                <text:p>-0.00742272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51432">
                <text:p>0.1351432</text:p>
              </table:table-cell>
              <table:table-cell office:value-type="float" office:value="0.009139875">
                <text:p>0.009139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9526172">
                <text:p>0.09526172</text:p>
              </table:table-cell>
              <table:table-cell office:value-type="float" office:value="0.015037414">
                <text:p>0.0150374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979314">
                <text:p>0.11979314</text:p>
              </table:table-cell>
              <table:table-cell office:value-type="float" office:value="0.019026807">
                <text:p>0.019026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9019926">
                <text:p>0.119019926</text:p>
              </table:table-cell>
              <table:table-cell office:value-type="float" office:value="0.007895639">
                <text:p>0.0078956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415402">
                <text:p>0.09415402</text:p>
              </table:table-cell>
              <table:table-cell office:value-type="float" office:value="-0.00080409274">
                <text:p>-0.000804092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924061">
                <text:p>0.09924061</text:p>
              </table:table-cell>
              <table:table-cell office:value-type="float" office:value="-0.005997121">
                <text:p>-0.005997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504409">
                <text:p>0.03504409</text:p>
              </table:table-cell>
              <table:table-cell office:value-type="float" office:value="0.011301789">
                <text:p>0.0113017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4274046">
                <text:p>0.084274046</text:p>
              </table:table-cell>
              <table:table-cell office:value-type="float" office:value="0.0086335065">
                <text:p>0.00863350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8273394">
                <text:p>0.038273394</text:p>
              </table:table-cell>
              <table:table-cell office:value-type="float" office:value="-0.0003597193">
                <text:p>-0.00035971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11404">
                <text:p>0.0711404</text:p>
              </table:table-cell>
              <table:table-cell office:value-type="float" office:value="0.005389128">
                <text:p>0.0053891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6995135">
                <text:p>0.056995135</text:p>
              </table:table-cell>
              <table:table-cell office:value-type="float" office:value="0.0070474935">
                <text:p>0.00704749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618828">
                <text:p>0.032618828</text:p>
              </table:table-cell>
              <table:table-cell office:value-type="float" office:value="-0.012993218">
                <text:p>-0.0129932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8360882">
                <text:p>0.058360882</text:p>
              </table:table-cell>
              <table:table-cell office:value-type="float" office:value="-0.0029047893">
                <text:p>-0.0029047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2524805">
                <text:p>0.052524805</text:p>
              </table:table-cell>
              <table:table-cell office:value-type="float" office:value="-0.0076680793">
                <text:p>-0.00766807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727231">
                <text:p>0.04727231</text:p>
              </table:table-cell>
              <table:table-cell office:value-type="float" office:value="-0.0022869746">
                <text:p>-0.00228697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25451">
                <text:p>0.0425451</text:p>
              </table:table-cell>
              <table:table-cell office:value-type="float" office:value="0.003874349">
                <text:p>0.0038743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829061">
                <text:p>0.03829061</text:p>
              </table:table-cell>
              <table:table-cell office:value-type="float" office:value="0.008980097">
                <text:p>0.0089800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4461528">
                <text:p>0.034461528</text:p>
              </table:table-cell>
              <table:table-cell office:value-type="float" office:value="0.014673853">
                <text:p>0.0146738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3984106">
                <text:p>0.023984106</text:p>
              </table:table-cell>
              <table:table-cell office:value-type="float" office:value="0.0017807028">
                <text:p>0.0017807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1365955">
                <text:p>0.021365955</text:p>
              </table:table-cell>
              <table:table-cell office:value-type="float" office:value="-0.00081435236">
                <text:p>-0.00081435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592856">
                <text:p>0.03592856</text:p>
              </table:table-cell>
              <table:table-cell office:value-type="float" office:value="0.0049799583">
                <text:p>0.0049799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6183363">
                <text:p>0.026183363</text:p>
              </table:table-cell>
              <table:table-cell office:value-type="float" office:value="-0.0025493002">
                <text:p>-0.0025493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4663674">
                <text:p>0.024663674</text:p>
              </table:table-cell>
              <table:table-cell office:value-type="float" office:value="0.004077694">
                <text:p>0.0040776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4941446">
                <text:p>0.034941446</text:p>
              </table:table-cell>
              <table:table-cell office:value-type="float" office:value="0.0036699343">
                <text:p>0.00366993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173882">
                <text:p>0.026173882</text:p>
              </table:table-cell>
              <table:table-cell office:value-type="float" office:value="0.00484104">
                <text:p>0.004841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32501644">
                <text:p>-0.0032501644</text:p>
              </table:table-cell>
              <table:table-cell office:value-type="float" office:value="-0.0011362423">
                <text:p>-0.00113624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3472018">
                <text:p>-0.013472018</text:p>
              </table:table-cell>
              <table:table-cell office:value-type="float" office:value="0.0046902574">
                <text:p>0.00469025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33438288">
                <text:p>-0.033438288</text:p>
              </table:table-cell>
              <table:table-cell office:value-type="float" office:value="-0.005227016">
                <text:p>-0.005227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133952405">
                <text:p>-0.0133952405</text:p>
              </table:table-cell>
              <table:table-cell office:value-type="float" office:value="0.006282008">
                <text:p>0.0062820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5806836">
                <text:p>-1.5806836</text:p>
              </table:table-cell>
              <table:table-cell office:value-type="float" office:value="0.0027973792">
                <text:p>0.0027973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254085">
                <text:p>-1.254085</text:p>
              </table:table-cell>
              <table:table-cell office:value-type="float" office:value="0.020095754">
                <text:p>0.0200957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260073">
                <text:p>-1.260073</text:p>
              </table:table-cell>
              <table:table-cell office:value-type="float" office:value="0.012812727">
                <text:p>0.0128127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094515">
                <text:p>-1.094515</text:p>
              </table:table-cell>
              <table:table-cell office:value-type="float" office:value="-0.01439626">
                <text:p>-0.014396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8864062">
                <text:p>-0.8864062</text:p>
              </table:table-cell>
              <table:table-cell office:value-type="float" office:value="-0.019987905">
                <text:p>-0.0199879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7986445">
                <text:p>-0.7986445</text:p>
              </table:table-cell>
              <table:table-cell office:value-type="float" office:value="-0.019966658">
                <text:p>-0.0199666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67131907">
                <text:p>-0.67131907</text:p>
              </table:table-cell>
              <table:table-cell office:value-type="float" office:value="-0.008082258">
                <text:p>-0.0080822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78326434">
                <text:p>-0.78326434</text:p>
              </table:table-cell>
              <table:table-cell office:value-type="float" office:value="0.0070081567">
                <text:p>0.00700815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462221">
                <text:p>-0.8462221</text:p>
              </table:table-cell>
              <table:table-cell office:value-type="float" office:value="-0.0035803204">
                <text:p>-0.00358032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686555">
                <text:p>-0.6686555</text:p>
              </table:table-cell>
              <table:table-cell office:value-type="float" office:value="0.017431993">
                <text:p>0.0174319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6248338">
                <text:p>-0.46248338</text:p>
              </table:table-cell>
              <table:table-cell office:value-type="float" office:value="-0.0060641244">
                <text:p>-0.0060641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8154263">
                <text:p>-0.28154263</text:p>
              </table:table-cell>
              <table:table-cell office:value-type="float" office:value="-0.007874683">
                <text:p>-0.0078746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775339">
                <text:p>-0.3775339</text:p>
              </table:table-cell>
              <table:table-cell office:value-type="float" office:value="-0.009943725">
                <text:p>-0.009943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118264">
                <text:p>-0.5118264</text:p>
              </table:table-cell>
              <table:table-cell office:value-type="float" office:value="-0.008729636">
                <text:p>-0.0087296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4357832">
                <text:p>-0.14357832</text:p>
              </table:table-cell>
              <table:table-cell office:value-type="float" office:value="0.004887524">
                <text:p>0.0048875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3205255">
                <text:p>-0.23205255</text:p>
              </table:table-cell>
              <table:table-cell office:value-type="float" office:value="0.0022014938">
                <text:p>0.00220149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1216756">
                <text:p>-0.11216756</text:p>
              </table:table-cell>
              <table:table-cell office:value-type="float" office:value="-0.0046104654">
                <text:p>-0.00461046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818102">
                <text:p>-0.1818102</text:p>
              </table:table-cell>
              <table:table-cell office:value-type="float" office:value="-0.009642646">
                <text:p>-0.0096426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67100926">
                <text:p>0.000067100926</text:p>
              </table:table-cell>
              <table:table-cell office:value-type="float" office:value="-0.009996724">
                <text:p>-0.0099967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2650207">
                <text:p>-0.12650207</text:p>
              </table:table-cell>
              <table:table-cell office:value-type="float" office:value="-0.00284469">
                <text:p>-0.002844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490081">
                <text:p>-0.1490081</text:p>
              </table:table-cell>
              <table:table-cell office:value-type="float" office:value="0.0013948726">
                <text:p>0.0013948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7675869">
                <text:p>-0.07675869</text:p>
              </table:table-cell>
              <table:table-cell office:value-type="float" office:value="0.00608936">
                <text:p>0.006089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21841593">
                <text:p>-0.021841593</text:p>
              </table:table-cell>
              <table:table-cell office:value-type="float" office:value="-0.005945385">
                <text:p>-0.0059453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5171682">
                <text:p>0.005171682</text:p>
              </table:table-cell>
              <table:table-cell office:value-type="float" office:value="-0.0077678557">
                <text:p>-0.00776785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4354315">
                <text:p>-0.004354315</text:p>
              </table:table-cell>
              <table:table-cell office:value-type="float" office:value="-0.010067229">
                <text:p>-0.0100672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26111254">
                <text:p>-0.026111254</text:p>
              </table:table-cell>
              <table:table-cell office:value-type="float" office:value="-0.005105408">
                <text:p>-0.0051054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6063395">
                <text:p>-0.06063395</text:p>
              </table:table-cell>
              <table:table-cell office:value-type="float" office:value="-0.0048145885">
                <text:p>-0.00481458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2446054">
                <text:p>0.012446054</text:p>
              </table:table-cell>
              <table:table-cell office:value-type="float" office:value="-0.0012569267">
                <text:p>-0.00125692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861839">
                <text:p>0.23861839</text:p>
              </table:table-cell>
              <table:table-cell office:value-type="float" office:value="0.0012857607">
                <text:p>0.00128576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4551827">
                <text:p>0.24551827</text:p>
              </table:table-cell>
              <table:table-cell office:value-type="float" office:value="0.005991189">
                <text:p>0.0059911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488242">
                <text:p>0.38488242</text:p>
              </table:table-cell>
              <table:table-cell office:value-type="float" office:value="-0.00185889">
                <text:p>-0.001858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103102">
                <text:p>0.5103102</text:p>
              </table:table-cell>
              <table:table-cell office:value-type="float" office:value="-0.0016730011">
                <text:p>-0.00167300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2693053">
                <text:p>0.62693053</text:p>
              </table:table-cell>
              <table:table-cell office:value-type="float" office:value="-0.009635644">
                <text:p>-0.0096356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6069746">
                <text:p>0.66069746</text:p>
              </table:table-cell>
              <table:table-cell office:value-type="float" office:value="-0.0031789306">
                <text:p>-0.0031789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885974">
                <text:p>0.9885974</text:p>
              </table:table-cell>
              <table:table-cell office:value-type="float" office:value="0.0004348918">
                <text:p>0.00043489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83561">
                <text:p>0.983561</text:p>
              </table:table-cell>
              <table:table-cell office:value-type="float" office:value="-0.0057609547">
                <text:p>-0.00576095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456052">
                <text:p>1.0456052</text:p>
              </table:table-cell>
              <table:table-cell office:value-type="float" office:value="-0.013314719">
                <text:p>-0.0133147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6020974">
                <text:p>0.76020974</text:p>
              </table:table-cell>
              <table:table-cell office:value-type="float" office:value="0.0042765653">
                <text:p>0.00427656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184905">
                <text:p>0.6184905</text:p>
              </table:table-cell>
              <table:table-cell office:value-type="float" office:value="-0.002303458">
                <text:p>-0.0023034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014901">
                <text:p>0.5014901</text:p>
              </table:table-cell>
              <table:table-cell office:value-type="float" office:value="-0.005368998">
                <text:p>-0.0053689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5132">
                <text:p>-0.35132</text:p>
              </table:table-cell>
              <table:table-cell office:value-type="float" office:value="-0.009885814">
                <text:p>-0.0098858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0548375">
                <text:p>-0.010548375</text:p>
              </table:table-cell>
              <table:table-cell office:value-type="float" office:value="-0.007359172">
                <text:p>-0.0073591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525253">
                <text:p>0.35525253</text:p>
              </table:table-cell>
              <table:table-cell office:value-type="float" office:value="-0.007282444">
                <text:p>-0.0072824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95857">
                <text:p>0.4495857</text:p>
              </table:table-cell>
              <table:table-cell office:value-type="float" office:value="-0.0017202148">
                <text:p>-0.00172021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656561">
                <text:p>0.11656561</text:p>
              </table:table-cell>
              <table:table-cell office:value-type="float" office:value="0.0041647307">
                <text:p>0.00416473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797055">
                <text:p>0.16797055</text:p>
              </table:table-cell>
              <table:table-cell office:value-type="float" office:value="0.0019904175">
                <text:p>0.0019904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3391274">
                <text:p>0.63391274</text:p>
              </table:table-cell>
              <table:table-cell office:value-type="float" office:value="-0.0023834442">
                <text:p>-0.00238344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69913">
                <text:p>0.6269913</text:p>
              </table:table-cell>
              <table:table-cell office:value-type="float" office:value="0.008182082">
                <text:p>0.0081820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281262">
                <text:p>0.32281262</text:p>
              </table:table-cell>
              <table:table-cell office:value-type="float" office:value="0.003408824">
                <text:p>0.003408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9184973">
                <text:p>0.29184973</text:p>
              </table:table-cell>
              <table:table-cell office:value-type="float" office:value="0.001749535">
                <text:p>0.0017495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277704">
                <text:p>0.25277704</text:p>
              </table:table-cell>
              <table:table-cell office:value-type="float" office:value="0.0028929736">
                <text:p>0.00289297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079523">
                <text:p>0.23079523</text:p>
              </table:table-cell>
              <table:table-cell office:value-type="float" office:value="0.003922049">
                <text:p>0.003922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1584558">
                <text:p>0.21584558</text:p>
              </table:table-cell>
              <table:table-cell office:value-type="float" office:value="-0.002842259">
                <text:p>-0.0028422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32747">
                <text:p>0.1832747</text:p>
              </table:table-cell>
              <table:table-cell office:value-type="float" office:value="0.002935179">
                <text:p>0.0029351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05949">
                <text:p>0.15505949</text:p>
              </table:table-cell>
              <table:table-cell office:value-type="float" office:value="-0.004389616">
                <text:p>-0.0043896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6921666">
                <text:p>0.16921666</text:p>
              </table:table-cell>
              <table:table-cell office:value-type="float" office:value="-0.00021530644">
                <text:p>-0.00021530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964846">
                <text:p>0.18964846</text:p>
              </table:table-cell>
              <table:table-cell office:value-type="float" office:value="-0.00041349727">
                <text:p>-0.00041349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4585455">
                <text:p>0.14585455</text:p>
              </table:table-cell>
              <table:table-cell office:value-type="float" office:value="0.007098597">
                <text:p>0.0070985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12691">
                <text:p>0.1312691</text:p>
              </table:table-cell>
              <table:table-cell office:value-type="float" office:value="-0.010530226">
                <text:p>-0.010530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18142165">
                <text:p>0.118142165</text:p>
              </table:table-cell>
              <table:table-cell office:value-type="float" office:value="0.008100929">
                <text:p>0.0081009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0632793">
                <text:p>0.10632793</text:p>
              </table:table-cell>
              <table:table-cell office:value-type="float" office:value="-0.0047941664">
                <text:p>-0.00479416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569515">
                <text:p>0.09569515</text:p>
              </table:table-cell>
              <table:table-cell office:value-type="float" office:value="0.0042546364">
                <text:p>0.00425463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447523">
                <text:p>0.09447523</text:p>
              </table:table-cell>
              <table:table-cell office:value-type="float" office:value="0.020528361">
                <text:p>0.0205283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393395">
                <text:p>0.06393395</text:p>
              </table:table-cell>
              <table:table-cell office:value-type="float" office:value="0.024627838">
                <text:p>0.0246278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6764164">
                <text:p>0.086764164</text:p>
              </table:table-cell>
              <table:table-cell office:value-type="float" office:value="0.0017305231">
                <text:p>0.0017305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3370973">
                <text:p>0.043370973</text:p>
              </table:table-cell>
              <table:table-cell office:value-type="float" office:value="0.004194197">
                <text:p>0.0041941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7051443">
                <text:p>0.057051443</text:p>
              </table:table-cell>
              <table:table-cell office:value-type="float" office:value="0.013882209">
                <text:p>0.0138822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6400027">
                <text:p>0.056400027</text:p>
              </table:table-cell>
              <table:table-cell office:value-type="float" office:value="0.013592605">
                <text:p>0.0135926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9007047">
                <text:p>0.029007047</text:p>
              </table:table-cell>
              <table:table-cell office:value-type="float" office:value="0.009376916">
                <text:p>0.0093769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5881715">
                <text:p>0.045881715</text:p>
              </table:table-cell>
              <table:table-cell office:value-type="float" office:value="-0.008479757">
                <text:p>-0.0084797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492146">
                <text:p>0.03492146</text:p>
              </table:table-cell>
              <table:table-cell office:value-type="float" office:value="0.013681732">
                <text:p>0.0136817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604845">
                <text:p>0.01604845</text:p>
              </table:table-cell>
              <table:table-cell office:value-type="float" office:value="0.009457097">
                <text:p>0.0094570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8613565">
                <text:p>0.038613565</text:p>
              </table:table-cell>
              <table:table-cell office:value-type="float" office:value="0.006753562">
                <text:p>0.0067535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838499">
                <text:p>0.00838499</text:p>
              </table:table-cell>
              <table:table-cell office:value-type="float" office:value="-0.0068856245">
                <text:p>-0.0068856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4703316">
                <text:p>0.0044703316</text:p>
              </table:table-cell>
              <table:table-cell office:value-type="float" office:value="-0.010811369">
                <text:p>-0.0108113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995593">
                <text:p>0.00995593</text:p>
              </table:table-cell>
              <table:table-cell office:value-type="float" office:value="-0.010169679">
                <text:p>-0.0101696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-0.0036595287">
                <text:p>-0.00365952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0.003517936">
                <text:p>0.0035179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-0.004963718">
                <text:p>-0.0049637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-0.007763285">
                <text:p>-0.0077632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-0.00039511747">
                <text:p>-0.000395117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0.0057967417">
                <text:p>0.00579674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0.015324489">
                <text:p>0.0153244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-0.007301699">
                <text:p>-0.0073016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-0.0010783799">
                <text:p>-0.00107837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0.0005675377">
                <text:p>0.00056753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0.0013896698">
                <text:p>0.00138966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0.003008504">
                <text:p>0.0030085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0.008859996">
                <text:p>0.0088599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0.0057767574">
                <text:p>0.0057767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0.0027821113">
                <text:p>0.00278211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-0.0029892488">
                <text:p>-0.0029892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-0.003129772">
                <text:p>-0.0031297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-0.0019379038">
                <text:p>-0.00193790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-0.0070175407">
                <text:p>-0.00701754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0.0079664355">
                <text:p>0.00796643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.0010174542">
                <text:p>0.00101745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0.008166669">
                <text:p>0.0081666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-0.008250593">
                <text:p>-0.0082505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-0.0019323607">
                <text:p>-0.00193236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0.0011173276">
                <text:p>0.00111732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0.0018845148">
                <text:p>0.00188451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-0.001380091">
                <text:p>-0.0013800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0.0029326994">
                <text:p>0.00293269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-0.00043673947">
                <text:p>-0.000436739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-0.0032495323">
                <text:p>-0.00324953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.00344748">
                <text:p>0.003447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0.00068574224">
                <text:p>0.000685742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-0.0002617422">
                <text:p>-0.00026174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-0.0019933837">
                <text:p>-0.00199338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0.0072147106">
                <text:p>0.00721471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-0.00009856056">
                <text:p>-0.000098560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0.0038663747">
                <text:p>0.00386637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-0.0053093364">
                <text:p>-0.00530933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0.0007147707">
                <text:p>0.00071477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0.0006432936">
                <text:p>0.00064329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0.005632685">
                <text:p>0.0056326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-0.0017420956">
                <text:p>-0.00174209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0.0008491184">
                <text:p>0.00084911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0.0007642212">
                <text:p>0.00076422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0.0009075157">
                <text:p>0.00090751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0.0054310416">
                <text:p>0.00543104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0.0033498434">
                <text:p>0.00334984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-0.0013796533">
                <text:p>-0.00137965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0.010623535">
                <text:p>0.0106235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0.009561201">
                <text:p>0.0095612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-0.0010628689">
                <text:p>-0.00106286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0.003657681">
                <text:p>0.0036576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.0030722013">
                <text:p>0.00307220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0.0058411355">
                <text:p>0.00584113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0.008772619">
                <text:p>0.0087726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0.007016471">
                <text:p>0.0070164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-0.00005723028">
                <text:p>-0.000057230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0.002145771">
                <text:p>0.0021457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.0008325377">
                <text:p>0.00083253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0.0011887561">
                <text:p>0.00118875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0.004146059">
                <text:p>0.0041460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-0.0035195407">
                <text:p>-0.00351954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.0029847755">
                <text:p>0.00298477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0.006861118">
                <text:p>0.006861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0.005735573">
                <text:p>0.0057355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-0.00033112848">
                <text:p>-0.000331128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0.0023387102">
                <text:p>0.00233871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0.00012729726">
                <text:p>0.000127297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0.003190746">
                <text:p>0.0031907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0.003970284">
                <text:p>0.0039702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-0.0014804506">
                <text:p>-0.00148045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-0.0017718533">
                <text:p>-0.00177185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.0023603966">
                <text:p>0.00236039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0.0056399787">
                <text:p>0.00563997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0.0015603396">
                <text:p>0.00156033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0.0009648432">
                <text:p>0.00096484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-0.0008894276">
                <text:p>-0.00088942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-0.0021188331">
                <text:p>-0.00211883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0.0016086717">
                <text:p>0.00160867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-0.0007494395">
                <text:p>-0.00074943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-0.0037506497">
                <text:p>-0.00375064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-0.0020572268">
                <text:p>-0.0020572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-0.004048763">
                <text:p>-0.0040487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.0018492625">
                <text:p>0.0018492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-0.002949912">
                <text:p>-0.0029499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-0.00023791654">
                <text:p>-0.000237916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-0.00021413947">
                <text:p>-0.000214139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0.002443981">
                <text:p>0.0024439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0.0032982049">
                <text:p>0.00329820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.0029683893">
                <text:p>0.00296838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-0.004139981">
                <text:p>-0.0041399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-0.0026273415">
                <text:p>-0.00262734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-0.0034632343">
                <text:p>-0.00346323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-0.000040746792">
                <text:p>-0.0000407467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0.0039184024">
                <text:p>0.00391840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-0.0054822424">
                <text:p>-0.00548224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-0.0106469225">
                <text:p>-0.01064692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-0.006945529">
                <text:p>-0.0069455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-0.006250986">
                <text:p>-0.0062509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0.0033829077">
                <text:p>0.00338290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-0.000031556883">
                <text:p>-0.0000315568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-0.0022256598">
                <text:p>-0.00222565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-0.0017833773">
                <text:p>-0.00178337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0.0012513836">
                <text:p>0.00125138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-0.007223366">
                <text:p>-0.0072233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0.00074992573">
                <text:p>0.000749925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-0.007015499">
                <text:p>-0.0070154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0.003354025">
                <text:p>0.0033540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-0.00071671564">
                <text:p>-0.000716715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-0.0010845065">
                <text:p>-0.00108450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0.0014409194">
                <text:p>0.00144091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0.0012968469">
                <text:p>0.00129684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-0.0025681662">
                <text:p>-0.00256816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-0.000553534">
                <text:p>-0.0005535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-0.00049820007">
                <text:p>-0.000498200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-0.0037442802">
                <text:p>-0.00374428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-0.0033698764">
                <text:p>-0.00336987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-0.0039117895">
                <text:p>-0.00391178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-0.00066415325">
                <text:p>-0.000664153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0.0042362562">
                <text:p>0.00423625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0.001835113">
                <text:p>0.0018351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-0.0027429203">
                <text:p>-0.00274292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-0.005105359">
                <text:p>-0.0051053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-0.0043750773">
                <text:p>-0.00437507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0.002214768">
                <text:p>0.0022147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0.0019932864">
                <text:p>0.00199328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-0.006555663">
                <text:p>-0.0065556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-0.00040693308">
                <text:p>-0.000406933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-0.002124036">
                <text:p>-0.0021240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-0.0032299855">
                <text:p>-0.00322998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-0.0020281011">
                <text:p>-0.00202810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0.0032284297">
                <text:p>0.00322842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0.00004915872">
                <text:p>0.000049158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0.00004424771">
                <text:p>0.000044247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-0.00017990827">
                <text:p>-0.000179908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-0.0030183746">
                <text:p>-0.00301837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-0.0060124374">
                <text:p>-0.00601243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0.0011805872">
                <text:p>0.00118058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-0.0006952725">
                <text:p>-0.00069527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-0.0052399985">
                <text:p>-0.00523999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-0.004715979">
                <text:p>-0.0047159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-0.00050904317">
                <text:p>-0.000509043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-0.006390731">
                <text:p>-0.0063907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0.007212182">
                <text:p>0.0072121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-0.0007599909">
                <text:p>-0.00075999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-0.000903723">
                <text:p>-0.0009037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-0.001472525">
                <text:p>-0.0014725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-0.0030830929">
                <text:p>-0.00308309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-0.0032142315">
                <text:p>-0.00321423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0.0015016992">
                <text:p>0.00150169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0.0006923551">
                <text:p>0.00069235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-0.0066278693">
                <text:p>-0.00662786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0.0037028526">
                <text:p>0.00370285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0.0042114584">
                <text:p>0.00421145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-0.0010436624">
                <text:p>-0.00104366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-0.0044549177">
                <text:p>-0.00445491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0.005658553">
                <text:p>0.0056585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-0.0034766058">
                <text:p>-0.00347660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0.0039023077">
                <text:p>0.00390230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0.0035120526">
                <text:p>0.00351205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-0.0012336845">
                <text:p>-0.00123368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-0.00045113216">
                <text:p>-0.000451132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0.0020109855">
                <text:p>0.00201098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.0029085332">
                <text:p>0.00290853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-0.00045847436">
                <text:p>-0.000458474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-0.002170423">
                <text:p>-0.0021704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-0.0076662805">
                <text:p>-0.00766628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0.0047458345">
                <text:p>0.00474583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0.003612072">
                <text:p>0.0036120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.00061416795">
                <text:p>0.000614167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-0.003841771">
                <text:p>-0.0038417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0.0007172019">
                <text:p>0.00071720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-0.00462797">
                <text:p>-0.004627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0.00044908994">
                <text:p>0.000449089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0.0015028176">
                <text:p>0.00150281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-0.0045800754">
                <text:p>-0.00458007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-0.0012656304">
                <text:p>-0.00126563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-0.0026771324">
                <text:p>-0.00267713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-0.0041672103">
                <text:p>-0.00416721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-0.0030913104">
                <text:p>-0.00309131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-0.00014548258">
                <text:p>-0.000145482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-0.006942466">
                <text:p>-0.0069424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0.0007830386">
                <text:p>0.00078303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-0.00039390186">
                <text:p>-0.000393901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-0.000793979">
                <text:p>-0.0007939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-0.006647173">
                <text:p>-0.0066471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-0.001368178">
                <text:p>-0.0013681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-0.0018905442">
                <text:p>-0.00189054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0.002473301">
                <text:p>0.0024733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-0.0015093818">
                <text:p>-0.00150938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-0.0011387221">
                <text:p>-0.00113872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-0.0023431836">
                <text:p>-0.00234318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0.0014067368">
                <text:p>0.00140673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0.0019252616">
                <text:p>0.0019252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0.0019524423">
                <text:p>0.00195244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0.00065856153">
                <text:p>0.000658561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-0.0033623884">
                <text:p>-0.00336238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-0.0014880846">
                <text:p>-0.00148808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0.005252495">
                <text:p>0.0052524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-0.00010672936">
                <text:p>-0.000106729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-0.0033919516">
                <text:p>-0.00339195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-0.008326252">
                <text:p>-0.0083262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0.0017349479">
                <text:p>0.00173494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0.0017811891">
                <text:p>0.00178118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0.0027016874">
                <text:p>0.00270168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0.001113146">
                <text:p>0.0011131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-0.004491337">
                <text:p>-0.0044913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-0.0042619295">
                <text:p>-0.00426192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-0.0029568167">
                <text:p>-0.00295681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-0.000903334">
                <text:p>-0.0009033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0.00028561655">
                <text:p>0.000285616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0.0011359506">
                <text:p>0.00113595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-0.008425931">
                <text:p>-0.0084259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.0071383715">
                <text:p>0.00713837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0.0011511212">
                <text:p>0.00115112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-0.0064347354">
                <text:p>-0.00643473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-0.0024953277">
                <text:p>-0.00249532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-0.0075192903">
                <text:p>-0.00751929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0.000044199085">
                <text:p>0.0000441990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.0028962314">
                <text:p>0.00289623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-0.0035457977">
                <text:p>-0.00354579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0.000324467">
                <text:p>0.0003244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.0031484433">
                <text:p>0.00314844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-0.00046231563">
                <text:p>-0.000462315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-0.00063580554">
                <text:p>-0.000635805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0.0038223215">
                <text:p>0.00382232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-0.0053490135">
                <text:p>-0.00534901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0.002436882">
                <text:p>0.0024368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0.0037312976">
                <text:p>0.00373129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-0.0008166377">
                <text:p>-0.00081663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-0.00007580459">
                <text:p>-0.000075804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0.0032276516">
                <text:p>0.00322765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0.0015865478">
                <text:p>0.00158654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0.0018673507">
                <text:p>0.00186735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0.0012411725">
                <text:p>0.00124117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-0.0045958785">
                <text:p>-0.00459587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0.0022358221">
                <text:p>0.00223582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0.00025444865">
                <text:p>0.000254448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0.0035248892">
                <text:p>0.00352488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0.0031724148">
                <text:p>0.0031724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-0.0006604579">
                <text:p>-0.00066045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-0.0058678784">
                <text:p>-0.00586787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-0.010774269">
                <text:p>-0.0107742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0.00085004227">
                <text:p>0.000850042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0.0007650478">
                <text:p>0.00076504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-0.0012889699">
                <text:p>-0.00128896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-0.0031376488">
                <text:p>-0.00313764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0.0042074225">
                <text:p>0.00420742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-0.0019261854">
                <text:p>-0.00192618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0.002441258">
                <text:p>0.0024412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-0.0008790221">
                <text:p>-0.00087902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-0.000571379">
                <text:p>-0.0005713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0.001023824">
                <text:p>0.0010238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0.0013608845">
                <text:p>0.00136088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-0.00075274595">
                <text:p>-0.000752745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-0.000457745">
                <text:p>-0.0004577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-0.00063172117">
                <text:p>-0.000631721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-0.0060617416">
                <text:p>-0.00606174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0.006189963">
                <text:p>0.0061899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0.0057907123">
                <text:p>0.00579071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0.0010368552">
                <text:p>0.00103685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-0.0019232681">
                <text:p>-0.00192326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0.000686034">
                <text:p>0.0006860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-0.0031179076">
                <text:p>-0.00311790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0.0022475892">
                <text:p>0.00224758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-0.0025914086">
                <text:p>-0.00259140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-0.0047492865">
                <text:p>-0.00474928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0.0012188542">
                <text:p>0.00121885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0.0026350727">
                <text:p>0.00263507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0.004129381">
                <text:p>0.0041293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-0.0022161782">
                <text:p>-0.00221617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-0.004411594">
                <text:p>-0.0044115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-0.006387424">
                <text:p>-0.0063874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0.0069954656">
                <text:p>0.00699546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0.003219726">
                <text:p>0.0032197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0.0009202065">
                <text:p>0.00092020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-0.007960892">
                <text:p>-0.0079608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0.0005256725">
                <text:p>0.00052567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-0.0026030783">
                <text:p>-0.00260307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0.005347652">
                <text:p>0.0053476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-0.0037564847">
                <text:p>-0.00375648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-0.0022821608">
                <text:p>-0.00228216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-0.00073558174">
                <text:p>-0.000735581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-0.0059355143">
                <text:p>-0.00593551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0.0003709514">
                <text:p>0.00037095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0.000114120194">
                <text:p>0.0001141201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-0.0025340323">
                <text:p>-0.00253403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0.0014547772">
                <text:p>0.00145477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0.0026276333">
                <text:p>0.0026276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0.0014859451">
                <text:p>0.00148594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-0.0041558323">
                <text:p>-0.00415583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0.0026318636">
                <text:p>0.00263186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0.0001713991">
                <text:p>0.00017139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0.0019120845">
                <text:p>0.00191208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0.0069942987">
                <text:p>0.00699429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-0.00007721469">
                <text:p>-0.000077214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-0.005562715">
                <text:p>-0.0055627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-0.0019302212">
                <text:p>-0.00193022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0.0026573425">
                <text:p>0.00265734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0.0021718817">
                <text:p>0.00217188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-0.002659579">
                <text:p>-0.0026595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0.011009754">
                <text:p>0.0110097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-0.0019564296">
                <text:p>-0.00195642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-0.0032989343">
                <text:p>-0.00329893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-0.0020900965">
                <text:p>-0.00209009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0.003612072">
                <text:p>0.0036120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-0.0002647569">
                <text:p>-0.00026475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0.0023984204">
                <text:p>0.00239842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0.003257215">
                <text:p>0.0032572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0.00029475783">
                <text:p>0.000294757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-0.0012728267">
                <text:p>-0.00127282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-0.001804723">
                <text:p>-0.0018047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-0.0014045001">
                <text:p>-0.00140450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0.0026910387">
                <text:p>0.00269103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.007475626">
                <text:p>0.0074756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-0.011069804">
                <text:p>-0.0110698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.0043194517">
                <text:p>0.00431945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0.0005916065">
                <text:p>0.00059160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-0.0056199455">
                <text:p>-0.00561994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-0.00044364406">
                <text:p>-0.000443644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0.002457158">
                <text:p>0.0024571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-0.0074565657">
                <text:p>-0.00745656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0009795763">
                <text:p>0.00097957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-0.0013156644">
                <text:p>-0.00131566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0.0018920515">
                <text:p>0.00189205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0.0014831249">
                <text:p>0.00148312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0.0011150909">
                <text:p>0.00111509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0.0007838652">
                <text:p>0.00078386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-0.0036890921">
                <text:p>-0.00368909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-0.00617664">
                <text:p>-0.00617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0.0038892764">
                <text:p>0.00388927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0.0008636083">
                <text:p>0.00086360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-0.0005411349">
                <text:p>-0.00054113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-0.0037829848">
                <text:p>-0.00378298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-0.0036244222">
                <text:p>-0.00362442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0.0017917892">
                <text:p>0.00179178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-0.00036492205">
                <text:p>-0.000364922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0.002747734">
                <text:p>0.0027477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0.0022532295">
                <text:p>0.00225322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0.000709568">
                <text:p>0.0007095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0.002616158">
                <text:p>0.0026161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-0.0022596966">
                <text:p>-0.00225969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0.00016352203">
                <text:p>0.000163522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-0.0016106167">
                <text:p>-0.00161061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-0.0071624885">
                <text:p>-0.00716248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0.0025625746">
                <text:p>0.00256257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-0.001209324">
                <text:p>-0.0012093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-0.0021870525">
                <text:p>-0.00218705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-0.0076812566">
                <text:p>-0.00768125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-0.0009805001">
                <text:p>-0.00098050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-0.00505727">
                <text:p>-0.005057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-0.00015700643">
                <text:p>-0.000157006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-0.00014130093">
                <text:p>-0.000141300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-0.007817598">
                <text:p>-0.0078175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0.0046096877">
                <text:p>0.00460968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0.0015120074">
                <text:p>0.00151200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0.003118637">
                <text:p>0.0031186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0.0025870323">
                <text:p>0.00258703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-0.0051424108">
                <text:p>-0.00514241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.0021834057">
                <text:p>0.00218340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0.004162348">
                <text:p>0.00416234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-0.0015273726">
                <text:p>-0.00152737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-0.0048902472">
                <text:p>-0.00489024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0.004168134">
                <text:p>0.0041681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-0.0004235138">
                <text:p>-0.000423513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0.0018161497">
                <text:p>0.00181614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-0.0012219661">
                <text:p>-0.001221966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-0.004175914">
                <text:p>-0.0041759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-0.0022202139">
                <text:p>-0.002220213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-0.0013390038">
                <text:p>-0.001339003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-0.000106486244">
                <text:p>-0.0001064862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0.002540937">
                <text:p>0.00254093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0.0007487588">
                <text:p>0.00074875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-0.0030615039">
                <text:p>-0.00306150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0.0062534655">
                <text:p>0.00625346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0.0005743936">
                <text:p>0.00057439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0.0029339634">
                <text:p>0.00293396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0.004178637">
                <text:p>0.0041786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0.0020029626">
                <text:p>0.00200296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-0.001273556">
                <text:p>-0.0012735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0.0017102956">
                <text:p>0.00171029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-0.00043829545">
                <text:p>-0.000438295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-0.00061421655">
                <text:p>-0.000614216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-0.002090923">
                <text:p>-0.0020909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-0.0027607167">
                <text:p>-0.00276071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-0.0016057543">
                <text:p>-0.00160575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-0.0018846121">
                <text:p>-0.001884612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0.002039236">
                <text:p>0.0020392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-0.0012408808">
                <text:p>-0.00124088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0.004156708">
                <text:p>0.0041567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-0.0024113543">
                <text:p>-0.002411354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-0.0063450243">
                <text:p>-0.006345024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-0.0013160047">
                <text:p>-0.001316004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0.0021115397">
                <text:p>0.00211153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-0.0040322794">
                <text:p>-0.004032279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0.0014246791">
                <text:p>0.00142467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-0.0035518268">
                <text:p>-0.00355182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0.0009782148">
                <text:p>0.00097821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-0.002415536">
                <text:p>-0.0024155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0.0006824358">
                <text:p>0.00068243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0.0017128726">
                <text:p>0.00171287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-0.0052699996">
                <text:p>-0.00526999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0.006463083">
                <text:p>0.0064630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0.0016419791">
                <text:p>0.00164197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0.00037916884">
                <text:p>0.000379168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0.0001214624">
                <text:p>0.00012146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-0.0014287634">
                <text:p>-0.00142876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-0.0056804335">
                <text:p>-0.00568043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-0.0020362213">
                <text:p>-0.00203622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0.0012436038">
                <text:p>0.00124360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0.00089949276">
                <text:p>0.000899492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0.00015034496">
                <text:p>0.000150344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0.0010142451">
                <text:p>0.00101424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-0.0039212224">
                <text:p>-0.00392122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-0.0068249903">
                <text:p>-0.006824990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-0.008120039">
                <text:p>-0.0081200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0.007633411">
                <text:p>0.0076334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0.002695269">
                <text:p>0.0026952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-0.0019688285">
                <text:p>-0.00196882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-0.007265085">
                <text:p>-0.0072650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-0.002144069">
                <text:p>-0.0021440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0.0000478945">
                <text:p>0.00004789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0.007513845">
                <text:p>0.0075138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-0.0029055185">
                <text:p>-0.00290551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.004855773">
                <text:p>0.0048557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0.00063478446">
                <text:p>0.0006347844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0.0012304754">
                <text:p>0.00123047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0.0033047204">
                <text:p>0.00330472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0.0031939554">
                <text:p>0.003193955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0.0028745453">
                <text:p>0.002874545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0.003685737">
                <text:p>0.0036857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0.00046071105">
                <text:p>0.000460711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0.00085407804">
                <text:p>0.000854078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-0.004944268">
                <text:p>-0.0049442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-0.00071447896">
                <text:p>-0.0007144789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-0.007234841">
                <text:p>-0.00723484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0.011286521">
                <text:p>0.0112865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.007521138">
                <text:p>0.0075211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-0.0015806158">
                <text:p>-0.00158061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-0.00032393212">
                <text:p>-0.000323932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-0.0029282745">
                <text:p>-0.00292827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0.001978845">
                <text:p>0.0019788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-0.0004163661">
                <text:p>-0.00041636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-0.0032311527">
                <text:p>-0.00323115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-0.001809391">
                <text:p>-0.0018093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0.00386477">
                <text:p>0.0038647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0.0006218505">
                <text:p>0.00062185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-0.0036151838">
                <text:p>-0.00361518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0.0024592488">
                <text:p>0.00245924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-0.001961535">
                <text:p>-0.0019615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0.0013108506">
                <text:p>0.00131085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0.0013994919">
                <text:p>0.00139949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0.00038062755">
                <text:p>0.000380627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0.0010017487">
                <text:p>0.001001748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-0.00019712112">
                <text:p>-0.000197121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.0028988086">
                <text:p>0.00289880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0.00019191837">
                <text:p>0.000191918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0.0023699754">
                <text:p>0.00236997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-0.0075350446">
                <text:p>-0.00753504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0.005742915">
                <text:p>0.0057429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-0.002741559">
                <text:p>-0.0027415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-0.0015884928">
                <text:p>-0.00158849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-0.008900354">
                <text:p>-0.0089003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0.0049535553">
                <text:p>0.00495355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-0.0021336148">
                <text:p>-0.00213361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0.0018151286">
                <text:p>0.00181512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0.0027322231">
                <text:p>0.00273222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-0.0052314894">
                <text:p>-0.00523148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0.00012564404">
                <text:p>0.000125644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-0.00032636334">
                <text:p>-0.000326363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-0.00029373672">
                <text:p>-0.0002937367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-0.011250685">
                <text:p>-0.01125068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.0061341915">
                <text:p>0.00613419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-0.0006316239">
                <text:p>-0.000631623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-0.0003487303">
                <text:p>-0.000348730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-0.007564851">
                <text:p>-0.0075648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-0.00021657065">
                <text:p>-0.000216570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0.0006839918">
                <text:p>0.00068399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0.0039115464">
                <text:p>0.00391154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0.000004716514">
                <text:p>0.0000047165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0.004618537">
                <text:p>0.0046185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-0.003094325">
                <text:p>-0.0030943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0.0007307193">
                <text:p>0.000730719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0.0010971001">
                <text:p>0.001097100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-0.0018690524">
                <text:p>-0.00186905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-0.0043188683">
                <text:p>-0.00431886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0.0011667295">
                <text:p>0.00116672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.0017092258">
                <text:p>0.001709225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-0.0021970205">
                <text:p>-0.00219702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-0.0035154077">
                <text:p>-0.003515407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-0.00074686244">
                <text:p>-0.000746862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-0.00023271378">
                <text:p>-0.000232713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0.0055034915">
                <text:p>0.00550349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0.0031953168">
                <text:p>0.00319531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.0035349545">
                <text:p>0.00353495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-0.00011446056">
                <text:p>-0.000114460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0.0036323967">
                <text:p>0.00363239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-0.0006859854">
                <text:p>-0.00068598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-0.0001779147">
                <text:p>-0.00017791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-0.00059958076">
                <text:p>-0.000599580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-0.006032762">
                <text:p>-0.0060327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0.0057766116">
                <text:p>0.00577661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-0.0024915352">
                <text:p>-0.00249153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0.0006140707">
                <text:p>0.00061407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-0.005160207">
                <text:p>-0.0051602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0.0030462847">
                <text:p>0.003046284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0.008893984">
                <text:p>0.00889398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0.004049492">
                <text:p>0.0040494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0.0014472891">
                <text:p>0.00144728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0.0021814608">
                <text:p>0.00218146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-0.000014198166">
                <text:p>-0.0000141981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0.001085868">
                <text:p>0.0010858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0.00031809727">
                <text:p>0.000318097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0.0013849047">
                <text:p>0.00138490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-0.0053454153">
                <text:p>-0.00534541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0.007054398">
                <text:p>0.0070543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0.005470038">
                <text:p>0.0054700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-0.005843615">
                <text:p>-0.0058436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-0.0059184474">
                <text:p>-0.00591844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0.004341381">
                <text:p>0.0043413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-0.0013662331">
                <text:p>-0.00136623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0.0055819703">
                <text:p>0.00558197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0.006561838">
                <text:p>0.0065618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0.002170326">
                <text:p>0.0021703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-0.0011228707">
                <text:p>-0.00112287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-0.0014500606">
                <text:p>-0.001450060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-0.0010853332">
                <text:p>-0.00108533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0.0020993836">
                <text:p>0.00209938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-0.0073390906">
                <text:p>-0.007339090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0.0028430857">
                <text:p>0.00284308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-0.0029344498">
                <text:p>-0.00293444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0.00087464595">
                <text:p>0.000874645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-0.005365205">
                <text:p>-0.0053652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0.002202612">
                <text:p>0.0022026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-0.005488369">
                <text:p>-0.00548836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0.00033394864">
                <text:p>0.000333948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-0.0038743003">
                <text:p>-0.00387430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0.00024851653">
                <text:p>0.000248516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-0.004170906">
                <text:p>-0.00417090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0.0019591039">
                <text:p>0.00195910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-0.0035103022">
                <text:p>-0.00351030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-0.00008309817">
                <text:p>-0.000083098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0.00014494771">
                <text:p>0.0001449477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-0.0011879294">
                <text:p>-0.00118792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0.0035451655">
                <text:p>0.00354516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0.0064865197">
                <text:p>0.00648651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0.001882813">
                <text:p>0.0018828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-0.003578959">
                <text:p>-0.0035789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0.00051434315">
                <text:p>0.000514343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-0.003492214">
                <text:p>-0.0034922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0.0036685728">
                <text:p>0.00366857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-0.006146542">
                <text:p>-0.0061465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0.00040070922">
                <text:p>0.000400709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-0.0002985505">
                <text:p>-0.00029855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-0.0057618786">
                <text:p>-0.00576187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0.00030744864">
                <text:p>0.0003074486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-0.004557271">
                <text:p>-0.0045572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0.0031494645">
                <text:p>0.003149464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0.001296458">
                <text:p>0.0012964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-0.004106674">
                <text:p>-0.00410667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-0.0050143837">
                <text:p>-0.00501438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0.0005407459">
                <text:p>0.000540745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-0.004347313">
                <text:p>-0.0043473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0.0039976104">
                <text:p>0.003997610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-0.0027742828">
                <text:p>-0.00277428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-0.0040349537">
                <text:p>-0.00403495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-0.004510349">
                <text:p>-0.00451034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-0.0051579215">
                <text:p>-0.00515792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0.0017299396">
                <text:p>0.00172993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-0.0019586661">
                <text:p>-0.001958666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-0.007915137">
                <text:p>-0.00791513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0.004961384">
                <text:p>0.00496138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0.004465226">
                <text:p>0.0044652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-0.0038914646">
                <text:p>-0.00389146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0.0028697315">
                <text:p>0.00286973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-0.003789306">
                <text:p>-0.0037893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0.0023025342">
                <text:p>0.00230253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-0.0023222268">
                <text:p>-0.00232222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0.0060399096">
                <text:p>0.00603990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-0.0024742736">
                <text:p>-0.00247427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-0.0022268267">
                <text:p>-0.00222682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-0.0013449845">
                <text:p>-0.001344984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0.0029643048">
                <text:p>0.00296430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-0.7999932">
                <text:p>-0.79999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-0.7340564">
                <text:p>-0.73405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-0.4879457">
                <text:p>-0.487945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-0.18360913">
                <text:p>-0.183609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-0.16524823">
                <text:p>-0.165248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-0.14872341">
                <text:p>-0.148723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-0.13385108">
                <text:p>-0.13385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0.13661413">
                <text:p>0.136614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0.230399">
                <text:p>0.2303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0.35040107">
                <text:p>0.350401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0.30283654">
                <text:p>0.302836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0.21234788">
                <text:p>0.2123478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0.12255838">
                <text:p>0.122558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0.17622054">
                <text:p>0.1762205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0.09070294">
                <text:p>0.090702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0.049552575">
                <text:p>0.0495525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0.072942056">
                <text:p>0.0729420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0.05422207">
                <text:p>0.054222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0.08461524">
                <text:p>0.084615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0.039239697">
                <text:p>0.0392396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0.074866496">
                <text:p>0.0748664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0.040133793">
                <text:p>0.04013379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0.08292215">
                <text:p>0.082922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0.0421104">
                <text:p>0.042110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0.051961835">
                <text:p>0.0519618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0.031824265">
                <text:p>0.0318242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0.033695556">
                <text:p>0.0336955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0.026370905">
                <text:p>0.0263709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0.0011020111">
                <text:p>0.00110201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0.013516217">
                <text:p>0.0135162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0.009308162">
                <text:p>0.0093081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0.02024255">
                <text:p>0.020242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0.0017388378">
                <text:p>0.00173883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0.012111814">
                <text:p>0.0121118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0.006506115">
                <text:p>0.0065061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0.0010215386">
                <text:p>0.001021538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0.0066322456">
                <text:p>0.006632245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0.011022736">
                <text:p>0.0110227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0.011678283">
                <text:p>0.01167828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0.006555371">
                <text:p>0.0065553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0.010294352">
                <text:p>0.0102943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0.002453414">
                <text:p>0.0024534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-0.010096598">
                <text:p>-0.01009659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0.017280238">
                <text:p>0.0172802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-0.008837386">
                <text:p>-0.0088373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0.009184998">
                <text:p>0.00918499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-0.001621168">
                <text:p>-0.00162116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0.007989191">
                <text:p>0.0079891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-0.0013790699">
                <text:p>-0.001379069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0.0051308866">
                <text:p>0.00513088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0.009891211">
                <text:p>0.0098912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0.0045075775">
                <text:p>0.004507577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0.0033976405">
                <text:p>0.00339764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0.011846911">
                <text:p>0.0118469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0.0007745294">
                <text:p>0.000774529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-0.0036974554">
                <text:p>-0.00369745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-0.0035474508">
                <text:p>-0.00354745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0.003179368">
                <text:p>0.0031793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-0.0032909112">
                <text:p>-0.00329091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0.0012129707">
                <text:p>0.001212970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0.006365106">
                <text:p>0.0063651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-0.009652274">
                <text:p>-0.00965227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0.00032174407">
                <text:p>0.000321744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0.0020473562">
                <text:p>0.002047356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-0.0095831305">
                <text:p>-0.00958313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0.0054376544">
                <text:p>0.00543765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-0.0027965526">
                <text:p>-0.00279655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-0.0014182606">
                <text:p>-0.00141826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0.02091594">
                <text:p>0.0209159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-0.0038074425">
                <text:p>-0.00380744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0.0018467341">
                <text:p>0.001846734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-0.0009746652">
                <text:p>-0.00097466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0.0019792342">
                <text:p>0.001979234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-0.004810504">
                <text:p>-0.00481050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0.0016031772">
                <text:p>0.00160317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-0.0073461896">
                <text:p>-0.007346189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-0.0030959295">
                <text:p>-0.00309592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-0.008718939">
                <text:p>-0.00871893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-0.00059607986">
                <text:p>-0.0005960798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-0.008446645">
                <text:p>-0.00844664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-0.0023285479">
                <text:p>-0.002328547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-0.014839807">
                <text:p>-0.0148398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0.007298441">
                <text:p>0.0072984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-0.0015612635">
                <text:p>-0.00156126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0.003868271">
                <text:p>0.00386827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-0.003769516">
                <text:p>-0.0037695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-0.0022939278">
                <text:p>-0.00229392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-0.00689851">
                <text:p>-0.006898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0.008952479">
                <text:p>0.0089524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0.004102152">
                <text:p>0.00410215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-0.009491669">
                <text:p>-0.0094916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0.0050805123">
                <text:p>0.005080512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-0.0024587626">
                <text:p>-0.00245876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0.007894521">
                <text:p>0.0078945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0.013037661">
                <text:p>0.0130376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-0.0060639298">
                <text:p>-0.00606392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0.0037709747">
                <text:p>0.00377097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-0.009350271">
                <text:p>-0.00935027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0.0054275407">
                <text:p>0.00542754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-0.0111552365">
                <text:p>-0.01115523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-0.012017241">
                <text:p>-0.01201724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-0.0072998996">
                <text:p>-0.007299899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0.010129273">
                <text:p>0.01012927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-0.012636563">
                <text:p>-0.0126365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-0.008955931">
                <text:p>-0.0089559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0.000948457">
                <text:p>0.0009484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0.000414178">
                <text:p>0.00041417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-0.008196572">
                <text:p>-0.0081965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-0.0018837368">
                <text:p>-0.00188373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-0.0014756368">
                <text:p>-0.001475636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-0.008139585">
                <text:p>-0.0081395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0.0093735615">
                <text:p>0.00937356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-0.008702455">
                <text:p>-0.0087024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-0.008491378">
                <text:p>-0.0084913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0.0026849122">
                <text:p>0.00268491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-0.0002203147">
                <text:p>-0.00022031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0.005294895">
                <text:p>0.0052948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0.006742962">
                <text:p>0.0067429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0.0016741194">
                <text:p>0.001674119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0.002165901">
                <text:p>0.0021659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0.0019493304">
                <text:p>0.00194933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0.0026333223">
                <text:p>0.00263332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0.0036883627">
                <text:p>0.003688362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-0.0032722882">
                <text:p>-0.00327228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0.009139875">
                <text:p>0.0091398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0.0038313654">
                <text:p>0.00383136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0.0016904084">
                <text:p>0.001690408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-0.001115334">
                <text:p>-0.0011153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-0.0010037909">
                <text:p>-0.00100379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0.009643473">
                <text:p>0.00964347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0.0027465185">
                <text:p>0.00274651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0.012799015">
                <text:p>0.0127990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0.000972234">
                <text:p>0.0009722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-0.010111331">
                <text:p>-0.01011133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0.0007874634">
                <text:p>0.00078746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-0.0052239043">
                <text:p>-0.00522390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0.0010113763">
                <text:p>0.001011376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0.007282298">
                <text:p>0.0072822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-0.00069692574">
                <text:p>-0.000696925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0099196555">
                <text:p>0.00991965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-0.004915094">
                <text:p>-0.00491509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-0.006840599">
                <text:p>-0.00684059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-0.0109904995">
                <text:p>-0.01099049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-0.0011024001">
                <text:p>-0.00110240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-0.0016513148">
                <text:p>-0.00165131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-0.00675964">
                <text:p>-0.006759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-0.0034469452">
                <text:p>-0.003446945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0.0043684645">
                <text:p>0.004368464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-0.0011220927">
                <text:p>-0.001122092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-0.0016690625">
                <text:p>-0.00166906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-0.004578325">
                <text:p>-0.0045783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-0.000824612">
                <text:p>-0.0008246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0.0005761927">
                <text:p>0.000576192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-0.00321676">
                <text:p>-0.0032167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0.00413614">
                <text:p>0.004136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0.0015252818">
                <text:p>0.00152528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-0.00038505232">
                <text:p>-0.000385052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-0.0012254671">
                <text:p>-0.001225467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-0.00088320376">
                <text:p>-0.000883203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0.0018418231">
                <text:p>0.001841823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-0.0040552295">
                <text:p>-0.00405522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0.00052508904">
                <text:p>0.000525089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-0.00084576337">
                <text:p>-0.0008457633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-0.0075726793">
                <text:p>-0.007572679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0.0039511747">
                <text:p>0.003951174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0.00069960003">
                <text:p>0.000699600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0.0019480176">
                <text:p>0.00194801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-0.0037399526">
                <text:p>-0.00373995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-0.0002897982">
                <text:p>-0.000289798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-0.0026778132">
                <text:p>-0.00267781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0.001545023">
                <text:p>0.00154502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0.0011708138">
                <text:p>0.001170813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0.002372115">
                <text:p>0.0023721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0.0016954653">
                <text:p>0.001695465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-0.0006713496">
                <text:p>-0.000671349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0.0035705958">
                <text:p>0.003570595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-0.0042571644">
                <text:p>-0.004257164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0.008692973">
                <text:p>0.00869297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-0.0016245717">
                <text:p>-0.00162457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0.00337187">
                <text:p>0.003371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-0.002678202">
                <text:p>-0.00267820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0.0022038764">
                <text:p>0.002203876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-0.0010926754">
                <text:p>-0.001092675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0.0023125021">
                <text:p>0.00231250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-0.00055547897">
                <text:p>-0.0005554789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-0.0013788267">
                <text:p>-0.00137882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-0.0023395855">
                <text:p>-0.00233958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0.0060242526">
                <text:p>0.00602425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0.0012470074">
                <text:p>0.00124700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-0.0074470355">
                <text:p>-0.00744703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0.0040642736">
                <text:p>0.004064273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0.0005816872">
                <text:p>0.00058168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0.00030380185">
                <text:p>0.000303801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-0.008515642">
                <text:p>-0.00851564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-0.0012920331">
                <text:p>-0.001292033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-0.0031403718">
                <text:p>-0.00314037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0.005083819">
                <text:p>0.0050838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0.0006203432">
                <text:p>0.00062034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-0.0031770342">
                <text:p>-0.00317703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0.0008760074">
                <text:p>0.000876007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0.0027659682">
                <text:p>0.002765968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0.0024893957">
                <text:p>0.00248939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0.0022404415">
                <text:p>0.00224044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-0.0069924025">
                <text:p>-0.00699240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0.00007891652">
                <text:p>0.000078916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0.0018288405">
                <text:p>0.00182884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-0.009560082">
                <text:p>-0.00956008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-0.0022320296">
                <text:p>-0.00223202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0.017986257">
                <text:p>0.0179862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-0.018089728">
                <text:p>-0.0180897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0.042825706">
                <text:p>0.0428257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0.077434756">
                <text:p>0.0774347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-0.2146349">
                <text:p>-0.21463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-0.1749341">
                <text:p>-0.17493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-0.14909111">
                <text:p>-0.149091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-0.17505114">
                <text:p>-0.175051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-0.015382935">
                <text:p>-0.0153829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-0.21643253">
                <text:p>-0.2164325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-0.55052656">
                <text:p>-0.5505265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-0.6598294">
                <text:p>-0.659829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-0.79819214">
                <text:p>-0.798192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-0.73353404">
                <text:p>-0.7335340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-0.87375486">
                <text:p>-0.8737548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-1.0111597">
                <text:p>-1.01115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-0.8269871">
                <text:p>-0.826987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-0.6102551">
                <text:p>-0.610255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-0.86255974">
                <text:p>-0.8625597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-0.3643164">
                <text:p>-0.36431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-0.7058145">
                <text:p>-0.70581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-0.40517932">
                <text:p>-0.4051793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-0.5371467">
                <text:p>-0.53714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-0.46101996">
                <text:p>-0.461019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-0.49445897">
                <text:p>-0.494458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-0.1655209">
                <text:p>-0.16552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-0.34562412">
                <text:p>-0.345624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-0.4912375">
                <text:p>-0.49123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-0.29555604">
                <text:p>-0.295556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-0.33125928">
                <text:p>-0.3312592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-0.3517466">
                <text:p>-0.35174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-0.4655466">
                <text:p>-0.465546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0.3696067">
                <text:p>0.36960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-0.44320852">
                <text:p>-0.4432085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0.06495515">
                <text:p>0.0649551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-0.42801496">
                <text:p>-0.4280149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-0.03738635">
                <text:p>-0.0373863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-0.109892786">
                <text:p>-0.10989278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-0.15976784">
                <text:p>-0.1597678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-0.12357617">
                <text:p>-0.123576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0.15289271">
                <text:p>0.1528927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-0.1383732">
                <text:p>-0.138373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-0.024999665">
                <text:p>-0.02499966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-0.19476528">
                <text:p>-0.1947652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-0.118819006">
                <text:p>-0.11881900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-0.2209751">
                <text:p>-0.220975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0.029857771">
                <text:p>0.02985777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0.1997968">
                <text:p>0.199796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-0.3222581">
                <text:p>-0.322258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0.13557799">
                <text:p>0.1355779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-0.25766724">
                <text:p>-0.2576672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0.20205945">
                <text:p>0.2020594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-0.07478709">
                <text:p>-0.0747870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-0.022264475">
                <text:p>-0.02226447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-0.048163">
                <text:p>-0.04816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0.4629033">
                <text:p>0.462903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-0.36341637">
                <text:p>-0.3634163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0.21982472">
                <text:p>0.2198247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-0.19239216">
                <text:p>-0.1923921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0.12589495">
                <text:p>0.1258949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0.04453109">
                <text:p>0.0445310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-0.21062998">
                <text:p>-0.2106299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0.27823076">
                <text:p>0.2782307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-0.2723218">
                <text:p>-0.272321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0.33191234">
                <text:p>0.3319123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-0.23323688">
                <text:p>-0.2332368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0.5628651">
                <text:p>0.562865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0.26949364">
                <text:p>0.2694936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0.1601468">
                <text:p>0.160146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0.187638">
                <text:p>0.18763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0.35981658">
                <text:p>0.3598165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0.007208973">
                <text:p>0.0072089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-0.008013844">
                <text:p>-0.0080138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0.13275334">
                <text:p>0.1327533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0.11947801">
                <text:p>0.1194780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0.1075302">
                <text:p>0.107530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0.09677718">
                <text:p>0.0967771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0.08709948">
                <text:p>0.0870994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0.07838953">
                <text:p>0.0783895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1.3476014">
                <text:p>1.347601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.1203364">
                <text:p>1.120336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0.98786813">
                <text:p>0.9878681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0.8930365">
                <text:p>0.893036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0.7949437">
                <text:p>0.794943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0.71347183">
                <text:p>0.7134718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0.6495953">
                <text:p>0.649595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0.57716507">
                <text:p>0.5771650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0.5258206">
                <text:p>0.525820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-1.3379674">
                <text:p>-1.337967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-0.7840535">
                <text:p>-0.784053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-0.7423425">
                <text:p>-0.742342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-0.5966971">
                <text:p>-0.596697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-0.5370274">
                <text:p>-0.537027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-0.48332465">
                <text:p>-0.4833246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-0.4349922">
                <text:p>-0.434992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-0.39149296">
                <text:p>-0.3914929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-0.65710443">
                <text:p>-0.657104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-0.39649647">
                <text:p>-0.3964964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-0.505382">
                <text:p>-0.50538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-0.18567881">
                <text:p>-0.1856788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-0.28048983">
                <text:p>-0.2804898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-0.3291254">
                <text:p>-0.329125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-0.36498725">
                <text:p>-0.364987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-0.039987627">
                <text:p>-0.03998762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-0.29658458">
                <text:p>-0.2965845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-0.088947624">
                <text:p>-0.08894762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-0.13410552">
                <text:p>-0.1341055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-0.041153967">
                <text:p>-0.04115396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-0.13218017">
                <text:p>-0.1321801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-0.28837126">
                <text:p>-0.2883712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-0.10814257">
                <text:p>-0.1081425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0.24039139">
                <text:p>0.2403913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-0.28352568">
                <text:p>-0.2835256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0.020583743">
                <text:p>0.02058374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-0.05508305">
                <text:p>-0.0550830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-0.024525873">
                <text:p>-0.02452587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-0.32793272">
                <text:p>-0.3279327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-0.012131653">
                <text:p>-0.01213165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0.22001415">
                <text:p>0.2200141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-0.28121084">
                <text:p>-0.2812108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0.034971736">
                <text:p>0.03497173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-0.09179202">
                <text:p>-0.0917920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0.10810985">
                <text:p>0.1081098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-0.13385351">
                <text:p>-0.1338535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-0.16990663">
                <text:p>-0.1699066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-0.0035018902">
                <text:p>-0.003501890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0.10253672">
                <text:p>0.1025367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-0.09624237">
                <text:p>-0.0962423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0.050271526">
                <text:p>0.05027152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0.070952415">
                <text:p>0.07095241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0.13197239">
                <text:p>0.1319723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-0.11787026">
                <text:p>-0.1178702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-0.08718676">
                <text:p>-0.0871867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0.40361196">
                <text:p>0.4036119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-0.3378967">
                <text:p>-0.33789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0.20104429">
                <text:p>0.2010442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0.14160882">
                <text:p>0.1416088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0.30872235">
                <text:p>0.3087223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0.18248878">
                <text:p>0.1824887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0.18203776">
                <text:p>0.1820377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0.19877054">
                <text:p>0.1987705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0.16065618">
                <text:p>0.1606561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0.120200895">
                <text:p>0.12020089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0.23672087">
                <text:p>0.2367208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0.16448921">
                <text:p>0.1644892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0.2974544">
                <text:p>0.29745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0.4604091">
                <text:p>0.460409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0.3249395">
                <text:p>0.324939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0.6587298">
                <text:p>0.658729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0.59285676">
                <text:p>0.5928567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0.53357106">
                <text:p>0.5335710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0.48021397">
                <text:p>0.4802139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0.43219256">
                <text:p>0.4321925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0.9042321">
                <text:p>0.904232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0.74811065">
                <text:p>0.7481106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0.6607752">
                <text:p>0.660775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0.60106975">
                <text:p>0.6010697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0.53568935">
                <text:p>0.5356893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0.49530402">
                <text:p>0.4953040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0.43962124">
                <text:p>0.4396212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0.39807612">
                <text:p>0.3980761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0.3639814">
                <text:p>0.363981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0.343843">
                <text:p>0.34384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0.31824777">
                <text:p>0.3182477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0.35234097">
                <text:p>0.3523409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0.2395434">
                <text:p>0.239543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0.21558905">
                <text:p>0.2155890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0.19403015">
                <text:p>0.1940301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0.15397283">
                <text:p>0.1539728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0.15703255">
                <text:p>0.1570325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0.1321008">
                <text:p>0.132100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0.12438386">
                <text:p>0.1243838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0.10645231">
                <text:p>0.1064523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0.09492816">
                <text:p>0.0949281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0.08587479">
                <text:p>0.0858747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0.08739472">
                <text:p>0.0873947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0.08019333">
                <text:p>0.0801933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0.06734001">
                <text:p>0.0673400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0.056211464">
                <text:p>0.05621146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0.055204563">
                <text:p>0.05520456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0.039796438">
                <text:p>0.03979643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0.05053847">
                <text:p>0.0505384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-0.08437377">
                <text:p>-0.0843737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0.051724747">
                <text:p>0.05172474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0.05028762">
                <text:p>0.05028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